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15917" calcext:value-type="float">
            <text:p>15917</text:p>
          </table:table-cell>
          <table:table-cell table:number-columns-repeated="14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31818" calcext:value-type="float">
            <text:p>31818</text:p>
          </table:table-cell>
          <table:table-cell table:formula="of:=[.B2]-[.B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0273" calcext:value-type="float">
            <text:p>30273</text:p>
          </table:table-cell>
          <table:table-cell office:value-type="float" office:value="47730" calcext:value-type="float">
            <text:p>47730</text:p>
          </table:table-cell>
          <table:table-cell table:formula="of:=[.B3]-[.B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40364" calcext:value-type="float">
            <text:p>40364</text:p>
          </table:table-cell>
          <table:table-cell office:value-type="float" office:value="63631" calcext:value-type="float">
            <text:p>63631</text:p>
          </table:table-cell>
          <table:table-cell table:formula="of:=[.B4]-[.B3]" office:value-type="float" office:value="15901" calcext:value-type="float">
            <text:p>15901</text:p>
          </table:table-cell>
          <table:table-cell table:number-columns-repeated="7"/>
          <table:table-cell office:value-type="float" office:value="15917" calcext:value-type="float">
            <text:p>15917</text:p>
          </table:table-cell>
          <table:table-cell table:number-columns-repeated="5"/>
        </table:table-row>
        <table:table-row table:style-name="ro1">
          <table:table-cell office:value-type="float" office:value="50455" calcext:value-type="float">
            <text:p>50455</text:p>
          </table:table-cell>
          <table:table-cell office:value-type="float" office:value="79532" calcext:value-type="float">
            <text:p>79532</text:p>
          </table:table-cell>
          <table:table-cell table:formula="of:=[.B5]-[.B4]" office:value-type="float" office:value="15901" calcext:value-type="float">
            <text:p>15901</text:p>
          </table:table-cell>
          <table:table-cell table:number-columns-repeated="2"/>
          <table:table-cell office:value-type="float" office:value="17124427" calcext:value-type="float">
            <text:p>17124427</text:p>
          </table:table-cell>
          <table:table-cell office:value-type="float" office:value="26984879" calcext:value-type="float">
            <text:p>26984879</text:p>
          </table:table-cell>
          <table:table-cell office:value-type="float" office:value="15901" calcext:value-type="float">
            <text:p>15901</text:p>
          </table:table-cell>
          <table:table-cell/>
          <table:table-cell office:value-type="float" office:value="20182" calcext:value-type="float">
            <text:p>20182</text:p>
          </table:table-cell>
          <table:table-cell office:value-type="float" office:value="31818" calcext:value-type="float">
            <text:p>31818</text:p>
          </table:table-cell>
          <table:table-cell table:formula="of:=[.K5]-[.K4]" office:value-type="float" office:value="15901" calcext:value-type="float">
            <text:p>15901</text:p>
          </table:table-cell>
          <table:table-cell table:number-columns-repeated="4"/>
        </table:table-row>
        <table:table-row table:style-name="ro1">
          <table:table-cell office:value-type="float" office:value="60546" calcext:value-type="float">
            <text:p>60546</text:p>
          </table:table-cell>
          <table:table-cell office:value-type="float" office:value="95446" calcext:value-type="float">
            <text:p>95446</text:p>
          </table:table-cell>
          <table:table-cell table:formula="of:=[.B6]-[.B5]" office:value-type="float" office:value="15914" calcext:value-type="float">
            <text:p>15914</text:p>
          </table:table-cell>
          <table:table-cell table:number-columns-repeated="2"/>
          <table:table-cell office:value-type="float" office:value="17134518" calcext:value-type="float">
            <text:p>17134518</text:p>
          </table:table-cell>
          <table:table-cell office:value-type="float" office:value="27000791" calcext:value-type="float">
            <text:p>27000791</text:p>
          </table:table-cell>
          <table:table-cell table:formula="of:=[.G6]-[.G5]" office:value-type="float" office:value="15912" calcext:value-type="float">
            <text:p>15912</text:p>
          </table:table-cell>
          <table:table-cell/>
          <table:table-cell office:value-type="float" office:value="30273" calcext:value-type="float">
            <text:p>30273</text:p>
          </table:table-cell>
          <table:table-cell office:value-type="float" office:value="47730" calcext:value-type="float">
            <text:p>47730</text:p>
          </table:table-cell>
          <table:table-cell table:formula="of:=[.K6]-[.K5]" office:value-type="float" office:value="15912" calcext:value-type="float">
            <text:p>15912</text:p>
          </table:table-cell>
          <table:table-cell table:number-columns-repeated="4"/>
        </table:table-row>
        <table:table-row table:style-name="ro1">
          <table:table-cell office:value-type="float" office:value="70637" calcext:value-type="float">
            <text:p>70637</text:p>
          </table:table-cell>
          <table:table-cell office:value-type="float" office:value="111346" calcext:value-type="float">
            <text:p>111346</text:p>
          </table:table-cell>
          <table:table-cell table:formula="of:=[.B7]-[.B6]" office:value-type="float" office:value="15900" calcext:value-type="float">
            <text:p>15900</text:p>
          </table:table-cell>
          <table:table-cell table:number-columns-repeated="2"/>
          <table:table-cell office:value-type="float" office:value="17144609" calcext:value-type="float">
            <text:p>17144609</text:p>
          </table:table-cell>
          <table:table-cell office:value-type="float" office:value="27016692" calcext:value-type="float">
            <text:p>27016692</text:p>
          </table:table-cell>
          <table:table-cell table:formula="of:=[.G7]-[.G6]" office:value-type="float" office:value="15901" calcext:value-type="float">
            <text:p>15901</text:p>
          </table:table-cell>
          <table:table-cell/>
          <table:table-cell office:value-type="float" office:value="40364" calcext:value-type="float">
            <text:p>40364</text:p>
          </table:table-cell>
          <table:table-cell office:value-type="float" office:value="63631" calcext:value-type="float">
            <text:p>63631</text:p>
          </table:table-cell>
          <table:table-cell table:formula="of:=[.K7]-[.K6]" office:value-type="float" office:value="15901" calcext:value-type="float">
            <text:p>15901</text:p>
          </table:table-cell>
          <table:table-cell table:number-columns-repeated="4"/>
        </table:table-row>
        <table:table-row table:style-name="ro1">
          <table:table-cell office:value-type="float" office:value="80728" calcext:value-type="float">
            <text:p>80728</text:p>
          </table:table-cell>
          <table:table-cell office:value-type="float" office:value="127239" calcext:value-type="float">
            <text:p>127239</text:p>
          </table:table-cell>
          <table:table-cell table:formula="of:=[.B8]-[.B7]" office:value-type="float" office:value="15893" calcext:value-type="float">
            <text:p>15893</text:p>
          </table:table-cell>
          <table:table-cell table:number-columns-repeated="2"/>
          <table:table-cell office:value-type="float" office:value="17154700" calcext:value-type="float">
            <text:p>17154700</text:p>
          </table:table-cell>
          <table:table-cell office:value-type="float" office:value="27032593" calcext:value-type="float">
            <text:p>27032593</text:p>
          </table:table-cell>
          <table:table-cell table:formula="of:=[.G8]-[.G7]" office:value-type="float" office:value="15901" calcext:value-type="float">
            <text:p>15901</text:p>
          </table:table-cell>
          <table:table-cell/>
          <table:table-cell office:value-type="float" office:value="50455" calcext:value-type="float">
            <text:p>50455</text:p>
          </table:table-cell>
          <table:table-cell office:value-type="float" office:value="79532" calcext:value-type="float">
            <text:p>79532</text:p>
          </table:table-cell>
          <table:table-cell table:formula="of:=[.K8]-[.K7]" office:value-type="float" office:value="15901" calcext:value-type="float">
            <text:p>15901</text:p>
          </table:table-cell>
          <table:table-cell table:number-columns-repeated="4"/>
        </table:table-row>
        <table:table-row table:style-name="ro1">
          <table:table-cell office:value-type="float" office:value="90819" calcext:value-type="float">
            <text:p>90819</text:p>
          </table:table-cell>
          <table:table-cell office:value-type="float" office:value="143146" calcext:value-type="float">
            <text:p>143146</text:p>
          </table:table-cell>
          <table:table-cell table:formula="of:=[.B9]-[.B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00910" calcext:value-type="float">
            <text:p>100910</text:p>
          </table:table-cell>
          <table:table-cell office:value-type="float" office:value="159051" calcext:value-type="float">
            <text:p>159051</text:p>
          </table:table-cell>
          <table:table-cell table:formula="of:=[.B10]-[.B9]" office:value-type="float" office:value="15905" calcext:value-type="float">
            <text:p>15905</text:p>
          </table:table-cell>
          <table:table-cell table:number-columns-repeated="2"/>
          <table:table-cell office:value-type="string" calcext:value-type="string">
            <text:p>rocks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74961" calcext:value-type="float">
            <text:p>174961</text:p>
          </table:table-cell>
          <table:table-cell table:formula="of:=[.B11]-[.B10]" office:value-type="float" office:value="15910" calcext:value-type="float">
            <text:p>15910</text:p>
          </table:table-cell>
          <table:table-cell table:number-columns-repeated="2"/>
          <table:table-cell table:formula="of:=[.K22]*58465" office:value-type="float" office:value="999999683925" calcext:value-type="float">
            <text:p>999999683925</text:p>
          </table:table-cell>
          <table:table-cell table:formula="of:=[.L22]*58465" office:value-type="float" office:value="1575810711365" calcext:value-type="float">
            <text:p>1575810711365</text:p>
          </table:table-cell>
          <table:table-cell table:number-columns-repeated="9"/>
        </table:table-row>
        <table:table-row table:style-name="ro1">
          <table:table-cell office:value-type="float" office:value="121092" calcext:value-type="float">
            <text:p>121092</text:p>
          </table:table-cell>
          <table:table-cell office:value-type="float" office:value="190863" calcext:value-type="float">
            <text:p>190863</text:p>
          </table:table-cell>
          <table:table-cell table:formula="of:=[.B12]-[.B11]" office:value-type="float" office:value="15902" calcext:value-type="float">
            <text:p>15902</text:p>
          </table:table-cell>
          <table:table-cell table:number-columns-repeated="2"/>
          <table:table-cell office:value-type="float" office:value="20182" calcext:value-type="float">
            <text:p>20182</text:p>
          </table:table-cell>
          <table:table-cell office:value-type="float" office:value="31818" calcext:value-type="float">
            <text:p>31818</text:p>
          </table:table-cell>
          <table:table-cell office:value-type="string" calcext:value-type="string">
            <text:p>to start the loop</text:p>
          </table:table-cell>
          <table:table-cell table:number-columns-repeated="6"/>
          <table:table-cell table:style-name="ce2" office:value-type="float" office:value="1575811209454" calcext:value-type="float">
            <text:p>157581120945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131183" calcext:value-type="float">
            <text:p>131183</text:p>
          </table:table-cell>
          <table:table-cell office:value-type="float" office:value="206749" calcext:value-type="float">
            <text:p>206749</text:p>
          </table:table-cell>
          <table:table-cell table:formula="of:=[.B13]-[.B12]" office:value-type="float" office:value="15886" calcext:value-type="float">
            <text:p>15886</text:p>
          </table:table-cell>
          <table:table-cell table:number-columns-repeated="2"/>
          <table:table-cell table:formula="of:=316075-[.F12]" office:value-type="float" office:value="295893" calcext:value-type="float">
            <text:p>295893</text:p>
          </table:table-cell>
          <table:table-cell table:formula="of:=498122-[.G12]" office:value-type="float" office:value="466304" calcext:value-type="float">
            <text:p>466304</text:p>
          </table:table-cell>
          <table:table-cell office:value-type="string" calcext:value-type="string">
            <text:p>after to finish</text:p>
          </table:table-cell>
          <table:table-cell table:number-columns-repeated="6"/>
          <table:table-cell office:value-type="float" office:value="1575811209554" calcext:value-type="float">
            <text:p>157581120955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41274" calcext:value-type="float">
            <text:p>141274</text:p>
          </table:table-cell>
          <table:table-cell office:value-type="float" office:value="222658" calcext:value-type="float">
            <text:p>222658</text:p>
          </table:table-cell>
          <table:table-cell table:formula="of:=[.B14]-[.B13]" office:value-type="float" office:value="15909" calcext:value-type="float">
            <text:p>15909</text:p>
          </table:table-cell>
          <table:table-cell table:number-columns-repeated="2"/>
          <table:table-cell table:style-name="ce1" table:formula="of:=SUM([.F11:.F13])" office:value-type="float" office:value="1000000000000" calcext:value-type="float">
            <text:p>1,000,000,000,000.00</text:p>
          </table:table-cell>
          <table:table-cell table:formula="of:=SUM([.G11:.G13])" office:value-type="float" office:value="1575811209487" calcext:value-type="float">
            <text:p>1575811209487</text:p>
          </table:table-cell>
          <table:table-cell table:number-columns-repeated="7"/>
          <table:table-cell table:style-name="ce2" office:value-type="float" office:value="1575811209474" calcext:value-type="float">
            <text:p>1575811209474</text:p>
          </table:table-cell>
          <table:table-cell office:value-type="string" calcext:value-type="string">
            <text:p>not right</text:p>
          </table:table-cell>
        </table:table-row>
        <table:table-row table:style-name="ro1">
          <table:table-cell office:value-type="float" office:value="151365" calcext:value-type="float">
            <text:p>151365</text:p>
          </table:table-cell>
          <table:table-cell office:value-type="float" office:value="238568" calcext:value-type="float">
            <text:p>238568</text:p>
          </table:table-cell>
          <table:table-cell table:formula="of:=[.B15]-[.B14]" office:value-type="float" office:value="15910" calcext:value-type="float">
            <text:p>15910</text:p>
          </table:table-cell>
          <table:table-cell table:number-columns-repeated="11"/>
          <table:table-cell table:style-name="ce2" office:value-type="float" office:value="1575811209455" calcext:value-type="float">
            <text:p>1575811209455</text:p>
          </table:table-cell>
          <table:table-cell/>
        </table:table-row>
        <table:table-row table:style-name="ro1">
          <table:table-cell office:value-type="float" office:value="161456" calcext:value-type="float">
            <text:p>161456</text:p>
          </table:table-cell>
          <table:table-cell office:value-type="float" office:value="254462" calcext:value-type="float">
            <text:p>254462</text:p>
          </table:table-cell>
          <table:table-cell table:formula="of:=[.B16]-[.B1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71547" calcext:value-type="float">
            <text:p>171547</text:p>
          </table:table-cell>
          <table:table-cell office:value-type="float" office:value="270358" calcext:value-type="float">
            <text:p>270358</text:p>
          </table:table-cell>
          <table:table-cell table:formula="of:=[.B17]-[.B1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81638" calcext:value-type="float">
            <text:p>181638</text:p>
          </table:table-cell>
          <table:table-cell office:value-type="float" office:value="286258" calcext:value-type="float">
            <text:p>286258</text:p>
          </table:table-cell>
          <table:table-cell table:formula="of:=[.B18]-[.B1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91729" calcext:value-type="float">
            <text:p>191729</text:p>
          </table:table-cell>
          <table:table-cell office:value-type="float" office:value="302149" calcext:value-type="float">
            <text:p>302149</text:p>
          </table:table-cell>
          <table:table-cell table:formula="of:=[.B19]-[.B1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01820" calcext:value-type="float">
            <text:p>201820</text:p>
          </table:table-cell>
          <table:table-cell office:value-type="float" office:value="318038" calcext:value-type="float">
            <text:p>318038</text:p>
          </table:table-cell>
          <table:table-cell table:formula="of:=[.B20]-[.B1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11911" calcext:value-type="float">
            <text:p>211911</text:p>
          </table:table-cell>
          <table:table-cell office:value-type="float" office:value="333941" calcext:value-type="float">
            <text:p>333941</text:p>
          </table:table-cell>
          <table:table-cell table:formula="of:=[.B21]-[.B20]" office:value-type="float" office:value="15903" calcext:value-type="float">
            <text:p>15903</text:p>
          </table:table-cell>
          <table:table-cell table:number-columns-repeated="7"/>
          <table:table-cell office:value-type="string" calcext:value-type="string">
            <text:p>loop</text:p>
          </table:table-cell>
          <table:table-cell table:number-columns-repeated="5"/>
        </table:table-row>
        <table:table-row table:style-name="ro1">
          <table:table-cell office:value-type="float" office:value="222002" calcext:value-type="float">
            <text:p>222002</text:p>
          </table:table-cell>
          <table:table-cell office:value-type="float" office:value="349851" calcext:value-type="float">
            <text:p>349851</text:p>
          </table:table-cell>
          <table:table-cell table:formula="of:=[.B22]-[.B21]" office:value-type="float" office:value="15910" calcext:value-type="float">
            <text:p>15910</text:p>
          </table:table-cell>
          <table:table-cell table:number-columns-repeated="7"/>
          <table:table-cell table:formula="of:=[.F5]-[.J5]" office:value-type="float" office:value="17104245" calcext:value-type="float">
            <text:p>17104245</text:p>
          </table:table-cell>
          <table:table-cell table:formula="of:=[.G5]-[.K5]" office:value-type="float" office:value="26953061" calcext:value-type="float">
            <text:p>26953061</text:p>
          </table:table-cell>
          <table:table-cell table:number-columns-repeated="4"/>
        </table:table-row>
        <table:table-row table:style-name="ro1">
          <table:table-cell office:value-type="float" office:value="232093" calcext:value-type="float">
            <text:p>232093</text:p>
          </table:table-cell>
          <table:table-cell office:value-type="float" office:value="365751" calcext:value-type="float">
            <text:p>365751</text:p>
          </table:table-cell>
          <table:table-cell table:formula="of:=[.B23]-[.B22]" office:value-type="float" office:value="15900" calcext:value-type="float">
            <text:p>15900</text:p>
          </table:table-cell>
          <table:table-cell table:number-columns-repeated="7"/>
          <table:table-cell office:value-type="string" calcext:value-type="string">
            <text:p># repeats</text:p>
          </table:table-cell>
          <table:table-cell table:style-name="ce2" office:value-type="float" office:value="58465" calcext:value-type="float">
            <text:p>58465</text:p>
          </table:table-cell>
          <table:table-cell table:number-columns-repeated="4"/>
        </table:table-row>
        <table:table-row table:style-name="ro1">
          <table:table-cell office:value-type="float" office:value="242184" calcext:value-type="float">
            <text:p>242184</text:p>
          </table:table-cell>
          <table:table-cell office:value-type="float" office:value="381662" calcext:value-type="float">
            <text:p>381662</text:p>
          </table:table-cell>
          <table:table-cell table:formula="of:=[.B24]-[.B23]" office:value-type="float" office:value="15911" calcext:value-type="float">
            <text:p>15911</text:p>
          </table:table-cell>
          <table:table-cell table:number-columns-repeated="7"/>
          <table:table-cell office:value-type="string" calcext:value-type="string">
            <text:p>mod</text:p>
          </table:table-cell>
          <table:table-cell table:style-name="ce2" office:value-type="float" office:value="316075" calcext:value-type="float">
            <text:p>316075</text:p>
          </table:table-cell>
          <table:table-cell table:number-columns-repeated="4"/>
        </table:table-row>
        <table:table-row table:style-name="ro1">
          <table:table-cell office:value-type="float" office:value="252275" calcext:value-type="float">
            <text:p>252275</text:p>
          </table:table-cell>
          <table:table-cell office:value-type="float" office:value="397569" calcext:value-type="float">
            <text:p>397569</text:p>
          </table:table-cell>
          <table:table-cell table:formula="of:=[.B25]-[.B2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62366" calcext:value-type="float">
            <text:p>262366</text:p>
          </table:table-cell>
          <table:table-cell office:value-type="float" office:value="413462" calcext:value-type="float">
            <text:p>413462</text:p>
          </table:table-cell>
          <table:table-cell table:formula="of:=[.B26]-[.B2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72457" calcext:value-type="float">
            <text:p>272457</text:p>
          </table:table-cell>
          <table:table-cell office:value-type="float" office:value="429374" calcext:value-type="float">
            <text:p>429374</text:p>
          </table:table-cell>
          <table:table-cell table:formula="of:=[.B27]-[.B2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82548" calcext:value-type="float">
            <text:p>282548</text:p>
          </table:table-cell>
          <table:table-cell office:value-type="float" office:value="445275" calcext:value-type="float">
            <text:p>445275</text:p>
          </table:table-cell>
          <table:table-cell table:formula="of:=[.B28]-[.B2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92639" calcext:value-type="float">
            <text:p>292639</text:p>
          </table:table-cell>
          <table:table-cell office:value-type="float" office:value="461170" calcext:value-type="float">
            <text:p>461170</text:p>
          </table:table-cell>
          <table:table-cell table:formula="of:=[.B29]-[.B2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float" office:value="477071" calcext:value-type="float">
            <text:p>477071</text:p>
          </table:table-cell>
          <table:table-cell table:formula="of:=[.B30]-[.B2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12821" calcext:value-type="float">
            <text:p>312821</text:p>
          </table:table-cell>
          <table:table-cell office:value-type="float" office:value="492975" calcext:value-type="float">
            <text:p>492975</text:p>
          </table:table-cell>
          <table:table-cell table:formula="of:=[.B31]-[.B3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22912" calcext:value-type="float">
            <text:p>322912</text:p>
          </table:table-cell>
          <table:table-cell office:value-type="float" office:value="508885" calcext:value-type="float">
            <text:p>508885</text:p>
          </table:table-cell>
          <table:table-cell table:formula="of:=[.B32]-[.B3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333003" calcext:value-type="float">
            <text:p>333003</text:p>
          </table:table-cell>
          <table:table-cell office:value-type="float" office:value="524791" calcext:value-type="float">
            <text:p>524791</text:p>
          </table:table-cell>
          <table:table-cell table:formula="of:=[.B33]-[.B3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343094" calcext:value-type="float">
            <text:p>343094</text:p>
          </table:table-cell>
          <table:table-cell office:value-type="float" office:value="540695" calcext:value-type="float">
            <text:p>540695</text:p>
          </table:table-cell>
          <table:table-cell table:formula="of:=[.B34]-[.B3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53185" calcext:value-type="float">
            <text:p>353185</text:p>
          </table:table-cell>
          <table:table-cell office:value-type="float" office:value="556581" calcext:value-type="float">
            <text:p>556581</text:p>
          </table:table-cell>
          <table:table-cell table:formula="of:=[.B35]-[.B34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363276" calcext:value-type="float">
            <text:p>363276</text:p>
          </table:table-cell>
          <table:table-cell office:value-type="float" office:value="572496" calcext:value-type="float">
            <text:p>572496</text:p>
          </table:table-cell>
          <table:table-cell table:formula="of:=[.B36]-[.B35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373367" calcext:value-type="float">
            <text:p>373367</text:p>
          </table:table-cell>
          <table:table-cell office:value-type="float" office:value="588394" calcext:value-type="float">
            <text:p>588394</text:p>
          </table:table-cell>
          <table:table-cell table:formula="of:=[.B37]-[.B3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383458" calcext:value-type="float">
            <text:p>383458</text:p>
          </table:table-cell>
          <table:table-cell office:value-type="float" office:value="604287" calcext:value-type="float">
            <text:p>604287</text:p>
          </table:table-cell>
          <table:table-cell table:formula="of:=[.B38]-[.B3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393549" calcext:value-type="float">
            <text:p>393549</text:p>
          </table:table-cell>
          <table:table-cell office:value-type="float" office:value="620186" calcext:value-type="float">
            <text:p>620186</text:p>
          </table:table-cell>
          <table:table-cell table:formula="of:=[.B39]-[.B3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03640" calcext:value-type="float">
            <text:p>403640</text:p>
          </table:table-cell>
          <table:table-cell office:value-type="float" office:value="636088" calcext:value-type="float">
            <text:p>636088</text:p>
          </table:table-cell>
          <table:table-cell table:formula="of:=[.B40]-[.B3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413731" calcext:value-type="float">
            <text:p>413731</text:p>
          </table:table-cell>
          <table:table-cell office:value-type="float" office:value="651974" calcext:value-type="float">
            <text:p>651974</text:p>
          </table:table-cell>
          <table:table-cell table:formula="of:=[.B41]-[.B40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423822" calcext:value-type="float">
            <text:p>423822</text:p>
          </table:table-cell>
          <table:table-cell office:value-type="float" office:value="667870" calcext:value-type="float">
            <text:p>667870</text:p>
          </table:table-cell>
          <table:table-cell table:formula="of:=[.B42]-[.B4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33913" calcext:value-type="float">
            <text:p>433913</text:p>
          </table:table-cell>
          <table:table-cell office:value-type="float" office:value="683781" calcext:value-type="float">
            <text:p>683781</text:p>
          </table:table-cell>
          <table:table-cell table:formula="of:=[.B43]-[.B42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444004" calcext:value-type="float">
            <text:p>444004</text:p>
          </table:table-cell>
          <table:table-cell office:value-type="float" office:value="699682" calcext:value-type="float">
            <text:p>699682</text:p>
          </table:table-cell>
          <table:table-cell table:formula="of:=[.B44]-[.B4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54095" calcext:value-type="float">
            <text:p>454095</text:p>
          </table:table-cell>
          <table:table-cell office:value-type="float" office:value="715583" calcext:value-type="float">
            <text:p>715583</text:p>
          </table:table-cell>
          <table:table-cell table:formula="of:=[.B45]-[.B4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64186" calcext:value-type="float">
            <text:p>464186</text:p>
          </table:table-cell>
          <table:table-cell office:value-type="float" office:value="731498" calcext:value-type="float">
            <text:p>731498</text:p>
          </table:table-cell>
          <table:table-cell table:formula="of:=[.B46]-[.B45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474277" calcext:value-type="float">
            <text:p>474277</text:p>
          </table:table-cell>
          <table:table-cell office:value-type="float" office:value="747399" calcext:value-type="float">
            <text:p>747399</text:p>
          </table:table-cell>
          <table:table-cell table:formula="of:=[.B47]-[.B4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84368" calcext:value-type="float">
            <text:p>484368</text:p>
          </table:table-cell>
          <table:table-cell office:value-type="float" office:value="763300" calcext:value-type="float">
            <text:p>763300</text:p>
          </table:table-cell>
          <table:table-cell table:formula="of:=[.B48]-[.B4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94459" calcext:value-type="float">
            <text:p>494459</text:p>
          </table:table-cell>
          <table:table-cell office:value-type="float" office:value="779212" calcext:value-type="float">
            <text:p>779212</text:p>
          </table:table-cell>
          <table:table-cell table:formula="of:=[.B49]-[.B48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504550" calcext:value-type="float">
            <text:p>504550</text:p>
          </table:table-cell>
          <table:table-cell office:value-type="float" office:value="795106" calcext:value-type="float">
            <text:p>795106</text:p>
          </table:table-cell>
          <table:table-cell table:formula="of:=[.B50]-[.B4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514641" calcext:value-type="float">
            <text:p>514641</text:p>
          </table:table-cell>
          <table:table-cell office:value-type="float" office:value="811004" calcext:value-type="float">
            <text:p>811004</text:p>
          </table:table-cell>
          <table:table-cell table:formula="of:=[.B51]-[.B5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24732" calcext:value-type="float">
            <text:p>524732</text:p>
          </table:table-cell>
          <table:table-cell office:value-type="float" office:value="826913" calcext:value-type="float">
            <text:p>826913</text:p>
          </table:table-cell>
          <table:table-cell table:formula="of:=[.B52]-[.B5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34823" calcext:value-type="float">
            <text:p>534823</text:p>
          </table:table-cell>
          <table:table-cell office:value-type="float" office:value="842818" calcext:value-type="float">
            <text:p>842818</text:p>
          </table:table-cell>
          <table:table-cell table:formula="of:=[.B53]-[.B5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544914" calcext:value-type="float">
            <text:p>544914</text:p>
          </table:table-cell>
          <table:table-cell office:value-type="float" office:value="858726" calcext:value-type="float">
            <text:p>858726</text:p>
          </table:table-cell>
          <table:table-cell table:formula="of:=[.B54]-[.B5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55005" calcext:value-type="float">
            <text:p>555005</text:p>
          </table:table-cell>
          <table:table-cell office:value-type="float" office:value="874625" calcext:value-type="float">
            <text:p>874625</text:p>
          </table:table-cell>
          <table:table-cell table:formula="of:=[.B55]-[.B5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65096" calcext:value-type="float">
            <text:p>565096</text:p>
          </table:table-cell>
          <table:table-cell office:value-type="float" office:value="890516" calcext:value-type="float">
            <text:p>890516</text:p>
          </table:table-cell>
          <table:table-cell table:formula="of:=[.B56]-[.B5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575187" calcext:value-type="float">
            <text:p>575187</text:p>
          </table:table-cell>
          <table:table-cell office:value-type="float" office:value="906428" calcext:value-type="float">
            <text:p>906428</text:p>
          </table:table-cell>
          <table:table-cell table:formula="of:=[.B57]-[.B5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585278" calcext:value-type="float">
            <text:p>585278</text:p>
          </table:table-cell>
          <table:table-cell office:value-type="float" office:value="922336" calcext:value-type="float">
            <text:p>922336</text:p>
          </table:table-cell>
          <table:table-cell table:formula="of:=[.B58]-[.B5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95369" calcext:value-type="float">
            <text:p>595369</text:p>
          </table:table-cell>
          <table:table-cell office:value-type="float" office:value="938227" calcext:value-type="float">
            <text:p>938227</text:p>
          </table:table-cell>
          <table:table-cell table:formula="of:=[.B59]-[.B5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605460" calcext:value-type="float">
            <text:p>605460</text:p>
          </table:table-cell>
          <table:table-cell office:value-type="float" office:value="954123" calcext:value-type="float">
            <text:p>954123</text:p>
          </table:table-cell>
          <table:table-cell table:formula="of:=[.B60]-[.B5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615551" calcext:value-type="float">
            <text:p>615551</text:p>
          </table:table-cell>
          <table:table-cell office:value-type="float" office:value="970027" calcext:value-type="float">
            <text:p>970027</text:p>
          </table:table-cell>
          <table:table-cell table:formula="of:=[.B61]-[.B6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25642" calcext:value-type="float">
            <text:p>625642</text:p>
          </table:table-cell>
          <table:table-cell office:value-type="float" office:value="985918" calcext:value-type="float">
            <text:p>985918</text:p>
          </table:table-cell>
          <table:table-cell table:formula="of:=[.B62]-[.B6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635733" calcext:value-type="float">
            <text:p>635733</text:p>
          </table:table-cell>
          <table:table-cell office:value-type="float" office:value="1001805" calcext:value-type="float">
            <text:p>1001805</text:p>
          </table:table-cell>
          <table:table-cell table:formula="of:=[.B63]-[.B62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645824" calcext:value-type="float">
            <text:p>645824</text:p>
          </table:table-cell>
          <table:table-cell office:value-type="float" office:value="1017708" calcext:value-type="float">
            <text:p>1017708</text:p>
          </table:table-cell>
          <table:table-cell table:formula="of:=[.B64]-[.B6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655915" calcext:value-type="float">
            <text:p>655915</text:p>
          </table:table-cell>
          <table:table-cell office:value-type="float" office:value="1033616" calcext:value-type="float">
            <text:p>1033616</text:p>
          </table:table-cell>
          <table:table-cell table:formula="of:=[.B65]-[.B6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666006" calcext:value-type="float">
            <text:p>666006</text:p>
          </table:table-cell>
          <table:table-cell office:value-type="float" office:value="1049516" calcext:value-type="float">
            <text:p>1049516</text:p>
          </table:table-cell>
          <table:table-cell table:formula="of:=[.B66]-[.B6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676097" calcext:value-type="float">
            <text:p>676097</text:p>
          </table:table-cell>
          <table:table-cell office:value-type="float" office:value="1065430" calcext:value-type="float">
            <text:p>1065430</text:p>
          </table:table-cell>
          <table:table-cell table:formula="of:=[.B67]-[.B6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686188" calcext:value-type="float">
            <text:p>686188</text:p>
          </table:table-cell>
          <table:table-cell office:value-type="float" office:value="1081332" calcext:value-type="float">
            <text:p>1081332</text:p>
          </table:table-cell>
          <table:table-cell table:formula="of:=[.B68]-[.B6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696279" calcext:value-type="float">
            <text:p>696279</text:p>
          </table:table-cell>
          <table:table-cell office:value-type="float" office:value="1097227" calcext:value-type="float">
            <text:p>1097227</text:p>
          </table:table-cell>
          <table:table-cell table:formula="of:=[.B69]-[.B6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06370" calcext:value-type="float">
            <text:p>706370</text:p>
          </table:table-cell>
          <table:table-cell office:value-type="float" office:value="1113140" calcext:value-type="float">
            <text:p>1113140</text:p>
          </table:table-cell>
          <table:table-cell table:formula="of:=[.B70]-[.B69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716461" calcext:value-type="float">
            <text:p>716461</text:p>
          </table:table-cell>
          <table:table-cell office:value-type="float" office:value="1129037" calcext:value-type="float">
            <text:p>1129037</text:p>
          </table:table-cell>
          <table:table-cell table:formula="of:=[.B71]-[.B7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726552" calcext:value-type="float">
            <text:p>726552</text:p>
          </table:table-cell>
          <table:table-cell office:value-type="float" office:value="1144939" calcext:value-type="float">
            <text:p>1144939</text:p>
          </table:table-cell>
          <table:table-cell table:formula="of:=[.B72]-[.B7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36643" calcext:value-type="float">
            <text:p>736643</text:p>
          </table:table-cell>
          <table:table-cell office:value-type="float" office:value="1160836" calcext:value-type="float">
            <text:p>1160836</text:p>
          </table:table-cell>
          <table:table-cell table:formula="of:=[.B73]-[.B7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746734" calcext:value-type="float">
            <text:p>746734</text:p>
          </table:table-cell>
          <table:table-cell office:value-type="float" office:value="1176743" calcext:value-type="float">
            <text:p>1176743</text:p>
          </table:table-cell>
          <table:table-cell table:formula="of:=[.B74]-[.B7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56825" calcext:value-type="float">
            <text:p>756825</text:p>
          </table:table-cell>
          <table:table-cell office:value-type="float" office:value="1192649" calcext:value-type="float">
            <text:p>1192649</text:p>
          </table:table-cell>
          <table:table-cell table:formula="of:=[.B75]-[.B7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66916" calcext:value-type="float">
            <text:p>766916</text:p>
          </table:table-cell>
          <table:table-cell office:value-type="float" office:value="1208557" calcext:value-type="float">
            <text:p>1208557</text:p>
          </table:table-cell>
          <table:table-cell table:formula="of:=[.B76]-[.B7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77007" calcext:value-type="float">
            <text:p>777007</text:p>
          </table:table-cell>
          <table:table-cell office:value-type="float" office:value="1224458" calcext:value-type="float">
            <text:p>1224458</text:p>
          </table:table-cell>
          <table:table-cell table:formula="of:=[.B77]-[.B7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87098" calcext:value-type="float">
            <text:p>787098</text:p>
          </table:table-cell>
          <table:table-cell office:value-type="float" office:value="1240349" calcext:value-type="float">
            <text:p>1240349</text:p>
          </table:table-cell>
          <table:table-cell table:formula="of:=[.B78]-[.B7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797189" calcext:value-type="float">
            <text:p>797189</text:p>
          </table:table-cell>
          <table:table-cell office:value-type="float" office:value="1256259" calcext:value-type="float">
            <text:p>1256259</text:p>
          </table:table-cell>
          <table:table-cell table:formula="of:=[.B79]-[.B7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807280" calcext:value-type="float">
            <text:p>807280</text:p>
          </table:table-cell>
          <table:table-cell office:value-type="float" office:value="1272160" calcext:value-type="float">
            <text:p>1272160</text:p>
          </table:table-cell>
          <table:table-cell table:formula="of:=[.B80]-[.B7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817371" calcext:value-type="float">
            <text:p>817371</text:p>
          </table:table-cell>
          <table:table-cell office:value-type="float" office:value="1288050" calcext:value-type="float">
            <text:p>1288050</text:p>
          </table:table-cell>
          <table:table-cell table:formula="of:=[.B81]-[.B80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827462" calcext:value-type="float">
            <text:p>827462</text:p>
          </table:table-cell>
          <table:table-cell office:value-type="float" office:value="1303948" calcext:value-type="float">
            <text:p>1303948</text:p>
          </table:table-cell>
          <table:table-cell table:formula="of:=[.B82]-[.B8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837553" calcext:value-type="float">
            <text:p>837553</text:p>
          </table:table-cell>
          <table:table-cell office:value-type="float" office:value="1319854" calcext:value-type="float">
            <text:p>1319854</text:p>
          </table:table-cell>
          <table:table-cell table:formula="of:=[.B83]-[.B8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47644" calcext:value-type="float">
            <text:p>847644</text:p>
          </table:table-cell>
          <table:table-cell office:value-type="float" office:value="1335740" calcext:value-type="float">
            <text:p>1335740</text:p>
          </table:table-cell>
          <table:table-cell table:formula="of:=[.B84]-[.B83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857735" calcext:value-type="float">
            <text:p>857735</text:p>
          </table:table-cell>
          <table:table-cell office:value-type="float" office:value="1351636" calcext:value-type="float">
            <text:p>1351636</text:p>
          </table:table-cell>
          <table:table-cell table:formula="of:=[.B85]-[.B8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867826" calcext:value-type="float">
            <text:p>867826</text:p>
          </table:table-cell>
          <table:table-cell office:value-type="float" office:value="1367544" calcext:value-type="float">
            <text:p>1367544</text:p>
          </table:table-cell>
          <table:table-cell table:formula="of:=[.B86]-[.B8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877917" calcext:value-type="float">
            <text:p>877917</text:p>
          </table:table-cell>
          <table:table-cell office:value-type="float" office:value="1383447" calcext:value-type="float">
            <text:p>1383447</text:p>
          </table:table-cell>
          <table:table-cell table:formula="of:=[.B87]-[.B8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888008" calcext:value-type="float">
            <text:p>888008</text:p>
          </table:table-cell>
          <table:table-cell office:value-type="float" office:value="1399351" calcext:value-type="float">
            <text:p>1399351</text:p>
          </table:table-cell>
          <table:table-cell table:formula="of:=[.B88]-[.B8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98099" calcext:value-type="float">
            <text:p>898099</text:p>
          </table:table-cell>
          <table:table-cell office:value-type="float" office:value="1415264" calcext:value-type="float">
            <text:p>1415264</text:p>
          </table:table-cell>
          <table:table-cell table:formula="of:=[.B89]-[.B8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908190" calcext:value-type="float">
            <text:p>908190</text:p>
          </table:table-cell>
          <table:table-cell office:value-type="float" office:value="1431164" calcext:value-type="float">
            <text:p>1431164</text:p>
          </table:table-cell>
          <table:table-cell table:formula="of:=[.B90]-[.B8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18281" calcext:value-type="float">
            <text:p>918281</text:p>
          </table:table-cell>
          <table:table-cell office:value-type="float" office:value="1447068" calcext:value-type="float">
            <text:p>1447068</text:p>
          </table:table-cell>
          <table:table-cell table:formula="of:=[.B91]-[.B9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928372" calcext:value-type="float">
            <text:p>928372</text:p>
          </table:table-cell>
          <table:table-cell office:value-type="float" office:value="1462975" calcext:value-type="float">
            <text:p>1462975</text:p>
          </table:table-cell>
          <table:table-cell table:formula="of:=[.B92]-[.B9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938463" calcext:value-type="float">
            <text:p>938463</text:p>
          </table:table-cell>
          <table:table-cell office:value-type="float" office:value="1478872" calcext:value-type="float">
            <text:p>1478872</text:p>
          </table:table-cell>
          <table:table-cell table:formula="of:=[.B93]-[.B9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948554" calcext:value-type="float">
            <text:p>948554</text:p>
          </table:table-cell>
          <table:table-cell office:value-type="float" office:value="1494767" calcext:value-type="float">
            <text:p>1494767</text:p>
          </table:table-cell>
          <table:table-cell table:formula="of:=[.B94]-[.B9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958645" calcext:value-type="float">
            <text:p>958645</text:p>
          </table:table-cell>
          <table:table-cell office:value-type="float" office:value="1510675" calcext:value-type="float">
            <text:p>1510675</text:p>
          </table:table-cell>
          <table:table-cell table:formula="of:=[.B95]-[.B9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968736" calcext:value-type="float">
            <text:p>968736</text:p>
          </table:table-cell>
          <table:table-cell office:value-type="float" office:value="1526583" calcext:value-type="float">
            <text:p>1526583</text:p>
          </table:table-cell>
          <table:table-cell table:formula="of:=[.B96]-[.B9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978827" calcext:value-type="float">
            <text:p>978827</text:p>
          </table:table-cell>
          <table:table-cell office:value-type="float" office:value="1542497" calcext:value-type="float">
            <text:p>1542497</text:p>
          </table:table-cell>
          <table:table-cell table:formula="of:=[.B97]-[.B9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988918" calcext:value-type="float">
            <text:p>988918</text:p>
          </table:table-cell>
          <table:table-cell office:value-type="float" office:value="1558392" calcext:value-type="float">
            <text:p>1558392</text:p>
          </table:table-cell>
          <table:table-cell table:formula="of:=[.B98]-[.B9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999009" calcext:value-type="float">
            <text:p>999009</text:p>
          </table:table-cell>
          <table:table-cell office:value-type="float" office:value="1574280" calcext:value-type="float">
            <text:p>1574280</text:p>
          </table:table-cell>
          <table:table-cell table:formula="of:=[.B99]-[.B9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009100" calcext:value-type="float">
            <text:p>1009100</text:p>
          </table:table-cell>
          <table:table-cell office:value-type="float" office:value="1590194" calcext:value-type="float">
            <text:p>1590194</text:p>
          </table:table-cell>
          <table:table-cell table:formula="of:=[.B100]-[.B99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019191" calcext:value-type="float">
            <text:p>1019191</text:p>
          </table:table-cell>
          <table:table-cell office:value-type="float" office:value="1606096" calcext:value-type="float">
            <text:p>1606096</text:p>
          </table:table-cell>
          <table:table-cell table:formula="of:=[.B101]-[.B10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029282" calcext:value-type="float">
            <text:p>1029282</text:p>
          </table:table-cell>
          <table:table-cell office:value-type="float" office:value="1621989" calcext:value-type="float">
            <text:p>1621989</text:p>
          </table:table-cell>
          <table:table-cell table:formula="of:=[.B102]-[.B10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039373" calcext:value-type="float">
            <text:p>1039373</text:p>
          </table:table-cell>
          <table:table-cell office:value-type="float" office:value="1637893" calcext:value-type="float">
            <text:p>1637893</text:p>
          </table:table-cell>
          <table:table-cell table:formula="of:=[.B103]-[.B10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049464" calcext:value-type="float">
            <text:p>1049464</text:p>
          </table:table-cell>
          <table:table-cell office:value-type="float" office:value="1653791" calcext:value-type="float">
            <text:p>1653791</text:p>
          </table:table-cell>
          <table:table-cell table:formula="of:=[.B104]-[.B10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59555" calcext:value-type="float">
            <text:p>1059555</text:p>
          </table:table-cell>
          <table:table-cell office:value-type="float" office:value="1669680" calcext:value-type="float">
            <text:p>1669680</text:p>
          </table:table-cell>
          <table:table-cell table:formula="of:=[.B105]-[.B104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float" office:value="1685568" calcext:value-type="float">
            <text:p>1685568</text:p>
          </table:table-cell>
          <table:table-cell table:formula="of:=[.B106]-[.B105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079737" calcext:value-type="float">
            <text:p>1079737</text:p>
          </table:table-cell>
          <table:table-cell office:value-type="float" office:value="1701477" calcext:value-type="float">
            <text:p>1701477</text:p>
          </table:table-cell>
          <table:table-cell table:formula="of:=[.B107]-[.B10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89828" calcext:value-type="float">
            <text:p>1089828</text:p>
          </table:table-cell>
          <table:table-cell office:value-type="float" office:value="1717382" calcext:value-type="float">
            <text:p>1717382</text:p>
          </table:table-cell>
          <table:table-cell table:formula="of:=[.B108]-[.B10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99919" calcext:value-type="float">
            <text:p>1099919</text:p>
          </table:table-cell>
          <table:table-cell office:value-type="float" office:value="1733284" calcext:value-type="float">
            <text:p>1733284</text:p>
          </table:table-cell>
          <table:table-cell table:formula="of:=[.B109]-[.B10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10010" calcext:value-type="float">
            <text:p>1110010</text:p>
          </table:table-cell>
          <table:table-cell office:value-type="float" office:value="1749191" calcext:value-type="float">
            <text:p>1749191</text:p>
          </table:table-cell>
          <table:table-cell table:formula="of:=[.B110]-[.B10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20101" calcext:value-type="float">
            <text:p>1120101</text:p>
          </table:table-cell>
          <table:table-cell office:value-type="float" office:value="1765097" calcext:value-type="float">
            <text:p>1765097</text:p>
          </table:table-cell>
          <table:table-cell table:formula="of:=[.B111]-[.B11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130192" calcext:value-type="float">
            <text:p>1130192</text:p>
          </table:table-cell>
          <table:table-cell office:value-type="float" office:value="1780993" calcext:value-type="float">
            <text:p>1780993</text:p>
          </table:table-cell>
          <table:table-cell table:formula="of:=[.B112]-[.B11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140283" calcext:value-type="float">
            <text:p>1140283</text:p>
          </table:table-cell>
          <table:table-cell office:value-type="float" office:value="1796906" calcext:value-type="float">
            <text:p>1796906</text:p>
          </table:table-cell>
          <table:table-cell table:formula="of:=[.B113]-[.B11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150374" calcext:value-type="float">
            <text:p>1150374</text:p>
          </table:table-cell>
          <table:table-cell office:value-type="float" office:value="1812801" calcext:value-type="float">
            <text:p>1812801</text:p>
          </table:table-cell>
          <table:table-cell table:formula="of:=[.B114]-[.B11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160465" calcext:value-type="float">
            <text:p>1160465</text:p>
          </table:table-cell>
          <table:table-cell office:value-type="float" office:value="1828702" calcext:value-type="float">
            <text:p>1828702</text:p>
          </table:table-cell>
          <table:table-cell table:formula="of:=[.B115]-[.B11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170556" calcext:value-type="float">
            <text:p>1170556</text:p>
          </table:table-cell>
          <table:table-cell office:value-type="float" office:value="1844604" calcext:value-type="float">
            <text:p>1844604</text:p>
          </table:table-cell>
          <table:table-cell table:formula="of:=[.B116]-[.B11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80647" calcext:value-type="float">
            <text:p>1180647</text:p>
          </table:table-cell>
          <table:table-cell office:value-type="float" office:value="1860511" calcext:value-type="float">
            <text:p>1860511</text:p>
          </table:table-cell>
          <table:table-cell table:formula="of:=[.B117]-[.B11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90738" calcext:value-type="float">
            <text:p>1190738</text:p>
          </table:table-cell>
          <table:table-cell office:value-type="float" office:value="1876416" calcext:value-type="float">
            <text:p>1876416</text:p>
          </table:table-cell>
          <table:table-cell table:formula="of:=[.B118]-[.B11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00829" calcext:value-type="float">
            <text:p>1200829</text:p>
          </table:table-cell>
          <table:table-cell office:value-type="float" office:value="1892322" calcext:value-type="float">
            <text:p>1892322</text:p>
          </table:table-cell>
          <table:table-cell table:formula="of:=[.B119]-[.B11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210920" calcext:value-type="float">
            <text:p>1210920</text:p>
          </table:table-cell>
          <table:table-cell office:value-type="float" office:value="1908221" calcext:value-type="float">
            <text:p>1908221</text:p>
          </table:table-cell>
          <table:table-cell table:formula="of:=[.B120]-[.B11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221011" calcext:value-type="float">
            <text:p>1221011</text:p>
          </table:table-cell>
          <table:table-cell office:value-type="float" office:value="1924115" calcext:value-type="float">
            <text:p>1924115</text:p>
          </table:table-cell>
          <table:table-cell table:formula="of:=[.B121]-[.B12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231102" calcext:value-type="float">
            <text:p>1231102</text:p>
          </table:table-cell>
          <table:table-cell office:value-type="float" office:value="1940022" calcext:value-type="float">
            <text:p>1940022</text:p>
          </table:table-cell>
          <table:table-cell table:formula="of:=[.B122]-[.B12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241193" calcext:value-type="float">
            <text:p>1241193</text:p>
          </table:table-cell>
          <table:table-cell office:value-type="float" office:value="1955925" calcext:value-type="float">
            <text:p>1955925</text:p>
          </table:table-cell>
          <table:table-cell table:formula="of:=[.B123]-[.B12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251284" calcext:value-type="float">
            <text:p>1251284</text:p>
          </table:table-cell>
          <table:table-cell office:value-type="float" office:value="1971816" calcext:value-type="float">
            <text:p>1971816</text:p>
          </table:table-cell>
          <table:table-cell table:formula="of:=[.B124]-[.B12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261375" calcext:value-type="float">
            <text:p>1261375</text:p>
          </table:table-cell>
          <table:table-cell office:value-type="float" office:value="1987713" calcext:value-type="float">
            <text:p>1987713</text:p>
          </table:table-cell>
          <table:table-cell table:formula="of:=[.B125]-[.B12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271466" calcext:value-type="float">
            <text:p>1271466</text:p>
          </table:table-cell>
          <table:table-cell office:value-type="float" office:value="2003617" calcext:value-type="float">
            <text:p>2003617</text:p>
          </table:table-cell>
          <table:table-cell table:formula="of:=[.B126]-[.B12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81557" calcext:value-type="float">
            <text:p>1281557</text:p>
          </table:table-cell>
          <table:table-cell office:value-type="float" office:value="2019509" calcext:value-type="float">
            <text:p>2019509</text:p>
          </table:table-cell>
          <table:table-cell table:formula="of:=[.B127]-[.B12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291648" calcext:value-type="float">
            <text:p>1291648</text:p>
          </table:table-cell>
          <table:table-cell office:value-type="float" office:value="2035400" calcext:value-type="float">
            <text:p>2035400</text:p>
          </table:table-cell>
          <table:table-cell table:formula="of:=[.B128]-[.B12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301739" calcext:value-type="float">
            <text:p>1301739</text:p>
          </table:table-cell>
          <table:table-cell office:value-type="float" office:value="2051309" calcext:value-type="float">
            <text:p>2051309</text:p>
          </table:table-cell>
          <table:table-cell table:formula="of:=[.B129]-[.B12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311830" calcext:value-type="float">
            <text:p>1311830</text:p>
          </table:table-cell>
          <table:table-cell office:value-type="float" office:value="2067210" calcext:value-type="float">
            <text:p>2067210</text:p>
          </table:table-cell>
          <table:table-cell table:formula="of:=[.B130]-[.B12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21921" calcext:value-type="float">
            <text:p>1321921</text:p>
          </table:table-cell>
          <table:table-cell office:value-type="float" office:value="2083116" calcext:value-type="float">
            <text:p>2083116</text:p>
          </table:table-cell>
          <table:table-cell table:formula="of:=[.B131]-[.B13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32012" calcext:value-type="float">
            <text:p>1332012</text:p>
          </table:table-cell>
          <table:table-cell office:value-type="float" office:value="2099030" calcext:value-type="float">
            <text:p>2099030</text:p>
          </table:table-cell>
          <table:table-cell table:formula="of:=[.B132]-[.B13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342103" calcext:value-type="float">
            <text:p>1342103</text:p>
          </table:table-cell>
          <table:table-cell office:value-type="float" office:value="2114927" calcext:value-type="float">
            <text:p>2114927</text:p>
          </table:table-cell>
          <table:table-cell table:formula="of:=[.B133]-[.B13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52194" calcext:value-type="float">
            <text:p>1352194</text:p>
          </table:table-cell>
          <table:table-cell office:value-type="float" office:value="2130834" calcext:value-type="float">
            <text:p>2130834</text:p>
          </table:table-cell>
          <table:table-cell table:formula="of:=[.B134]-[.B13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62285" calcext:value-type="float">
            <text:p>1362285</text:p>
          </table:table-cell>
          <table:table-cell office:value-type="float" office:value="2146739" calcext:value-type="float">
            <text:p>2146739</text:p>
          </table:table-cell>
          <table:table-cell table:formula="of:=[.B135]-[.B13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72376" calcext:value-type="float">
            <text:p>1372376</text:p>
          </table:table-cell>
          <table:table-cell office:value-type="float" office:value="2162639" calcext:value-type="float">
            <text:p>2162639</text:p>
          </table:table-cell>
          <table:table-cell table:formula="of:=[.B136]-[.B13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82467" calcext:value-type="float">
            <text:p>1382467</text:p>
          </table:table-cell>
          <table:table-cell office:value-type="float" office:value="2178532" calcext:value-type="float">
            <text:p>2178532</text:p>
          </table:table-cell>
          <table:table-cell table:formula="of:=[.B137]-[.B13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92558" calcext:value-type="float">
            <text:p>1392558</text:p>
          </table:table-cell>
          <table:table-cell office:value-type="float" office:value="2194444" calcext:value-type="float">
            <text:p>2194444</text:p>
          </table:table-cell>
          <table:table-cell table:formula="of:=[.B138]-[.B13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402649" calcext:value-type="float">
            <text:p>1402649</text:p>
          </table:table-cell>
          <table:table-cell office:value-type="float" office:value="2210348" calcext:value-type="float">
            <text:p>2210348</text:p>
          </table:table-cell>
          <table:table-cell table:formula="of:=[.B139]-[.B13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412740" calcext:value-type="float">
            <text:p>1412740</text:p>
          </table:table-cell>
          <table:table-cell office:value-type="float" office:value="2226260" calcext:value-type="float">
            <text:p>2226260</text:p>
          </table:table-cell>
          <table:table-cell table:formula="of:=[.B140]-[.B13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422831" calcext:value-type="float">
            <text:p>1422831</text:p>
          </table:table-cell>
          <table:table-cell office:value-type="float" office:value="2242154" calcext:value-type="float">
            <text:p>2242154</text:p>
          </table:table-cell>
          <table:table-cell table:formula="of:=[.B141]-[.B14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432922" calcext:value-type="float">
            <text:p>1432922</text:p>
          </table:table-cell>
          <table:table-cell office:value-type="float" office:value="2258047" calcext:value-type="float">
            <text:p>2258047</text:p>
          </table:table-cell>
          <table:table-cell table:formula="of:=[.B142]-[.B14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43013" calcext:value-type="float">
            <text:p>1443013</text:p>
          </table:table-cell>
          <table:table-cell office:value-type="float" office:value="2273960" calcext:value-type="float">
            <text:p>2273960</text:p>
          </table:table-cell>
          <table:table-cell table:formula="of:=[.B143]-[.B14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453104" calcext:value-type="float">
            <text:p>1453104</text:p>
          </table:table-cell>
          <table:table-cell office:value-type="float" office:value="2289861" calcext:value-type="float">
            <text:p>2289861</text:p>
          </table:table-cell>
          <table:table-cell table:formula="of:=[.B144]-[.B14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463195" calcext:value-type="float">
            <text:p>1463195</text:p>
          </table:table-cell>
          <table:table-cell office:value-type="float" office:value="2305753" calcext:value-type="float">
            <text:p>2305753</text:p>
          </table:table-cell>
          <table:table-cell table:formula="of:=[.B145]-[.B14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473286" calcext:value-type="float">
            <text:p>1473286</text:p>
          </table:table-cell>
          <table:table-cell office:value-type="float" office:value="2321656" calcext:value-type="float">
            <text:p>2321656</text:p>
          </table:table-cell>
          <table:table-cell table:formula="of:=[.B146]-[.B14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83377" calcext:value-type="float">
            <text:p>1483377</text:p>
          </table:table-cell>
          <table:table-cell office:value-type="float" office:value="2337555" calcext:value-type="float">
            <text:p>2337555</text:p>
          </table:table-cell>
          <table:table-cell table:formula="of:=[.B147]-[.B14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493468" calcext:value-type="float">
            <text:p>1493468</text:p>
          </table:table-cell>
          <table:table-cell office:value-type="float" office:value="2353443" calcext:value-type="float">
            <text:p>2353443</text:p>
          </table:table-cell>
          <table:table-cell table:formula="of:=[.B148]-[.B147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503559" calcext:value-type="float">
            <text:p>1503559</text:p>
          </table:table-cell>
          <table:table-cell office:value-type="float" office:value="2369331" calcext:value-type="float">
            <text:p>2369331</text:p>
          </table:table-cell>
          <table:table-cell table:formula="of:=[.B149]-[.B14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513650" calcext:value-type="float">
            <text:p>1513650</text:p>
          </table:table-cell>
          <table:table-cell office:value-type="float" office:value="2385238" calcext:value-type="float">
            <text:p>2385238</text:p>
          </table:table-cell>
          <table:table-cell table:formula="of:=[.B150]-[.B14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523741" calcext:value-type="float">
            <text:p>1523741</text:p>
          </table:table-cell>
          <table:table-cell office:value-type="float" office:value="2401148" calcext:value-type="float">
            <text:p>2401148</text:p>
          </table:table-cell>
          <table:table-cell table:formula="of:=[.B151]-[.B15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533832" calcext:value-type="float">
            <text:p>1533832</text:p>
          </table:table-cell>
          <table:table-cell office:value-type="float" office:value="2417045" calcext:value-type="float">
            <text:p>2417045</text:p>
          </table:table-cell>
          <table:table-cell table:formula="of:=[.B152]-[.B15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543923" calcext:value-type="float">
            <text:p>1543923</text:p>
          </table:table-cell>
          <table:table-cell office:value-type="float" office:value="2432955" calcext:value-type="float">
            <text:p>2432955</text:p>
          </table:table-cell>
          <table:table-cell table:formula="of:=[.B153]-[.B152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554014" calcext:value-type="float">
            <text:p>1554014</text:p>
          </table:table-cell>
          <table:table-cell office:value-type="float" office:value="2448863" calcext:value-type="float">
            <text:p>2448863</text:p>
          </table:table-cell>
          <table:table-cell table:formula="of:=[.B154]-[.B15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64105" calcext:value-type="float">
            <text:p>1564105</text:p>
          </table:table-cell>
          <table:table-cell office:value-type="float" office:value="2464754" calcext:value-type="float">
            <text:p>2464754</text:p>
          </table:table-cell>
          <table:table-cell table:formula="of:=[.B155]-[.B15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574196" calcext:value-type="float">
            <text:p>1574196</text:p>
          </table:table-cell>
          <table:table-cell office:value-type="float" office:value="2480674" calcext:value-type="float">
            <text:p>2480674</text:p>
          </table:table-cell>
          <table:table-cell table:formula="of:=[.B156]-[.B155]" office:value-type="float" office:value="15920" calcext:value-type="float">
            <text:p>15920</text:p>
          </table:table-cell>
          <table:table-cell table:number-columns-repeated="13"/>
        </table:table-row>
        <table:table-row table:style-name="ro1">
          <table:table-cell office:value-type="float" office:value="1584287" calcext:value-type="float">
            <text:p>1584287</text:p>
          </table:table-cell>
          <table:table-cell office:value-type="float" office:value="2496567" calcext:value-type="float">
            <text:p>2496567</text:p>
          </table:table-cell>
          <table:table-cell table:formula="of:=[.B157]-[.B15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594378" calcext:value-type="float">
            <text:p>1594378</text:p>
          </table:table-cell>
          <table:table-cell office:value-type="float" office:value="2512468" calcext:value-type="float">
            <text:p>2512468</text:p>
          </table:table-cell>
          <table:table-cell table:formula="of:=[.B158]-[.B15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04469" calcext:value-type="float">
            <text:p>1604469</text:p>
          </table:table-cell>
          <table:table-cell office:value-type="float" office:value="2528369" calcext:value-type="float">
            <text:p>2528369</text:p>
          </table:table-cell>
          <table:table-cell table:formula="of:=[.B159]-[.B15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14560" calcext:value-type="float">
            <text:p>1614560</text:p>
          </table:table-cell>
          <table:table-cell office:value-type="float" office:value="2544279" calcext:value-type="float">
            <text:p>2544279</text:p>
          </table:table-cell>
          <table:table-cell table:formula="of:=[.B160]-[.B15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624651" calcext:value-type="float">
            <text:p>1624651</text:p>
          </table:table-cell>
          <table:table-cell office:value-type="float" office:value="2560181" calcext:value-type="float">
            <text:p>2560181</text:p>
          </table:table-cell>
          <table:table-cell table:formula="of:=[.B161]-[.B16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34742" calcext:value-type="float">
            <text:p>1634742</text:p>
          </table:table-cell>
          <table:table-cell office:value-type="float" office:value="2576088" calcext:value-type="float">
            <text:p>2576088</text:p>
          </table:table-cell>
          <table:table-cell table:formula="of:=[.B162]-[.B16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644833" calcext:value-type="float">
            <text:p>1644833</text:p>
          </table:table-cell>
          <table:table-cell office:value-type="float" office:value="2591981" calcext:value-type="float">
            <text:p>2591981</text:p>
          </table:table-cell>
          <table:table-cell table:formula="of:=[.B163]-[.B16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54924" calcext:value-type="float">
            <text:p>1654924</text:p>
          </table:table-cell>
          <table:table-cell office:value-type="float" office:value="2607881" calcext:value-type="float">
            <text:p>2607881</text:p>
          </table:table-cell>
          <table:table-cell table:formula="of:=[.B164]-[.B16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665015" calcext:value-type="float">
            <text:p>1665015</text:p>
          </table:table-cell>
          <table:table-cell office:value-type="float" office:value="2623788" calcext:value-type="float">
            <text:p>2623788</text:p>
          </table:table-cell>
          <table:table-cell table:formula="of:=[.B165]-[.B16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675106" calcext:value-type="float">
            <text:p>1675106</text:p>
          </table:table-cell>
          <table:table-cell office:value-type="float" office:value="2639690" calcext:value-type="float">
            <text:p>2639690</text:p>
          </table:table-cell>
          <table:table-cell table:formula="of:=[.B166]-[.B16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85197" calcext:value-type="float">
            <text:p>1685197</text:p>
          </table:table-cell>
          <table:table-cell office:value-type="float" office:value="2655584" calcext:value-type="float">
            <text:p>2655584</text:p>
          </table:table-cell>
          <table:table-cell table:formula="of:=[.B167]-[.B166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695288" calcext:value-type="float">
            <text:p>1695288</text:p>
          </table:table-cell>
          <table:table-cell office:value-type="float" office:value="2671484" calcext:value-type="float">
            <text:p>2671484</text:p>
          </table:table-cell>
          <table:table-cell table:formula="of:=[.B168]-[.B16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05379" calcext:value-type="float">
            <text:p>1705379</text:p>
          </table:table-cell>
          <table:table-cell office:value-type="float" office:value="2687379" calcext:value-type="float">
            <text:p>2687379</text:p>
          </table:table-cell>
          <table:table-cell table:formula="of:=[.B169]-[.B16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715470" calcext:value-type="float">
            <text:p>1715470</text:p>
          </table:table-cell>
          <table:table-cell office:value-type="float" office:value="2703269" calcext:value-type="float">
            <text:p>2703269</text:p>
          </table:table-cell>
          <table:table-cell table:formula="of:=[.B170]-[.B16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725561" calcext:value-type="float">
            <text:p>1725561</text:p>
          </table:table-cell>
          <table:table-cell office:value-type="float" office:value="2719165" calcext:value-type="float">
            <text:p>2719165</text:p>
          </table:table-cell>
          <table:table-cell table:formula="of:=[.B171]-[.B170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35652" calcext:value-type="float">
            <text:p>1735652</text:p>
          </table:table-cell>
          <table:table-cell office:value-type="float" office:value="2735073" calcext:value-type="float">
            <text:p>2735073</text:p>
          </table:table-cell>
          <table:table-cell table:formula="of:=[.B172]-[.B17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45743" calcext:value-type="float">
            <text:p>1745743</text:p>
          </table:table-cell>
          <table:table-cell office:value-type="float" office:value="2750974" calcext:value-type="float">
            <text:p>2750974</text:p>
          </table:table-cell>
          <table:table-cell table:formula="of:=[.B173]-[.B17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55834" calcext:value-type="float">
            <text:p>1755834</text:p>
          </table:table-cell>
          <table:table-cell office:value-type="float" office:value="2766883" calcext:value-type="float">
            <text:p>2766883</text:p>
          </table:table-cell>
          <table:table-cell table:formula="of:=[.B174]-[.B17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765925" calcext:value-type="float">
            <text:p>1765925</text:p>
          </table:table-cell>
          <table:table-cell office:value-type="float" office:value="2782794" calcext:value-type="float">
            <text:p>2782794</text:p>
          </table:table-cell>
          <table:table-cell table:formula="of:=[.B175]-[.B17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776016" calcext:value-type="float">
            <text:p>1776016</text:p>
          </table:table-cell>
          <table:table-cell office:value-type="float" office:value="2798690" calcext:value-type="float">
            <text:p>2798690</text:p>
          </table:table-cell>
          <table:table-cell table:formula="of:=[.B176]-[.B175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86107" calcext:value-type="float">
            <text:p>1786107</text:p>
          </table:table-cell>
          <table:table-cell office:value-type="float" office:value="2814598" calcext:value-type="float">
            <text:p>2814598</text:p>
          </table:table-cell>
          <table:table-cell table:formula="of:=[.B177]-[.B17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96198" calcext:value-type="float">
            <text:p>1796198</text:p>
          </table:table-cell>
          <table:table-cell office:value-type="float" office:value="2830500" calcext:value-type="float">
            <text:p>2830500</text:p>
          </table:table-cell>
          <table:table-cell table:formula="of:=[.B178]-[.B17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06289" calcext:value-type="float">
            <text:p>1806289</text:p>
          </table:table-cell>
          <table:table-cell office:value-type="float" office:value="2846404" calcext:value-type="float">
            <text:p>2846404</text:p>
          </table:table-cell>
          <table:table-cell table:formula="of:=[.B179]-[.B17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16380" calcext:value-type="float">
            <text:p>1816380</text:p>
          </table:table-cell>
          <table:table-cell office:value-type="float" office:value="2862296" calcext:value-type="float">
            <text:p>2862296</text:p>
          </table:table-cell>
          <table:table-cell table:formula="of:=[.B180]-[.B17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826471" calcext:value-type="float">
            <text:p>1826471</text:p>
          </table:table-cell>
          <table:table-cell office:value-type="float" office:value="2878209" calcext:value-type="float">
            <text:p>2878209</text:p>
          </table:table-cell>
          <table:table-cell table:formula="of:=[.B181]-[.B180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836562" calcext:value-type="float">
            <text:p>1836562</text:p>
          </table:table-cell>
          <table:table-cell office:value-type="float" office:value="2894113" calcext:value-type="float">
            <text:p>2894113</text:p>
          </table:table-cell>
          <table:table-cell table:formula="of:=[.B182]-[.B18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46653" calcext:value-type="float">
            <text:p>1846653</text:p>
          </table:table-cell>
          <table:table-cell office:value-type="float" office:value="2910020" calcext:value-type="float">
            <text:p>2910020</text:p>
          </table:table-cell>
          <table:table-cell table:formula="of:=[.B183]-[.B18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56744" calcext:value-type="float">
            <text:p>1856744</text:p>
          </table:table-cell>
          <table:table-cell office:value-type="float" office:value="2925919" calcext:value-type="float">
            <text:p>2925919</text:p>
          </table:table-cell>
          <table:table-cell table:formula="of:=[.B184]-[.B18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866835" calcext:value-type="float">
            <text:p>1866835</text:p>
          </table:table-cell>
          <table:table-cell office:value-type="float" office:value="2941809" calcext:value-type="float">
            <text:p>2941809</text:p>
          </table:table-cell>
          <table:table-cell table:formula="of:=[.B185]-[.B18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876926" calcext:value-type="float">
            <text:p>1876926</text:p>
          </table:table-cell>
          <table:table-cell office:value-type="float" office:value="2957723" calcext:value-type="float">
            <text:p>2957723</text:p>
          </table:table-cell>
          <table:table-cell table:formula="of:=[.B186]-[.B18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887017" calcext:value-type="float">
            <text:p>1887017</text:p>
          </table:table-cell>
          <table:table-cell office:value-type="float" office:value="2973625" calcext:value-type="float">
            <text:p>2973625</text:p>
          </table:table-cell>
          <table:table-cell table:formula="of:=[.B187]-[.B18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97108" calcext:value-type="float">
            <text:p>1897108</text:p>
          </table:table-cell>
          <table:table-cell office:value-type="float" office:value="2989517" calcext:value-type="float">
            <text:p>2989517</text:p>
          </table:table-cell>
          <table:table-cell table:formula="of:=[.B188]-[.B18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07199" calcext:value-type="float">
            <text:p>1907199</text:p>
          </table:table-cell>
          <table:table-cell office:value-type="float" office:value="3005418" calcext:value-type="float">
            <text:p>3005418</text:p>
          </table:table-cell>
          <table:table-cell table:formula="of:=[.B189]-[.B18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17290" calcext:value-type="float">
            <text:p>1917290</text:p>
          </table:table-cell>
          <table:table-cell office:value-type="float" office:value="3021319" calcext:value-type="float">
            <text:p>3021319</text:p>
          </table:table-cell>
          <table:table-cell table:formula="of:=[.B190]-[.B18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27381" calcext:value-type="float">
            <text:p>1927381</text:p>
          </table:table-cell>
          <table:table-cell office:value-type="float" office:value="3037205" calcext:value-type="float">
            <text:p>3037205</text:p>
          </table:table-cell>
          <table:table-cell table:formula="of:=[.B191]-[.B190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937472" calcext:value-type="float">
            <text:p>1937472</text:p>
          </table:table-cell>
          <table:table-cell office:value-type="float" office:value="3053100" calcext:value-type="float">
            <text:p>3053100</text:p>
          </table:table-cell>
          <table:table-cell table:formula="of:=[.B192]-[.B19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947563" calcext:value-type="float">
            <text:p>1947563</text:p>
          </table:table-cell>
          <table:table-cell office:value-type="float" office:value="3069007" calcext:value-type="float">
            <text:p>3069007</text:p>
          </table:table-cell>
          <table:table-cell table:formula="of:=[.B193]-[.B19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57654" calcext:value-type="float">
            <text:p>1957654</text:p>
          </table:table-cell>
          <table:table-cell office:value-type="float" office:value="3084911" calcext:value-type="float">
            <text:p>3084911</text:p>
          </table:table-cell>
          <table:table-cell table:formula="of:=[.B194]-[.B19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67745" calcext:value-type="float">
            <text:p>1967745</text:p>
          </table:table-cell>
          <table:table-cell office:value-type="float" office:value="3100807" calcext:value-type="float">
            <text:p>3100807</text:p>
          </table:table-cell>
          <table:table-cell table:formula="of:=[.B195]-[.B19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977836" calcext:value-type="float">
            <text:p>1977836</text:p>
          </table:table-cell>
          <table:table-cell office:value-type="float" office:value="3116719" calcext:value-type="float">
            <text:p>3116719</text:p>
          </table:table-cell>
          <table:table-cell table:formula="of:=[.B196]-[.B19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87927" calcext:value-type="float">
            <text:p>1987927</text:p>
          </table:table-cell>
          <table:table-cell office:value-type="float" office:value="3132626" calcext:value-type="float">
            <text:p>3132626</text:p>
          </table:table-cell>
          <table:table-cell table:formula="of:=[.B197]-[.B19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98018" calcext:value-type="float">
            <text:p>1998018</text:p>
          </table:table-cell>
          <table:table-cell office:value-type="float" office:value="3148527" calcext:value-type="float">
            <text:p>3148527</text:p>
          </table:table-cell>
          <table:table-cell table:formula="of:=[.B198]-[.B19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08109" calcext:value-type="float">
            <text:p>2008109</text:p>
          </table:table-cell>
          <table:table-cell office:value-type="float" office:value="3164441" calcext:value-type="float">
            <text:p>3164441</text:p>
          </table:table-cell>
          <table:table-cell table:formula="of:=[.B199]-[.B198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018200" calcext:value-type="float">
            <text:p>2018200</text:p>
          </table:table-cell>
          <table:table-cell office:value-type="float" office:value="3180335" calcext:value-type="float">
            <text:p>3180335</text:p>
          </table:table-cell>
          <table:table-cell table:formula="of:=[.B200]-[.B19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028291" calcext:value-type="float">
            <text:p>2028291</text:p>
          </table:table-cell>
          <table:table-cell office:value-type="float" office:value="3196228" calcext:value-type="float">
            <text:p>3196228</text:p>
          </table:table-cell>
          <table:table-cell table:formula="of:=[.B201]-[.B20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038382" calcext:value-type="float">
            <text:p>2038382</text:p>
          </table:table-cell>
          <table:table-cell office:value-type="float" office:value="3212139" calcext:value-type="float">
            <text:p>3212139</text:p>
          </table:table-cell>
          <table:table-cell table:formula="of:=[.B202]-[.B20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048473" calcext:value-type="float">
            <text:p>2048473</text:p>
          </table:table-cell>
          <table:table-cell office:value-type="float" office:value="3228047" calcext:value-type="float">
            <text:p>3228047</text:p>
          </table:table-cell>
          <table:table-cell table:formula="of:=[.B203]-[.B20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058564" calcext:value-type="float">
            <text:p>2058564</text:p>
          </table:table-cell>
          <table:table-cell office:value-type="float" office:value="3243949" calcext:value-type="float">
            <text:p>3243949</text:p>
          </table:table-cell>
          <table:table-cell table:formula="of:=[.B204]-[.B20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68655" calcext:value-type="float">
            <text:p>2068655</text:p>
          </table:table-cell>
          <table:table-cell office:value-type="float" office:value="3259852" calcext:value-type="float">
            <text:p>3259852</text:p>
          </table:table-cell>
          <table:table-cell table:formula="of:=[.B205]-[.B20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078746" calcext:value-type="float">
            <text:p>2078746</text:p>
          </table:table-cell>
          <table:table-cell office:value-type="float" office:value="3275744" calcext:value-type="float">
            <text:p>3275744</text:p>
          </table:table-cell>
          <table:table-cell table:formula="of:=[.B206]-[.B205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088837" calcext:value-type="float">
            <text:p>2088837</text:p>
          </table:table-cell>
          <table:table-cell office:value-type="float" office:value="3291648" calcext:value-type="float">
            <text:p>3291648</text:p>
          </table:table-cell>
          <table:table-cell table:formula="of:=[.B207]-[.B20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98928" calcext:value-type="float">
            <text:p>2098928</text:p>
          </table:table-cell>
          <table:table-cell office:value-type="float" office:value="3307557" calcext:value-type="float">
            <text:p>3307557</text:p>
          </table:table-cell>
          <table:table-cell table:formula="of:=[.B208]-[.B20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09019" calcext:value-type="float">
            <text:p>2109019</text:p>
          </table:table-cell>
          <table:table-cell office:value-type="float" office:value="3323453" calcext:value-type="float">
            <text:p>3323453</text:p>
          </table:table-cell>
          <table:table-cell table:formula="of:=[.B209]-[.B20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119110" calcext:value-type="float">
            <text:p>2119110</text:p>
          </table:table-cell>
          <table:table-cell office:value-type="float" office:value="3339345" calcext:value-type="float">
            <text:p>3339345</text:p>
          </table:table-cell>
          <table:table-cell table:formula="of:=[.B210]-[.B20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29201" calcext:value-type="float">
            <text:p>2129201</text:p>
          </table:table-cell>
          <table:table-cell office:value-type="float" office:value="3355251" calcext:value-type="float">
            <text:p>3355251</text:p>
          </table:table-cell>
          <table:table-cell table:formula="of:=[.B211]-[.B21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139292" calcext:value-type="float">
            <text:p>2139292</text:p>
          </table:table-cell>
          <table:table-cell office:value-type="float" office:value="3371143" calcext:value-type="float">
            <text:p>3371143</text:p>
          </table:table-cell>
          <table:table-cell table:formula="of:=[.B212]-[.B21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49383" calcext:value-type="float">
            <text:p>2149383</text:p>
          </table:table-cell>
          <table:table-cell office:value-type="float" office:value="3387032" calcext:value-type="float">
            <text:p>3387032</text:p>
          </table:table-cell>
          <table:table-cell table:formula="of:=[.B213]-[.B21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159474" calcext:value-type="float">
            <text:p>2159474</text:p>
          </table:table-cell>
          <table:table-cell office:value-type="float" office:value="3402931" calcext:value-type="float">
            <text:p>3402931</text:p>
          </table:table-cell>
          <table:table-cell table:formula="of:=[.B214]-[.B21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69565" calcext:value-type="float">
            <text:p>2169565</text:p>
          </table:table-cell>
          <table:table-cell office:value-type="float" office:value="3418838" calcext:value-type="float">
            <text:p>3418838</text:p>
          </table:table-cell>
          <table:table-cell table:formula="of:=[.B215]-[.B21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79656" calcext:value-type="float">
            <text:p>2179656</text:p>
          </table:table-cell>
          <table:table-cell office:value-type="float" office:value="3434739" calcext:value-type="float">
            <text:p>3434739</text:p>
          </table:table-cell>
          <table:table-cell table:formula="of:=[.B216]-[.B21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89747" calcext:value-type="float">
            <text:p>2189747</text:p>
          </table:table-cell>
          <table:table-cell office:value-type="float" office:value="3450651" calcext:value-type="float">
            <text:p>3450651</text:p>
          </table:table-cell>
          <table:table-cell table:formula="of:=[.B217]-[.B21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199838" calcext:value-type="float">
            <text:p>2199838</text:p>
          </table:table-cell>
          <table:table-cell office:value-type="float" office:value="3466563" calcext:value-type="float">
            <text:p>3466563</text:p>
          </table:table-cell>
          <table:table-cell table:formula="of:=[.B218]-[.B21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209929" calcext:value-type="float">
            <text:p>2209929</text:p>
          </table:table-cell>
          <table:table-cell office:value-type="float" office:value="3482455" calcext:value-type="float">
            <text:p>3482455</text:p>
          </table:table-cell>
          <table:table-cell table:formula="of:=[.B219]-[.B21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220020" calcext:value-type="float">
            <text:p>2220020</text:p>
          </table:table-cell>
          <table:table-cell office:value-type="float" office:value="3498362" calcext:value-type="float">
            <text:p>3498362</text:p>
          </table:table-cell>
          <table:table-cell table:formula="of:=[.B220]-[.B21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230111" calcext:value-type="float">
            <text:p>2230111</text:p>
          </table:table-cell>
          <table:table-cell office:value-type="float" office:value="3514266" calcext:value-type="float">
            <text:p>3514266</text:p>
          </table:table-cell>
          <table:table-cell table:formula="of:=[.B221]-[.B22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40202" calcext:value-type="float">
            <text:p>2240202</text:p>
          </table:table-cell>
          <table:table-cell office:value-type="float" office:value="3530169" calcext:value-type="float">
            <text:p>3530169</text:p>
          </table:table-cell>
          <table:table-cell table:formula="of:=[.B222]-[.B22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250293" calcext:value-type="float">
            <text:p>2250293</text:p>
          </table:table-cell>
          <table:table-cell office:value-type="float" office:value="3546064" calcext:value-type="float">
            <text:p>3546064</text:p>
          </table:table-cell>
          <table:table-cell table:formula="of:=[.B223]-[.B22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260384" calcext:value-type="float">
            <text:p>2260384</text:p>
          </table:table-cell>
          <table:table-cell office:value-type="float" office:value="3561970" calcext:value-type="float">
            <text:p>3561970</text:p>
          </table:table-cell>
          <table:table-cell table:formula="of:=[.B224]-[.B22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70475" calcext:value-type="float">
            <text:p>2270475</text:p>
          </table:table-cell>
          <table:table-cell office:value-type="float" office:value="3577877" calcext:value-type="float">
            <text:p>3577877</text:p>
          </table:table-cell>
          <table:table-cell table:formula="of:=[.B225]-[.B22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280566" calcext:value-type="float">
            <text:p>2280566</text:p>
          </table:table-cell>
          <table:table-cell office:value-type="float" office:value="3593783" calcext:value-type="float">
            <text:p>3593783</text:p>
          </table:table-cell>
          <table:table-cell table:formula="of:=[.B226]-[.B22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90657" calcext:value-type="float">
            <text:p>2290657</text:p>
          </table:table-cell>
          <table:table-cell office:value-type="float" office:value="3609687" calcext:value-type="float">
            <text:p>3609687</text:p>
          </table:table-cell>
          <table:table-cell table:formula="of:=[.B227]-[.B22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00748" calcext:value-type="float">
            <text:p>2300748</text:p>
          </table:table-cell>
          <table:table-cell office:value-type="float" office:value="3625578" calcext:value-type="float">
            <text:p>3625578</text:p>
          </table:table-cell>
          <table:table-cell table:formula="of:=[.B228]-[.B22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310839" calcext:value-type="float">
            <text:p>2310839</text:p>
          </table:table-cell>
          <table:table-cell office:value-type="float" office:value="3641489" calcext:value-type="float">
            <text:p>3641489</text:p>
          </table:table-cell>
          <table:table-cell table:formula="of:=[.B229]-[.B228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320930" calcext:value-type="float">
            <text:p>2320930</text:p>
          </table:table-cell>
          <table:table-cell office:value-type="float" office:value="3657390" calcext:value-type="float">
            <text:p>3657390</text:p>
          </table:table-cell>
          <table:table-cell table:formula="of:=[.B230]-[.B22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331021" calcext:value-type="float">
            <text:p>2331021</text:p>
          </table:table-cell>
          <table:table-cell office:value-type="float" office:value="3673283" calcext:value-type="float">
            <text:p>3673283</text:p>
          </table:table-cell>
          <table:table-cell table:formula="of:=[.B231]-[.B23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341112" calcext:value-type="float">
            <text:p>2341112</text:p>
          </table:table-cell>
          <table:table-cell office:value-type="float" office:value="3689180" calcext:value-type="float">
            <text:p>3689180</text:p>
          </table:table-cell>
          <table:table-cell table:formula="of:=[.B232]-[.B23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351203" calcext:value-type="float">
            <text:p>2351203</text:p>
          </table:table-cell>
          <table:table-cell office:value-type="float" office:value="3705084" calcext:value-type="float">
            <text:p>3705084</text:p>
          </table:table-cell>
          <table:table-cell table:formula="of:=[.B233]-[.B23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61294" calcext:value-type="float">
            <text:p>2361294</text:p>
          </table:table-cell>
          <table:table-cell office:value-type="float" office:value="3720967" calcext:value-type="float">
            <text:p>3720967</text:p>
          </table:table-cell>
          <table:table-cell table:formula="of:=[.B234]-[.B233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2371385" calcext:value-type="float">
            <text:p>2371385</text:p>
          </table:table-cell>
          <table:table-cell office:value-type="float" office:value="3736858" calcext:value-type="float">
            <text:p>3736858</text:p>
          </table:table-cell>
          <table:table-cell table:formula="of:=[.B235]-[.B23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381476" calcext:value-type="float">
            <text:p>2381476</text:p>
          </table:table-cell>
          <table:table-cell office:value-type="float" office:value="3752770" calcext:value-type="float">
            <text:p>3752770</text:p>
          </table:table-cell>
          <table:table-cell table:formula="of:=[.B236]-[.B23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391567" calcext:value-type="float">
            <text:p>2391567</text:p>
          </table:table-cell>
          <table:table-cell office:value-type="float" office:value="3768673" calcext:value-type="float">
            <text:p>3768673</text:p>
          </table:table-cell>
          <table:table-cell table:formula="of:=[.B237]-[.B23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401658" calcext:value-type="float">
            <text:p>2401658</text:p>
          </table:table-cell>
          <table:table-cell office:value-type="float" office:value="3784573" calcext:value-type="float">
            <text:p>3784573</text:p>
          </table:table-cell>
          <table:table-cell table:formula="of:=[.B238]-[.B23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411749" calcext:value-type="float">
            <text:p>2411749</text:p>
          </table:table-cell>
          <table:table-cell office:value-type="float" office:value="3800485" calcext:value-type="float">
            <text:p>3800485</text:p>
          </table:table-cell>
          <table:table-cell table:formula="of:=[.B239]-[.B238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421840" calcext:value-type="float">
            <text:p>2421840</text:p>
          </table:table-cell>
          <table:table-cell office:value-type="float" office:value="3816387" calcext:value-type="float">
            <text:p>3816387</text:p>
          </table:table-cell>
          <table:table-cell table:formula="of:=[.B240]-[.B23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431931" calcext:value-type="float">
            <text:p>2431931</text:p>
          </table:table-cell>
          <table:table-cell office:value-type="float" office:value="3832290" calcext:value-type="float">
            <text:p>3832290</text:p>
          </table:table-cell>
          <table:table-cell table:formula="of:=[.B241]-[.B24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442022" calcext:value-type="float">
            <text:p>2442022</text:p>
          </table:table-cell>
          <table:table-cell office:value-type="float" office:value="3848204" calcext:value-type="float">
            <text:p>3848204</text:p>
          </table:table-cell>
          <table:table-cell table:formula="of:=[.B242]-[.B24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452113" calcext:value-type="float">
            <text:p>2452113</text:p>
          </table:table-cell>
          <table:table-cell office:value-type="float" office:value="3864101" calcext:value-type="float">
            <text:p>3864101</text:p>
          </table:table-cell>
          <table:table-cell table:formula="of:=[.B243]-[.B24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462204" calcext:value-type="float">
            <text:p>2462204</text:p>
          </table:table-cell>
          <table:table-cell office:value-type="float" office:value="3879994" calcext:value-type="float">
            <text:p>3879994</text:p>
          </table:table-cell>
          <table:table-cell table:formula="of:=[.B244]-[.B24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472295" calcext:value-type="float">
            <text:p>2472295</text:p>
          </table:table-cell>
          <table:table-cell office:value-type="float" office:value="3895901" calcext:value-type="float">
            <text:p>3895901</text:p>
          </table:table-cell>
          <table:table-cell table:formula="of:=[.B245]-[.B24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482386" calcext:value-type="float">
            <text:p>2482386</text:p>
          </table:table-cell>
          <table:table-cell office:value-type="float" office:value="3911808" calcext:value-type="float">
            <text:p>3911808</text:p>
          </table:table-cell>
          <table:table-cell table:formula="of:=[.B246]-[.B245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492477" calcext:value-type="float">
            <text:p>2492477</text:p>
          </table:table-cell>
          <table:table-cell office:value-type="float" office:value="3927719" calcext:value-type="float">
            <text:p>3927719</text:p>
          </table:table-cell>
          <table:table-cell table:formula="of:=[.B247]-[.B24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502568" calcext:value-type="float">
            <text:p>2502568</text:p>
          </table:table-cell>
          <table:table-cell office:value-type="float" office:value="3943620" calcext:value-type="float">
            <text:p>3943620</text:p>
          </table:table-cell>
          <table:table-cell table:formula="of:=[.B248]-[.B24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512659" calcext:value-type="float">
            <text:p>2512659</text:p>
          </table:table-cell>
          <table:table-cell office:value-type="float" office:value="3959504" calcext:value-type="float">
            <text:p>3959504</text:p>
          </table:table-cell>
          <table:table-cell table:formula="of:=[.B249]-[.B248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2522750" calcext:value-type="float">
            <text:p>2522750</text:p>
          </table:table-cell>
          <table:table-cell office:value-type="float" office:value="3975413" calcext:value-type="float">
            <text:p>3975413</text:p>
          </table:table-cell>
          <table:table-cell table:formula="of:=[.B250]-[.B249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532841" calcext:value-type="float">
            <text:p>2532841</text:p>
          </table:table-cell>
          <table:table-cell office:value-type="float" office:value="3991325" calcext:value-type="float">
            <text:p>3991325</text:p>
          </table:table-cell>
          <table:table-cell table:formula="of:=[.B251]-[.B25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542932" calcext:value-type="float">
            <text:p>2542932</text:p>
          </table:table-cell>
          <table:table-cell office:value-type="float" office:value="4007217" calcext:value-type="float">
            <text:p>4007217</text:p>
          </table:table-cell>
          <table:table-cell table:formula="of:=[.B252]-[.B25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553023" calcext:value-type="float">
            <text:p>2553023</text:p>
          </table:table-cell>
          <table:table-cell office:value-type="float" office:value="4023114" calcext:value-type="float">
            <text:p>4023114</text:p>
          </table:table-cell>
          <table:table-cell table:formula="of:=[.B253]-[.B25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563114" calcext:value-type="float">
            <text:p>2563114</text:p>
          </table:table-cell>
          <table:table-cell office:value-type="float" office:value="4039015" calcext:value-type="float">
            <text:p>4039015</text:p>
          </table:table-cell>
          <table:table-cell table:formula="of:=[.B254]-[.B25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573205" calcext:value-type="float">
            <text:p>2573205</text:p>
          </table:table-cell>
          <table:table-cell office:value-type="float" office:value="4054905" calcext:value-type="float">
            <text:p>4054905</text:p>
          </table:table-cell>
          <table:table-cell table:formula="of:=[.B255]-[.B25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583296" calcext:value-type="float">
            <text:p>2583296</text:p>
          </table:table-cell>
          <table:table-cell office:value-type="float" office:value="4070796" calcext:value-type="float">
            <text:p>4070796</text:p>
          </table:table-cell>
          <table:table-cell table:formula="of:=[.B256]-[.B25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593387" calcext:value-type="float">
            <text:p>2593387</text:p>
          </table:table-cell>
          <table:table-cell office:value-type="float" office:value="4086696" calcext:value-type="float">
            <text:p>4086696</text:p>
          </table:table-cell>
          <table:table-cell table:formula="of:=[.B257]-[.B25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603478" calcext:value-type="float">
            <text:p>2603478</text:p>
          </table:table-cell>
          <table:table-cell office:value-type="float" office:value="4102606" calcext:value-type="float">
            <text:p>4102606</text:p>
          </table:table-cell>
          <table:table-cell table:formula="of:=[.B258]-[.B25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613569" calcext:value-type="float">
            <text:p>2613569</text:p>
          </table:table-cell>
          <table:table-cell office:value-type="float" office:value="4118506" calcext:value-type="float">
            <text:p>4118506</text:p>
          </table:table-cell>
          <table:table-cell table:formula="of:=[.B259]-[.B25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623660" calcext:value-type="float">
            <text:p>2623660</text:p>
          </table:table-cell>
          <table:table-cell office:value-type="float" office:value="4134417" calcext:value-type="float">
            <text:p>4134417</text:p>
          </table:table-cell>
          <table:table-cell table:formula="of:=[.B260]-[.B25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633751" calcext:value-type="float">
            <text:p>2633751</text:p>
          </table:table-cell>
          <table:table-cell office:value-type="float" office:value="4150327" calcext:value-type="float">
            <text:p>4150327</text:p>
          </table:table-cell>
          <table:table-cell table:formula="of:=[.B261]-[.B26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643842" calcext:value-type="float">
            <text:p>2643842</text:p>
          </table:table-cell>
          <table:table-cell office:value-type="float" office:value="4166219" calcext:value-type="float">
            <text:p>4166219</text:p>
          </table:table-cell>
          <table:table-cell table:formula="of:=[.B262]-[.B26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653933" calcext:value-type="float">
            <text:p>2653933</text:p>
          </table:table-cell>
          <table:table-cell office:value-type="float" office:value="4182132" calcext:value-type="float">
            <text:p>4182132</text:p>
          </table:table-cell>
          <table:table-cell table:formula="of:=[.B263]-[.B26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664024" calcext:value-type="float">
            <text:p>2664024</text:p>
          </table:table-cell>
          <table:table-cell office:value-type="float" office:value="4198030" calcext:value-type="float">
            <text:p>4198030</text:p>
          </table:table-cell>
          <table:table-cell table:formula="of:=[.B264]-[.B26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674115" calcext:value-type="float">
            <text:p>2674115</text:p>
          </table:table-cell>
          <table:table-cell office:value-type="float" office:value="4213926" calcext:value-type="float">
            <text:p>4213926</text:p>
          </table:table-cell>
          <table:table-cell table:formula="of:=[.B265]-[.B26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684206" calcext:value-type="float">
            <text:p>2684206</text:p>
          </table:table-cell>
          <table:table-cell office:value-type="float" office:value="4229828" calcext:value-type="float">
            <text:p>4229828</text:p>
          </table:table-cell>
          <table:table-cell table:formula="of:=[.B266]-[.B26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694297" calcext:value-type="float">
            <text:p>2694297</text:p>
          </table:table-cell>
          <table:table-cell office:value-type="float" office:value="4245733" calcext:value-type="float">
            <text:p>4245733</text:p>
          </table:table-cell>
          <table:table-cell table:formula="of:=[.B267]-[.B26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704388" calcext:value-type="float">
            <text:p>2704388</text:p>
          </table:table-cell>
          <table:table-cell office:value-type="float" office:value="4261642" calcext:value-type="float">
            <text:p>4261642</text:p>
          </table:table-cell>
          <table:table-cell table:formula="of:=[.B268]-[.B26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714479" calcext:value-type="float">
            <text:p>2714479</text:p>
          </table:table-cell>
          <table:table-cell office:value-type="float" office:value="4277546" calcext:value-type="float">
            <text:p>4277546</text:p>
          </table:table-cell>
          <table:table-cell table:formula="of:=[.B269]-[.B26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724570" calcext:value-type="float">
            <text:p>2724570</text:p>
          </table:table-cell>
          <table:table-cell office:value-type="float" office:value="4293451" calcext:value-type="float">
            <text:p>4293451</text:p>
          </table:table-cell>
          <table:table-cell table:formula="of:=[.B270]-[.B26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734661" calcext:value-type="float">
            <text:p>2734661</text:p>
          </table:table-cell>
          <table:table-cell office:value-type="float" office:value="4309339" calcext:value-type="float">
            <text:p>4309339</text:p>
          </table:table-cell>
          <table:table-cell table:formula="of:=[.B271]-[.B270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744752" calcext:value-type="float">
            <text:p>2744752</text:p>
          </table:table-cell>
          <table:table-cell office:value-type="float" office:value="4325254" calcext:value-type="float">
            <text:p>4325254</text:p>
          </table:table-cell>
          <table:table-cell table:formula="of:=[.B272]-[.B271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2754843" calcext:value-type="float">
            <text:p>2754843</text:p>
          </table:table-cell>
          <table:table-cell office:value-type="float" office:value="4341153" calcext:value-type="float">
            <text:p>4341153</text:p>
          </table:table-cell>
          <table:table-cell table:formula="of:=[.B273]-[.B27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764934" calcext:value-type="float">
            <text:p>2764934</text:p>
          </table:table-cell>
          <table:table-cell office:value-type="float" office:value="4357044" calcext:value-type="float">
            <text:p>4357044</text:p>
          </table:table-cell>
          <table:table-cell table:formula="of:=[.B274]-[.B27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775025" calcext:value-type="float">
            <text:p>2775025</text:p>
          </table:table-cell>
          <table:table-cell office:value-type="float" office:value="4372942" calcext:value-type="float">
            <text:p>4372942</text:p>
          </table:table-cell>
          <table:table-cell table:formula="of:=[.B275]-[.B27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785116" calcext:value-type="float">
            <text:p>2785116</text:p>
          </table:table-cell>
          <table:table-cell office:value-type="float" office:value="4388846" calcext:value-type="float">
            <text:p>4388846</text:p>
          </table:table-cell>
          <table:table-cell table:formula="of:=[.B276]-[.B27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795207" calcext:value-type="float">
            <text:p>2795207</text:p>
          </table:table-cell>
          <table:table-cell office:value-type="float" office:value="4404731" calcext:value-type="float">
            <text:p>4404731</text:p>
          </table:table-cell>
          <table:table-cell table:formula="of:=[.B277]-[.B276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2805298" calcext:value-type="float">
            <text:p>2805298</text:p>
          </table:table-cell>
          <table:table-cell office:value-type="float" office:value="4420626" calcext:value-type="float">
            <text:p>4420626</text:p>
          </table:table-cell>
          <table:table-cell table:formula="of:=[.B278]-[.B27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815389" calcext:value-type="float">
            <text:p>2815389</text:p>
          </table:table-cell>
          <table:table-cell office:value-type="float" office:value="4436536" calcext:value-type="float">
            <text:p>4436536</text:p>
          </table:table-cell>
          <table:table-cell table:formula="of:=[.B279]-[.B27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825480" calcext:value-type="float">
            <text:p>2825480</text:p>
          </table:table-cell>
          <table:table-cell office:value-type="float" office:value="4452438" calcext:value-type="float">
            <text:p>4452438</text:p>
          </table:table-cell>
          <table:table-cell table:formula="of:=[.B280]-[.B27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835571" calcext:value-type="float">
            <text:p>2835571</text:p>
          </table:table-cell>
          <table:table-cell office:value-type="float" office:value="4468341" calcext:value-type="float">
            <text:p>4468341</text:p>
          </table:table-cell>
          <table:table-cell table:formula="of:=[.B281]-[.B28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845662" calcext:value-type="float">
            <text:p>2845662</text:p>
          </table:table-cell>
          <table:table-cell office:value-type="float" office:value="4484253" calcext:value-type="float">
            <text:p>4484253</text:p>
          </table:table-cell>
          <table:table-cell table:formula="of:=[.B282]-[.B28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855753" calcext:value-type="float">
            <text:p>2855753</text:p>
          </table:table-cell>
          <table:table-cell office:value-type="float" office:value="4500156" calcext:value-type="float">
            <text:p>4500156</text:p>
          </table:table-cell>
          <table:table-cell table:formula="of:=[.B283]-[.B28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865844" calcext:value-type="float">
            <text:p>2865844</text:p>
          </table:table-cell>
          <table:table-cell office:value-type="float" office:value="4516055" calcext:value-type="float">
            <text:p>4516055</text:p>
          </table:table-cell>
          <table:table-cell table:formula="of:=[.B284]-[.B28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875935" calcext:value-type="float">
            <text:p>2875935</text:p>
          </table:table-cell>
          <table:table-cell office:value-type="float" office:value="4531967" calcext:value-type="float">
            <text:p>4531967</text:p>
          </table:table-cell>
          <table:table-cell table:formula="of:=[.B285]-[.B28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886026" calcext:value-type="float">
            <text:p>2886026</text:p>
          </table:table-cell>
          <table:table-cell office:value-type="float" office:value="4547864" calcext:value-type="float">
            <text:p>4547864</text:p>
          </table:table-cell>
          <table:table-cell table:formula="of:=[.B286]-[.B285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896117" calcext:value-type="float">
            <text:p>2896117</text:p>
          </table:table-cell>
          <table:table-cell office:value-type="float" office:value="4563762" calcext:value-type="float">
            <text:p>4563762</text:p>
          </table:table-cell>
          <table:table-cell table:formula="of:=[.B287]-[.B28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906208" calcext:value-type="float">
            <text:p>2906208</text:p>
          </table:table-cell>
          <table:table-cell office:value-type="float" office:value="4579668" calcext:value-type="float">
            <text:p>4579668</text:p>
          </table:table-cell>
          <table:table-cell table:formula="of:=[.B288]-[.B28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916299" calcext:value-type="float">
            <text:p>2916299</text:p>
          </table:table-cell>
          <table:table-cell office:value-type="float" office:value="4595575" calcext:value-type="float">
            <text:p>4595575</text:p>
          </table:table-cell>
          <table:table-cell table:formula="of:=[.B289]-[.B28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926390" calcext:value-type="float">
            <text:p>2926390</text:p>
          </table:table-cell>
          <table:table-cell office:value-type="float" office:value="4611481" calcext:value-type="float">
            <text:p>4611481</text:p>
          </table:table-cell>
          <table:table-cell table:formula="of:=[.B290]-[.B28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936481" calcext:value-type="float">
            <text:p>2936481</text:p>
          </table:table-cell>
          <table:table-cell office:value-type="float" office:value="4627382" calcext:value-type="float">
            <text:p>4627382</text:p>
          </table:table-cell>
          <table:table-cell table:formula="of:=[.B291]-[.B29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946572" calcext:value-type="float">
            <text:p>2946572</text:p>
          </table:table-cell>
          <table:table-cell office:value-type="float" office:value="4643273" calcext:value-type="float">
            <text:p>4643273</text:p>
          </table:table-cell>
          <table:table-cell table:formula="of:=[.B292]-[.B29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956663" calcext:value-type="float">
            <text:p>2956663</text:p>
          </table:table-cell>
          <table:table-cell office:value-type="float" office:value="4659183" calcext:value-type="float">
            <text:p>4659183</text:p>
          </table:table-cell>
          <table:table-cell table:formula="of:=[.B293]-[.B292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966754" calcext:value-type="float">
            <text:p>2966754</text:p>
          </table:table-cell>
          <table:table-cell office:value-type="float" office:value="4675093" calcext:value-type="float">
            <text:p>4675093</text:p>
          </table:table-cell>
          <table:table-cell table:formula="of:=[.B294]-[.B29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976845" calcext:value-type="float">
            <text:p>2976845</text:p>
          </table:table-cell>
          <table:table-cell office:value-type="float" office:value="4690983" calcext:value-type="float">
            <text:p>4690983</text:p>
          </table:table-cell>
          <table:table-cell table:formula="of:=[.B295]-[.B29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986936" calcext:value-type="float">
            <text:p>2986936</text:p>
          </table:table-cell>
          <table:table-cell office:value-type="float" office:value="4706880" calcext:value-type="float">
            <text:p>4706880</text:p>
          </table:table-cell>
          <table:table-cell table:formula="of:=[.B296]-[.B295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997027" calcext:value-type="float">
            <text:p>2997027</text:p>
          </table:table-cell>
          <table:table-cell office:value-type="float" office:value="4722785" calcext:value-type="float">
            <text:p>4722785</text:p>
          </table:table-cell>
          <table:table-cell table:formula="of:=[.B297]-[.B29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007118" calcext:value-type="float">
            <text:p>3007118</text:p>
          </table:table-cell>
          <table:table-cell office:value-type="float" office:value="4738673" calcext:value-type="float">
            <text:p>4738673</text:p>
          </table:table-cell>
          <table:table-cell table:formula="of:=[.B298]-[.B297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3017209" calcext:value-type="float">
            <text:p>3017209</text:p>
          </table:table-cell>
          <table:table-cell office:value-type="float" office:value="4754562" calcext:value-type="float">
            <text:p>4754562</text:p>
          </table:table-cell>
          <table:table-cell table:formula="of:=[.B299]-[.B29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3027300" calcext:value-type="float">
            <text:p>3027300</text:p>
          </table:table-cell>
          <table:table-cell office:value-type="float" office:value="4770464" calcext:value-type="float">
            <text:p>4770464</text:p>
          </table:table-cell>
          <table:table-cell table:formula="of:=[.B300]-[.B29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037391" calcext:value-type="float">
            <text:p>3037391</text:p>
          </table:table-cell>
          <table:table-cell office:value-type="float" office:value="4786373" calcext:value-type="float">
            <text:p>4786373</text:p>
          </table:table-cell>
          <table:table-cell table:formula="of:=[.B301]-[.B30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3047482" calcext:value-type="float">
            <text:p>3047482</text:p>
          </table:table-cell>
          <table:table-cell office:value-type="float" office:value="4802273" calcext:value-type="float">
            <text:p>4802273</text:p>
          </table:table-cell>
          <table:table-cell table:formula="of:=[.B302]-[.B30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3057573" calcext:value-type="float">
            <text:p>3057573</text:p>
          </table:table-cell>
          <table:table-cell office:value-type="float" office:value="4818187" calcext:value-type="float">
            <text:p>4818187</text:p>
          </table:table-cell>
          <table:table-cell table:formula="of:=[.B303]-[.B302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3067664" calcext:value-type="float">
            <text:p>3067664</text:p>
          </table:table-cell>
          <table:table-cell office:value-type="float" office:value="4834089" calcext:value-type="float">
            <text:p>4834089</text:p>
          </table:table-cell>
          <table:table-cell table:formula="of:=[.B304]-[.B30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077755" calcext:value-type="float">
            <text:p>3077755</text:p>
          </table:table-cell>
          <table:table-cell office:value-type="float" office:value="4849983" calcext:value-type="float">
            <text:p>4849983</text:p>
          </table:table-cell>
          <table:table-cell table:formula="of:=[.B305]-[.B30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3087846" calcext:value-type="float">
            <text:p>3087846</text:p>
          </table:table-cell>
          <table:table-cell office:value-type="float" office:value="4865897" calcext:value-type="float">
            <text:p>4865897</text:p>
          </table:table-cell>
          <table:table-cell table:formula="of:=[.B306]-[.B30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3097937" calcext:value-type="float">
            <text:p>3097937</text:p>
          </table:table-cell>
          <table:table-cell office:value-type="float" office:value="4881795" calcext:value-type="float">
            <text:p>4881795</text:p>
          </table:table-cell>
          <table:table-cell table:formula="of:=[.B307]-[.B30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3108028" calcext:value-type="float">
            <text:p>3108028</text:p>
          </table:table-cell>
          <table:table-cell office:value-type="float" office:value="4897694" calcext:value-type="float">
            <text:p>4897694</text:p>
          </table:table-cell>
          <table:table-cell table:formula="of:=[.B308]-[.B30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118119" calcext:value-type="float">
            <text:p>3118119</text:p>
          </table:table-cell>
          <table:table-cell office:value-type="float" office:value="4913593" calcext:value-type="float">
            <text:p>4913593</text:p>
          </table:table-cell>
          <table:table-cell table:formula="of:=[.B309]-[.B30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128210" calcext:value-type="float">
            <text:p>3128210</text:p>
          </table:table-cell>
          <table:table-cell office:value-type="float" office:value="4929499" calcext:value-type="float">
            <text:p>4929499</text:p>
          </table:table-cell>
          <table:table-cell table:formula="of:=[.B310]-[.B30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3138301" calcext:value-type="float">
            <text:p>3138301</text:p>
          </table:table-cell>
          <table:table-cell office:value-type="float" office:value="4945407" calcext:value-type="float">
            <text:p>4945407</text:p>
          </table:table-cell>
          <table:table-cell table:formula="of:=[.B311]-[.B31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148392" calcext:value-type="float">
            <text:p>3148392</text:p>
          </table:table-cell>
          <table:table-cell office:value-type="float" office:value="4961314" calcext:value-type="float">
            <text:p>4961314</text:p>
          </table:table-cell>
          <table:table-cell table:formula="of:=[.B312]-[.B31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3158483" calcext:value-type="float">
            <text:p>3158483</text:p>
          </table:table-cell>
          <table:table-cell office:value-type="float" office:value="4977217" calcext:value-type="float">
            <text:p>4977217</text:p>
          </table:table-cell>
          <table:table-cell table:formula="of:=[.B313]-[.B31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3168574" calcext:value-type="float">
            <text:p>3168574</text:p>
          </table:table-cell>
          <table:table-cell office:value-type="float" office:value="4993104" calcext:value-type="float">
            <text:p>4993104</text:p>
          </table:table-cell>
          <table:table-cell table:formula="of:=[.B314]-[.B313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3178665" calcext:value-type="float">
            <text:p>3178665</text:p>
          </table:table-cell>
          <table:table-cell office:value-type="float" office:value="5009015" calcext:value-type="float">
            <text:p>5009015</text:p>
          </table:table-cell>
          <table:table-cell table:formula="of:=[.B315]-[.B31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3188756" calcext:value-type="float">
            <text:p>3188756</text:p>
          </table:table-cell>
          <table:table-cell office:value-type="float" office:value="5024915" calcext:value-type="float">
            <text:p>5024915</text:p>
          </table:table-cell>
          <table:table-cell table:formula="of:=[.B316]-[.B31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3198847" calcext:value-type="float">
            <text:p>3198847</text:p>
          </table:table-cell>
          <table:table-cell office:value-type="float" office:value="5040808" calcext:value-type="float">
            <text:p>5040808</text:p>
          </table:table-cell>
          <table:table-cell table:formula="of:=[.B317]-[.B31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3208938" calcext:value-type="float">
            <text:p>3208938</text:p>
          </table:table-cell>
          <table:table-cell office:value-type="float" office:value="5056705" calcext:value-type="float">
            <text:p>5056705</text:p>
          </table:table-cell>
          <table:table-cell table:formula="of:=[.B318]-[.B31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3219029" calcext:value-type="float">
            <text:p>3219029</text:p>
          </table:table-cell>
          <table:table-cell office:value-type="float" office:value="5072610" calcext:value-type="float">
            <text:p>5072610</text:p>
          </table:table-cell>
          <table:table-cell table:formula="of:=[.B319]-[.B31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229120" calcext:value-type="float">
            <text:p>3229120</text:p>
          </table:table-cell>
          <table:table-cell office:value-type="float" office:value="5088495" calcext:value-type="float">
            <text:p>5088495</text:p>
          </table:table-cell>
          <table:table-cell table:formula="of:=[.B320]-[.B319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3239211" calcext:value-type="float">
            <text:p>3239211</text:p>
          </table:table-cell>
          <table:table-cell office:value-type="float" office:value="5104394" calcext:value-type="float">
            <text:p>5104394</text:p>
          </table:table-cell>
          <table:table-cell table:formula="of:=[.B321]-[.B32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249302" calcext:value-type="float">
            <text:p>3249302</text:p>
          </table:table-cell>
          <table:table-cell office:value-type="float" office:value="5120302" calcext:value-type="float">
            <text:p>5120302</text:p>
          </table:table-cell>
          <table:table-cell table:formula="of:=[.B322]-[.B32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259393" calcext:value-type="float">
            <text:p>3259393</text:p>
          </table:table-cell>
          <table:table-cell office:value-type="float" office:value="5136204" calcext:value-type="float">
            <text:p>5136204</text:p>
          </table:table-cell>
          <table:table-cell table:formula="of:=[.B323]-[.B32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269484" calcext:value-type="float">
            <text:p>3269484</text:p>
          </table:table-cell>
          <table:table-cell office:value-type="float" office:value="5152106" calcext:value-type="float">
            <text:p>5152106</text:p>
          </table:table-cell>
          <table:table-cell table:formula="of:=[.B324]-[.B32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279575" calcext:value-type="float">
            <text:p>3279575</text:p>
          </table:table-cell>
          <table:table-cell office:value-type="float" office:value="5168020" calcext:value-type="float">
            <text:p>5168020</text:p>
          </table:table-cell>
          <table:table-cell table:formula="of:=[.B325]-[.B324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3289666" calcext:value-type="float">
            <text:p>3289666</text:p>
          </table:table-cell>
          <table:table-cell office:value-type="float" office:value="5183921" calcext:value-type="float">
            <text:p>5183921</text:p>
          </table:table-cell>
          <table:table-cell table:formula="of:=[.B326]-[.B32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299757" calcext:value-type="float">
            <text:p>3299757</text:p>
          </table:table-cell>
          <table:table-cell office:value-type="float" office:value="5199825" calcext:value-type="float">
            <text:p>5199825</text:p>
          </table:table-cell>
          <table:table-cell table:formula="of:=[.B327]-[.B32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309848" calcext:value-type="float">
            <text:p>3309848</text:p>
          </table:table-cell>
          <table:table-cell office:value-type="float" office:value="5215734" calcext:value-type="float">
            <text:p>5215734</text:p>
          </table:table-cell>
          <table:table-cell table:formula="of:=[.B328]-[.B32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3319939" calcext:value-type="float">
            <text:p>3319939</text:p>
          </table:table-cell>
          <table:table-cell office:value-type="float" office:value="5231629" calcext:value-type="float">
            <text:p>5231629</text:p>
          </table:table-cell>
          <table:table-cell table:formula="of:=[.B329]-[.B32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3330030" calcext:value-type="float">
            <text:p>3330030</text:p>
          </table:table-cell>
          <table:table-cell office:value-type="float" office:value="5247523" calcext:value-type="float">
            <text:p>5247523</text:p>
          </table:table-cell>
          <table:table-cell table:formula="of:=[.B330]-[.B32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3340121" calcext:value-type="float">
            <text:p>3340121</text:p>
          </table:table-cell>
          <table:table-cell office:value-type="float" office:value="5263433" calcext:value-type="float">
            <text:p>5263433</text:p>
          </table:table-cell>
          <table:table-cell table:formula="of:=[.B331]-[.B33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3350212" calcext:value-type="float">
            <text:p>3350212</text:p>
          </table:table-cell>
          <table:table-cell office:value-type="float" office:value="5279340" calcext:value-type="float">
            <text:p>5279340</text:p>
          </table:table-cell>
          <table:table-cell table:formula="of:=[.B332]-[.B33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3360303" calcext:value-type="float">
            <text:p>3360303</text:p>
          </table:table-cell>
          <table:table-cell office:value-type="float" office:value="5295252" calcext:value-type="float">
            <text:p>5295252</text:p>
          </table:table-cell>
          <table:table-cell table:formula="of:=[.B333]-[.B33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3370394" calcext:value-type="float">
            <text:p>3370394</text:p>
          </table:table-cell>
          <table:table-cell office:value-type="float" office:value="5311147" calcext:value-type="float">
            <text:p>5311147</text:p>
          </table:table-cell>
          <table:table-cell table:formula="of:=[.B334]-[.B33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3380485" calcext:value-type="float">
            <text:p>3380485</text:p>
          </table:table-cell>
          <table:table-cell office:value-type="float" office:value="5327036" calcext:value-type="float">
            <text:p>5327036</text:p>
          </table:table-cell>
          <table:table-cell table:formula="of:=[.B335]-[.B334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3390576" calcext:value-type="float">
            <text:p>3390576</text:p>
          </table:table-cell>
          <table:table-cell office:value-type="float" office:value="5342952" calcext:value-type="float">
            <text:p>5342952</text:p>
          </table:table-cell>
          <table:table-cell table:formula="of:=[.B336]-[.B335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3400667" calcext:value-type="float">
            <text:p>3400667</text:p>
          </table:table-cell>
          <table:table-cell office:value-type="float" office:value="5358854" calcext:value-type="float">
            <text:p>5358854</text:p>
          </table:table-cell>
          <table:table-cell table:formula="of:=[.B337]-[.B33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410758" calcext:value-type="float">
            <text:p>3410758</text:p>
          </table:table-cell>
          <table:table-cell office:value-type="float" office:value="5374746" calcext:value-type="float">
            <text:p>5374746</text:p>
          </table:table-cell>
          <table:table-cell table:formula="of:=[.B338]-[.B33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3420849" calcext:value-type="float">
            <text:p>3420849</text:p>
          </table:table-cell>
          <table:table-cell office:value-type="float" office:value="5390650" calcext:value-type="float">
            <text:p>5390650</text:p>
          </table:table-cell>
          <table:table-cell table:formula="of:=[.B339]-[.B33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430940" calcext:value-type="float">
            <text:p>3430940</text:p>
          </table:table-cell>
          <table:table-cell office:value-type="float" office:value="5406547" calcext:value-type="float">
            <text:p>5406547</text:p>
          </table:table-cell>
          <table:table-cell table:formula="of:=[.B340]-[.B33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3441031" calcext:value-type="float">
            <text:p>3441031</text:p>
          </table:table-cell>
          <table:table-cell office:value-type="float" office:value="5422438" calcext:value-type="float">
            <text:p>5422438</text:p>
          </table:table-cell>
          <table:table-cell table:formula="of:=[.B341]-[.B340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3451122" calcext:value-type="float">
            <text:p>3451122</text:p>
          </table:table-cell>
          <table:table-cell office:value-type="float" office:value="5438326" calcext:value-type="float">
            <text:p>5438326</text:p>
          </table:table-cell>
          <table:table-cell table:formula="of:=[.B342]-[.B341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3461213" calcext:value-type="float">
            <text:p>3461213</text:p>
          </table:table-cell>
          <table:table-cell office:value-type="float" office:value="5454232" calcext:value-type="float">
            <text:p>5454232</text:p>
          </table:table-cell>
          <table:table-cell table:formula="of:=[.B343]-[.B34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3471304" calcext:value-type="float">
            <text:p>3471304</text:p>
          </table:table-cell>
          <table:table-cell office:value-type="float" office:value="5470139" calcext:value-type="float">
            <text:p>5470139</text:p>
          </table:table-cell>
          <table:table-cell table:formula="of:=[.B344]-[.B34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3481395" calcext:value-type="float">
            <text:p>3481395</text:p>
          </table:table-cell>
          <table:table-cell office:value-type="float" office:value="5486040" calcext:value-type="float">
            <text:p>5486040</text:p>
          </table:table-cell>
          <table:table-cell table:formula="of:=[.B345]-[.B34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491486" calcext:value-type="float">
            <text:p>3491486</text:p>
          </table:table-cell>
          <table:table-cell office:value-type="float" office:value="5501949" calcext:value-type="float">
            <text:p>5501949</text:p>
          </table:table-cell>
          <table:table-cell table:formula="of:=[.B346]-[.B34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3501577" calcext:value-type="float">
            <text:p>3501577</text:p>
          </table:table-cell>
          <table:table-cell office:value-type="float" office:value="5517853" calcext:value-type="float">
            <text:p>5517853</text:p>
          </table:table-cell>
          <table:table-cell table:formula="of:=[.B347]-[.B34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511668" calcext:value-type="float">
            <text:p>3511668</text:p>
          </table:table-cell>
          <table:table-cell office:value-type="float" office:value="5533748" calcext:value-type="float">
            <text:p>5533748</text:p>
          </table:table-cell>
          <table:table-cell table:formula="of:=[.B348]-[.B34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3521759" calcext:value-type="float">
            <text:p>3521759</text:p>
          </table:table-cell>
          <table:table-cell office:value-type="float" office:value="5549661" calcext:value-type="float">
            <text:p>5549661</text:p>
          </table:table-cell>
          <table:table-cell table:formula="of:=[.B349]-[.B34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3531850" calcext:value-type="float">
            <text:p>3531850</text:p>
          </table:table-cell>
          <table:table-cell office:value-type="float" office:value="5565557" calcext:value-type="float">
            <text:p>5565557</text:p>
          </table:table-cell>
          <table:table-cell table:formula="of:=[.B350]-[.B34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3541941" calcext:value-type="float">
            <text:p>3541941</text:p>
          </table:table-cell>
          <table:table-cell office:value-type="float" office:value="5581460" calcext:value-type="float">
            <text:p>5581460</text:p>
          </table:table-cell>
          <table:table-cell table:formula="of:=[.B351]-[.B35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3552032" calcext:value-type="float">
            <text:p>3552032</text:p>
          </table:table-cell>
          <table:table-cell office:value-type="float" office:value="5597361" calcext:value-type="float">
            <text:p>5597361</text:p>
          </table:table-cell>
          <table:table-cell table:formula="of:=[.B352]-[.B35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562123" calcext:value-type="float">
            <text:p>3562123</text:p>
          </table:table-cell>
          <table:table-cell office:value-type="float" office:value="5613269" calcext:value-type="float">
            <text:p>5613269</text:p>
          </table:table-cell>
          <table:table-cell table:formula="of:=[.B353]-[.B35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572214" calcext:value-type="float">
            <text:p>3572214</text:p>
          </table:table-cell>
          <table:table-cell office:value-type="float" office:value="5629172" calcext:value-type="float">
            <text:p>5629172</text:p>
          </table:table-cell>
          <table:table-cell table:formula="of:=[.B354]-[.B35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3582305" calcext:value-type="float">
            <text:p>3582305</text:p>
          </table:table-cell>
          <table:table-cell office:value-type="float" office:value="5645078" calcext:value-type="float">
            <text:p>5645078</text:p>
          </table:table-cell>
          <table:table-cell table:formula="of:=[.B355]-[.B35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3592396" calcext:value-type="float">
            <text:p>3592396</text:p>
          </table:table-cell>
          <table:table-cell office:value-type="float" office:value="5660979" calcext:value-type="float">
            <text:p>5660979</text:p>
          </table:table-cell>
          <table:table-cell table:formula="of:=[.B356]-[.B35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602487" calcext:value-type="float">
            <text:p>3602487</text:p>
          </table:table-cell>
          <table:table-cell office:value-type="float" office:value="5676873" calcext:value-type="float">
            <text:p>5676873</text:p>
          </table:table-cell>
          <table:table-cell table:formula="of:=[.B357]-[.B356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3612578" calcext:value-type="float">
            <text:p>3612578</text:p>
          </table:table-cell>
          <table:table-cell office:value-type="float" office:value="5692777" calcext:value-type="float">
            <text:p>5692777</text:p>
          </table:table-cell>
          <table:table-cell table:formula="of:=[.B358]-[.B35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622669" calcext:value-type="float">
            <text:p>3622669</text:p>
          </table:table-cell>
          <table:table-cell office:value-type="float" office:value="5708682" calcext:value-type="float">
            <text:p>5708682</text:p>
          </table:table-cell>
          <table:table-cell table:formula="of:=[.B359]-[.B35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632760" calcext:value-type="float">
            <text:p>3632760</text:p>
          </table:table-cell>
          <table:table-cell office:value-type="float" office:value="5724572" calcext:value-type="float">
            <text:p>5724572</text:p>
          </table:table-cell>
          <table:table-cell table:formula="of:=[.B360]-[.B35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3642851" calcext:value-type="float">
            <text:p>3642851</text:p>
          </table:table-cell>
          <table:table-cell office:value-type="float" office:value="5740470" calcext:value-type="float">
            <text:p>5740470</text:p>
          </table:table-cell>
          <table:table-cell table:formula="of:=[.B361]-[.B36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3652942" calcext:value-type="float">
            <text:p>3652942</text:p>
          </table:table-cell>
          <table:table-cell office:value-type="float" office:value="5756374" calcext:value-type="float">
            <text:p>5756374</text:p>
          </table:table-cell>
          <table:table-cell table:formula="of:=[.B362]-[.B36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3663033" calcext:value-type="float">
            <text:p>3663033</text:p>
          </table:table-cell>
          <table:table-cell office:value-type="float" office:value="5772264" calcext:value-type="float">
            <text:p>5772264</text:p>
          </table:table-cell>
          <table:table-cell table:formula="of:=[.B363]-[.B362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3673124" calcext:value-type="float">
            <text:p>3673124</text:p>
          </table:table-cell>
          <table:table-cell office:value-type="float" office:value="5788155" calcext:value-type="float">
            <text:p>5788155</text:p>
          </table:table-cell>
          <table:table-cell table:formula="of:=[.B364]-[.B36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3683215" calcext:value-type="float">
            <text:p>3683215</text:p>
          </table:table-cell>
          <table:table-cell office:value-type="float" office:value="5804065" calcext:value-type="float">
            <text:p>5804065</text:p>
          </table:table-cell>
          <table:table-cell table:formula="of:=[.B365]-[.B36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3693306" calcext:value-type="float">
            <text:p>3693306</text:p>
          </table:table-cell>
          <table:table-cell office:value-type="float" office:value="5819968" calcext:value-type="float">
            <text:p>5819968</text:p>
          </table:table-cell>
          <table:table-cell table:formula="of:=[.B366]-[.B36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3703397" calcext:value-type="float">
            <text:p>3703397</text:p>
          </table:table-cell>
          <table:table-cell office:value-type="float" office:value="5835873" calcext:value-type="float">
            <text:p>5835873</text:p>
          </table:table-cell>
          <table:table-cell table:formula="of:=[.B367]-[.B36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713488" calcext:value-type="float">
            <text:p>3713488</text:p>
          </table:table-cell>
          <table:table-cell office:value-type="float" office:value="5851786" calcext:value-type="float">
            <text:p>5851786</text:p>
          </table:table-cell>
          <table:table-cell table:formula="of:=[.B368]-[.B36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3723579" calcext:value-type="float">
            <text:p>3723579</text:p>
          </table:table-cell>
          <table:table-cell office:value-type="float" office:value="5867684" calcext:value-type="float">
            <text:p>5867684</text:p>
          </table:table-cell>
          <table:table-cell table:formula="of:=[.B369]-[.B36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3733670" calcext:value-type="float">
            <text:p>3733670</text:p>
          </table:table-cell>
          <table:table-cell office:value-type="float" office:value="5883589" calcext:value-type="float">
            <text:p>5883589</text:p>
          </table:table-cell>
          <table:table-cell table:formula="of:=[.B370]-[.B36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743761" calcext:value-type="float">
            <text:p>3743761</text:p>
          </table:table-cell>
          <table:table-cell office:value-type="float" office:value="5899497" calcext:value-type="float">
            <text:p>5899497</text:p>
          </table:table-cell>
          <table:table-cell table:formula="of:=[.B371]-[.B37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753852" calcext:value-type="float">
            <text:p>3753852</text:p>
          </table:table-cell>
          <table:table-cell office:value-type="float" office:value="5915397" calcext:value-type="float">
            <text:p>5915397</text:p>
          </table:table-cell>
          <table:table-cell table:formula="of:=[.B372]-[.B37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3763943" calcext:value-type="float">
            <text:p>3763943</text:p>
          </table:table-cell>
          <table:table-cell office:value-type="float" office:value="5931289" calcext:value-type="float">
            <text:p>5931289</text:p>
          </table:table-cell>
          <table:table-cell table:formula="of:=[.B373]-[.B37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3774034" calcext:value-type="float">
            <text:p>3774034</text:p>
          </table:table-cell>
          <table:table-cell office:value-type="float" office:value="5947199" calcext:value-type="float">
            <text:p>5947199</text:p>
          </table:table-cell>
          <table:table-cell table:formula="of:=[.B374]-[.B37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3784125" calcext:value-type="float">
            <text:p>3784125</text:p>
          </table:table-cell>
          <table:table-cell office:value-type="float" office:value="5963104" calcext:value-type="float">
            <text:p>5963104</text:p>
          </table:table-cell>
          <table:table-cell table:formula="of:=[.B375]-[.B37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794216" calcext:value-type="float">
            <text:p>3794216</text:p>
          </table:table-cell>
          <table:table-cell office:value-type="float" office:value="5979018" calcext:value-type="float">
            <text:p>5979018</text:p>
          </table:table-cell>
          <table:table-cell table:formula="of:=[.B376]-[.B37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3804307" calcext:value-type="float">
            <text:p>3804307</text:p>
          </table:table-cell>
          <table:table-cell office:value-type="float" office:value="5994912" calcext:value-type="float">
            <text:p>5994912</text:p>
          </table:table-cell>
          <table:table-cell table:formula="of:=[.B377]-[.B376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3814398" calcext:value-type="float">
            <text:p>3814398</text:p>
          </table:table-cell>
          <table:table-cell office:value-type="float" office:value="6010804" calcext:value-type="float">
            <text:p>6010804</text:p>
          </table:table-cell>
          <table:table-cell table:formula="of:=[.B378]-[.B37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3824489" calcext:value-type="float">
            <text:p>3824489</text:p>
          </table:table-cell>
          <table:table-cell office:value-type="float" office:value="6026717" calcext:value-type="float">
            <text:p>6026717</text:p>
          </table:table-cell>
          <table:table-cell table:formula="of:=[.B379]-[.B37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3834580" calcext:value-type="float">
            <text:p>3834580</text:p>
          </table:table-cell>
          <table:table-cell office:value-type="float" office:value="6042616" calcext:value-type="float">
            <text:p>6042616</text:p>
          </table:table-cell>
          <table:table-cell table:formula="of:=[.B380]-[.B37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844671" calcext:value-type="float">
            <text:p>3844671</text:p>
          </table:table-cell>
          <table:table-cell office:value-type="float" office:value="6058508" calcext:value-type="float">
            <text:p>6058508</text:p>
          </table:table-cell>
          <table:table-cell table:formula="of:=[.B381]-[.B38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3854762" calcext:value-type="float">
            <text:p>3854762</text:p>
          </table:table-cell>
          <table:table-cell office:value-type="float" office:value="6074413" calcext:value-type="float">
            <text:p>6074413</text:p>
          </table:table-cell>
          <table:table-cell table:formula="of:=[.B382]-[.B38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3864853" calcext:value-type="float">
            <text:p>3864853</text:p>
          </table:table-cell>
          <table:table-cell office:value-type="float" office:value="6090312" calcext:value-type="float">
            <text:p>6090312</text:p>
          </table:table-cell>
          <table:table-cell table:formula="of:=[.B383]-[.B38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874944" calcext:value-type="float">
            <text:p>3874944</text:p>
          </table:table-cell>
          <table:table-cell office:value-type="float" office:value="6106200" calcext:value-type="float">
            <text:p>6106200</text:p>
          </table:table-cell>
          <table:table-cell table:formula="of:=[.B384]-[.B38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3885035" calcext:value-type="float">
            <text:p>3885035</text:p>
          </table:table-cell>
          <table:table-cell office:value-type="float" office:value="6122087" calcext:value-type="float">
            <text:p>6122087</text:p>
          </table:table-cell>
          <table:table-cell table:formula="of:=[.B385]-[.B384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3895126" calcext:value-type="float">
            <text:p>3895126</text:p>
          </table:table-cell>
          <table:table-cell office:value-type="float" office:value="6137995" calcext:value-type="float">
            <text:p>6137995</text:p>
          </table:table-cell>
          <table:table-cell table:formula="of:=[.B386]-[.B38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905217" calcext:value-type="float">
            <text:p>3905217</text:p>
          </table:table-cell>
          <table:table-cell office:value-type="float" office:value="6153903" calcext:value-type="float">
            <text:p>6153903</text:p>
          </table:table-cell>
          <table:table-cell table:formula="of:=[.B387]-[.B38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3915308" calcext:value-type="float">
            <text:p>3915308</text:p>
          </table:table-cell>
          <table:table-cell office:value-type="float" office:value="6169804" calcext:value-type="float">
            <text:p>6169804</text:p>
          </table:table-cell>
          <table:table-cell table:formula="of:=[.B388]-[.B38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3925399" calcext:value-type="float">
            <text:p>3925399</text:p>
          </table:table-cell>
          <table:table-cell office:value-type="float" office:value="6185710" calcext:value-type="float">
            <text:p>6185710</text:p>
          </table:table-cell>
          <table:table-cell table:formula="of:=[.B389]-[.B38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3935490" calcext:value-type="float">
            <text:p>3935490</text:p>
          </table:table-cell>
          <table:table-cell office:value-type="float" office:value="6201619" calcext:value-type="float">
            <text:p>6201619</text:p>
          </table:table-cell>
          <table:table-cell table:formula="of:=[.B390]-[.B389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3945581" calcext:value-type="float">
            <text:p>3945581</text:p>
          </table:table-cell>
          <table:table-cell office:value-type="float" office:value="6217512" calcext:value-type="float">
            <text:p>6217512</text:p>
          </table:table-cell>
          <table:table-cell table:formula="of:=[.B391]-[.B39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3955672" calcext:value-type="float">
            <text:p>3955672</text:p>
          </table:table-cell>
          <table:table-cell office:value-type="float" office:value="6233429" calcext:value-type="float">
            <text:p>6233429</text:p>
          </table:table-cell>
          <table:table-cell table:formula="of:=[.B392]-[.B391]" office:value-type="float" office:value="15917" calcext:value-type="float">
            <text:p>15917</text:p>
          </table:table-cell>
          <table:table-cell table:number-columns-repeated="13"/>
        </table:table-row>
        <table:table-row table:style-name="ro1">
          <table:table-cell office:value-type="float" office:value="3965763" calcext:value-type="float">
            <text:p>3965763</text:p>
          </table:table-cell>
          <table:table-cell office:value-type="float" office:value="6249324" calcext:value-type="float">
            <text:p>6249324</text:p>
          </table:table-cell>
          <table:table-cell table:formula="of:=[.B393]-[.B39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3975854" calcext:value-type="float">
            <text:p>3975854</text:p>
          </table:table-cell>
          <table:table-cell office:value-type="float" office:value="6265223" calcext:value-type="float">
            <text:p>6265223</text:p>
          </table:table-cell>
          <table:table-cell table:formula="of:=[.B394]-[.B39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3985945" calcext:value-type="float">
            <text:p>3985945</text:p>
          </table:table-cell>
          <table:table-cell office:value-type="float" office:value="6281125" calcext:value-type="float">
            <text:p>6281125</text:p>
          </table:table-cell>
          <table:table-cell table:formula="of:=[.B395]-[.B39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3996036" calcext:value-type="float">
            <text:p>3996036</text:p>
          </table:table-cell>
          <table:table-cell office:value-type="float" office:value="6297036" calcext:value-type="float">
            <text:p>6297036</text:p>
          </table:table-cell>
          <table:table-cell table:formula="of:=[.B396]-[.B39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4006127" calcext:value-type="float">
            <text:p>4006127</text:p>
          </table:table-cell>
          <table:table-cell office:value-type="float" office:value="6312938" calcext:value-type="float">
            <text:p>6312938</text:p>
          </table:table-cell>
          <table:table-cell table:formula="of:=[.B397]-[.B39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4016218" calcext:value-type="float">
            <text:p>4016218</text:p>
          </table:table-cell>
          <table:table-cell office:value-type="float" office:value="6328845" calcext:value-type="float">
            <text:p>6328845</text:p>
          </table:table-cell>
          <table:table-cell table:formula="of:=[.B398]-[.B39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4026309" calcext:value-type="float">
            <text:p>4026309</text:p>
          </table:table-cell>
          <table:table-cell office:value-type="float" office:value="6344738" calcext:value-type="float">
            <text:p>6344738</text:p>
          </table:table-cell>
          <table:table-cell table:formula="of:=[.B399]-[.B39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036400" calcext:value-type="float">
            <text:p>4036400</text:p>
          </table:table-cell>
          <table:table-cell office:value-type="float" office:value="6360637" calcext:value-type="float">
            <text:p>6360637</text:p>
          </table:table-cell>
          <table:table-cell table:formula="of:=[.B400]-[.B39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046491" calcext:value-type="float">
            <text:p>4046491</text:p>
          </table:table-cell>
          <table:table-cell office:value-type="float" office:value="6376546" calcext:value-type="float">
            <text:p>6376546</text:p>
          </table:table-cell>
          <table:table-cell table:formula="of:=[.B401]-[.B40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4056582" calcext:value-type="float">
            <text:p>4056582</text:p>
          </table:table-cell>
          <table:table-cell office:value-type="float" office:value="6392447" calcext:value-type="float">
            <text:p>6392447</text:p>
          </table:table-cell>
          <table:table-cell table:formula="of:=[.B402]-[.B40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066673" calcext:value-type="float">
            <text:p>4066673</text:p>
          </table:table-cell>
          <table:table-cell office:value-type="float" office:value="6408343" calcext:value-type="float">
            <text:p>6408343</text:p>
          </table:table-cell>
          <table:table-cell table:formula="of:=[.B403]-[.B402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076764" calcext:value-type="float">
            <text:p>4076764</text:p>
          </table:table-cell>
          <table:table-cell office:value-type="float" office:value="6424239" calcext:value-type="float">
            <text:p>6424239</text:p>
          </table:table-cell>
          <table:table-cell table:formula="of:=[.B404]-[.B403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086855" calcext:value-type="float">
            <text:p>4086855</text:p>
          </table:table-cell>
          <table:table-cell office:value-type="float" office:value="6440135" calcext:value-type="float">
            <text:p>6440135</text:p>
          </table:table-cell>
          <table:table-cell table:formula="of:=[.B405]-[.B40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096946" calcext:value-type="float">
            <text:p>4096946</text:p>
          </table:table-cell>
          <table:table-cell office:value-type="float" office:value="6456024" calcext:value-type="float">
            <text:p>6456024</text:p>
          </table:table-cell>
          <table:table-cell table:formula="of:=[.B406]-[.B405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4107037" calcext:value-type="float">
            <text:p>4107037</text:p>
          </table:table-cell>
          <table:table-cell office:value-type="float" office:value="6471923" calcext:value-type="float">
            <text:p>6471923</text:p>
          </table:table-cell>
          <table:table-cell table:formula="of:=[.B407]-[.B40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117128" calcext:value-type="float">
            <text:p>4117128</text:p>
          </table:table-cell>
          <table:table-cell office:value-type="float" office:value="6487832" calcext:value-type="float">
            <text:p>6487832</text:p>
          </table:table-cell>
          <table:table-cell table:formula="of:=[.B408]-[.B40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4127219" calcext:value-type="float">
            <text:p>4127219</text:p>
          </table:table-cell>
          <table:table-cell office:value-type="float" office:value="6503731" calcext:value-type="float">
            <text:p>6503731</text:p>
          </table:table-cell>
          <table:table-cell table:formula="of:=[.B409]-[.B40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137310" calcext:value-type="float">
            <text:p>4137310</text:p>
          </table:table-cell>
          <table:table-cell office:value-type="float" office:value="6519638" calcext:value-type="float">
            <text:p>6519638</text:p>
          </table:table-cell>
          <table:table-cell table:formula="of:=[.B410]-[.B40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4147401" calcext:value-type="float">
            <text:p>4147401</text:p>
          </table:table-cell>
          <table:table-cell office:value-type="float" office:value="6535552" calcext:value-type="float">
            <text:p>6535552</text:p>
          </table:table-cell>
          <table:table-cell table:formula="of:=[.B411]-[.B41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4157492" calcext:value-type="float">
            <text:p>4157492</text:p>
          </table:table-cell>
          <table:table-cell office:value-type="float" office:value="6551447" calcext:value-type="float">
            <text:p>6551447</text:p>
          </table:table-cell>
          <table:table-cell table:formula="of:=[.B412]-[.B41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4167583" calcext:value-type="float">
            <text:p>4167583</text:p>
          </table:table-cell>
          <table:table-cell office:value-type="float" office:value="6567353" calcext:value-type="float">
            <text:p>6567353</text:p>
          </table:table-cell>
          <table:table-cell table:formula="of:=[.B413]-[.B41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4177674" calcext:value-type="float">
            <text:p>4177674</text:p>
          </table:table-cell>
          <table:table-cell office:value-type="float" office:value="6583257" calcext:value-type="float">
            <text:p>6583257</text:p>
          </table:table-cell>
          <table:table-cell table:formula="of:=[.B414]-[.B41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4187765" calcext:value-type="float">
            <text:p>4187765</text:p>
          </table:table-cell>
          <table:table-cell office:value-type="float" office:value="6599160" calcext:value-type="float">
            <text:p>6599160</text:p>
          </table:table-cell>
          <table:table-cell table:formula="of:=[.B415]-[.B41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197856" calcext:value-type="float">
            <text:p>4197856</text:p>
          </table:table-cell>
          <table:table-cell office:value-type="float" office:value="6615054" calcext:value-type="float">
            <text:p>6615054</text:p>
          </table:table-cell>
          <table:table-cell table:formula="of:=[.B416]-[.B41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4207947" calcext:value-type="float">
            <text:p>4207947</text:p>
          </table:table-cell>
          <table:table-cell office:value-type="float" office:value="6630964" calcext:value-type="float">
            <text:p>6630964</text:p>
          </table:table-cell>
          <table:table-cell table:formula="of:=[.B417]-[.B41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4218038" calcext:value-type="float">
            <text:p>4218038</text:p>
          </table:table-cell>
          <table:table-cell office:value-type="float" office:value="6646868" calcext:value-type="float">
            <text:p>6646868</text:p>
          </table:table-cell>
          <table:table-cell table:formula="of:=[.B418]-[.B41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4228129" calcext:value-type="float">
            <text:p>4228129</text:p>
          </table:table-cell>
          <table:table-cell office:value-type="float" office:value="6662777" calcext:value-type="float">
            <text:p>6662777</text:p>
          </table:table-cell>
          <table:table-cell table:formula="of:=[.B419]-[.B41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4238220" calcext:value-type="float">
            <text:p>4238220</text:p>
          </table:table-cell>
          <table:table-cell office:value-type="float" office:value="6678674" calcext:value-type="float">
            <text:p>6678674</text:p>
          </table:table-cell>
          <table:table-cell table:formula="of:=[.B420]-[.B41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4248311" calcext:value-type="float">
            <text:p>4248311</text:p>
          </table:table-cell>
          <table:table-cell office:value-type="float" office:value="6694567" calcext:value-type="float">
            <text:p>6694567</text:p>
          </table:table-cell>
          <table:table-cell table:formula="of:=[.B421]-[.B42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258402" calcext:value-type="float">
            <text:p>4258402</text:p>
          </table:table-cell>
          <table:table-cell office:value-type="float" office:value="6710480" calcext:value-type="float">
            <text:p>6710480</text:p>
          </table:table-cell>
          <table:table-cell table:formula="of:=[.B422]-[.B42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4268493" calcext:value-type="float">
            <text:p>4268493</text:p>
          </table:table-cell>
          <table:table-cell office:value-type="float" office:value="6726382" calcext:value-type="float">
            <text:p>6726382</text:p>
          </table:table-cell>
          <table:table-cell table:formula="of:=[.B423]-[.B42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4278584" calcext:value-type="float">
            <text:p>4278584</text:p>
          </table:table-cell>
          <table:table-cell office:value-type="float" office:value="6742274" calcext:value-type="float">
            <text:p>6742274</text:p>
          </table:table-cell>
          <table:table-cell table:formula="of:=[.B424]-[.B423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288675" calcext:value-type="float">
            <text:p>4288675</text:p>
          </table:table-cell>
          <table:table-cell office:value-type="float" office:value="6758174" calcext:value-type="float">
            <text:p>6758174</text:p>
          </table:table-cell>
          <table:table-cell table:formula="of:=[.B425]-[.B42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4298766" calcext:value-type="float">
            <text:p>4298766</text:p>
          </table:table-cell>
          <table:table-cell office:value-type="float" office:value="6774077" calcext:value-type="float">
            <text:p>6774077</text:p>
          </table:table-cell>
          <table:table-cell table:formula="of:=[.B426]-[.B42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308857" calcext:value-type="float">
            <text:p>4308857</text:p>
          </table:table-cell>
          <table:table-cell office:value-type="float" office:value="6789963" calcext:value-type="float">
            <text:p>6789963</text:p>
          </table:table-cell>
          <table:table-cell table:formula="of:=[.B427]-[.B426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4318948" calcext:value-type="float">
            <text:p>4318948</text:p>
          </table:table-cell>
          <table:table-cell office:value-type="float" office:value="6805855" calcext:value-type="float">
            <text:p>6805855</text:p>
          </table:table-cell>
          <table:table-cell table:formula="of:=[.B428]-[.B42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329039" calcext:value-type="float">
            <text:p>4329039</text:p>
          </table:table-cell>
          <table:table-cell office:value-type="float" office:value="6821762" calcext:value-type="float">
            <text:p>6821762</text:p>
          </table:table-cell>
          <table:table-cell table:formula="of:=[.B429]-[.B42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4339130" calcext:value-type="float">
            <text:p>4339130</text:p>
          </table:table-cell>
          <table:table-cell office:value-type="float" office:value="6837667" calcext:value-type="float">
            <text:p>6837667</text:p>
          </table:table-cell>
          <table:table-cell table:formula="of:=[.B430]-[.B42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4349221" calcext:value-type="float">
            <text:p>4349221</text:p>
          </table:table-cell>
          <table:table-cell office:value-type="float" office:value="6853565" calcext:value-type="float">
            <text:p>6853565</text:p>
          </table:table-cell>
          <table:table-cell table:formula="of:=[.B431]-[.B43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4359312" calcext:value-type="float">
            <text:p>4359312</text:p>
          </table:table-cell>
          <table:table-cell office:value-type="float" office:value="6869477" calcext:value-type="float">
            <text:p>6869477</text:p>
          </table:table-cell>
          <table:table-cell table:formula="of:=[.B432]-[.B43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4369403" calcext:value-type="float">
            <text:p>4369403</text:p>
          </table:table-cell>
          <table:table-cell office:value-type="float" office:value="6885381" calcext:value-type="float">
            <text:p>6885381</text:p>
          </table:table-cell>
          <table:table-cell table:formula="of:=[.B433]-[.B43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4379494" calcext:value-type="float">
            <text:p>4379494</text:p>
          </table:table-cell>
          <table:table-cell office:value-type="float" office:value="6901282" calcext:value-type="float">
            <text:p>6901282</text:p>
          </table:table-cell>
          <table:table-cell table:formula="of:=[.B434]-[.B43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389585" calcext:value-type="float">
            <text:p>4389585</text:p>
          </table:table-cell>
          <table:table-cell office:value-type="float" office:value="6917197" calcext:value-type="float">
            <text:p>6917197</text:p>
          </table:table-cell>
          <table:table-cell table:formula="of:=[.B435]-[.B434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4399676" calcext:value-type="float">
            <text:p>4399676</text:p>
          </table:table-cell>
          <table:table-cell office:value-type="float" office:value="6933090" calcext:value-type="float">
            <text:p>6933090</text:p>
          </table:table-cell>
          <table:table-cell table:formula="of:=[.B436]-[.B43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409767" calcext:value-type="float">
            <text:p>4409767</text:p>
          </table:table-cell>
          <table:table-cell office:value-type="float" office:value="6948986" calcext:value-type="float">
            <text:p>6948986</text:p>
          </table:table-cell>
          <table:table-cell table:formula="of:=[.B437]-[.B43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419858" calcext:value-type="float">
            <text:p>4419858</text:p>
          </table:table-cell>
          <table:table-cell office:value-type="float" office:value="6964894" calcext:value-type="float">
            <text:p>6964894</text:p>
          </table:table-cell>
          <table:table-cell table:formula="of:=[.B438]-[.B43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4429949" calcext:value-type="float">
            <text:p>4429949</text:p>
          </table:table-cell>
          <table:table-cell office:value-type="float" office:value="6980804" calcext:value-type="float">
            <text:p>6980804</text:p>
          </table:table-cell>
          <table:table-cell table:formula="of:=[.B439]-[.B43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4440040" calcext:value-type="float">
            <text:p>4440040</text:p>
          </table:table-cell>
          <table:table-cell office:value-type="float" office:value="6996705" calcext:value-type="float">
            <text:p>6996705</text:p>
          </table:table-cell>
          <table:table-cell table:formula="of:=[.B440]-[.B43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450131" calcext:value-type="float">
            <text:p>4450131</text:p>
          </table:table-cell>
          <table:table-cell office:value-type="float" office:value="7012610" calcext:value-type="float">
            <text:p>7012610</text:p>
          </table:table-cell>
          <table:table-cell table:formula="of:=[.B441]-[.B44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4460222" calcext:value-type="float">
            <text:p>4460222</text:p>
          </table:table-cell>
          <table:table-cell office:value-type="float" office:value="7028501" calcext:value-type="float">
            <text:p>7028501</text:p>
          </table:table-cell>
          <table:table-cell table:formula="of:=[.B442]-[.B44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4470313" calcext:value-type="float">
            <text:p>4470313</text:p>
          </table:table-cell>
          <table:table-cell office:value-type="float" office:value="7044403" calcext:value-type="float">
            <text:p>7044403</text:p>
          </table:table-cell>
          <table:table-cell table:formula="of:=[.B443]-[.B44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4480404" calcext:value-type="float">
            <text:p>4480404</text:p>
          </table:table-cell>
          <table:table-cell office:value-type="float" office:value="7060312" calcext:value-type="float">
            <text:p>7060312</text:p>
          </table:table-cell>
          <table:table-cell table:formula="of:=[.B444]-[.B44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4490495" calcext:value-type="float">
            <text:p>4490495</text:p>
          </table:table-cell>
          <table:table-cell office:value-type="float" office:value="7076209" calcext:value-type="float">
            <text:p>7076209</text:p>
          </table:table-cell>
          <table:table-cell table:formula="of:=[.B445]-[.B44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4500586" calcext:value-type="float">
            <text:p>4500586</text:p>
          </table:table-cell>
          <table:table-cell office:value-type="float" office:value="7092103" calcext:value-type="float">
            <text:p>7092103</text:p>
          </table:table-cell>
          <table:table-cell table:formula="of:=[.B446]-[.B44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4510677" calcext:value-type="float">
            <text:p>4510677</text:p>
          </table:table-cell>
          <table:table-cell office:value-type="float" office:value="7108008" calcext:value-type="float">
            <text:p>7108008</text:p>
          </table:table-cell>
          <table:table-cell table:formula="of:=[.B447]-[.B44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4520768" calcext:value-type="float">
            <text:p>4520768</text:p>
          </table:table-cell>
          <table:table-cell office:value-type="float" office:value="7123900" calcext:value-type="float">
            <text:p>7123900</text:p>
          </table:table-cell>
          <table:table-cell table:formula="of:=[.B448]-[.B44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530859" calcext:value-type="float">
            <text:p>4530859</text:p>
          </table:table-cell>
          <table:table-cell office:value-type="float" office:value="7139787" calcext:value-type="float">
            <text:p>7139787</text:p>
          </table:table-cell>
          <table:table-cell table:formula="of:=[.B449]-[.B448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4540950" calcext:value-type="float">
            <text:p>4540950</text:p>
          </table:table-cell>
          <table:table-cell office:value-type="float" office:value="7155687" calcext:value-type="float">
            <text:p>7155687</text:p>
          </table:table-cell>
          <table:table-cell table:formula="of:=[.B450]-[.B44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4551041" calcext:value-type="float">
            <text:p>4551041</text:p>
          </table:table-cell>
          <table:table-cell office:value-type="float" office:value="7171595" calcext:value-type="float">
            <text:p>7171595</text:p>
          </table:table-cell>
          <table:table-cell table:formula="of:=[.B451]-[.B45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4561132" calcext:value-type="float">
            <text:p>4561132</text:p>
          </table:table-cell>
          <table:table-cell office:value-type="float" office:value="7187495" calcext:value-type="float">
            <text:p>7187495</text:p>
          </table:table-cell>
          <table:table-cell table:formula="of:=[.B452]-[.B45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4571223" calcext:value-type="float">
            <text:p>4571223</text:p>
          </table:table-cell>
          <table:table-cell office:value-type="float" office:value="7203410" calcext:value-type="float">
            <text:p>7203410</text:p>
          </table:table-cell>
          <table:table-cell table:formula="of:=[.B453]-[.B452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4581314" calcext:value-type="float">
            <text:p>4581314</text:p>
          </table:table-cell>
          <table:table-cell office:value-type="float" office:value="7219318" calcext:value-type="float">
            <text:p>7219318</text:p>
          </table:table-cell>
          <table:table-cell table:formula="of:=[.B454]-[.B45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4591405" calcext:value-type="float">
            <text:p>4591405</text:p>
          </table:table-cell>
          <table:table-cell office:value-type="float" office:value="7235211" calcext:value-type="float">
            <text:p>7235211</text:p>
          </table:table-cell>
          <table:table-cell table:formula="of:=[.B455]-[.B45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601496" calcext:value-type="float">
            <text:p>4601496</text:p>
          </table:table-cell>
          <table:table-cell office:value-type="float" office:value="7251119" calcext:value-type="float">
            <text:p>7251119</text:p>
          </table:table-cell>
          <table:table-cell table:formula="of:=[.B456]-[.B45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4611587" calcext:value-type="float">
            <text:p>4611587</text:p>
          </table:table-cell>
          <table:table-cell office:value-type="float" office:value="7267023" calcext:value-type="float">
            <text:p>7267023</text:p>
          </table:table-cell>
          <table:table-cell table:formula="of:=[.B457]-[.B45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4621678" calcext:value-type="float">
            <text:p>4621678</text:p>
          </table:table-cell>
          <table:table-cell office:value-type="float" office:value="7282926" calcext:value-type="float">
            <text:p>7282926</text:p>
          </table:table-cell>
          <table:table-cell table:formula="of:=[.B458]-[.B45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631769" calcext:value-type="float">
            <text:p>4631769</text:p>
          </table:table-cell>
          <table:table-cell office:value-type="float" office:value="7298819" calcext:value-type="float">
            <text:p>7298819</text:p>
          </table:table-cell>
          <table:table-cell table:formula="of:=[.B459]-[.B45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641860" calcext:value-type="float">
            <text:p>4641860</text:p>
          </table:table-cell>
          <table:table-cell office:value-type="float" office:value="7314726" calcext:value-type="float">
            <text:p>7314726</text:p>
          </table:table-cell>
          <table:table-cell table:formula="of:=[.B460]-[.B45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4651951" calcext:value-type="float">
            <text:p>4651951</text:p>
          </table:table-cell>
          <table:table-cell office:value-type="float" office:value="7330635" calcext:value-type="float">
            <text:p>7330635</text:p>
          </table:table-cell>
          <table:table-cell table:formula="of:=[.B461]-[.B46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4662042" calcext:value-type="float">
            <text:p>4662042</text:p>
          </table:table-cell>
          <table:table-cell office:value-type="float" office:value="7346541" calcext:value-type="float">
            <text:p>7346541</text:p>
          </table:table-cell>
          <table:table-cell table:formula="of:=[.B462]-[.B46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4672133" calcext:value-type="float">
            <text:p>4672133</text:p>
          </table:table-cell>
          <table:table-cell office:value-type="float" office:value="7362444" calcext:value-type="float">
            <text:p>7362444</text:p>
          </table:table-cell>
          <table:table-cell table:formula="of:=[.B463]-[.B46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682224" calcext:value-type="float">
            <text:p>4682224</text:p>
          </table:table-cell>
          <table:table-cell office:value-type="float" office:value="7378333" calcext:value-type="float">
            <text:p>7378333</text:p>
          </table:table-cell>
          <table:table-cell table:formula="of:=[.B464]-[.B463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4692315" calcext:value-type="float">
            <text:p>4692315</text:p>
          </table:table-cell>
          <table:table-cell office:value-type="float" office:value="7394245" calcext:value-type="float">
            <text:p>7394245</text:p>
          </table:table-cell>
          <table:table-cell table:formula="of:=[.B465]-[.B46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4702406" calcext:value-type="float">
            <text:p>4702406</text:p>
          </table:table-cell>
          <table:table-cell office:value-type="float" office:value="7410148" calcext:value-type="float">
            <text:p>7410148</text:p>
          </table:table-cell>
          <table:table-cell table:formula="of:=[.B466]-[.B46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712497" calcext:value-type="float">
            <text:p>4712497</text:p>
          </table:table-cell>
          <table:table-cell office:value-type="float" office:value="7426040" calcext:value-type="float">
            <text:p>7426040</text:p>
          </table:table-cell>
          <table:table-cell table:formula="of:=[.B467]-[.B46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722588" calcext:value-type="float">
            <text:p>4722588</text:p>
          </table:table-cell>
          <table:table-cell office:value-type="float" office:value="7441939" calcext:value-type="float">
            <text:p>7441939</text:p>
          </table:table-cell>
          <table:table-cell table:formula="of:=[.B468]-[.B46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732679" calcext:value-type="float">
            <text:p>4732679</text:p>
          </table:table-cell>
          <table:table-cell office:value-type="float" office:value="7457841" calcext:value-type="float">
            <text:p>7457841</text:p>
          </table:table-cell>
          <table:table-cell table:formula="of:=[.B469]-[.B46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4742770" calcext:value-type="float">
            <text:p>4742770</text:p>
          </table:table-cell>
          <table:table-cell office:value-type="float" office:value="7473723" calcext:value-type="float">
            <text:p>7473723</text:p>
          </table:table-cell>
          <table:table-cell table:formula="of:=[.B470]-[.B469]" office:value-type="float" office:value="15882" calcext:value-type="float">
            <text:p>15882</text:p>
          </table:table-cell>
          <table:table-cell table:number-columns-repeated="13"/>
        </table:table-row>
        <table:table-row table:style-name="ro1">
          <table:table-cell office:value-type="float" office:value="4752861" calcext:value-type="float">
            <text:p>4752861</text:p>
          </table:table-cell>
          <table:table-cell office:value-type="float" office:value="7489615" calcext:value-type="float">
            <text:p>7489615</text:p>
          </table:table-cell>
          <table:table-cell table:formula="of:=[.B471]-[.B47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762952" calcext:value-type="float">
            <text:p>4762952</text:p>
          </table:table-cell>
          <table:table-cell office:value-type="float" office:value="7505528" calcext:value-type="float">
            <text:p>7505528</text:p>
          </table:table-cell>
          <table:table-cell table:formula="of:=[.B472]-[.B47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4773043" calcext:value-type="float">
            <text:p>4773043</text:p>
          </table:table-cell>
          <table:table-cell office:value-type="float" office:value="7521429" calcext:value-type="float">
            <text:p>7521429</text:p>
          </table:table-cell>
          <table:table-cell table:formula="of:=[.B473]-[.B47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783134" calcext:value-type="float">
            <text:p>4783134</text:p>
          </table:table-cell>
          <table:table-cell office:value-type="float" office:value="7537328" calcext:value-type="float">
            <text:p>7537328</text:p>
          </table:table-cell>
          <table:table-cell table:formula="of:=[.B474]-[.B47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793225" calcext:value-type="float">
            <text:p>4793225</text:p>
          </table:table-cell>
          <table:table-cell office:value-type="float" office:value="7553240" calcext:value-type="float">
            <text:p>7553240</text:p>
          </table:table-cell>
          <table:table-cell table:formula="of:=[.B475]-[.B47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4803316" calcext:value-type="float">
            <text:p>4803316</text:p>
          </table:table-cell>
          <table:table-cell office:value-type="float" office:value="7569145" calcext:value-type="float">
            <text:p>7569145</text:p>
          </table:table-cell>
          <table:table-cell table:formula="of:=[.B476]-[.B47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4813407" calcext:value-type="float">
            <text:p>4813407</text:p>
          </table:table-cell>
          <table:table-cell office:value-type="float" office:value="7585048" calcext:value-type="float">
            <text:p>7585048</text:p>
          </table:table-cell>
          <table:table-cell table:formula="of:=[.B477]-[.B47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4823498" calcext:value-type="float">
            <text:p>4823498</text:p>
          </table:table-cell>
          <table:table-cell office:value-type="float" office:value="7600961" calcext:value-type="float">
            <text:p>7600961</text:p>
          </table:table-cell>
          <table:table-cell table:formula="of:=[.B478]-[.B47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4833589" calcext:value-type="float">
            <text:p>4833589</text:p>
          </table:table-cell>
          <table:table-cell office:value-type="float" office:value="7616856" calcext:value-type="float">
            <text:p>7616856</text:p>
          </table:table-cell>
          <table:table-cell table:formula="of:=[.B479]-[.B47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4843680" calcext:value-type="float">
            <text:p>4843680</text:p>
          </table:table-cell>
          <table:table-cell office:value-type="float" office:value="7632750" calcext:value-type="float">
            <text:p>7632750</text:p>
          </table:table-cell>
          <table:table-cell table:formula="of:=[.B480]-[.B47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4853771" calcext:value-type="float">
            <text:p>4853771</text:p>
          </table:table-cell>
          <table:table-cell office:value-type="float" office:value="7648658" calcext:value-type="float">
            <text:p>7648658</text:p>
          </table:table-cell>
          <table:table-cell table:formula="of:=[.B481]-[.B48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4863862" calcext:value-type="float">
            <text:p>4863862</text:p>
          </table:table-cell>
          <table:table-cell office:value-type="float" office:value="7664565" calcext:value-type="float">
            <text:p>7664565</text:p>
          </table:table-cell>
          <table:table-cell table:formula="of:=[.B482]-[.B48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4873953" calcext:value-type="float">
            <text:p>4873953</text:p>
          </table:table-cell>
          <table:table-cell office:value-type="float" office:value="7680476" calcext:value-type="float">
            <text:p>7680476</text:p>
          </table:table-cell>
          <table:table-cell table:formula="of:=[.B483]-[.B482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4884044" calcext:value-type="float">
            <text:p>4884044</text:p>
          </table:table-cell>
          <table:table-cell office:value-type="float" office:value="7696375" calcext:value-type="float">
            <text:p>7696375</text:p>
          </table:table-cell>
          <table:table-cell table:formula="of:=[.B484]-[.B48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894135" calcext:value-type="float">
            <text:p>4894135</text:p>
          </table:table-cell>
          <table:table-cell office:value-type="float" office:value="7712260" calcext:value-type="float">
            <text:p>7712260</text:p>
          </table:table-cell>
          <table:table-cell table:formula="of:=[.B485]-[.B484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4904226" calcext:value-type="float">
            <text:p>4904226</text:p>
          </table:table-cell>
          <table:table-cell office:value-type="float" office:value="7728170" calcext:value-type="float">
            <text:p>7728170</text:p>
          </table:table-cell>
          <table:table-cell table:formula="of:=[.B486]-[.B48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4914317" calcext:value-type="float">
            <text:p>4914317</text:p>
          </table:table-cell>
          <table:table-cell office:value-type="float" office:value="7744081" calcext:value-type="float">
            <text:p>7744081</text:p>
          </table:table-cell>
          <table:table-cell table:formula="of:=[.B487]-[.B48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4924408" calcext:value-type="float">
            <text:p>4924408</text:p>
          </table:table-cell>
          <table:table-cell office:value-type="float" office:value="7759973" calcext:value-type="float">
            <text:p>7759973</text:p>
          </table:table-cell>
          <table:table-cell table:formula="of:=[.B488]-[.B48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4934499" calcext:value-type="float">
            <text:p>4934499</text:p>
          </table:table-cell>
          <table:table-cell office:value-type="float" office:value="7775869" calcext:value-type="float">
            <text:p>7775869</text:p>
          </table:table-cell>
          <table:table-cell table:formula="of:=[.B489]-[.B48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4944590" calcext:value-type="float">
            <text:p>4944590</text:p>
          </table:table-cell>
          <table:table-cell office:value-type="float" office:value="7791770" calcext:value-type="float">
            <text:p>7791770</text:p>
          </table:table-cell>
          <table:table-cell table:formula="of:=[.B490]-[.B48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4954681" calcext:value-type="float">
            <text:p>4954681</text:p>
          </table:table-cell>
          <table:table-cell office:value-type="float" office:value="7807663" calcext:value-type="float">
            <text:p>7807663</text:p>
          </table:table-cell>
          <table:table-cell table:formula="of:=[.B491]-[.B49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4964772" calcext:value-type="float">
            <text:p>4964772</text:p>
          </table:table-cell>
          <table:table-cell office:value-type="float" office:value="7823554" calcext:value-type="float">
            <text:p>7823554</text:p>
          </table:table-cell>
          <table:table-cell table:formula="of:=[.B492]-[.B49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4974863" calcext:value-type="float">
            <text:p>4974863</text:p>
          </table:table-cell>
          <table:table-cell office:value-type="float" office:value="7839453" calcext:value-type="float">
            <text:p>7839453</text:p>
          </table:table-cell>
          <table:table-cell table:formula="of:=[.B493]-[.B49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4984954" calcext:value-type="float">
            <text:p>4984954</text:p>
          </table:table-cell>
          <table:table-cell office:value-type="float" office:value="7855363" calcext:value-type="float">
            <text:p>7855363</text:p>
          </table:table-cell>
          <table:table-cell table:formula="of:=[.B494]-[.B49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4995045" calcext:value-type="float">
            <text:p>4995045</text:p>
          </table:table-cell>
          <table:table-cell office:value-type="float" office:value="7871262" calcext:value-type="float">
            <text:p>7871262</text:p>
          </table:table-cell>
          <table:table-cell table:formula="of:=[.B495]-[.B49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005136" calcext:value-type="float">
            <text:p>5005136</text:p>
          </table:table-cell>
          <table:table-cell office:value-type="float" office:value="7887174" calcext:value-type="float">
            <text:p>7887174</text:p>
          </table:table-cell>
          <table:table-cell table:formula="of:=[.B496]-[.B49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5015227" calcext:value-type="float">
            <text:p>5015227</text:p>
          </table:table-cell>
          <table:table-cell office:value-type="float" office:value="7903085" calcext:value-type="float">
            <text:p>7903085</text:p>
          </table:table-cell>
          <table:table-cell table:formula="of:=[.B497]-[.B49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5025318" calcext:value-type="float">
            <text:p>5025318</text:p>
          </table:table-cell>
          <table:table-cell office:value-type="float" office:value="7918978" calcext:value-type="float">
            <text:p>7918978</text:p>
          </table:table-cell>
          <table:table-cell table:formula="of:=[.B498]-[.B49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5035409" calcext:value-type="float">
            <text:p>5035409</text:p>
          </table:table-cell>
          <table:table-cell office:value-type="float" office:value="7934887" calcext:value-type="float">
            <text:p>7934887</text:p>
          </table:table-cell>
          <table:table-cell table:formula="of:=[.B499]-[.B49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045500" calcext:value-type="float">
            <text:p>5045500</text:p>
          </table:table-cell>
          <table:table-cell office:value-type="float" office:value="7950786" calcext:value-type="float">
            <text:p>7950786</text:p>
          </table:table-cell>
          <table:table-cell table:formula="of:=[.B500]-[.B49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055591" calcext:value-type="float">
            <text:p>5055591</text:p>
          </table:table-cell>
          <table:table-cell office:value-type="float" office:value="7966684" calcext:value-type="float">
            <text:p>7966684</text:p>
          </table:table-cell>
          <table:table-cell table:formula="of:=[.B501]-[.B50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065682" calcext:value-type="float">
            <text:p>5065682</text:p>
          </table:table-cell>
          <table:table-cell office:value-type="float" office:value="7982585" calcext:value-type="float">
            <text:p>7982585</text:p>
          </table:table-cell>
          <table:table-cell table:formula="of:=[.B502]-[.B50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075773" calcext:value-type="float">
            <text:p>5075773</text:p>
          </table:table-cell>
          <table:table-cell office:value-type="float" office:value="7998490" calcext:value-type="float">
            <text:p>7998490</text:p>
          </table:table-cell>
          <table:table-cell table:formula="of:=[.B503]-[.B50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5085864" calcext:value-type="float">
            <text:p>5085864</text:p>
          </table:table-cell>
          <table:table-cell office:value-type="float" office:value="8014399" calcext:value-type="float">
            <text:p>8014399</text:p>
          </table:table-cell>
          <table:table-cell table:formula="of:=[.B504]-[.B50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095955" calcext:value-type="float">
            <text:p>5095955</text:p>
          </table:table-cell>
          <table:table-cell office:value-type="float" office:value="8030302" calcext:value-type="float">
            <text:p>8030302</text:p>
          </table:table-cell>
          <table:table-cell table:formula="of:=[.B505]-[.B50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5106046" calcext:value-type="float">
            <text:p>5106046</text:p>
          </table:table-cell>
          <table:table-cell office:value-type="float" office:value="8046209" calcext:value-type="float">
            <text:p>8046209</text:p>
          </table:table-cell>
          <table:table-cell table:formula="of:=[.B506]-[.B505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5116137" calcext:value-type="float">
            <text:p>5116137</text:p>
          </table:table-cell>
          <table:table-cell office:value-type="float" office:value="8062097" calcext:value-type="float">
            <text:p>8062097</text:p>
          </table:table-cell>
          <table:table-cell table:formula="of:=[.B507]-[.B506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5126228" calcext:value-type="float">
            <text:p>5126228</text:p>
          </table:table-cell>
          <table:table-cell office:value-type="float" office:value="8078013" calcext:value-type="float">
            <text:p>8078013</text:p>
          </table:table-cell>
          <table:table-cell table:formula="of:=[.B508]-[.B507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5136319" calcext:value-type="float">
            <text:p>5136319</text:p>
          </table:table-cell>
          <table:table-cell office:value-type="float" office:value="8093910" calcext:value-type="float">
            <text:p>8093910</text:p>
          </table:table-cell>
          <table:table-cell table:formula="of:=[.B509]-[.B508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5146410" calcext:value-type="float">
            <text:p>5146410</text:p>
          </table:table-cell>
          <table:table-cell office:value-type="float" office:value="8109800" calcext:value-type="float">
            <text:p>8109800</text:p>
          </table:table-cell>
          <table:table-cell table:formula="of:=[.B510]-[.B50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5156501" calcext:value-type="float">
            <text:p>5156501</text:p>
          </table:table-cell>
          <table:table-cell office:value-type="float" office:value="8125699" calcext:value-type="float">
            <text:p>8125699</text:p>
          </table:table-cell>
          <table:table-cell table:formula="of:=[.B511]-[.B51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166592" calcext:value-type="float">
            <text:p>5166592</text:p>
          </table:table-cell>
          <table:table-cell office:value-type="float" office:value="8141604" calcext:value-type="float">
            <text:p>8141604</text:p>
          </table:table-cell>
          <table:table-cell table:formula="of:=[.B512]-[.B51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5176683" calcext:value-type="float">
            <text:p>5176683</text:p>
          </table:table-cell>
          <table:table-cell office:value-type="float" office:value="8157488" calcext:value-type="float">
            <text:p>8157488</text:p>
          </table:table-cell>
          <table:table-cell table:formula="of:=[.B513]-[.B512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5186774" calcext:value-type="float">
            <text:p>5186774</text:p>
          </table:table-cell>
          <table:table-cell office:value-type="float" office:value="8173381" calcext:value-type="float">
            <text:p>8173381</text:p>
          </table:table-cell>
          <table:table-cell table:formula="of:=[.B514]-[.B51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5196865" calcext:value-type="float">
            <text:p>5196865</text:p>
          </table:table-cell>
          <table:table-cell office:value-type="float" office:value="8189291" calcext:value-type="float">
            <text:p>8189291</text:p>
          </table:table-cell>
          <table:table-cell table:formula="of:=[.B515]-[.B51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206956" calcext:value-type="float">
            <text:p>5206956</text:p>
          </table:table-cell>
          <table:table-cell office:value-type="float" office:value="8205196" calcext:value-type="float">
            <text:p>8205196</text:p>
          </table:table-cell>
          <table:table-cell table:formula="of:=[.B516]-[.B51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5217047" calcext:value-type="float">
            <text:p>5217047</text:p>
          </table:table-cell>
          <table:table-cell office:value-type="float" office:value="8221099" calcext:value-type="float">
            <text:p>8221099</text:p>
          </table:table-cell>
          <table:table-cell table:formula="of:=[.B517]-[.B51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5227138" calcext:value-type="float">
            <text:p>5227138</text:p>
          </table:table-cell>
          <table:table-cell office:value-type="float" office:value="8237009" calcext:value-type="float">
            <text:p>8237009</text:p>
          </table:table-cell>
          <table:table-cell table:formula="of:=[.B518]-[.B51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237229" calcext:value-type="float">
            <text:p>5237229</text:p>
          </table:table-cell>
          <table:table-cell office:value-type="float" office:value="8252911" calcext:value-type="float">
            <text:p>8252911</text:p>
          </table:table-cell>
          <table:table-cell table:formula="of:=[.B519]-[.B51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5247320" calcext:value-type="float">
            <text:p>5247320</text:p>
          </table:table-cell>
          <table:table-cell office:value-type="float" office:value="8268810" calcext:value-type="float">
            <text:p>8268810</text:p>
          </table:table-cell>
          <table:table-cell table:formula="of:=[.B520]-[.B51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257411" calcext:value-type="float">
            <text:p>5257411</text:p>
          </table:table-cell>
          <table:table-cell office:value-type="float" office:value="8284724" calcext:value-type="float">
            <text:p>8284724</text:p>
          </table:table-cell>
          <table:table-cell table:formula="of:=[.B521]-[.B52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5267502" calcext:value-type="float">
            <text:p>5267502</text:p>
          </table:table-cell>
          <table:table-cell office:value-type="float" office:value="8300622" calcext:value-type="float">
            <text:p>8300622</text:p>
          </table:table-cell>
          <table:table-cell table:formula="of:=[.B522]-[.B52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277593" calcext:value-type="float">
            <text:p>5277593</text:p>
          </table:table-cell>
          <table:table-cell office:value-type="float" office:value="8316517" calcext:value-type="float">
            <text:p>8316517</text:p>
          </table:table-cell>
          <table:table-cell table:formula="of:=[.B523]-[.B52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5287684" calcext:value-type="float">
            <text:p>5287684</text:p>
          </table:table-cell>
          <table:table-cell office:value-type="float" office:value="8332425" calcext:value-type="float">
            <text:p>8332425</text:p>
          </table:table-cell>
          <table:table-cell table:formula="of:=[.B524]-[.B52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297775" calcext:value-type="float">
            <text:p>5297775</text:p>
          </table:table-cell>
          <table:table-cell office:value-type="float" office:value="8348331" calcext:value-type="float">
            <text:p>8348331</text:p>
          </table:table-cell>
          <table:table-cell table:formula="of:=[.B525]-[.B52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5307866" calcext:value-type="float">
            <text:p>5307866</text:p>
          </table:table-cell>
          <table:table-cell office:value-type="float" office:value="8364239" calcext:value-type="float">
            <text:p>8364239</text:p>
          </table:table-cell>
          <table:table-cell table:formula="of:=[.B526]-[.B52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317957" calcext:value-type="float">
            <text:p>5317957</text:p>
          </table:table-cell>
          <table:table-cell office:value-type="float" office:value="8380139" calcext:value-type="float">
            <text:p>8380139</text:p>
          </table:table-cell>
          <table:table-cell table:formula="of:=[.B527]-[.B52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5328048" calcext:value-type="float">
            <text:p>5328048</text:p>
          </table:table-cell>
          <table:table-cell office:value-type="float" office:value="8396028" calcext:value-type="float">
            <text:p>8396028</text:p>
          </table:table-cell>
          <table:table-cell table:formula="of:=[.B528]-[.B527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5338139" calcext:value-type="float">
            <text:p>5338139</text:p>
          </table:table-cell>
          <table:table-cell office:value-type="float" office:value="8411938" calcext:value-type="float">
            <text:p>8411938</text:p>
          </table:table-cell>
          <table:table-cell table:formula="of:=[.B529]-[.B52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348230" calcext:value-type="float">
            <text:p>5348230</text:p>
          </table:table-cell>
          <table:table-cell office:value-type="float" office:value="8427848" calcext:value-type="float">
            <text:p>8427848</text:p>
          </table:table-cell>
          <table:table-cell table:formula="of:=[.B530]-[.B52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358321" calcext:value-type="float">
            <text:p>5358321</text:p>
          </table:table-cell>
          <table:table-cell office:value-type="float" office:value="8443741" calcext:value-type="float">
            <text:p>8443741</text:p>
          </table:table-cell>
          <table:table-cell table:formula="of:=[.B531]-[.B53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5368412" calcext:value-type="float">
            <text:p>5368412</text:p>
          </table:table-cell>
          <table:table-cell office:value-type="float" office:value="8459638" calcext:value-type="float">
            <text:p>8459638</text:p>
          </table:table-cell>
          <table:table-cell table:formula="of:=[.B532]-[.B53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5378503" calcext:value-type="float">
            <text:p>5378503</text:p>
          </table:table-cell>
          <table:table-cell office:value-type="float" office:value="8475540" calcext:value-type="float">
            <text:p>8475540</text:p>
          </table:table-cell>
          <table:table-cell table:formula="of:=[.B533]-[.B53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5388594" calcext:value-type="float">
            <text:p>5388594</text:p>
          </table:table-cell>
          <table:table-cell office:value-type="float" office:value="8491428" calcext:value-type="float">
            <text:p>8491428</text:p>
          </table:table-cell>
          <table:table-cell table:formula="of:=[.B534]-[.B53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5398685" calcext:value-type="float">
            <text:p>5398685</text:p>
          </table:table-cell>
          <table:table-cell office:value-type="float" office:value="8507317" calcext:value-type="float">
            <text:p>8507317</text:p>
          </table:table-cell>
          <table:table-cell table:formula="of:=[.B535]-[.B534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5408776" calcext:value-type="float">
            <text:p>5408776</text:p>
          </table:table-cell>
          <table:table-cell office:value-type="float" office:value="8523222" calcext:value-type="float">
            <text:p>8523222</text:p>
          </table:table-cell>
          <table:table-cell table:formula="of:=[.B536]-[.B53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5418867" calcext:value-type="float">
            <text:p>5418867</text:p>
          </table:table-cell>
          <table:table-cell office:value-type="float" office:value="8539128" calcext:value-type="float">
            <text:p>8539128</text:p>
          </table:table-cell>
          <table:table-cell table:formula="of:=[.B537]-[.B536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5428958" calcext:value-type="float">
            <text:p>5428958</text:p>
          </table:table-cell>
          <table:table-cell office:value-type="float" office:value="8555029" calcext:value-type="float">
            <text:p>8555029</text:p>
          </table:table-cell>
          <table:table-cell table:formula="of:=[.B538]-[.B53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439049" calcext:value-type="float">
            <text:p>5439049</text:p>
          </table:table-cell>
          <table:table-cell office:value-type="float" office:value="8570942" calcext:value-type="float">
            <text:p>8570942</text:p>
          </table:table-cell>
          <table:table-cell table:formula="of:=[.B539]-[.B53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5449140" calcext:value-type="float">
            <text:p>5449140</text:p>
          </table:table-cell>
          <table:table-cell office:value-type="float" office:value="8586845" calcext:value-type="float">
            <text:p>8586845</text:p>
          </table:table-cell>
          <table:table-cell table:formula="of:=[.B540]-[.B53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5459231" calcext:value-type="float">
            <text:p>5459231</text:p>
          </table:table-cell>
          <table:table-cell office:value-type="float" office:value="8602740" calcext:value-type="float">
            <text:p>8602740</text:p>
          </table:table-cell>
          <table:table-cell table:formula="of:=[.B541]-[.B54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5469322" calcext:value-type="float">
            <text:p>5469322</text:p>
          </table:table-cell>
          <table:table-cell office:value-type="float" office:value="8618653" calcext:value-type="float">
            <text:p>8618653</text:p>
          </table:table-cell>
          <table:table-cell table:formula="of:=[.B542]-[.B54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5479413" calcext:value-type="float">
            <text:p>5479413</text:p>
          </table:table-cell>
          <table:table-cell office:value-type="float" office:value="8634552" calcext:value-type="float">
            <text:p>8634552</text:p>
          </table:table-cell>
          <table:table-cell table:formula="of:=[.B543]-[.B54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489504" calcext:value-type="float">
            <text:p>5489504</text:p>
          </table:table-cell>
          <table:table-cell office:value-type="float" office:value="8650449" calcext:value-type="float">
            <text:p>8650449</text:p>
          </table:table-cell>
          <table:table-cell table:formula="of:=[.B544]-[.B54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5499595" calcext:value-type="float">
            <text:p>5499595</text:p>
          </table:table-cell>
          <table:table-cell office:value-type="float" office:value="8666349" calcext:value-type="float">
            <text:p>8666349</text:p>
          </table:table-cell>
          <table:table-cell table:formula="of:=[.B545]-[.B54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5509686" calcext:value-type="float">
            <text:p>5509686</text:p>
          </table:table-cell>
          <table:table-cell office:value-type="float" office:value="8682257" calcext:value-type="float">
            <text:p>8682257</text:p>
          </table:table-cell>
          <table:table-cell table:formula="of:=[.B546]-[.B54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519777" calcext:value-type="float">
            <text:p>5519777</text:p>
          </table:table-cell>
          <table:table-cell office:value-type="float" office:value="8698165" calcext:value-type="float">
            <text:p>8698165</text:p>
          </table:table-cell>
          <table:table-cell table:formula="of:=[.B547]-[.B54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529868" calcext:value-type="float">
            <text:p>5529868</text:p>
          </table:table-cell>
          <table:table-cell office:value-type="float" office:value="8714071" calcext:value-type="float">
            <text:p>8714071</text:p>
          </table:table-cell>
          <table:table-cell table:formula="of:=[.B548]-[.B54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5539959" calcext:value-type="float">
            <text:p>5539959</text:p>
          </table:table-cell>
          <table:table-cell office:value-type="float" office:value="8729972" calcext:value-type="float">
            <text:p>8729972</text:p>
          </table:table-cell>
          <table:table-cell table:formula="of:=[.B549]-[.B54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550050" calcext:value-type="float">
            <text:p>5550050</text:p>
          </table:table-cell>
          <table:table-cell office:value-type="float" office:value="8745860" calcext:value-type="float">
            <text:p>8745860</text:p>
          </table:table-cell>
          <table:table-cell table:formula="of:=[.B550]-[.B549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5560141" calcext:value-type="float">
            <text:p>5560141</text:p>
          </table:table-cell>
          <table:table-cell office:value-type="float" office:value="8761773" calcext:value-type="float">
            <text:p>8761773</text:p>
          </table:table-cell>
          <table:table-cell table:formula="of:=[.B551]-[.B550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5570232" calcext:value-type="float">
            <text:p>5570232</text:p>
          </table:table-cell>
          <table:table-cell office:value-type="float" office:value="8777671" calcext:value-type="float">
            <text:p>8777671</text:p>
          </table:table-cell>
          <table:table-cell table:formula="of:=[.B552]-[.B55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580323" calcext:value-type="float">
            <text:p>5580323</text:p>
          </table:table-cell>
          <table:table-cell office:value-type="float" office:value="8793567" calcext:value-type="float">
            <text:p>8793567</text:p>
          </table:table-cell>
          <table:table-cell table:formula="of:=[.B553]-[.B552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5590414" calcext:value-type="float">
            <text:p>5590414</text:p>
          </table:table-cell>
          <table:table-cell office:value-type="float" office:value="8809462" calcext:value-type="float">
            <text:p>8809462</text:p>
          </table:table-cell>
          <table:table-cell table:formula="of:=[.B554]-[.B55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5600505" calcext:value-type="float">
            <text:p>5600505</text:p>
          </table:table-cell>
          <table:table-cell office:value-type="float" office:value="8825366" calcext:value-type="float">
            <text:p>8825366</text:p>
          </table:table-cell>
          <table:table-cell table:formula="of:=[.B555]-[.B55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5610596" calcext:value-type="float">
            <text:p>5610596</text:p>
          </table:table-cell>
          <table:table-cell office:value-type="float" office:value="8841253" calcext:value-type="float">
            <text:p>8841253</text:p>
          </table:table-cell>
          <table:table-cell table:formula="of:=[.B556]-[.B555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5620687" calcext:value-type="float">
            <text:p>5620687</text:p>
          </table:table-cell>
          <table:table-cell office:value-type="float" office:value="8857152" calcext:value-type="float">
            <text:p>8857152</text:p>
          </table:table-cell>
          <table:table-cell table:formula="of:=[.B557]-[.B55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630778" calcext:value-type="float">
            <text:p>5630778</text:p>
          </table:table-cell>
          <table:table-cell office:value-type="float" office:value="8873061" calcext:value-type="float">
            <text:p>8873061</text:p>
          </table:table-cell>
          <table:table-cell table:formula="of:=[.B558]-[.B55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640869" calcext:value-type="float">
            <text:p>5640869</text:p>
          </table:table-cell>
          <table:table-cell office:value-type="float" office:value="8888961" calcext:value-type="float">
            <text:p>8888961</text:p>
          </table:table-cell>
          <table:table-cell table:formula="of:=[.B559]-[.B55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5650960" calcext:value-type="float">
            <text:p>5650960</text:p>
          </table:table-cell>
          <table:table-cell office:value-type="float" office:value="8904862" calcext:value-type="float">
            <text:p>8904862</text:p>
          </table:table-cell>
          <table:table-cell table:formula="of:=[.B560]-[.B55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661051" calcext:value-type="float">
            <text:p>5661051</text:p>
          </table:table-cell>
          <table:table-cell office:value-type="float" office:value="8920778" calcext:value-type="float">
            <text:p>8920778</text:p>
          </table:table-cell>
          <table:table-cell table:formula="of:=[.B561]-[.B560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5671142" calcext:value-type="float">
            <text:p>5671142</text:p>
          </table:table-cell>
          <table:table-cell office:value-type="float" office:value="8936677" calcext:value-type="float">
            <text:p>8936677</text:p>
          </table:table-cell>
          <table:table-cell table:formula="of:=[.B562]-[.B56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5681233" calcext:value-type="float">
            <text:p>5681233</text:p>
          </table:table-cell>
          <table:table-cell office:value-type="float" office:value="8952581" calcext:value-type="float">
            <text:p>8952581</text:p>
          </table:table-cell>
          <table:table-cell table:formula="of:=[.B563]-[.B56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5691324" calcext:value-type="float">
            <text:p>5691324</text:p>
          </table:table-cell>
          <table:table-cell office:value-type="float" office:value="8968491" calcext:value-type="float">
            <text:p>8968491</text:p>
          </table:table-cell>
          <table:table-cell table:formula="of:=[.B564]-[.B56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701415" calcext:value-type="float">
            <text:p>5701415</text:p>
          </table:table-cell>
          <table:table-cell office:value-type="float" office:value="8984385" calcext:value-type="float">
            <text:p>8984385</text:p>
          </table:table-cell>
          <table:table-cell table:formula="of:=[.B565]-[.B56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5711506" calcext:value-type="float">
            <text:p>5711506</text:p>
          </table:table-cell>
          <table:table-cell office:value-type="float" office:value="9000281" calcext:value-type="float">
            <text:p>9000281</text:p>
          </table:table-cell>
          <table:table-cell table:formula="of:=[.B566]-[.B565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5721597" calcext:value-type="float">
            <text:p>5721597</text:p>
          </table:table-cell>
          <table:table-cell office:value-type="float" office:value="9016190" calcext:value-type="float">
            <text:p>9016190</text:p>
          </table:table-cell>
          <table:table-cell table:formula="of:=[.B567]-[.B56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731688" calcext:value-type="float">
            <text:p>5731688</text:p>
          </table:table-cell>
          <table:table-cell office:value-type="float" office:value="9032096" calcext:value-type="float">
            <text:p>9032096</text:p>
          </table:table-cell>
          <table:table-cell table:formula="of:=[.B568]-[.B56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5741779" calcext:value-type="float">
            <text:p>5741779</text:p>
          </table:table-cell>
          <table:table-cell office:value-type="float" office:value="9048007" calcext:value-type="float">
            <text:p>9048007</text:p>
          </table:table-cell>
          <table:table-cell table:formula="of:=[.B569]-[.B568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5751870" calcext:value-type="float">
            <text:p>5751870</text:p>
          </table:table-cell>
          <table:table-cell office:value-type="float" office:value="9063903" calcext:value-type="float">
            <text:p>9063903</text:p>
          </table:table-cell>
          <table:table-cell table:formula="of:=[.B570]-[.B56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5761961" calcext:value-type="float">
            <text:p>5761961</text:p>
          </table:table-cell>
          <table:table-cell office:value-type="float" office:value="9079794" calcext:value-type="float">
            <text:p>9079794</text:p>
          </table:table-cell>
          <table:table-cell table:formula="of:=[.B571]-[.B570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5772052" calcext:value-type="float">
            <text:p>5772052</text:p>
          </table:table-cell>
          <table:table-cell office:value-type="float" office:value="9095709" calcext:value-type="float">
            <text:p>9095709</text:p>
          </table:table-cell>
          <table:table-cell table:formula="of:=[.B572]-[.B571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5782143" calcext:value-type="float">
            <text:p>5782143</text:p>
          </table:table-cell>
          <table:table-cell office:value-type="float" office:value="9111613" calcext:value-type="float">
            <text:p>9111613</text:p>
          </table:table-cell>
          <table:table-cell table:formula="of:=[.B573]-[.B57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5792234" calcext:value-type="float">
            <text:p>5792234</text:p>
          </table:table-cell>
          <table:table-cell office:value-type="float" office:value="9127501" calcext:value-type="float">
            <text:p>9127501</text:p>
          </table:table-cell>
          <table:table-cell table:formula="of:=[.B574]-[.B57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5802325" calcext:value-type="float">
            <text:p>5802325</text:p>
          </table:table-cell>
          <table:table-cell office:value-type="float" office:value="9143405" calcext:value-type="float">
            <text:p>9143405</text:p>
          </table:table-cell>
          <table:table-cell table:formula="of:=[.B575]-[.B57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5812416" calcext:value-type="float">
            <text:p>5812416</text:p>
          </table:table-cell>
          <table:table-cell office:value-type="float" office:value="9159305" calcext:value-type="float">
            <text:p>9159305</text:p>
          </table:table-cell>
          <table:table-cell table:formula="of:=[.B576]-[.B57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5822507" calcext:value-type="float">
            <text:p>5822507</text:p>
          </table:table-cell>
          <table:table-cell office:value-type="float" office:value="9175195" calcext:value-type="float">
            <text:p>9175195</text:p>
          </table:table-cell>
          <table:table-cell table:formula="of:=[.B577]-[.B57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5832598" calcext:value-type="float">
            <text:p>5832598</text:p>
          </table:table-cell>
          <table:table-cell office:value-type="float" office:value="9191085" calcext:value-type="float">
            <text:p>9191085</text:p>
          </table:table-cell>
          <table:table-cell table:formula="of:=[.B578]-[.B57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5842689" calcext:value-type="float">
            <text:p>5842689</text:p>
          </table:table-cell>
          <table:table-cell office:value-type="float" office:value="9206987" calcext:value-type="float">
            <text:p>9206987</text:p>
          </table:table-cell>
          <table:table-cell table:formula="of:=[.B579]-[.B57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5852780" calcext:value-type="float">
            <text:p>5852780</text:p>
          </table:table-cell>
          <table:table-cell office:value-type="float" office:value="9222895" calcext:value-type="float">
            <text:p>9222895</text:p>
          </table:table-cell>
          <table:table-cell table:formula="of:=[.B580]-[.B57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5862871" calcext:value-type="float">
            <text:p>5862871</text:p>
          </table:table-cell>
          <table:table-cell office:value-type="float" office:value="9238797" calcext:value-type="float">
            <text:p>9238797</text:p>
          </table:table-cell>
          <table:table-cell table:formula="of:=[.B581]-[.B58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5872962" calcext:value-type="float">
            <text:p>5872962</text:p>
          </table:table-cell>
          <table:table-cell office:value-type="float" office:value="9254707" calcext:value-type="float">
            <text:p>9254707</text:p>
          </table:table-cell>
          <table:table-cell table:formula="of:=[.B582]-[.B58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883053" calcext:value-type="float">
            <text:p>5883053</text:p>
          </table:table-cell>
          <table:table-cell office:value-type="float" office:value="9270611" calcext:value-type="float">
            <text:p>9270611</text:p>
          </table:table-cell>
          <table:table-cell table:formula="of:=[.B583]-[.B58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5893144" calcext:value-type="float">
            <text:p>5893144</text:p>
          </table:table-cell>
          <table:table-cell office:value-type="float" office:value="9286505" calcext:value-type="float">
            <text:p>9286505</text:p>
          </table:table-cell>
          <table:table-cell table:formula="of:=[.B584]-[.B583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5903235" calcext:value-type="float">
            <text:p>5903235</text:p>
          </table:table-cell>
          <table:table-cell office:value-type="float" office:value="9302417" calcext:value-type="float">
            <text:p>9302417</text:p>
          </table:table-cell>
          <table:table-cell table:formula="of:=[.B585]-[.B58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5913326" calcext:value-type="float">
            <text:p>5913326</text:p>
          </table:table-cell>
          <table:table-cell office:value-type="float" office:value="9318315" calcext:value-type="float">
            <text:p>9318315</text:p>
          </table:table-cell>
          <table:table-cell table:formula="of:=[.B586]-[.B58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923417" calcext:value-type="float">
            <text:p>5923417</text:p>
          </table:table-cell>
          <table:table-cell office:value-type="float" office:value="9334218" calcext:value-type="float">
            <text:p>9334218</text:p>
          </table:table-cell>
          <table:table-cell table:formula="of:=[.B587]-[.B58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5933508" calcext:value-type="float">
            <text:p>5933508</text:p>
          </table:table-cell>
          <table:table-cell office:value-type="float" office:value="9350116" calcext:value-type="float">
            <text:p>9350116</text:p>
          </table:table-cell>
          <table:table-cell table:formula="of:=[.B588]-[.B587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5943599" calcext:value-type="float">
            <text:p>5943599</text:p>
          </table:table-cell>
          <table:table-cell office:value-type="float" office:value="9366026" calcext:value-type="float">
            <text:p>9366026</text:p>
          </table:table-cell>
          <table:table-cell table:formula="of:=[.B589]-[.B58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5953690" calcext:value-type="float">
            <text:p>5953690</text:p>
          </table:table-cell>
          <table:table-cell office:value-type="float" office:value="9381927" calcext:value-type="float">
            <text:p>9381927</text:p>
          </table:table-cell>
          <table:table-cell table:formula="of:=[.B590]-[.B58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963781" calcext:value-type="float">
            <text:p>5963781</text:p>
          </table:table-cell>
          <table:table-cell office:value-type="float" office:value="9397836" calcext:value-type="float">
            <text:p>9397836</text:p>
          </table:table-cell>
          <table:table-cell table:formula="of:=[.B591]-[.B59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5973872" calcext:value-type="float">
            <text:p>5973872</text:p>
          </table:table-cell>
          <table:table-cell office:value-type="float" office:value="9413737" calcext:value-type="float">
            <text:p>9413737</text:p>
          </table:table-cell>
          <table:table-cell table:formula="of:=[.B592]-[.B59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5983963" calcext:value-type="float">
            <text:p>5983963</text:p>
          </table:table-cell>
          <table:table-cell office:value-type="float" office:value="9429628" calcext:value-type="float">
            <text:p>9429628</text:p>
          </table:table-cell>
          <table:table-cell table:formula="of:=[.B593]-[.B59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5994054" calcext:value-type="float">
            <text:p>5994054</text:p>
          </table:table-cell>
          <table:table-cell office:value-type="float" office:value="9445534" calcext:value-type="float">
            <text:p>9445534</text:p>
          </table:table-cell>
          <table:table-cell table:formula="of:=[.B594]-[.B59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6004145" calcext:value-type="float">
            <text:p>6004145</text:p>
          </table:table-cell>
          <table:table-cell office:value-type="float" office:value="9461438" calcext:value-type="float">
            <text:p>9461438</text:p>
          </table:table-cell>
          <table:table-cell table:formula="of:=[.B595]-[.B59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014236" calcext:value-type="float">
            <text:p>6014236</text:p>
          </table:table-cell>
          <table:table-cell office:value-type="float" office:value="9477329" calcext:value-type="float">
            <text:p>9477329</text:p>
          </table:table-cell>
          <table:table-cell table:formula="of:=[.B596]-[.B59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6024327" calcext:value-type="float">
            <text:p>6024327</text:p>
          </table:table-cell>
          <table:table-cell office:value-type="float" office:value="9493227" calcext:value-type="float">
            <text:p>9493227</text:p>
          </table:table-cell>
          <table:table-cell table:formula="of:=[.B597]-[.B59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6034418" calcext:value-type="float">
            <text:p>6034418</text:p>
          </table:table-cell>
          <table:table-cell office:value-type="float" office:value="9509131" calcext:value-type="float">
            <text:p>9509131</text:p>
          </table:table-cell>
          <table:table-cell table:formula="of:=[.B598]-[.B59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044509" calcext:value-type="float">
            <text:p>6044509</text:p>
          </table:table-cell>
          <table:table-cell office:value-type="float" office:value="9525021" calcext:value-type="float">
            <text:p>9525021</text:p>
          </table:table-cell>
          <table:table-cell table:formula="of:=[.B599]-[.B598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054600" calcext:value-type="float">
            <text:p>6054600</text:p>
          </table:table-cell>
          <table:table-cell office:value-type="float" office:value="9540911" calcext:value-type="float">
            <text:p>9540911</text:p>
          </table:table-cell>
          <table:table-cell table:formula="of:=[.B600]-[.B59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064691" calcext:value-type="float">
            <text:p>6064691</text:p>
          </table:table-cell>
          <table:table-cell office:value-type="float" office:value="9556823" calcext:value-type="float">
            <text:p>9556823</text:p>
          </table:table-cell>
          <table:table-cell table:formula="of:=[.B601]-[.B60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6074782" calcext:value-type="float">
            <text:p>6074782</text:p>
          </table:table-cell>
          <table:table-cell office:value-type="float" office:value="9572725" calcext:value-type="float">
            <text:p>9572725</text:p>
          </table:table-cell>
          <table:table-cell table:formula="of:=[.B602]-[.B60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6084873" calcext:value-type="float">
            <text:p>6084873</text:p>
          </table:table-cell>
          <table:table-cell office:value-type="float" office:value="9588630" calcext:value-type="float">
            <text:p>9588630</text:p>
          </table:table-cell>
          <table:table-cell table:formula="of:=[.B603]-[.B60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6094964" calcext:value-type="float">
            <text:p>6094964</text:p>
          </table:table-cell>
          <table:table-cell office:value-type="float" office:value="9604543" calcext:value-type="float">
            <text:p>9604543</text:p>
          </table:table-cell>
          <table:table-cell table:formula="of:=[.B604]-[.B60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6105055" calcext:value-type="float">
            <text:p>6105055</text:p>
          </table:table-cell>
          <table:table-cell office:value-type="float" office:value="9620440" calcext:value-type="float">
            <text:p>9620440</text:p>
          </table:table-cell>
          <table:table-cell table:formula="of:=[.B605]-[.B60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6115146" calcext:value-type="float">
            <text:p>6115146</text:p>
          </table:table-cell>
          <table:table-cell office:value-type="float" office:value="9636347" calcext:value-type="float">
            <text:p>9636347</text:p>
          </table:table-cell>
          <table:table-cell table:formula="of:=[.B606]-[.B605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125237" calcext:value-type="float">
            <text:p>6125237</text:p>
          </table:table-cell>
          <table:table-cell office:value-type="float" office:value="9652252" calcext:value-type="float">
            <text:p>9652252</text:p>
          </table:table-cell>
          <table:table-cell table:formula="of:=[.B607]-[.B60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6135328" calcext:value-type="float">
            <text:p>6135328</text:p>
          </table:table-cell>
          <table:table-cell office:value-type="float" office:value="9668152" calcext:value-type="float">
            <text:p>9668152</text:p>
          </table:table-cell>
          <table:table-cell table:formula="of:=[.B608]-[.B60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6145419" calcext:value-type="float">
            <text:p>6145419</text:p>
          </table:table-cell>
          <table:table-cell office:value-type="float" office:value="9684044" calcext:value-type="float">
            <text:p>9684044</text:p>
          </table:table-cell>
          <table:table-cell table:formula="of:=[.B609]-[.B60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6155510" calcext:value-type="float">
            <text:p>6155510</text:p>
          </table:table-cell>
          <table:table-cell office:value-type="float" office:value="9699954" calcext:value-type="float">
            <text:p>9699954</text:p>
          </table:table-cell>
          <table:table-cell table:formula="of:=[.B610]-[.B60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6165601" calcext:value-type="float">
            <text:p>6165601</text:p>
          </table:table-cell>
          <table:table-cell office:value-type="float" office:value="9715860" calcext:value-type="float">
            <text:p>9715860</text:p>
          </table:table-cell>
          <table:table-cell table:formula="of:=[.B611]-[.B61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6175692" calcext:value-type="float">
            <text:p>6175692</text:p>
          </table:table-cell>
          <table:table-cell office:value-type="float" office:value="9731776" calcext:value-type="float">
            <text:p>9731776</text:p>
          </table:table-cell>
          <table:table-cell table:formula="of:=[.B612]-[.B611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6185783" calcext:value-type="float">
            <text:p>6185783</text:p>
          </table:table-cell>
          <table:table-cell office:value-type="float" office:value="9747669" calcext:value-type="float">
            <text:p>9747669</text:p>
          </table:table-cell>
          <table:table-cell table:formula="of:=[.B613]-[.B61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6195874" calcext:value-type="float">
            <text:p>6195874</text:p>
          </table:table-cell>
          <table:table-cell office:value-type="float" office:value="9763559" calcext:value-type="float">
            <text:p>9763559</text:p>
          </table:table-cell>
          <table:table-cell table:formula="of:=[.B614]-[.B61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205965" calcext:value-type="float">
            <text:p>6205965</text:p>
          </table:table-cell>
          <table:table-cell office:value-type="float" office:value="9779473" calcext:value-type="float">
            <text:p>9779473</text:p>
          </table:table-cell>
          <table:table-cell table:formula="of:=[.B615]-[.B614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6216056" calcext:value-type="float">
            <text:p>6216056</text:p>
          </table:table-cell>
          <table:table-cell office:value-type="float" office:value="9795371" calcext:value-type="float">
            <text:p>9795371</text:p>
          </table:table-cell>
          <table:table-cell table:formula="of:=[.B616]-[.B61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6226147" calcext:value-type="float">
            <text:p>6226147</text:p>
          </table:table-cell>
          <table:table-cell office:value-type="float" office:value="9811266" calcext:value-type="float">
            <text:p>9811266</text:p>
          </table:table-cell>
          <table:table-cell table:formula="of:=[.B617]-[.B61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6236238" calcext:value-type="float">
            <text:p>6236238</text:p>
          </table:table-cell>
          <table:table-cell office:value-type="float" office:value="9827170" calcext:value-type="float">
            <text:p>9827170</text:p>
          </table:table-cell>
          <table:table-cell table:formula="of:=[.B618]-[.B61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246329" calcext:value-type="float">
            <text:p>6246329</text:p>
          </table:table-cell>
          <table:table-cell office:value-type="float" office:value="9843067" calcext:value-type="float">
            <text:p>9843067</text:p>
          </table:table-cell>
          <table:table-cell table:formula="of:=[.B619]-[.B618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6256420" calcext:value-type="float">
            <text:p>6256420</text:p>
          </table:table-cell>
          <table:table-cell office:value-type="float" office:value="9858956" calcext:value-type="float">
            <text:p>9858956</text:p>
          </table:table-cell>
          <table:table-cell table:formula="of:=[.B620]-[.B61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6266511" calcext:value-type="float">
            <text:p>6266511</text:p>
          </table:table-cell>
          <table:table-cell office:value-type="float" office:value="9874845" calcext:value-type="float">
            <text:p>9874845</text:p>
          </table:table-cell>
          <table:table-cell table:formula="of:=[.B621]-[.B620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6276602" calcext:value-type="float">
            <text:p>6276602</text:p>
          </table:table-cell>
          <table:table-cell office:value-type="float" office:value="9890753" calcext:value-type="float">
            <text:p>9890753</text:p>
          </table:table-cell>
          <table:table-cell table:formula="of:=[.B622]-[.B62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6286693" calcext:value-type="float">
            <text:p>6286693</text:p>
          </table:table-cell>
          <table:table-cell office:value-type="float" office:value="9906659" calcext:value-type="float">
            <text:p>9906659</text:p>
          </table:table-cell>
          <table:table-cell table:formula="of:=[.B623]-[.B62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6296784" calcext:value-type="float">
            <text:p>6296784</text:p>
          </table:table-cell>
          <table:table-cell office:value-type="float" office:value="9922559" calcext:value-type="float">
            <text:p>9922559</text:p>
          </table:table-cell>
          <table:table-cell table:formula="of:=[.B624]-[.B62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6306875" calcext:value-type="float">
            <text:p>6306875</text:p>
          </table:table-cell>
          <table:table-cell office:value-type="float" office:value="9938466" calcext:value-type="float">
            <text:p>9938466</text:p>
          </table:table-cell>
          <table:table-cell table:formula="of:=[.B625]-[.B62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316966" calcext:value-type="float">
            <text:p>6316966</text:p>
          </table:table-cell>
          <table:table-cell office:value-type="float" office:value="9954377" calcext:value-type="float">
            <text:p>9954377</text:p>
          </table:table-cell>
          <table:table-cell table:formula="of:=[.B626]-[.B62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6327057" calcext:value-type="float">
            <text:p>6327057</text:p>
          </table:table-cell>
          <table:table-cell office:value-type="float" office:value="9970270" calcext:value-type="float">
            <text:p>9970270</text:p>
          </table:table-cell>
          <table:table-cell table:formula="of:=[.B627]-[.B62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6337148" calcext:value-type="float">
            <text:p>6337148</text:p>
          </table:table-cell>
          <table:table-cell office:value-type="float" office:value="9986186" calcext:value-type="float">
            <text:p>9986186</text:p>
          </table:table-cell>
          <table:table-cell table:formula="of:=[.B628]-[.B627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6347239" calcext:value-type="float">
            <text:p>6347239</text:p>
          </table:table-cell>
          <table:table-cell office:value-type="float" office:value="10002081" calcext:value-type="float">
            <text:p>10002081</text:p>
          </table:table-cell>
          <table:table-cell table:formula="of:=[.B629]-[.B62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6357330" calcext:value-type="float">
            <text:p>6357330</text:p>
          </table:table-cell>
          <table:table-cell office:value-type="float" office:value="10017979" calcext:value-type="float">
            <text:p>10017979</text:p>
          </table:table-cell>
          <table:table-cell table:formula="of:=[.B630]-[.B629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6367421" calcext:value-type="float">
            <text:p>6367421</text:p>
          </table:table-cell>
          <table:table-cell office:value-type="float" office:value="10033883" calcext:value-type="float">
            <text:p>10033883</text:p>
          </table:table-cell>
          <table:table-cell table:formula="of:=[.B631]-[.B63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377512" calcext:value-type="float">
            <text:p>6377512</text:p>
          </table:table-cell>
          <table:table-cell office:value-type="float" office:value="10049794" calcext:value-type="float">
            <text:p>10049794</text:p>
          </table:table-cell>
          <table:table-cell table:formula="of:=[.B632]-[.B63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6387603" calcext:value-type="float">
            <text:p>6387603</text:p>
          </table:table-cell>
          <table:table-cell office:value-type="float" office:value="10065695" calcext:value-type="float">
            <text:p>10065695</text:p>
          </table:table-cell>
          <table:table-cell table:formula="of:=[.B633]-[.B63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6397694" calcext:value-type="float">
            <text:p>6397694</text:p>
          </table:table-cell>
          <table:table-cell office:value-type="float" office:value="10081602" calcext:value-type="float">
            <text:p>10081602</text:p>
          </table:table-cell>
          <table:table-cell table:formula="of:=[.B634]-[.B63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407785" calcext:value-type="float">
            <text:p>6407785</text:p>
          </table:table-cell>
          <table:table-cell office:value-type="float" office:value="10097494" calcext:value-type="float">
            <text:p>10097494</text:p>
          </table:table-cell>
          <table:table-cell table:formula="of:=[.B635]-[.B63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6417876" calcext:value-type="float">
            <text:p>6417876</text:p>
          </table:table-cell>
          <table:table-cell office:value-type="float" office:value="10113395" calcext:value-type="float">
            <text:p>10113395</text:p>
          </table:table-cell>
          <table:table-cell table:formula="of:=[.B636]-[.B63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6427967" calcext:value-type="float">
            <text:p>6427967</text:p>
          </table:table-cell>
          <table:table-cell office:value-type="float" office:value="10129304" calcext:value-type="float">
            <text:p>10129304</text:p>
          </table:table-cell>
          <table:table-cell table:formula="of:=[.B637]-[.B63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6438058" calcext:value-type="float">
            <text:p>6438058</text:p>
          </table:table-cell>
          <table:table-cell office:value-type="float" office:value="10145203" calcext:value-type="float">
            <text:p>10145203</text:p>
          </table:table-cell>
          <table:table-cell table:formula="of:=[.B638]-[.B63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6448149" calcext:value-type="float">
            <text:p>6448149</text:p>
          </table:table-cell>
          <table:table-cell office:value-type="float" office:value="10161098" calcext:value-type="float">
            <text:p>10161098</text:p>
          </table:table-cell>
          <table:table-cell table:formula="of:=[.B639]-[.B63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6458240" calcext:value-type="float">
            <text:p>6458240</text:p>
          </table:table-cell>
          <table:table-cell office:value-type="float" office:value="10176994" calcext:value-type="float">
            <text:p>10176994</text:p>
          </table:table-cell>
          <table:table-cell table:formula="of:=[.B640]-[.B63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6468331" calcext:value-type="float">
            <text:p>6468331</text:p>
          </table:table-cell>
          <table:table-cell office:value-type="float" office:value="10192893" calcext:value-type="float">
            <text:p>10192893</text:p>
          </table:table-cell>
          <table:table-cell table:formula="of:=[.B641]-[.B64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6478422" calcext:value-type="float">
            <text:p>6478422</text:p>
          </table:table-cell>
          <table:table-cell office:value-type="float" office:value="10208782" calcext:value-type="float">
            <text:p>10208782</text:p>
          </table:table-cell>
          <table:table-cell table:formula="of:=[.B642]-[.B641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6488513" calcext:value-type="float">
            <text:p>6488513</text:p>
          </table:table-cell>
          <table:table-cell office:value-type="float" office:value="10224678" calcext:value-type="float">
            <text:p>10224678</text:p>
          </table:table-cell>
          <table:table-cell table:formula="of:=[.B643]-[.B642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6498604" calcext:value-type="float">
            <text:p>6498604</text:p>
          </table:table-cell>
          <table:table-cell office:value-type="float" office:value="10240589" calcext:value-type="float">
            <text:p>10240589</text:p>
          </table:table-cell>
          <table:table-cell table:formula="of:=[.B644]-[.B64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6508695" calcext:value-type="float">
            <text:p>6508695</text:p>
          </table:table-cell>
          <table:table-cell office:value-type="float" office:value="10256487" calcext:value-type="float">
            <text:p>10256487</text:p>
          </table:table-cell>
          <table:table-cell table:formula="of:=[.B645]-[.B64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6518786" calcext:value-type="float">
            <text:p>6518786</text:p>
          </table:table-cell>
          <table:table-cell office:value-type="float" office:value="10272396" calcext:value-type="float">
            <text:p>10272396</text:p>
          </table:table-cell>
          <table:table-cell table:formula="of:=[.B646]-[.B64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6528877" calcext:value-type="float">
            <text:p>6528877</text:p>
          </table:table-cell>
          <table:table-cell office:value-type="float" office:value="10288310" calcext:value-type="float">
            <text:p>10288310</text:p>
          </table:table-cell>
          <table:table-cell table:formula="of:=[.B647]-[.B64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6538968" calcext:value-type="float">
            <text:p>6538968</text:p>
          </table:table-cell>
          <table:table-cell office:value-type="float" office:value="10304204" calcext:value-type="float">
            <text:p>10304204</text:p>
          </table:table-cell>
          <table:table-cell table:formula="of:=[.B648]-[.B647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6549059" calcext:value-type="float">
            <text:p>6549059</text:p>
          </table:table-cell>
          <table:table-cell office:value-type="float" office:value="10320110" calcext:value-type="float">
            <text:p>10320110</text:p>
          </table:table-cell>
          <table:table-cell table:formula="of:=[.B649]-[.B64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6559150" calcext:value-type="float">
            <text:p>6559150</text:p>
          </table:table-cell>
          <table:table-cell office:value-type="float" office:value="10336013" calcext:value-type="float">
            <text:p>10336013</text:p>
          </table:table-cell>
          <table:table-cell table:formula="of:=[.B650]-[.B64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6569241" calcext:value-type="float">
            <text:p>6569241</text:p>
          </table:table-cell>
          <table:table-cell office:value-type="float" office:value="10351918" calcext:value-type="float">
            <text:p>10351918</text:p>
          </table:table-cell>
          <table:table-cell table:formula="of:=[.B651]-[.B65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6579332" calcext:value-type="float">
            <text:p>6579332</text:p>
          </table:table-cell>
          <table:table-cell office:value-type="float" office:value="10367811" calcext:value-type="float">
            <text:p>10367811</text:p>
          </table:table-cell>
          <table:table-cell table:formula="of:=[.B652]-[.B65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6589423" calcext:value-type="float">
            <text:p>6589423</text:p>
          </table:table-cell>
          <table:table-cell office:value-type="float" office:value="10383722" calcext:value-type="float">
            <text:p>10383722</text:p>
          </table:table-cell>
          <table:table-cell table:formula="of:=[.B653]-[.B652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6599514" calcext:value-type="float">
            <text:p>6599514</text:p>
          </table:table-cell>
          <table:table-cell office:value-type="float" office:value="10399625" calcext:value-type="float">
            <text:p>10399625</text:p>
          </table:table-cell>
          <table:table-cell table:formula="of:=[.B654]-[.B65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6609605" calcext:value-type="float">
            <text:p>6609605</text:p>
          </table:table-cell>
          <table:table-cell office:value-type="float" office:value="10415533" calcext:value-type="float">
            <text:p>10415533</text:p>
          </table:table-cell>
          <table:table-cell table:formula="of:=[.B655]-[.B65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6619696" calcext:value-type="float">
            <text:p>6619696</text:p>
          </table:table-cell>
          <table:table-cell office:value-type="float" office:value="10431432" calcext:value-type="float">
            <text:p>10431432</text:p>
          </table:table-cell>
          <table:table-cell table:formula="of:=[.B656]-[.B65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6629787" calcext:value-type="float">
            <text:p>6629787</text:p>
          </table:table-cell>
          <table:table-cell office:value-type="float" office:value="10447324" calcext:value-type="float">
            <text:p>10447324</text:p>
          </table:table-cell>
          <table:table-cell table:formula="of:=[.B657]-[.B65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6639878" calcext:value-type="float">
            <text:p>6639878</text:p>
          </table:table-cell>
          <table:table-cell office:value-type="float" office:value="10463237" calcext:value-type="float">
            <text:p>10463237</text:p>
          </table:table-cell>
          <table:table-cell table:formula="of:=[.B658]-[.B65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6649969" calcext:value-type="float">
            <text:p>6649969</text:p>
          </table:table-cell>
          <table:table-cell office:value-type="float" office:value="10479139" calcext:value-type="float">
            <text:p>10479139</text:p>
          </table:table-cell>
          <table:table-cell table:formula="of:=[.B659]-[.B65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6660060" calcext:value-type="float">
            <text:p>6660060</text:p>
          </table:table-cell>
          <table:table-cell office:value-type="float" office:value="10495030" calcext:value-type="float">
            <text:p>10495030</text:p>
          </table:table-cell>
          <table:table-cell table:formula="of:=[.B660]-[.B65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6670151" calcext:value-type="float">
            <text:p>6670151</text:p>
          </table:table-cell>
          <table:table-cell office:value-type="float" office:value="10510929" calcext:value-type="float">
            <text:p>10510929</text:p>
          </table:table-cell>
          <table:table-cell table:formula="of:=[.B661]-[.B66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6680242" calcext:value-type="float">
            <text:p>6680242</text:p>
          </table:table-cell>
          <table:table-cell office:value-type="float" office:value="10526835" calcext:value-type="float">
            <text:p>10526835</text:p>
          </table:table-cell>
          <table:table-cell table:formula="of:=[.B662]-[.B66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6690333" calcext:value-type="float">
            <text:p>6690333</text:p>
          </table:table-cell>
          <table:table-cell office:value-type="float" office:value="10542720" calcext:value-type="float">
            <text:p>10542720</text:p>
          </table:table-cell>
          <table:table-cell table:formula="of:=[.B663]-[.B662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6700424" calcext:value-type="float">
            <text:p>6700424</text:p>
          </table:table-cell>
          <table:table-cell office:value-type="float" office:value="10558610" calcext:value-type="float">
            <text:p>10558610</text:p>
          </table:table-cell>
          <table:table-cell table:formula="of:=[.B664]-[.B66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710515" calcext:value-type="float">
            <text:p>6710515</text:p>
          </table:table-cell>
          <table:table-cell office:value-type="float" office:value="10574518" calcext:value-type="float">
            <text:p>10574518</text:p>
          </table:table-cell>
          <table:table-cell table:formula="of:=[.B665]-[.B66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6720606" calcext:value-type="float">
            <text:p>6720606</text:p>
          </table:table-cell>
          <table:table-cell office:value-type="float" office:value="10590425" calcext:value-type="float">
            <text:p>10590425</text:p>
          </table:table-cell>
          <table:table-cell table:formula="of:=[.B666]-[.B665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730697" calcext:value-type="float">
            <text:p>6730697</text:p>
          </table:table-cell>
          <table:table-cell office:value-type="float" office:value="10606323" calcext:value-type="float">
            <text:p>10606323</text:p>
          </table:table-cell>
          <table:table-cell table:formula="of:=[.B667]-[.B66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6740788" calcext:value-type="float">
            <text:p>6740788</text:p>
          </table:table-cell>
          <table:table-cell office:value-type="float" office:value="10622234" calcext:value-type="float">
            <text:p>10622234</text:p>
          </table:table-cell>
          <table:table-cell table:formula="of:=[.B668]-[.B667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6750879" calcext:value-type="float">
            <text:p>6750879</text:p>
          </table:table-cell>
          <table:table-cell office:value-type="float" office:value="10638136" calcext:value-type="float">
            <text:p>10638136</text:p>
          </table:table-cell>
          <table:table-cell table:formula="of:=[.B669]-[.B66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6760970" calcext:value-type="float">
            <text:p>6760970</text:p>
          </table:table-cell>
          <table:table-cell office:value-type="float" office:value="10654037" calcext:value-type="float">
            <text:p>10654037</text:p>
          </table:table-cell>
          <table:table-cell table:formula="of:=[.B670]-[.B66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6771061" calcext:value-type="float">
            <text:p>6771061</text:p>
          </table:table-cell>
          <table:table-cell office:value-type="float" office:value="10669952" calcext:value-type="float">
            <text:p>10669952</text:p>
          </table:table-cell>
          <table:table-cell table:formula="of:=[.B671]-[.B670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6781152" calcext:value-type="float">
            <text:p>6781152</text:p>
          </table:table-cell>
          <table:table-cell office:value-type="float" office:value="10685848" calcext:value-type="float">
            <text:p>10685848</text:p>
          </table:table-cell>
          <table:table-cell table:formula="of:=[.B672]-[.B67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6791243" calcext:value-type="float">
            <text:p>6791243</text:p>
          </table:table-cell>
          <table:table-cell office:value-type="float" office:value="10701743" calcext:value-type="float">
            <text:p>10701743</text:p>
          </table:table-cell>
          <table:table-cell table:formula="of:=[.B673]-[.B67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6801334" calcext:value-type="float">
            <text:p>6801334</text:p>
          </table:table-cell>
          <table:table-cell office:value-type="float" office:value="10717650" calcext:value-type="float">
            <text:p>10717650</text:p>
          </table:table-cell>
          <table:table-cell table:formula="of:=[.B674]-[.B67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811425" calcext:value-type="float">
            <text:p>6811425</text:p>
          </table:table-cell>
          <table:table-cell office:value-type="float" office:value="10733560" calcext:value-type="float">
            <text:p>10733560</text:p>
          </table:table-cell>
          <table:table-cell table:formula="of:=[.B675]-[.B67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6821516" calcext:value-type="float">
            <text:p>6821516</text:p>
          </table:table-cell>
          <table:table-cell office:value-type="float" office:value="10749463" calcext:value-type="float">
            <text:p>10749463</text:p>
          </table:table-cell>
          <table:table-cell table:formula="of:=[.B676]-[.B67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6831607" calcext:value-type="float">
            <text:p>6831607</text:p>
          </table:table-cell>
          <table:table-cell office:value-type="float" office:value="10765368" calcext:value-type="float">
            <text:p>10765368</text:p>
          </table:table-cell>
          <table:table-cell table:formula="of:=[.B677]-[.B67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6841698" calcext:value-type="float">
            <text:p>6841698</text:p>
          </table:table-cell>
          <table:table-cell office:value-type="float" office:value="10781258" calcext:value-type="float">
            <text:p>10781258</text:p>
          </table:table-cell>
          <table:table-cell table:formula="of:=[.B678]-[.B67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851789" calcext:value-type="float">
            <text:p>6851789</text:p>
          </table:table-cell>
          <table:table-cell office:value-type="float" office:value="10797159" calcext:value-type="float">
            <text:p>10797159</text:p>
          </table:table-cell>
          <table:table-cell table:formula="of:=[.B679]-[.B67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6861880" calcext:value-type="float">
            <text:p>6861880</text:p>
          </table:table-cell>
          <table:table-cell office:value-type="float" office:value="10813068" calcext:value-type="float">
            <text:p>10813068</text:p>
          </table:table-cell>
          <table:table-cell table:formula="of:=[.B680]-[.B679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6871971" calcext:value-type="float">
            <text:p>6871971</text:p>
          </table:table-cell>
          <table:table-cell office:value-type="float" office:value="10828967" calcext:value-type="float">
            <text:p>10828967</text:p>
          </table:table-cell>
          <table:table-cell table:formula="of:=[.B681]-[.B68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6882062" calcext:value-type="float">
            <text:p>6882062</text:p>
          </table:table-cell>
          <table:table-cell office:value-type="float" office:value="10844861" calcext:value-type="float">
            <text:p>10844861</text:p>
          </table:table-cell>
          <table:table-cell table:formula="of:=[.B682]-[.B68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6892153" calcext:value-type="float">
            <text:p>6892153</text:p>
          </table:table-cell>
          <table:table-cell office:value-type="float" office:value="10860765" calcext:value-type="float">
            <text:p>10860765</text:p>
          </table:table-cell>
          <table:table-cell table:formula="of:=[.B683]-[.B68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6902244" calcext:value-type="float">
            <text:p>6902244</text:p>
          </table:table-cell>
          <table:table-cell office:value-type="float" office:value="10876655" calcext:value-type="float">
            <text:p>10876655</text:p>
          </table:table-cell>
          <table:table-cell table:formula="of:=[.B684]-[.B68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6912335" calcext:value-type="float">
            <text:p>6912335</text:p>
          </table:table-cell>
          <table:table-cell office:value-type="float" office:value="10892543" calcext:value-type="float">
            <text:p>10892543</text:p>
          </table:table-cell>
          <table:table-cell table:formula="of:=[.B685]-[.B684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6922426" calcext:value-type="float">
            <text:p>6922426</text:p>
          </table:table-cell>
          <table:table-cell office:value-type="float" office:value="10908444" calcext:value-type="float">
            <text:p>10908444</text:p>
          </table:table-cell>
          <table:table-cell table:formula="of:=[.B686]-[.B68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6932517" calcext:value-type="float">
            <text:p>6932517</text:p>
          </table:table-cell>
          <table:table-cell office:value-type="float" office:value="10924352" calcext:value-type="float">
            <text:p>10924352</text:p>
          </table:table-cell>
          <table:table-cell table:formula="of:=[.B687]-[.B68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6942608" calcext:value-type="float">
            <text:p>6942608</text:p>
          </table:table-cell>
          <table:table-cell office:value-type="float" office:value="10940252" calcext:value-type="float">
            <text:p>10940252</text:p>
          </table:table-cell>
          <table:table-cell table:formula="of:=[.B688]-[.B68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6952699" calcext:value-type="float">
            <text:p>6952699</text:p>
          </table:table-cell>
          <table:table-cell office:value-type="float" office:value="10956165" calcext:value-type="float">
            <text:p>10956165</text:p>
          </table:table-cell>
          <table:table-cell table:formula="of:=[.B689]-[.B68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6962790" calcext:value-type="float">
            <text:p>6962790</text:p>
          </table:table-cell>
          <table:table-cell office:value-type="float" office:value="10972074" calcext:value-type="float">
            <text:p>10972074</text:p>
          </table:table-cell>
          <table:table-cell table:formula="of:=[.B690]-[.B689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6972881" calcext:value-type="float">
            <text:p>6972881</text:p>
          </table:table-cell>
          <table:table-cell office:value-type="float" office:value="10987969" calcext:value-type="float">
            <text:p>10987969</text:p>
          </table:table-cell>
          <table:table-cell table:formula="of:=[.B691]-[.B69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6982972" calcext:value-type="float">
            <text:p>6982972</text:p>
          </table:table-cell>
          <table:table-cell office:value-type="float" office:value="11003876" calcext:value-type="float">
            <text:p>11003876</text:p>
          </table:table-cell>
          <table:table-cell table:formula="of:=[.B692]-[.B69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6993063" calcext:value-type="float">
            <text:p>6993063</text:p>
          </table:table-cell>
          <table:table-cell office:value-type="float" office:value="11019782" calcext:value-type="float">
            <text:p>11019782</text:p>
          </table:table-cell>
          <table:table-cell table:formula="of:=[.B693]-[.B69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003154" calcext:value-type="float">
            <text:p>7003154</text:p>
          </table:table-cell>
          <table:table-cell office:value-type="float" office:value="11035681" calcext:value-type="float">
            <text:p>11035681</text:p>
          </table:table-cell>
          <table:table-cell table:formula="of:=[.B694]-[.B69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7013245" calcext:value-type="float">
            <text:p>7013245</text:p>
          </table:table-cell>
          <table:table-cell office:value-type="float" office:value="11051574" calcext:value-type="float">
            <text:p>11051574</text:p>
          </table:table-cell>
          <table:table-cell table:formula="of:=[.B695]-[.B69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7023336" calcext:value-type="float">
            <text:p>7023336</text:p>
          </table:table-cell>
          <table:table-cell office:value-type="float" office:value="11067484" calcext:value-type="float">
            <text:p>11067484</text:p>
          </table:table-cell>
          <table:table-cell table:formula="of:=[.B696]-[.B69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7033427" calcext:value-type="float">
            <text:p>7033427</text:p>
          </table:table-cell>
          <table:table-cell office:value-type="float" office:value="11083393" calcext:value-type="float">
            <text:p>11083393</text:p>
          </table:table-cell>
          <table:table-cell table:formula="of:=[.B697]-[.B69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7043518" calcext:value-type="float">
            <text:p>7043518</text:p>
          </table:table-cell>
          <table:table-cell office:value-type="float" office:value="11099296" calcext:value-type="float">
            <text:p>11099296</text:p>
          </table:table-cell>
          <table:table-cell table:formula="of:=[.B698]-[.B69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7053609" calcext:value-type="float">
            <text:p>7053609</text:p>
          </table:table-cell>
          <table:table-cell office:value-type="float" office:value="11115199" calcext:value-type="float">
            <text:p>11115199</text:p>
          </table:table-cell>
          <table:table-cell table:formula="of:=[.B699]-[.B698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7063700" calcext:value-type="float">
            <text:p>7063700</text:p>
          </table:table-cell>
          <table:table-cell office:value-type="float" office:value="11131089" calcext:value-type="float">
            <text:p>11131089</text:p>
          </table:table-cell>
          <table:table-cell table:formula="of:=[.B700]-[.B69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7073791" calcext:value-type="float">
            <text:p>7073791</text:p>
          </table:table-cell>
          <table:table-cell office:value-type="float" office:value="11147003" calcext:value-type="float">
            <text:p>11147003</text:p>
          </table:table-cell>
          <table:table-cell table:formula="of:=[.B701]-[.B70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7083882" calcext:value-type="float">
            <text:p>7083882</text:p>
          </table:table-cell>
          <table:table-cell office:value-type="float" office:value="11162906" calcext:value-type="float">
            <text:p>11162906</text:p>
          </table:table-cell>
          <table:table-cell table:formula="of:=[.B702]-[.B70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7093973" calcext:value-type="float">
            <text:p>7093973</text:p>
          </table:table-cell>
          <table:table-cell office:value-type="float" office:value="11178795" calcext:value-type="float">
            <text:p>11178795</text:p>
          </table:table-cell>
          <table:table-cell table:formula="of:=[.B703]-[.B70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7104064" calcext:value-type="float">
            <text:p>7104064</text:p>
          </table:table-cell>
          <table:table-cell office:value-type="float" office:value="11194696" calcext:value-type="float">
            <text:p>11194696</text:p>
          </table:table-cell>
          <table:table-cell table:formula="of:=[.B704]-[.B70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114155" calcext:value-type="float">
            <text:p>7114155</text:p>
          </table:table-cell>
          <table:table-cell office:value-type="float" office:value="11210597" calcext:value-type="float">
            <text:p>11210597</text:p>
          </table:table-cell>
          <table:table-cell table:formula="of:=[.B705]-[.B70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124246" calcext:value-type="float">
            <text:p>7124246</text:p>
          </table:table-cell>
          <table:table-cell office:value-type="float" office:value="11226481" calcext:value-type="float">
            <text:p>11226481</text:p>
          </table:table-cell>
          <table:table-cell table:formula="of:=[.B706]-[.B705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7134337" calcext:value-type="float">
            <text:p>7134337</text:p>
          </table:table-cell>
          <table:table-cell office:value-type="float" office:value="11242373" calcext:value-type="float">
            <text:p>11242373</text:p>
          </table:table-cell>
          <table:table-cell table:formula="of:=[.B707]-[.B70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7144428" calcext:value-type="float">
            <text:p>7144428</text:p>
          </table:table-cell>
          <table:table-cell office:value-type="float" office:value="11258285" calcext:value-type="float">
            <text:p>11258285</text:p>
          </table:table-cell>
          <table:table-cell table:formula="of:=[.B708]-[.B70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7154519" calcext:value-type="float">
            <text:p>7154519</text:p>
          </table:table-cell>
          <table:table-cell office:value-type="float" office:value="11274186" calcext:value-type="float">
            <text:p>11274186</text:p>
          </table:table-cell>
          <table:table-cell table:formula="of:=[.B709]-[.B70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164610" calcext:value-type="float">
            <text:p>7164610</text:p>
          </table:table-cell>
          <table:table-cell office:value-type="float" office:value="11290084" calcext:value-type="float">
            <text:p>11290084</text:p>
          </table:table-cell>
          <table:table-cell table:formula="of:=[.B710]-[.B709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7174701" calcext:value-type="float">
            <text:p>7174701</text:p>
          </table:table-cell>
          <table:table-cell office:value-type="float" office:value="11305998" calcext:value-type="float">
            <text:p>11305998</text:p>
          </table:table-cell>
          <table:table-cell table:formula="of:=[.B711]-[.B71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7184792" calcext:value-type="float">
            <text:p>7184792</text:p>
          </table:table-cell>
          <table:table-cell office:value-type="float" office:value="11321903" calcext:value-type="float">
            <text:p>11321903</text:p>
          </table:table-cell>
          <table:table-cell table:formula="of:=[.B712]-[.B71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194883" calcext:value-type="float">
            <text:p>7194883</text:p>
          </table:table-cell>
          <table:table-cell office:value-type="float" office:value="11337803" calcext:value-type="float">
            <text:p>11337803</text:p>
          </table:table-cell>
          <table:table-cell table:formula="of:=[.B713]-[.B71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7204974" calcext:value-type="float">
            <text:p>7204974</text:p>
          </table:table-cell>
          <table:table-cell office:value-type="float" office:value="11353716" calcext:value-type="float">
            <text:p>11353716</text:p>
          </table:table-cell>
          <table:table-cell table:formula="of:=[.B714]-[.B71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7215065" calcext:value-type="float">
            <text:p>7215065</text:p>
          </table:table-cell>
          <table:table-cell office:value-type="float" office:value="11369612" calcext:value-type="float">
            <text:p>11369612</text:p>
          </table:table-cell>
          <table:table-cell table:formula="of:=[.B715]-[.B71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7225156" calcext:value-type="float">
            <text:p>7225156</text:p>
          </table:table-cell>
          <table:table-cell office:value-type="float" office:value="11385507" calcext:value-type="float">
            <text:p>11385507</text:p>
          </table:table-cell>
          <table:table-cell table:formula="of:=[.B716]-[.B71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235247" calcext:value-type="float">
            <text:p>7235247</text:p>
          </table:table-cell>
          <table:table-cell office:value-type="float" office:value="11401415" calcext:value-type="float">
            <text:p>11401415</text:p>
          </table:table-cell>
          <table:table-cell table:formula="of:=[.B717]-[.B71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245338" calcext:value-type="float">
            <text:p>7245338</text:p>
          </table:table-cell>
          <table:table-cell office:value-type="float" office:value="11417324" calcext:value-type="float">
            <text:p>11417324</text:p>
          </table:table-cell>
          <table:table-cell table:formula="of:=[.B718]-[.B71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7255429" calcext:value-type="float">
            <text:p>7255429</text:p>
          </table:table-cell>
          <table:table-cell office:value-type="float" office:value="11433231" calcext:value-type="float">
            <text:p>11433231</text:p>
          </table:table-cell>
          <table:table-cell table:formula="of:=[.B719]-[.B71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265520" calcext:value-type="float">
            <text:p>7265520</text:p>
          </table:table-cell>
          <table:table-cell office:value-type="float" office:value="11449131" calcext:value-type="float">
            <text:p>11449131</text:p>
          </table:table-cell>
          <table:table-cell table:formula="of:=[.B720]-[.B71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7275611" calcext:value-type="float">
            <text:p>7275611</text:p>
          </table:table-cell>
          <table:table-cell office:value-type="float" office:value="11465018" calcext:value-type="float">
            <text:p>11465018</text:p>
          </table:table-cell>
          <table:table-cell table:formula="of:=[.B721]-[.B720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7285702" calcext:value-type="float">
            <text:p>7285702</text:p>
          </table:table-cell>
          <table:table-cell office:value-type="float" office:value="11480928" calcext:value-type="float">
            <text:p>11480928</text:p>
          </table:table-cell>
          <table:table-cell table:formula="of:=[.B722]-[.B72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7295793" calcext:value-type="float">
            <text:p>7295793</text:p>
          </table:table-cell>
          <table:table-cell office:value-type="float" office:value="11496836" calcext:value-type="float">
            <text:p>11496836</text:p>
          </table:table-cell>
          <table:table-cell table:formula="of:=[.B723]-[.B72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305884" calcext:value-type="float">
            <text:p>7305884</text:p>
          </table:table-cell>
          <table:table-cell office:value-type="float" office:value="11512729" calcext:value-type="float">
            <text:p>11512729</text:p>
          </table:table-cell>
          <table:table-cell table:formula="of:=[.B724]-[.B72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7315975" calcext:value-type="float">
            <text:p>7315975</text:p>
          </table:table-cell>
          <table:table-cell office:value-type="float" office:value="11528625" calcext:value-type="float">
            <text:p>11528625</text:p>
          </table:table-cell>
          <table:table-cell table:formula="of:=[.B725]-[.B72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7326066" calcext:value-type="float">
            <text:p>7326066</text:p>
          </table:table-cell>
          <table:table-cell office:value-type="float" office:value="11544528" calcext:value-type="float">
            <text:p>11544528</text:p>
          </table:table-cell>
          <table:table-cell table:formula="of:=[.B726]-[.B72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7336157" calcext:value-type="float">
            <text:p>7336157</text:p>
          </table:table-cell>
          <table:table-cell office:value-type="float" office:value="11560418" calcext:value-type="float">
            <text:p>11560418</text:p>
          </table:table-cell>
          <table:table-cell table:formula="of:=[.B727]-[.B72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7346248" calcext:value-type="float">
            <text:p>7346248</text:p>
          </table:table-cell>
          <table:table-cell office:value-type="float" office:value="11576313" calcext:value-type="float">
            <text:p>11576313</text:p>
          </table:table-cell>
          <table:table-cell table:formula="of:=[.B728]-[.B72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356339" calcext:value-type="float">
            <text:p>7356339</text:p>
          </table:table-cell>
          <table:table-cell office:value-type="float" office:value="11592208" calcext:value-type="float">
            <text:p>11592208</text:p>
          </table:table-cell>
          <table:table-cell table:formula="of:=[.B729]-[.B72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366430" calcext:value-type="float">
            <text:p>7366430</text:p>
          </table:table-cell>
          <table:table-cell office:value-type="float" office:value="11608119" calcext:value-type="float">
            <text:p>11608119</text:p>
          </table:table-cell>
          <table:table-cell table:formula="of:=[.B730]-[.B72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7376521" calcext:value-type="float">
            <text:p>7376521</text:p>
          </table:table-cell>
          <table:table-cell office:value-type="float" office:value="11624020" calcext:value-type="float">
            <text:p>11624020</text:p>
          </table:table-cell>
          <table:table-cell table:formula="of:=[.B731]-[.B73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386612" calcext:value-type="float">
            <text:p>7386612</text:p>
          </table:table-cell>
          <table:table-cell office:value-type="float" office:value="11639930" calcext:value-type="float">
            <text:p>11639930</text:p>
          </table:table-cell>
          <table:table-cell table:formula="of:=[.B732]-[.B73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7396703" calcext:value-type="float">
            <text:p>7396703</text:p>
          </table:table-cell>
          <table:table-cell office:value-type="float" office:value="11655842" calcext:value-type="float">
            <text:p>11655842</text:p>
          </table:table-cell>
          <table:table-cell table:formula="of:=[.B733]-[.B73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7406794" calcext:value-type="float">
            <text:p>7406794</text:p>
          </table:table-cell>
          <table:table-cell office:value-type="float" office:value="11671735" calcext:value-type="float">
            <text:p>11671735</text:p>
          </table:table-cell>
          <table:table-cell table:formula="of:=[.B734]-[.B73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7416885" calcext:value-type="float">
            <text:p>7416885</text:p>
          </table:table-cell>
          <table:table-cell office:value-type="float" office:value="11687643" calcext:value-type="float">
            <text:p>11687643</text:p>
          </table:table-cell>
          <table:table-cell table:formula="of:=[.B735]-[.B73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426976" calcext:value-type="float">
            <text:p>7426976</text:p>
          </table:table-cell>
          <table:table-cell office:value-type="float" office:value="11703543" calcext:value-type="float">
            <text:p>11703543</text:p>
          </table:table-cell>
          <table:table-cell table:formula="of:=[.B736]-[.B73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7437067" calcext:value-type="float">
            <text:p>7437067</text:p>
          </table:table-cell>
          <table:table-cell office:value-type="float" office:value="11719442" calcext:value-type="float">
            <text:p>11719442</text:p>
          </table:table-cell>
          <table:table-cell table:formula="of:=[.B737]-[.B73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7447158" calcext:value-type="float">
            <text:p>7447158</text:p>
          </table:table-cell>
          <table:table-cell office:value-type="float" office:value="11735342" calcext:value-type="float">
            <text:p>11735342</text:p>
          </table:table-cell>
          <table:table-cell table:formula="of:=[.B738]-[.B73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7457249" calcext:value-type="float">
            <text:p>7457249</text:p>
          </table:table-cell>
          <table:table-cell office:value-type="float" office:value="11751247" calcext:value-type="float">
            <text:p>11751247</text:p>
          </table:table-cell>
          <table:table-cell table:formula="of:=[.B739]-[.B73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467340" calcext:value-type="float">
            <text:p>7467340</text:p>
          </table:table-cell>
          <table:table-cell office:value-type="float" office:value="11767155" calcext:value-type="float">
            <text:p>11767155</text:p>
          </table:table-cell>
          <table:table-cell table:formula="of:=[.B740]-[.B73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477431" calcext:value-type="float">
            <text:p>7477431</text:p>
          </table:table-cell>
          <table:table-cell office:value-type="float" office:value="11783060" calcext:value-type="float">
            <text:p>11783060</text:p>
          </table:table-cell>
          <table:table-cell table:formula="of:=[.B741]-[.B74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487522" calcext:value-type="float">
            <text:p>7487522</text:p>
          </table:table-cell>
          <table:table-cell office:value-type="float" office:value="11798966" calcext:value-type="float">
            <text:p>11798966</text:p>
          </table:table-cell>
          <table:table-cell table:formula="of:=[.B742]-[.B74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497613" calcext:value-type="float">
            <text:p>7497613</text:p>
          </table:table-cell>
          <table:table-cell office:value-type="float" office:value="11814854" calcext:value-type="float">
            <text:p>11814854</text:p>
          </table:table-cell>
          <table:table-cell table:formula="of:=[.B743]-[.B742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7507704" calcext:value-type="float">
            <text:p>7507704</text:p>
          </table:table-cell>
          <table:table-cell office:value-type="float" office:value="11830768" calcext:value-type="float">
            <text:p>11830768</text:p>
          </table:table-cell>
          <table:table-cell table:formula="of:=[.B744]-[.B743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7517795" calcext:value-type="float">
            <text:p>7517795</text:p>
          </table:table-cell>
          <table:table-cell office:value-type="float" office:value="11846666" calcext:value-type="float">
            <text:p>11846666</text:p>
          </table:table-cell>
          <table:table-cell table:formula="of:=[.B745]-[.B74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7527886" calcext:value-type="float">
            <text:p>7527886</text:p>
          </table:table-cell>
          <table:table-cell office:value-type="float" office:value="11862558" calcext:value-type="float">
            <text:p>11862558</text:p>
          </table:table-cell>
          <table:table-cell table:formula="of:=[.B746]-[.B745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7537977" calcext:value-type="float">
            <text:p>7537977</text:p>
          </table:table-cell>
          <table:table-cell office:value-type="float" office:value="11878457" calcext:value-type="float">
            <text:p>11878457</text:p>
          </table:table-cell>
          <table:table-cell table:formula="of:=[.B747]-[.B74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7548068" calcext:value-type="float">
            <text:p>7548068</text:p>
          </table:table-cell>
          <table:table-cell office:value-type="float" office:value="11894361" calcext:value-type="float">
            <text:p>11894361</text:p>
          </table:table-cell>
          <table:table-cell table:formula="of:=[.B748]-[.B74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7558159" calcext:value-type="float">
            <text:p>7558159</text:p>
          </table:table-cell>
          <table:table-cell office:value-type="float" office:value="11910245" calcext:value-type="float">
            <text:p>11910245</text:p>
          </table:table-cell>
          <table:table-cell table:formula="of:=[.B749]-[.B748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7568250" calcext:value-type="float">
            <text:p>7568250</text:p>
          </table:table-cell>
          <table:table-cell office:value-type="float" office:value="11926137" calcext:value-type="float">
            <text:p>11926137</text:p>
          </table:table-cell>
          <table:table-cell table:formula="of:=[.B750]-[.B74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7578341" calcext:value-type="float">
            <text:p>7578341</text:p>
          </table:table-cell>
          <table:table-cell office:value-type="float" office:value="11942048" calcext:value-type="float">
            <text:p>11942048</text:p>
          </table:table-cell>
          <table:table-cell table:formula="of:=[.B751]-[.B75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7588432" calcext:value-type="float">
            <text:p>7588432</text:p>
          </table:table-cell>
          <table:table-cell office:value-type="float" office:value="11957953" calcext:value-type="float">
            <text:p>11957953</text:p>
          </table:table-cell>
          <table:table-cell table:formula="of:=[.B752]-[.B75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598523" calcext:value-type="float">
            <text:p>7598523</text:p>
          </table:table-cell>
          <table:table-cell office:value-type="float" office:value="11973854" calcext:value-type="float">
            <text:p>11973854</text:p>
          </table:table-cell>
          <table:table-cell table:formula="of:=[.B753]-[.B75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608614" calcext:value-type="float">
            <text:p>7608614</text:p>
          </table:table-cell>
          <table:table-cell office:value-type="float" office:value="11989765" calcext:value-type="float">
            <text:p>11989765</text:p>
          </table:table-cell>
          <table:table-cell table:formula="of:=[.B754]-[.B75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7618705" calcext:value-type="float">
            <text:p>7618705</text:p>
          </table:table-cell>
          <table:table-cell office:value-type="float" office:value="12005666" calcext:value-type="float">
            <text:p>12005666</text:p>
          </table:table-cell>
          <table:table-cell table:formula="of:=[.B755]-[.B75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7628796" calcext:value-type="float">
            <text:p>7628796</text:p>
          </table:table-cell>
          <table:table-cell office:value-type="float" office:value="12021568" calcext:value-type="float">
            <text:p>12021568</text:p>
          </table:table-cell>
          <table:table-cell table:formula="of:=[.B756]-[.B75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638887" calcext:value-type="float">
            <text:p>7638887</text:p>
          </table:table-cell>
          <table:table-cell office:value-type="float" office:value="12037481" calcext:value-type="float">
            <text:p>12037481</text:p>
          </table:table-cell>
          <table:table-cell table:formula="of:=[.B757]-[.B756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7648978" calcext:value-type="float">
            <text:p>7648978</text:p>
          </table:table-cell>
          <table:table-cell office:value-type="float" office:value="12053379" calcext:value-type="float">
            <text:p>12053379</text:p>
          </table:table-cell>
          <table:table-cell table:formula="of:=[.B758]-[.B757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7659069" calcext:value-type="float">
            <text:p>7659069</text:p>
          </table:table-cell>
          <table:table-cell office:value-type="float" office:value="12069274" calcext:value-type="float">
            <text:p>12069274</text:p>
          </table:table-cell>
          <table:table-cell table:formula="of:=[.B759]-[.B75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669160" calcext:value-type="float">
            <text:p>7669160</text:p>
          </table:table-cell>
          <table:table-cell office:value-type="float" office:value="12085181" calcext:value-type="float">
            <text:p>12085181</text:p>
          </table:table-cell>
          <table:table-cell table:formula="of:=[.B760]-[.B75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679251" calcext:value-type="float">
            <text:p>7679251</text:p>
          </table:table-cell>
          <table:table-cell office:value-type="float" office:value="12101089" calcext:value-type="float">
            <text:p>12101089</text:p>
          </table:table-cell>
          <table:table-cell table:formula="of:=[.B761]-[.B76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7689342" calcext:value-type="float">
            <text:p>7689342</text:p>
          </table:table-cell>
          <table:table-cell office:value-type="float" office:value="12116996" calcext:value-type="float">
            <text:p>12116996</text:p>
          </table:table-cell>
          <table:table-cell table:formula="of:=[.B762]-[.B76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699433" calcext:value-type="float">
            <text:p>7699433</text:p>
          </table:table-cell>
          <table:table-cell office:value-type="float" office:value="12132898" calcext:value-type="float">
            <text:p>12132898</text:p>
          </table:table-cell>
          <table:table-cell table:formula="of:=[.B763]-[.B76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709524" calcext:value-type="float">
            <text:p>7709524</text:p>
          </table:table-cell>
          <table:table-cell office:value-type="float" office:value="12148783" calcext:value-type="float">
            <text:p>12148783</text:p>
          </table:table-cell>
          <table:table-cell table:formula="of:=[.B764]-[.B763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7719615" calcext:value-type="float">
            <text:p>7719615</text:p>
          </table:table-cell>
          <table:table-cell office:value-type="float" office:value="12164694" calcext:value-type="float">
            <text:p>12164694</text:p>
          </table:table-cell>
          <table:table-cell table:formula="of:=[.B765]-[.B76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7729706" calcext:value-type="float">
            <text:p>7729706</text:p>
          </table:table-cell>
          <table:table-cell office:value-type="float" office:value="12180603" calcext:value-type="float">
            <text:p>12180603</text:p>
          </table:table-cell>
          <table:table-cell table:formula="of:=[.B766]-[.B76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7739797" calcext:value-type="float">
            <text:p>7739797</text:p>
          </table:table-cell>
          <table:table-cell office:value-type="float" office:value="12196498" calcext:value-type="float">
            <text:p>12196498</text:p>
          </table:table-cell>
          <table:table-cell table:formula="of:=[.B767]-[.B76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749888" calcext:value-type="float">
            <text:p>7749888</text:p>
          </table:table-cell>
          <table:table-cell office:value-type="float" office:value="12212393" calcext:value-type="float">
            <text:p>12212393</text:p>
          </table:table-cell>
          <table:table-cell table:formula="of:=[.B768]-[.B76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7759979" calcext:value-type="float">
            <text:p>7759979</text:p>
          </table:table-cell>
          <table:table-cell office:value-type="float" office:value="12228295" calcext:value-type="float">
            <text:p>12228295</text:p>
          </table:table-cell>
          <table:table-cell table:formula="of:=[.B769]-[.B76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770070" calcext:value-type="float">
            <text:p>7770070</text:p>
          </table:table-cell>
          <table:table-cell office:value-type="float" office:value="12244184" calcext:value-type="float">
            <text:p>12244184</text:p>
          </table:table-cell>
          <table:table-cell table:formula="of:=[.B770]-[.B76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7780161" calcext:value-type="float">
            <text:p>7780161</text:p>
          </table:table-cell>
          <table:table-cell office:value-type="float" office:value="12260073" calcext:value-type="float">
            <text:p>12260073</text:p>
          </table:table-cell>
          <table:table-cell table:formula="of:=[.B771]-[.B770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7790252" calcext:value-type="float">
            <text:p>7790252</text:p>
          </table:table-cell>
          <table:table-cell office:value-type="float" office:value="12275980" calcext:value-type="float">
            <text:p>12275980</text:p>
          </table:table-cell>
          <table:table-cell table:formula="of:=[.B772]-[.B77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800343" calcext:value-type="float">
            <text:p>7800343</text:p>
          </table:table-cell>
          <table:table-cell office:value-type="float" office:value="12291886" calcext:value-type="float">
            <text:p>12291886</text:p>
          </table:table-cell>
          <table:table-cell table:formula="of:=[.B773]-[.B77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810434" calcext:value-type="float">
            <text:p>7810434</text:p>
          </table:table-cell>
          <table:table-cell office:value-type="float" office:value="12307786" calcext:value-type="float">
            <text:p>12307786</text:p>
          </table:table-cell>
          <table:table-cell table:formula="of:=[.B774]-[.B77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7820525" calcext:value-type="float">
            <text:p>7820525</text:p>
          </table:table-cell>
          <table:table-cell office:value-type="float" office:value="12323698" calcext:value-type="float">
            <text:p>12323698</text:p>
          </table:table-cell>
          <table:table-cell table:formula="of:=[.B775]-[.B77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7830616" calcext:value-type="float">
            <text:p>7830616</text:p>
          </table:table-cell>
          <table:table-cell office:value-type="float" office:value="12339603" calcext:value-type="float">
            <text:p>12339603</text:p>
          </table:table-cell>
          <table:table-cell table:formula="of:=[.B776]-[.B77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840707" calcext:value-type="float">
            <text:p>7840707</text:p>
          </table:table-cell>
          <table:table-cell office:value-type="float" office:value="12355497" calcext:value-type="float">
            <text:p>12355497</text:p>
          </table:table-cell>
          <table:table-cell table:formula="of:=[.B777]-[.B776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7850798" calcext:value-type="float">
            <text:p>7850798</text:p>
          </table:table-cell>
          <table:table-cell office:value-type="float" office:value="12371410" calcext:value-type="float">
            <text:p>12371410</text:p>
          </table:table-cell>
          <table:table-cell table:formula="of:=[.B778]-[.B77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7860889" calcext:value-type="float">
            <text:p>7860889</text:p>
          </table:table-cell>
          <table:table-cell office:value-type="float" office:value="12387309" calcext:value-type="float">
            <text:p>12387309</text:p>
          </table:table-cell>
          <table:table-cell table:formula="of:=[.B779]-[.B77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7870980" calcext:value-type="float">
            <text:p>7870980</text:p>
          </table:table-cell>
          <table:table-cell office:value-type="float" office:value="12403205" calcext:value-type="float">
            <text:p>12403205</text:p>
          </table:table-cell>
          <table:table-cell table:formula="of:=[.B780]-[.B77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7881071" calcext:value-type="float">
            <text:p>7881071</text:p>
          </table:table-cell>
          <table:table-cell office:value-type="float" office:value="12419107" calcext:value-type="float">
            <text:p>12419107</text:p>
          </table:table-cell>
          <table:table-cell table:formula="of:=[.B781]-[.B78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891162" calcext:value-type="float">
            <text:p>7891162</text:p>
          </table:table-cell>
          <table:table-cell office:value-type="float" office:value="12435014" calcext:value-type="float">
            <text:p>12435014</text:p>
          </table:table-cell>
          <table:table-cell table:formula="of:=[.B782]-[.B78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7901253" calcext:value-type="float">
            <text:p>7901253</text:p>
          </table:table-cell>
          <table:table-cell office:value-type="float" office:value="12450920" calcext:value-type="float">
            <text:p>12450920</text:p>
          </table:table-cell>
          <table:table-cell table:formula="of:=[.B783]-[.B78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911344" calcext:value-type="float">
            <text:p>7911344</text:p>
          </table:table-cell>
          <table:table-cell office:value-type="float" office:value="12466826" calcext:value-type="float">
            <text:p>12466826</text:p>
          </table:table-cell>
          <table:table-cell table:formula="of:=[.B784]-[.B78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7921435" calcext:value-type="float">
            <text:p>7921435</text:p>
          </table:table-cell>
          <table:table-cell office:value-type="float" office:value="12482728" calcext:value-type="float">
            <text:p>12482728</text:p>
          </table:table-cell>
          <table:table-cell table:formula="of:=[.B785]-[.B78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7931526" calcext:value-type="float">
            <text:p>7931526</text:p>
          </table:table-cell>
          <table:table-cell office:value-type="float" office:value="12498617" calcext:value-type="float">
            <text:p>12498617</text:p>
          </table:table-cell>
          <table:table-cell table:formula="of:=[.B786]-[.B785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7941617" calcext:value-type="float">
            <text:p>7941617</text:p>
          </table:table-cell>
          <table:table-cell office:value-type="float" office:value="12514531" calcext:value-type="float">
            <text:p>12514531</text:p>
          </table:table-cell>
          <table:table-cell table:formula="of:=[.B787]-[.B78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7951708" calcext:value-type="float">
            <text:p>7951708</text:p>
          </table:table-cell>
          <table:table-cell office:value-type="float" office:value="12530429" calcext:value-type="float">
            <text:p>12530429</text:p>
          </table:table-cell>
          <table:table-cell table:formula="of:=[.B788]-[.B787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7961799" calcext:value-type="float">
            <text:p>7961799</text:p>
          </table:table-cell>
          <table:table-cell office:value-type="float" office:value="12546322" calcext:value-type="float">
            <text:p>12546322</text:p>
          </table:table-cell>
          <table:table-cell table:formula="of:=[.B789]-[.B78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7971890" calcext:value-type="float">
            <text:p>7971890</text:p>
          </table:table-cell>
          <table:table-cell office:value-type="float" office:value="12562218" calcext:value-type="float">
            <text:p>12562218</text:p>
          </table:table-cell>
          <table:table-cell table:formula="of:=[.B790]-[.B78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7981981" calcext:value-type="float">
            <text:p>7981981</text:p>
          </table:table-cell>
          <table:table-cell office:value-type="float" office:value="12578123" calcext:value-type="float">
            <text:p>12578123</text:p>
          </table:table-cell>
          <table:table-cell table:formula="of:=[.B791]-[.B79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7992072" calcext:value-type="float">
            <text:p>7992072</text:p>
          </table:table-cell>
          <table:table-cell office:value-type="float" office:value="12594008" calcext:value-type="float">
            <text:p>12594008</text:p>
          </table:table-cell>
          <table:table-cell table:formula="of:=[.B792]-[.B791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8002163" calcext:value-type="float">
            <text:p>8002163</text:p>
          </table:table-cell>
          <table:table-cell office:value-type="float" office:value="12609907" calcext:value-type="float">
            <text:p>12609907</text:p>
          </table:table-cell>
          <table:table-cell table:formula="of:=[.B793]-[.B79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012254" calcext:value-type="float">
            <text:p>8012254</text:p>
          </table:table-cell>
          <table:table-cell office:value-type="float" office:value="12625816" calcext:value-type="float">
            <text:p>12625816</text:p>
          </table:table-cell>
          <table:table-cell table:formula="of:=[.B794]-[.B79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022345" calcext:value-type="float">
            <text:p>8022345</text:p>
          </table:table-cell>
          <table:table-cell office:value-type="float" office:value="12641717" calcext:value-type="float">
            <text:p>12641717</text:p>
          </table:table-cell>
          <table:table-cell table:formula="of:=[.B795]-[.B79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8032436" calcext:value-type="float">
            <text:p>8032436</text:p>
          </table:table-cell>
          <table:table-cell office:value-type="float" office:value="12657619" calcext:value-type="float">
            <text:p>12657619</text:p>
          </table:table-cell>
          <table:table-cell table:formula="of:=[.B796]-[.B79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8042527" calcext:value-type="float">
            <text:p>8042527</text:p>
          </table:table-cell>
          <table:table-cell office:value-type="float" office:value="12673535" calcext:value-type="float">
            <text:p>12673535</text:p>
          </table:table-cell>
          <table:table-cell table:formula="of:=[.B797]-[.B796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8052618" calcext:value-type="float">
            <text:p>8052618</text:p>
          </table:table-cell>
          <table:table-cell office:value-type="float" office:value="12689435" calcext:value-type="float">
            <text:p>12689435</text:p>
          </table:table-cell>
          <table:table-cell table:formula="of:=[.B798]-[.B79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8062709" calcext:value-type="float">
            <text:p>8062709</text:p>
          </table:table-cell>
          <table:table-cell office:value-type="float" office:value="12705336" calcext:value-type="float">
            <text:p>12705336</text:p>
          </table:table-cell>
          <table:table-cell table:formula="of:=[.B799]-[.B79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8072800" calcext:value-type="float">
            <text:p>8072800</text:p>
          </table:table-cell>
          <table:table-cell office:value-type="float" office:value="12721247" calcext:value-type="float">
            <text:p>12721247</text:p>
          </table:table-cell>
          <table:table-cell table:formula="of:=[.B800]-[.B79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8082891" calcext:value-type="float">
            <text:p>8082891</text:p>
          </table:table-cell>
          <table:table-cell office:value-type="float" office:value="12737143" calcext:value-type="float">
            <text:p>12737143</text:p>
          </table:table-cell>
          <table:table-cell table:formula="of:=[.B801]-[.B800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8092982" calcext:value-type="float">
            <text:p>8092982</text:p>
          </table:table-cell>
          <table:table-cell office:value-type="float" office:value="12753039" calcext:value-type="float">
            <text:p>12753039</text:p>
          </table:table-cell>
          <table:table-cell table:formula="of:=[.B802]-[.B80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8103073" calcext:value-type="float">
            <text:p>8103073</text:p>
          </table:table-cell>
          <table:table-cell office:value-type="float" office:value="12768946" calcext:value-type="float">
            <text:p>12768946</text:p>
          </table:table-cell>
          <table:table-cell table:formula="of:=[.B803]-[.B80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8113164" calcext:value-type="float">
            <text:p>8113164</text:p>
          </table:table-cell>
          <table:table-cell office:value-type="float" office:value="12784852" calcext:value-type="float">
            <text:p>12784852</text:p>
          </table:table-cell>
          <table:table-cell table:formula="of:=[.B804]-[.B80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123255" calcext:value-type="float">
            <text:p>8123255</text:p>
          </table:table-cell>
          <table:table-cell office:value-type="float" office:value="12800762" calcext:value-type="float">
            <text:p>12800762</text:p>
          </table:table-cell>
          <table:table-cell table:formula="of:=[.B805]-[.B80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8133346" calcext:value-type="float">
            <text:p>8133346</text:p>
          </table:table-cell>
          <table:table-cell office:value-type="float" office:value="12816661" calcext:value-type="float">
            <text:p>12816661</text:p>
          </table:table-cell>
          <table:table-cell table:formula="of:=[.B806]-[.B80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143437" calcext:value-type="float">
            <text:p>8143437</text:p>
          </table:table-cell>
          <table:table-cell office:value-type="float" office:value="12832549" calcext:value-type="float">
            <text:p>12832549</text:p>
          </table:table-cell>
          <table:table-cell table:formula="of:=[.B807]-[.B806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8153528" calcext:value-type="float">
            <text:p>8153528</text:p>
          </table:table-cell>
          <table:table-cell office:value-type="float" office:value="12848464" calcext:value-type="float">
            <text:p>12848464</text:p>
          </table:table-cell>
          <table:table-cell table:formula="of:=[.B808]-[.B807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8163619" calcext:value-type="float">
            <text:p>8163619</text:p>
          </table:table-cell>
          <table:table-cell office:value-type="float" office:value="12864370" calcext:value-type="float">
            <text:p>12864370</text:p>
          </table:table-cell>
          <table:table-cell table:formula="of:=[.B809]-[.B80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173710" calcext:value-type="float">
            <text:p>8173710</text:p>
          </table:table-cell>
          <table:table-cell office:value-type="float" office:value="12880257" calcext:value-type="float">
            <text:p>12880257</text:p>
          </table:table-cell>
          <table:table-cell table:formula="of:=[.B810]-[.B809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8183801" calcext:value-type="float">
            <text:p>8183801</text:p>
          </table:table-cell>
          <table:table-cell office:value-type="float" office:value="12896160" calcext:value-type="float">
            <text:p>12896160</text:p>
          </table:table-cell>
          <table:table-cell table:formula="of:=[.B811]-[.B81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8193892" calcext:value-type="float">
            <text:p>8193892</text:p>
          </table:table-cell>
          <table:table-cell office:value-type="float" office:value="12912062" calcext:value-type="float">
            <text:p>12912062</text:p>
          </table:table-cell>
          <table:table-cell table:formula="of:=[.B812]-[.B81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8203983" calcext:value-type="float">
            <text:p>8203983</text:p>
          </table:table-cell>
          <table:table-cell office:value-type="float" office:value="12927951" calcext:value-type="float">
            <text:p>12927951</text:p>
          </table:table-cell>
          <table:table-cell table:formula="of:=[.B813]-[.B81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8214074" calcext:value-type="float">
            <text:p>8214074</text:p>
          </table:table-cell>
          <table:table-cell office:value-type="float" office:value="12943840" calcext:value-type="float">
            <text:p>12943840</text:p>
          </table:table-cell>
          <table:table-cell table:formula="of:=[.B814]-[.B813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8224165" calcext:value-type="float">
            <text:p>8224165</text:p>
          </table:table-cell>
          <table:table-cell office:value-type="float" office:value="12959743" calcext:value-type="float">
            <text:p>12959743</text:p>
          </table:table-cell>
          <table:table-cell table:formula="of:=[.B815]-[.B81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8234256" calcext:value-type="float">
            <text:p>8234256</text:p>
          </table:table-cell>
          <table:table-cell office:value-type="float" office:value="12975653" calcext:value-type="float">
            <text:p>12975653</text:p>
          </table:table-cell>
          <table:table-cell table:formula="of:=[.B816]-[.B81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8244347" calcext:value-type="float">
            <text:p>8244347</text:p>
          </table:table-cell>
          <table:table-cell office:value-type="float" office:value="12991555" calcext:value-type="float">
            <text:p>12991555</text:p>
          </table:table-cell>
          <table:table-cell table:formula="of:=[.B817]-[.B81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8254438" calcext:value-type="float">
            <text:p>8254438</text:p>
          </table:table-cell>
          <table:table-cell office:value-type="float" office:value="13007464" calcext:value-type="float">
            <text:p>13007464</text:p>
          </table:table-cell>
          <table:table-cell table:formula="of:=[.B818]-[.B81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264529" calcext:value-type="float">
            <text:p>8264529</text:p>
          </table:table-cell>
          <table:table-cell office:value-type="float" office:value="13023366" calcext:value-type="float">
            <text:p>13023366</text:p>
          </table:table-cell>
          <table:table-cell table:formula="of:=[.B819]-[.B81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8274620" calcext:value-type="float">
            <text:p>8274620</text:p>
          </table:table-cell>
          <table:table-cell office:value-type="float" office:value="13039261" calcext:value-type="float">
            <text:p>13039261</text:p>
          </table:table-cell>
          <table:table-cell table:formula="of:=[.B820]-[.B819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8284711" calcext:value-type="float">
            <text:p>8284711</text:p>
          </table:table-cell>
          <table:table-cell office:value-type="float" office:value="13055175" calcext:value-type="float">
            <text:p>13055175</text:p>
          </table:table-cell>
          <table:table-cell table:formula="of:=[.B821]-[.B82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8294802" calcext:value-type="float">
            <text:p>8294802</text:p>
          </table:table-cell>
          <table:table-cell office:value-type="float" office:value="13071072" calcext:value-type="float">
            <text:p>13071072</text:p>
          </table:table-cell>
          <table:table-cell table:formula="of:=[.B822]-[.B82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8304893" calcext:value-type="float">
            <text:p>8304893</text:p>
          </table:table-cell>
          <table:table-cell office:value-type="float" office:value="13086973" calcext:value-type="float">
            <text:p>13086973</text:p>
          </table:table-cell>
          <table:table-cell table:formula="of:=[.B823]-[.B82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8314984" calcext:value-type="float">
            <text:p>8314984</text:p>
          </table:table-cell>
          <table:table-cell office:value-type="float" office:value="13102871" calcext:value-type="float">
            <text:p>13102871</text:p>
          </table:table-cell>
          <table:table-cell table:formula="of:=[.B824]-[.B82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8325075" calcext:value-type="float">
            <text:p>8325075</text:p>
          </table:table-cell>
          <table:table-cell office:value-type="float" office:value="13118781" calcext:value-type="float">
            <text:p>13118781</text:p>
          </table:table-cell>
          <table:table-cell table:formula="of:=[.B825]-[.B82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8335166" calcext:value-type="float">
            <text:p>8335166</text:p>
          </table:table-cell>
          <table:table-cell office:value-type="float" office:value="13134685" calcext:value-type="float">
            <text:p>13134685</text:p>
          </table:table-cell>
          <table:table-cell table:formula="of:=[.B826]-[.B82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345257" calcext:value-type="float">
            <text:p>8345257</text:p>
          </table:table-cell>
          <table:table-cell office:value-type="float" office:value="13150593" calcext:value-type="float">
            <text:p>13150593</text:p>
          </table:table-cell>
          <table:table-cell table:formula="of:=[.B827]-[.B82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8355348" calcext:value-type="float">
            <text:p>8355348</text:p>
          </table:table-cell>
          <table:table-cell office:value-type="float" office:value="13166492" calcext:value-type="float">
            <text:p>13166492</text:p>
          </table:table-cell>
          <table:table-cell table:formula="of:=[.B828]-[.B82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365439" calcext:value-type="float">
            <text:p>8365439</text:p>
          </table:table-cell>
          <table:table-cell office:value-type="float" office:value="13182383" calcext:value-type="float">
            <text:p>13182383</text:p>
          </table:table-cell>
          <table:table-cell table:formula="of:=[.B829]-[.B82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8375530" calcext:value-type="float">
            <text:p>8375530</text:p>
          </table:table-cell>
          <table:table-cell office:value-type="float" office:value="13198290" calcext:value-type="float">
            <text:p>13198290</text:p>
          </table:table-cell>
          <table:table-cell table:formula="of:=[.B830]-[.B82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8385621" calcext:value-type="float">
            <text:p>8385621</text:p>
          </table:table-cell>
          <table:table-cell office:value-type="float" office:value="13214196" calcext:value-type="float">
            <text:p>13214196</text:p>
          </table:table-cell>
          <table:table-cell table:formula="of:=[.B831]-[.B83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395712" calcext:value-type="float">
            <text:p>8395712</text:p>
          </table:table-cell>
          <table:table-cell office:value-type="float" office:value="13230087" calcext:value-type="float">
            <text:p>13230087</text:p>
          </table:table-cell>
          <table:table-cell table:formula="of:=[.B832]-[.B83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8405803" calcext:value-type="float">
            <text:p>8405803</text:p>
          </table:table-cell>
          <table:table-cell office:value-type="float" office:value="13245986" calcext:value-type="float">
            <text:p>13245986</text:p>
          </table:table-cell>
          <table:table-cell table:formula="of:=[.B833]-[.B83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415894" calcext:value-type="float">
            <text:p>8415894</text:p>
          </table:table-cell>
          <table:table-cell office:value-type="float" office:value="13261888" calcext:value-type="float">
            <text:p>13261888</text:p>
          </table:table-cell>
          <table:table-cell table:formula="of:=[.B834]-[.B83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8425985" calcext:value-type="float">
            <text:p>8425985</text:p>
          </table:table-cell>
          <table:table-cell office:value-type="float" office:value="13277776" calcext:value-type="float">
            <text:p>13277776</text:p>
          </table:table-cell>
          <table:table-cell table:formula="of:=[.B835]-[.B834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8436076" calcext:value-type="float">
            <text:p>8436076</text:p>
          </table:table-cell>
          <table:table-cell office:value-type="float" office:value="13293669" calcext:value-type="float">
            <text:p>13293669</text:p>
          </table:table-cell>
          <table:table-cell table:formula="of:=[.B836]-[.B83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8446167" calcext:value-type="float">
            <text:p>8446167</text:p>
          </table:table-cell>
          <table:table-cell office:value-type="float" office:value="13309578" calcext:value-type="float">
            <text:p>13309578</text:p>
          </table:table-cell>
          <table:table-cell table:formula="of:=[.B837]-[.B83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456258" calcext:value-type="float">
            <text:p>8456258</text:p>
          </table:table-cell>
          <table:table-cell office:value-type="float" office:value="13325481" calcext:value-type="float">
            <text:p>13325481</text:p>
          </table:table-cell>
          <table:table-cell table:formula="of:=[.B838]-[.B83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8466349" calcext:value-type="float">
            <text:p>8466349</text:p>
          </table:table-cell>
          <table:table-cell office:value-type="float" office:value="13341385" calcext:value-type="float">
            <text:p>13341385</text:p>
          </table:table-cell>
          <table:table-cell table:formula="of:=[.B839]-[.B83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476440" calcext:value-type="float">
            <text:p>8476440</text:p>
          </table:table-cell>
          <table:table-cell office:value-type="float" office:value="13357299" calcext:value-type="float">
            <text:p>13357299</text:p>
          </table:table-cell>
          <table:table-cell table:formula="of:=[.B840]-[.B839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8486531" calcext:value-type="float">
            <text:p>8486531</text:p>
          </table:table-cell>
          <table:table-cell office:value-type="float" office:value="13373197" calcext:value-type="float">
            <text:p>13373197</text:p>
          </table:table-cell>
          <table:table-cell table:formula="of:=[.B841]-[.B84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8496622" calcext:value-type="float">
            <text:p>8496622</text:p>
          </table:table-cell>
          <table:table-cell office:value-type="float" office:value="13389105" calcext:value-type="float">
            <text:p>13389105</text:p>
          </table:table-cell>
          <table:table-cell table:formula="of:=[.B842]-[.B84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8506713" calcext:value-type="float">
            <text:p>8506713</text:p>
          </table:table-cell>
          <table:table-cell office:value-type="float" office:value="13405010" calcext:value-type="float">
            <text:p>13405010</text:p>
          </table:table-cell>
          <table:table-cell table:formula="of:=[.B843]-[.B84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8516804" calcext:value-type="float">
            <text:p>8516804</text:p>
          </table:table-cell>
          <table:table-cell office:value-type="float" office:value="13420907" calcext:value-type="float">
            <text:p>13420907</text:p>
          </table:table-cell>
          <table:table-cell table:formula="of:=[.B844]-[.B84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8526895" calcext:value-type="float">
            <text:p>8526895</text:p>
          </table:table-cell>
          <table:table-cell office:value-type="float" office:value="13436800" calcext:value-type="float">
            <text:p>13436800</text:p>
          </table:table-cell>
          <table:table-cell table:formula="of:=[.B845]-[.B84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8536986" calcext:value-type="float">
            <text:p>8536986</text:p>
          </table:table-cell>
          <table:table-cell office:value-type="float" office:value="13452711" calcext:value-type="float">
            <text:p>13452711</text:p>
          </table:table-cell>
          <table:table-cell table:formula="of:=[.B846]-[.B84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8547077" calcext:value-type="float">
            <text:p>8547077</text:p>
          </table:table-cell>
          <table:table-cell office:value-type="float" office:value="13468617" calcext:value-type="float">
            <text:p>13468617</text:p>
          </table:table-cell>
          <table:table-cell table:formula="of:=[.B847]-[.B846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557168" calcext:value-type="float">
            <text:p>8557168</text:p>
          </table:table-cell>
          <table:table-cell office:value-type="float" office:value="13484531" calcext:value-type="float">
            <text:p>13484531</text:p>
          </table:table-cell>
          <table:table-cell table:formula="of:=[.B848]-[.B847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8567259" calcext:value-type="float">
            <text:p>8567259</text:p>
          </table:table-cell>
          <table:table-cell office:value-type="float" office:value="13500424" calcext:value-type="float">
            <text:p>13500424</text:p>
          </table:table-cell>
          <table:table-cell table:formula="of:=[.B849]-[.B84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8577350" calcext:value-type="float">
            <text:p>8577350</text:p>
          </table:table-cell>
          <table:table-cell office:value-type="float" office:value="13516315" calcext:value-type="float">
            <text:p>13516315</text:p>
          </table:table-cell>
          <table:table-cell table:formula="of:=[.B850]-[.B84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8587441" calcext:value-type="float">
            <text:p>8587441</text:p>
          </table:table-cell>
          <table:table-cell office:value-type="float" office:value="13532231" calcext:value-type="float">
            <text:p>13532231</text:p>
          </table:table-cell>
          <table:table-cell table:formula="of:=[.B851]-[.B850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8597532" calcext:value-type="float">
            <text:p>8597532</text:p>
          </table:table-cell>
          <table:table-cell office:value-type="float" office:value="13548129" calcext:value-type="float">
            <text:p>13548129</text:p>
          </table:table-cell>
          <table:table-cell table:formula="of:=[.B852]-[.B85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8607623" calcext:value-type="float">
            <text:p>8607623</text:p>
          </table:table-cell>
          <table:table-cell office:value-type="float" office:value="13564023" calcext:value-type="float">
            <text:p>13564023</text:p>
          </table:table-cell>
          <table:table-cell table:formula="of:=[.B853]-[.B852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8617714" calcext:value-type="float">
            <text:p>8617714</text:p>
          </table:table-cell>
          <table:table-cell office:value-type="float" office:value="13579927" calcext:value-type="float">
            <text:p>13579927</text:p>
          </table:table-cell>
          <table:table-cell table:formula="of:=[.B854]-[.B85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627805" calcext:value-type="float">
            <text:p>8627805</text:p>
          </table:table-cell>
          <table:table-cell office:value-type="float" office:value="13595823" calcext:value-type="float">
            <text:p>13595823</text:p>
          </table:table-cell>
          <table:table-cell table:formula="of:=[.B855]-[.B85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8637896" calcext:value-type="float">
            <text:p>8637896</text:p>
          </table:table-cell>
          <table:table-cell office:value-type="float" office:value="13611714" calcext:value-type="float">
            <text:p>13611714</text:p>
          </table:table-cell>
          <table:table-cell table:formula="of:=[.B856]-[.B85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8647987" calcext:value-type="float">
            <text:p>8647987</text:p>
          </table:table-cell>
          <table:table-cell office:value-type="float" office:value="13627603" calcext:value-type="float">
            <text:p>13627603</text:p>
          </table:table-cell>
          <table:table-cell table:formula="of:=[.B857]-[.B856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8658078" calcext:value-type="float">
            <text:p>8658078</text:p>
          </table:table-cell>
          <table:table-cell office:value-type="float" office:value="13643512" calcext:value-type="float">
            <text:p>13643512</text:p>
          </table:table-cell>
          <table:table-cell table:formula="of:=[.B858]-[.B85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668169" calcext:value-type="float">
            <text:p>8668169</text:p>
          </table:table-cell>
          <table:table-cell office:value-type="float" office:value="13659416" calcext:value-type="float">
            <text:p>13659416</text:p>
          </table:table-cell>
          <table:table-cell table:formula="of:=[.B859]-[.B85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678260" calcext:value-type="float">
            <text:p>8678260</text:p>
          </table:table-cell>
          <table:table-cell office:value-type="float" office:value="13675315" calcext:value-type="float">
            <text:p>13675315</text:p>
          </table:table-cell>
          <table:table-cell table:formula="of:=[.B860]-[.B85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688351" calcext:value-type="float">
            <text:p>8688351</text:p>
          </table:table-cell>
          <table:table-cell office:value-type="float" office:value="13691224" calcext:value-type="float">
            <text:p>13691224</text:p>
          </table:table-cell>
          <table:table-cell table:formula="of:=[.B861]-[.B86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698442" calcext:value-type="float">
            <text:p>8698442</text:p>
          </table:table-cell>
          <table:table-cell office:value-type="float" office:value="13707135" calcext:value-type="float">
            <text:p>13707135</text:p>
          </table:table-cell>
          <table:table-cell table:formula="of:=[.B862]-[.B86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8708533" calcext:value-type="float">
            <text:p>8708533</text:p>
          </table:table-cell>
          <table:table-cell office:value-type="float" office:value="13723025" calcext:value-type="float">
            <text:p>13723025</text:p>
          </table:table-cell>
          <table:table-cell table:formula="of:=[.B863]-[.B862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8718624" calcext:value-type="float">
            <text:p>8718624</text:p>
          </table:table-cell>
          <table:table-cell office:value-type="float" office:value="13738943" calcext:value-type="float">
            <text:p>13738943</text:p>
          </table:table-cell>
          <table:table-cell table:formula="of:=[.B864]-[.B863]" office:value-type="float" office:value="15918" calcext:value-type="float">
            <text:p>15918</text:p>
          </table:table-cell>
          <table:table-cell table:number-columns-repeated="13"/>
        </table:table-row>
        <table:table-row table:style-name="ro1">
          <table:table-cell office:value-type="float" office:value="8728715" calcext:value-type="float">
            <text:p>8728715</text:p>
          </table:table-cell>
          <table:table-cell office:value-type="float" office:value="13754837" calcext:value-type="float">
            <text:p>13754837</text:p>
          </table:table-cell>
          <table:table-cell table:formula="of:=[.B865]-[.B86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8738806" calcext:value-type="float">
            <text:p>8738806</text:p>
          </table:table-cell>
          <table:table-cell office:value-type="float" office:value="13770736" calcext:value-type="float">
            <text:p>13770736</text:p>
          </table:table-cell>
          <table:table-cell table:formula="of:=[.B866]-[.B86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748897" calcext:value-type="float">
            <text:p>8748897</text:p>
          </table:table-cell>
          <table:table-cell office:value-type="float" office:value="13786640" calcext:value-type="float">
            <text:p>13786640</text:p>
          </table:table-cell>
          <table:table-cell table:formula="of:=[.B867]-[.B86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8758988" calcext:value-type="float">
            <text:p>8758988</text:p>
          </table:table-cell>
          <table:table-cell office:value-type="float" office:value="13802549" calcext:value-type="float">
            <text:p>13802549</text:p>
          </table:table-cell>
          <table:table-cell table:formula="of:=[.B868]-[.B867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8769079" calcext:value-type="float">
            <text:p>8769079</text:p>
          </table:table-cell>
          <table:table-cell office:value-type="float" office:value="13818450" calcext:value-type="float">
            <text:p>13818450</text:p>
          </table:table-cell>
          <table:table-cell table:formula="of:=[.B869]-[.B86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8779170" calcext:value-type="float">
            <text:p>8779170</text:p>
          </table:table-cell>
          <table:table-cell office:value-type="float" office:value="13834358" calcext:value-type="float">
            <text:p>13834358</text:p>
          </table:table-cell>
          <table:table-cell table:formula="of:=[.B870]-[.B86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8789261" calcext:value-type="float">
            <text:p>8789261</text:p>
          </table:table-cell>
          <table:table-cell office:value-type="float" office:value="13850252" calcext:value-type="float">
            <text:p>13850252</text:p>
          </table:table-cell>
          <table:table-cell table:formula="of:=[.B871]-[.B87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8799352" calcext:value-type="float">
            <text:p>8799352</text:p>
          </table:table-cell>
          <table:table-cell office:value-type="float" office:value="13866152" calcext:value-type="float">
            <text:p>13866152</text:p>
          </table:table-cell>
          <table:table-cell table:formula="of:=[.B872]-[.B87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8809443" calcext:value-type="float">
            <text:p>8809443</text:p>
          </table:table-cell>
          <table:table-cell office:value-type="float" office:value="13882059" calcext:value-type="float">
            <text:p>13882059</text:p>
          </table:table-cell>
          <table:table-cell table:formula="of:=[.B873]-[.B87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8819534" calcext:value-type="float">
            <text:p>8819534</text:p>
          </table:table-cell>
          <table:table-cell office:value-type="float" office:value="13897958" calcext:value-type="float">
            <text:p>13897958</text:p>
          </table:table-cell>
          <table:table-cell table:formula="of:=[.B874]-[.B87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8829625" calcext:value-type="float">
            <text:p>8829625</text:p>
          </table:table-cell>
          <table:table-cell office:value-type="float" office:value="13913853" calcext:value-type="float">
            <text:p>13913853</text:p>
          </table:table-cell>
          <table:table-cell table:formula="of:=[.B875]-[.B874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8839716" calcext:value-type="float">
            <text:p>8839716</text:p>
          </table:table-cell>
          <table:table-cell office:value-type="float" office:value="13929751" calcext:value-type="float">
            <text:p>13929751</text:p>
          </table:table-cell>
          <table:table-cell table:formula="of:=[.B876]-[.B87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8849807" calcext:value-type="float">
            <text:p>8849807</text:p>
          </table:table-cell>
          <table:table-cell office:value-type="float" office:value="13945651" calcext:value-type="float">
            <text:p>13945651</text:p>
          </table:table-cell>
          <table:table-cell table:formula="of:=[.B877]-[.B87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8859898" calcext:value-type="float">
            <text:p>8859898</text:p>
          </table:table-cell>
          <table:table-cell office:value-type="float" office:value="13961541" calcext:value-type="float">
            <text:p>13961541</text:p>
          </table:table-cell>
          <table:table-cell table:formula="of:=[.B878]-[.B87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8869989" calcext:value-type="float">
            <text:p>8869989</text:p>
          </table:table-cell>
          <table:table-cell office:value-type="float" office:value="13977433" calcext:value-type="float">
            <text:p>13977433</text:p>
          </table:table-cell>
          <table:table-cell table:formula="of:=[.B879]-[.B87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8880080" calcext:value-type="float">
            <text:p>8880080</text:p>
          </table:table-cell>
          <table:table-cell office:value-type="float" office:value="13993345" calcext:value-type="float">
            <text:p>13993345</text:p>
          </table:table-cell>
          <table:table-cell table:formula="of:=[.B880]-[.B87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8890171" calcext:value-type="float">
            <text:p>8890171</text:p>
          </table:table-cell>
          <table:table-cell office:value-type="float" office:value="14009245" calcext:value-type="float">
            <text:p>14009245</text:p>
          </table:table-cell>
          <table:table-cell table:formula="of:=[.B881]-[.B88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8900262" calcext:value-type="float">
            <text:p>8900262</text:p>
          </table:table-cell>
          <table:table-cell office:value-type="float" office:value="14025151" calcext:value-type="float">
            <text:p>14025151</text:p>
          </table:table-cell>
          <table:table-cell table:formula="of:=[.B882]-[.B88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8910353" calcext:value-type="float">
            <text:p>8910353</text:p>
          </table:table-cell>
          <table:table-cell office:value-type="float" office:value="14041065" calcext:value-type="float">
            <text:p>14041065</text:p>
          </table:table-cell>
          <table:table-cell table:formula="of:=[.B883]-[.B882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8920444" calcext:value-type="float">
            <text:p>8920444</text:p>
          </table:table-cell>
          <table:table-cell office:value-type="float" office:value="14056959" calcext:value-type="float">
            <text:p>14056959</text:p>
          </table:table-cell>
          <table:table-cell table:formula="of:=[.B884]-[.B883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8930535" calcext:value-type="float">
            <text:p>8930535</text:p>
          </table:table-cell>
          <table:table-cell office:value-type="float" office:value="14072866" calcext:value-type="float">
            <text:p>14072866</text:p>
          </table:table-cell>
          <table:table-cell table:formula="of:=[.B885]-[.B88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8940626" calcext:value-type="float">
            <text:p>8940626</text:p>
          </table:table-cell>
          <table:table-cell office:value-type="float" office:value="14088771" calcext:value-type="float">
            <text:p>14088771</text:p>
          </table:table-cell>
          <table:table-cell table:formula="of:=[.B886]-[.B88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8950717" calcext:value-type="float">
            <text:p>8950717</text:p>
          </table:table-cell>
          <table:table-cell office:value-type="float" office:value="14104676" calcext:value-type="float">
            <text:p>14104676</text:p>
          </table:table-cell>
          <table:table-cell table:formula="of:=[.B887]-[.B88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8960808" calcext:value-type="float">
            <text:p>8960808</text:p>
          </table:table-cell>
          <table:table-cell office:value-type="float" office:value="14120570" calcext:value-type="float">
            <text:p>14120570</text:p>
          </table:table-cell>
          <table:table-cell table:formula="of:=[.B888]-[.B887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8970899" calcext:value-type="float">
            <text:p>8970899</text:p>
          </table:table-cell>
          <table:table-cell office:value-type="float" office:value="14136477" calcext:value-type="float">
            <text:p>14136477</text:p>
          </table:table-cell>
          <table:table-cell table:formula="of:=[.B889]-[.B88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8980990" calcext:value-type="float">
            <text:p>8980990</text:p>
          </table:table-cell>
          <table:table-cell office:value-type="float" office:value="14152380" calcext:value-type="float">
            <text:p>14152380</text:p>
          </table:table-cell>
          <table:table-cell table:formula="of:=[.B890]-[.B88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8991081" calcext:value-type="float">
            <text:p>8991081</text:p>
          </table:table-cell>
          <table:table-cell office:value-type="float" office:value="14168291" calcext:value-type="float">
            <text:p>14168291</text:p>
          </table:table-cell>
          <table:table-cell table:formula="of:=[.B891]-[.B89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9001172" calcext:value-type="float">
            <text:p>9001172</text:p>
          </table:table-cell>
          <table:table-cell office:value-type="float" office:value="14184187" calcext:value-type="float">
            <text:p>14184187</text:p>
          </table:table-cell>
          <table:table-cell table:formula="of:=[.B892]-[.B89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9011263" calcext:value-type="float">
            <text:p>9011263</text:p>
          </table:table-cell>
          <table:table-cell office:value-type="float" office:value="14200081" calcext:value-type="float">
            <text:p>14200081</text:p>
          </table:table-cell>
          <table:table-cell table:formula="of:=[.B893]-[.B892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021354" calcext:value-type="float">
            <text:p>9021354</text:p>
          </table:table-cell>
          <table:table-cell office:value-type="float" office:value="14215992" calcext:value-type="float">
            <text:p>14215992</text:p>
          </table:table-cell>
          <table:table-cell table:formula="of:=[.B894]-[.B89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9031445" calcext:value-type="float">
            <text:p>9031445</text:p>
          </table:table-cell>
          <table:table-cell office:value-type="float" office:value="14231895" calcext:value-type="float">
            <text:p>14231895</text:p>
          </table:table-cell>
          <table:table-cell table:formula="of:=[.B895]-[.B89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041536" calcext:value-type="float">
            <text:p>9041536</text:p>
          </table:table-cell>
          <table:table-cell office:value-type="float" office:value="14247788" calcext:value-type="float">
            <text:p>14247788</text:p>
          </table:table-cell>
          <table:table-cell table:formula="of:=[.B896]-[.B89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9051627" calcext:value-type="float">
            <text:p>9051627</text:p>
          </table:table-cell>
          <table:table-cell office:value-type="float" office:value="14263687" calcext:value-type="float">
            <text:p>14263687</text:p>
          </table:table-cell>
          <table:table-cell table:formula="of:=[.B897]-[.B89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9061718" calcext:value-type="float">
            <text:p>9061718</text:p>
          </table:table-cell>
          <table:table-cell office:value-type="float" office:value="14279590" calcext:value-type="float">
            <text:p>14279590</text:p>
          </table:table-cell>
          <table:table-cell table:formula="of:=[.B898]-[.B89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071809" calcext:value-type="float">
            <text:p>9071809</text:p>
          </table:table-cell>
          <table:table-cell office:value-type="float" office:value="14295477" calcext:value-type="float">
            <text:p>14295477</text:p>
          </table:table-cell>
          <table:table-cell table:formula="of:=[.B899]-[.B898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9081900" calcext:value-type="float">
            <text:p>9081900</text:p>
          </table:table-cell>
          <table:table-cell office:value-type="float" office:value="14311366" calcext:value-type="float">
            <text:p>14311366</text:p>
          </table:table-cell>
          <table:table-cell table:formula="of:=[.B900]-[.B89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9091991" calcext:value-type="float">
            <text:p>9091991</text:p>
          </table:table-cell>
          <table:table-cell office:value-type="float" office:value="14327275" calcext:value-type="float">
            <text:p>14327275</text:p>
          </table:table-cell>
          <table:table-cell table:formula="of:=[.B901]-[.B90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9102082" calcext:value-type="float">
            <text:p>9102082</text:p>
          </table:table-cell>
          <table:table-cell office:value-type="float" office:value="14343183" calcext:value-type="float">
            <text:p>14343183</text:p>
          </table:table-cell>
          <table:table-cell table:formula="of:=[.B902]-[.B90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9112173" calcext:value-type="float">
            <text:p>9112173</text:p>
          </table:table-cell>
          <table:table-cell office:value-type="float" office:value="14359080" calcext:value-type="float">
            <text:p>14359080</text:p>
          </table:table-cell>
          <table:table-cell table:formula="of:=[.B903]-[.B90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9122264" calcext:value-type="float">
            <text:p>9122264</text:p>
          </table:table-cell>
          <table:table-cell office:value-type="float" office:value="14374989" calcext:value-type="float">
            <text:p>14374989</text:p>
          </table:table-cell>
          <table:table-cell table:formula="of:=[.B904]-[.B90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9132355" calcext:value-type="float">
            <text:p>9132355</text:p>
          </table:table-cell>
          <table:table-cell office:value-type="float" office:value="14390892" calcext:value-type="float">
            <text:p>14390892</text:p>
          </table:table-cell>
          <table:table-cell table:formula="of:=[.B905]-[.B90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142446" calcext:value-type="float">
            <text:p>9142446</text:p>
          </table:table-cell>
          <table:table-cell office:value-type="float" office:value="14406792" calcext:value-type="float">
            <text:p>14406792</text:p>
          </table:table-cell>
          <table:table-cell table:formula="of:=[.B906]-[.B90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152537" calcext:value-type="float">
            <text:p>9152537</text:p>
          </table:table-cell>
          <table:table-cell office:value-type="float" office:value="14422710" calcext:value-type="float">
            <text:p>14422710</text:p>
          </table:table-cell>
          <table:table-cell table:formula="of:=[.B907]-[.B906]" office:value-type="float" office:value="15918" calcext:value-type="float">
            <text:p>15918</text:p>
          </table:table-cell>
          <table:table-cell table:number-columns-repeated="13"/>
        </table:table-row>
        <table:table-row table:style-name="ro1">
          <table:table-cell office:value-type="float" office:value="9162628" calcext:value-type="float">
            <text:p>9162628</text:p>
          </table:table-cell>
          <table:table-cell office:value-type="float" office:value="14438603" calcext:value-type="float">
            <text:p>14438603</text:p>
          </table:table-cell>
          <table:table-cell table:formula="of:=[.B908]-[.B90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9172719" calcext:value-type="float">
            <text:p>9172719</text:p>
          </table:table-cell>
          <table:table-cell office:value-type="float" office:value="14454498" calcext:value-type="float">
            <text:p>14454498</text:p>
          </table:table-cell>
          <table:table-cell table:formula="of:=[.B909]-[.B90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9182810" calcext:value-type="float">
            <text:p>9182810</text:p>
          </table:table-cell>
          <table:table-cell office:value-type="float" office:value="14470405" calcext:value-type="float">
            <text:p>14470405</text:p>
          </table:table-cell>
          <table:table-cell table:formula="of:=[.B910]-[.B90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9192901" calcext:value-type="float">
            <text:p>9192901</text:p>
          </table:table-cell>
          <table:table-cell office:value-type="float" office:value="14486315" calcext:value-type="float">
            <text:p>14486315</text:p>
          </table:table-cell>
          <table:table-cell table:formula="of:=[.B911]-[.B91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202992" calcext:value-type="float">
            <text:p>9202992</text:p>
          </table:table-cell>
          <table:table-cell office:value-type="float" office:value="14502218" calcext:value-type="float">
            <text:p>14502218</text:p>
          </table:table-cell>
          <table:table-cell table:formula="of:=[.B912]-[.B91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213083" calcext:value-type="float">
            <text:p>9213083</text:p>
          </table:table-cell>
          <table:table-cell office:value-type="float" office:value="14518123" calcext:value-type="float">
            <text:p>14518123</text:p>
          </table:table-cell>
          <table:table-cell table:formula="of:=[.B913]-[.B91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9223174" calcext:value-type="float">
            <text:p>9223174</text:p>
          </table:table-cell>
          <table:table-cell office:value-type="float" office:value="14534015" calcext:value-type="float">
            <text:p>14534015</text:p>
          </table:table-cell>
          <table:table-cell table:formula="of:=[.B914]-[.B913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9233265" calcext:value-type="float">
            <text:p>9233265</text:p>
          </table:table-cell>
          <table:table-cell office:value-type="float" office:value="14549915" calcext:value-type="float">
            <text:p>14549915</text:p>
          </table:table-cell>
          <table:table-cell table:formula="of:=[.B915]-[.B91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243356" calcext:value-type="float">
            <text:p>9243356</text:p>
          </table:table-cell>
          <table:table-cell office:value-type="float" office:value="14565825" calcext:value-type="float">
            <text:p>14565825</text:p>
          </table:table-cell>
          <table:table-cell table:formula="of:=[.B916]-[.B91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253447" calcext:value-type="float">
            <text:p>9253447</text:p>
          </table:table-cell>
          <table:table-cell office:value-type="float" office:value="14581724" calcext:value-type="float">
            <text:p>14581724</text:p>
          </table:table-cell>
          <table:table-cell table:formula="of:=[.B917]-[.B91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9263538" calcext:value-type="float">
            <text:p>9263538</text:p>
          </table:table-cell>
          <table:table-cell office:value-type="float" office:value="14597620" calcext:value-type="float">
            <text:p>14597620</text:p>
          </table:table-cell>
          <table:table-cell table:formula="of:=[.B918]-[.B91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9273629" calcext:value-type="float">
            <text:p>9273629</text:p>
          </table:table-cell>
          <table:table-cell office:value-type="float" office:value="14613520" calcext:value-type="float">
            <text:p>14613520</text:p>
          </table:table-cell>
          <table:table-cell table:formula="of:=[.B919]-[.B91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283720" calcext:value-type="float">
            <text:p>9283720</text:p>
          </table:table-cell>
          <table:table-cell office:value-type="float" office:value="14629411" calcext:value-type="float">
            <text:p>14629411</text:p>
          </table:table-cell>
          <table:table-cell table:formula="of:=[.B920]-[.B91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9293811" calcext:value-type="float">
            <text:p>9293811</text:p>
          </table:table-cell>
          <table:table-cell office:value-type="float" office:value="14645301" calcext:value-type="float">
            <text:p>14645301</text:p>
          </table:table-cell>
          <table:table-cell table:formula="of:=[.B921]-[.B920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9303902" calcext:value-type="float">
            <text:p>9303902</text:p>
          </table:table-cell>
          <table:table-cell office:value-type="float" office:value="14661202" calcext:value-type="float">
            <text:p>14661202</text:p>
          </table:table-cell>
          <table:table-cell table:formula="of:=[.B922]-[.B92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9313993" calcext:value-type="float">
            <text:p>9313993</text:p>
          </table:table-cell>
          <table:table-cell office:value-type="float" office:value="14677107" calcext:value-type="float">
            <text:p>14677107</text:p>
          </table:table-cell>
          <table:table-cell table:formula="of:=[.B923]-[.B92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9324084" calcext:value-type="float">
            <text:p>9324084</text:p>
          </table:table-cell>
          <table:table-cell office:value-type="float" office:value="14693009" calcext:value-type="float">
            <text:p>14693009</text:p>
          </table:table-cell>
          <table:table-cell table:formula="of:=[.B924]-[.B92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9334175" calcext:value-type="float">
            <text:p>9334175</text:p>
          </table:table-cell>
          <table:table-cell office:value-type="float" office:value="14708921" calcext:value-type="float">
            <text:p>14708921</text:p>
          </table:table-cell>
          <table:table-cell table:formula="of:=[.B925]-[.B92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9344266" calcext:value-type="float">
            <text:p>9344266</text:p>
          </table:table-cell>
          <table:table-cell office:value-type="float" office:value="14724831" calcext:value-type="float">
            <text:p>14724831</text:p>
          </table:table-cell>
          <table:table-cell table:formula="of:=[.B926]-[.B92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354357" calcext:value-type="float">
            <text:p>9354357</text:p>
          </table:table-cell>
          <table:table-cell office:value-type="float" office:value="14740727" calcext:value-type="float">
            <text:p>14740727</text:p>
          </table:table-cell>
          <table:table-cell table:formula="of:=[.B927]-[.B92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9364448" calcext:value-type="float">
            <text:p>9364448</text:p>
          </table:table-cell>
          <table:table-cell office:value-type="float" office:value="14756632" calcext:value-type="float">
            <text:p>14756632</text:p>
          </table:table-cell>
          <table:table-cell table:formula="of:=[.B928]-[.B92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9374539" calcext:value-type="float">
            <text:p>9374539</text:p>
          </table:table-cell>
          <table:table-cell office:value-type="float" office:value="14772537" calcext:value-type="float">
            <text:p>14772537</text:p>
          </table:table-cell>
          <table:table-cell table:formula="of:=[.B929]-[.B92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9384630" calcext:value-type="float">
            <text:p>9384630</text:p>
          </table:table-cell>
          <table:table-cell office:value-type="float" office:value="14788437" calcext:value-type="float">
            <text:p>14788437</text:p>
          </table:table-cell>
          <table:table-cell table:formula="of:=[.B930]-[.B92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394721" calcext:value-type="float">
            <text:p>9394721</text:p>
          </table:table-cell>
          <table:table-cell office:value-type="float" office:value="14804331" calcext:value-type="float">
            <text:p>14804331</text:p>
          </table:table-cell>
          <table:table-cell table:formula="of:=[.B931]-[.B93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404812" calcext:value-type="float">
            <text:p>9404812</text:p>
          </table:table-cell>
          <table:table-cell office:value-type="float" office:value="14820242" calcext:value-type="float">
            <text:p>14820242</text:p>
          </table:table-cell>
          <table:table-cell table:formula="of:=[.B932]-[.B93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9414903" calcext:value-type="float">
            <text:p>9414903</text:p>
          </table:table-cell>
          <table:table-cell office:value-type="float" office:value="14836148" calcext:value-type="float">
            <text:p>14836148</text:p>
          </table:table-cell>
          <table:table-cell table:formula="of:=[.B933]-[.B93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9424994" calcext:value-type="float">
            <text:p>9424994</text:p>
          </table:table-cell>
          <table:table-cell office:value-type="float" office:value="14852051" calcext:value-type="float">
            <text:p>14852051</text:p>
          </table:table-cell>
          <table:table-cell table:formula="of:=[.B934]-[.B93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435085" calcext:value-type="float">
            <text:p>9435085</text:p>
          </table:table-cell>
          <table:table-cell office:value-type="float" office:value="14867955" calcext:value-type="float">
            <text:p>14867955</text:p>
          </table:table-cell>
          <table:table-cell table:formula="of:=[.B935]-[.B93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9445176" calcext:value-type="float">
            <text:p>9445176</text:p>
          </table:table-cell>
          <table:table-cell office:value-type="float" office:value="14883846" calcext:value-type="float">
            <text:p>14883846</text:p>
          </table:table-cell>
          <table:table-cell table:formula="of:=[.B936]-[.B93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9455267" calcext:value-type="float">
            <text:p>9455267</text:p>
          </table:table-cell>
          <table:table-cell office:value-type="float" office:value="14899760" calcext:value-type="float">
            <text:p>14899760</text:p>
          </table:table-cell>
          <table:table-cell table:formula="of:=[.B937]-[.B93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9465358" calcext:value-type="float">
            <text:p>9465358</text:p>
          </table:table-cell>
          <table:table-cell office:value-type="float" office:value="14915661" calcext:value-type="float">
            <text:p>14915661</text:p>
          </table:table-cell>
          <table:table-cell table:formula="of:=[.B938]-[.B93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9475449" calcext:value-type="float">
            <text:p>9475449</text:p>
          </table:table-cell>
          <table:table-cell office:value-type="float" office:value="14931550" calcext:value-type="float">
            <text:p>14931550</text:p>
          </table:table-cell>
          <table:table-cell table:formula="of:=[.B939]-[.B93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9485540" calcext:value-type="float">
            <text:p>9485540</text:p>
          </table:table-cell>
          <table:table-cell office:value-type="float" office:value="14947452" calcext:value-type="float">
            <text:p>14947452</text:p>
          </table:table-cell>
          <table:table-cell table:formula="of:=[.B940]-[.B93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9495631" calcext:value-type="float">
            <text:p>9495631</text:p>
          </table:table-cell>
          <table:table-cell office:value-type="float" office:value="14963355" calcext:value-type="float">
            <text:p>14963355</text:p>
          </table:table-cell>
          <table:table-cell table:formula="of:=[.B941]-[.B94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505722" calcext:value-type="float">
            <text:p>9505722</text:p>
          </table:table-cell>
          <table:table-cell office:value-type="float" office:value="14979236" calcext:value-type="float">
            <text:p>14979236</text:p>
          </table:table-cell>
          <table:table-cell table:formula="of:=[.B942]-[.B941]" office:value-type="float" office:value="15881" calcext:value-type="float">
            <text:p>15881</text:p>
          </table:table-cell>
          <table:table-cell table:number-columns-repeated="13"/>
        </table:table-row>
        <table:table-row table:style-name="ro1">
          <table:table-cell office:value-type="float" office:value="9515813" calcext:value-type="float">
            <text:p>9515813</text:p>
          </table:table-cell>
          <table:table-cell office:value-type="float" office:value="14995132" calcext:value-type="float">
            <text:p>14995132</text:p>
          </table:table-cell>
          <table:table-cell table:formula="of:=[.B943]-[.B942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9525904" calcext:value-type="float">
            <text:p>9525904</text:p>
          </table:table-cell>
          <table:table-cell office:value-type="float" office:value="15011042" calcext:value-type="float">
            <text:p>15011042</text:p>
          </table:table-cell>
          <table:table-cell table:formula="of:=[.B944]-[.B94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535995" calcext:value-type="float">
            <text:p>9535995</text:p>
          </table:table-cell>
          <table:table-cell office:value-type="float" office:value="15026942" calcext:value-type="float">
            <text:p>15026942</text:p>
          </table:table-cell>
          <table:table-cell table:formula="of:=[.B945]-[.B94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546086" calcext:value-type="float">
            <text:p>9546086</text:p>
          </table:table-cell>
          <table:table-cell office:value-type="float" office:value="15042842" calcext:value-type="float">
            <text:p>15042842</text:p>
          </table:table-cell>
          <table:table-cell table:formula="of:=[.B946]-[.B94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556177" calcext:value-type="float">
            <text:p>9556177</text:p>
          </table:table-cell>
          <table:table-cell office:value-type="float" office:value="15058753" calcext:value-type="float">
            <text:p>15058753</text:p>
          </table:table-cell>
          <table:table-cell table:formula="of:=[.B947]-[.B94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9566268" calcext:value-type="float">
            <text:p>9566268</text:p>
          </table:table-cell>
          <table:table-cell office:value-type="float" office:value="15074660" calcext:value-type="float">
            <text:p>15074660</text:p>
          </table:table-cell>
          <table:table-cell table:formula="of:=[.B948]-[.B94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9576359" calcext:value-type="float">
            <text:p>9576359</text:p>
          </table:table-cell>
          <table:table-cell office:value-type="float" office:value="15090558" calcext:value-type="float">
            <text:p>15090558</text:p>
          </table:table-cell>
          <table:table-cell table:formula="of:=[.B949]-[.B94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9586450" calcext:value-type="float">
            <text:p>9586450</text:p>
          </table:table-cell>
          <table:table-cell office:value-type="float" office:value="15106472" calcext:value-type="float">
            <text:p>15106472</text:p>
          </table:table-cell>
          <table:table-cell table:formula="of:=[.B950]-[.B949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9596541" calcext:value-type="float">
            <text:p>9596541</text:p>
          </table:table-cell>
          <table:table-cell office:value-type="float" office:value="15122369" calcext:value-type="float">
            <text:p>15122369</text:p>
          </table:table-cell>
          <table:table-cell table:formula="of:=[.B951]-[.B95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9606632" calcext:value-type="float">
            <text:p>9606632</text:p>
          </table:table-cell>
          <table:table-cell office:value-type="float" office:value="15138263" calcext:value-type="float">
            <text:p>15138263</text:p>
          </table:table-cell>
          <table:table-cell table:formula="of:=[.B952]-[.B95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616723" calcext:value-type="float">
            <text:p>9616723</text:p>
          </table:table-cell>
          <table:table-cell office:value-type="float" office:value="15154172" calcext:value-type="float">
            <text:p>15154172</text:p>
          </table:table-cell>
          <table:table-cell table:formula="of:=[.B953]-[.B95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9626814" calcext:value-type="float">
            <text:p>9626814</text:p>
          </table:table-cell>
          <table:table-cell office:value-type="float" office:value="15170081" calcext:value-type="float">
            <text:p>15170081</text:p>
          </table:table-cell>
          <table:table-cell table:formula="of:=[.B954]-[.B95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9636905" calcext:value-type="float">
            <text:p>9636905</text:p>
          </table:table-cell>
          <table:table-cell office:value-type="float" office:value="15185987" calcext:value-type="float">
            <text:p>15185987</text:p>
          </table:table-cell>
          <table:table-cell table:formula="of:=[.B955]-[.B95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9646996" calcext:value-type="float">
            <text:p>9646996</text:p>
          </table:table-cell>
          <table:table-cell office:value-type="float" office:value="15201886" calcext:value-type="float">
            <text:p>15201886</text:p>
          </table:table-cell>
          <table:table-cell table:formula="of:=[.B956]-[.B95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9657087" calcext:value-type="float">
            <text:p>9657087</text:p>
          </table:table-cell>
          <table:table-cell office:value-type="float" office:value="15217776" calcext:value-type="float">
            <text:p>15217776</text:p>
          </table:table-cell>
          <table:table-cell table:formula="of:=[.B957]-[.B95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9667178" calcext:value-type="float">
            <text:p>9667178</text:p>
          </table:table-cell>
          <table:table-cell office:value-type="float" office:value="15233683" calcext:value-type="float">
            <text:p>15233683</text:p>
          </table:table-cell>
          <table:table-cell table:formula="of:=[.B958]-[.B95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9677269" calcext:value-type="float">
            <text:p>9677269</text:p>
          </table:table-cell>
          <table:table-cell office:value-type="float" office:value="15249591" calcext:value-type="float">
            <text:p>15249591</text:p>
          </table:table-cell>
          <table:table-cell table:formula="of:=[.B959]-[.B95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9687360" calcext:value-type="float">
            <text:p>9687360</text:p>
          </table:table-cell>
          <table:table-cell office:value-type="float" office:value="15265485" calcext:value-type="float">
            <text:p>15265485</text:p>
          </table:table-cell>
          <table:table-cell table:formula="of:=[.B960]-[.B95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697451" calcext:value-type="float">
            <text:p>9697451</text:p>
          </table:table-cell>
          <table:table-cell office:value-type="float" office:value="15281383" calcext:value-type="float">
            <text:p>15281383</text:p>
          </table:table-cell>
          <table:table-cell table:formula="of:=[.B961]-[.B96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9707542" calcext:value-type="float">
            <text:p>9707542</text:p>
          </table:table-cell>
          <table:table-cell office:value-type="float" office:value="15297283" calcext:value-type="float">
            <text:p>15297283</text:p>
          </table:table-cell>
          <table:table-cell table:formula="of:=[.B962]-[.B96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717633" calcext:value-type="float">
            <text:p>9717633</text:p>
          </table:table-cell>
          <table:table-cell office:value-type="float" office:value="15313175" calcext:value-type="float">
            <text:p>15313175</text:p>
          </table:table-cell>
          <table:table-cell table:formula="of:=[.B963]-[.B96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9727724" calcext:value-type="float">
            <text:p>9727724</text:p>
          </table:table-cell>
          <table:table-cell office:value-type="float" office:value="15329068" calcext:value-type="float">
            <text:p>15329068</text:p>
          </table:table-cell>
          <table:table-cell table:formula="of:=[.B964]-[.B96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9737815" calcext:value-type="float">
            <text:p>9737815</text:p>
          </table:table-cell>
          <table:table-cell office:value-type="float" office:value="15344964" calcext:value-type="float">
            <text:p>15344964</text:p>
          </table:table-cell>
          <table:table-cell table:formula="of:=[.B965]-[.B96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9747906" calcext:value-type="float">
            <text:p>9747906</text:p>
          </table:table-cell>
          <table:table-cell office:value-type="float" office:value="15360877" calcext:value-type="float">
            <text:p>15360877</text:p>
          </table:table-cell>
          <table:table-cell table:formula="of:=[.B966]-[.B96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9757997" calcext:value-type="float">
            <text:p>9757997</text:p>
          </table:table-cell>
          <table:table-cell office:value-type="float" office:value="15376775" calcext:value-type="float">
            <text:p>15376775</text:p>
          </table:table-cell>
          <table:table-cell table:formula="of:=[.B967]-[.B96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9768088" calcext:value-type="float">
            <text:p>9768088</text:p>
          </table:table-cell>
          <table:table-cell office:value-type="float" office:value="15392687" calcext:value-type="float">
            <text:p>15392687</text:p>
          </table:table-cell>
          <table:table-cell table:formula="of:=[.B968]-[.B96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9778179" calcext:value-type="float">
            <text:p>9778179</text:p>
          </table:table-cell>
          <table:table-cell office:value-type="float" office:value="15408597" calcext:value-type="float">
            <text:p>15408597</text:p>
          </table:table-cell>
          <table:table-cell table:formula="of:=[.B969]-[.B96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788270" calcext:value-type="float">
            <text:p>9788270</text:p>
          </table:table-cell>
          <table:table-cell office:value-type="float" office:value="15424491" calcext:value-type="float">
            <text:p>15424491</text:p>
          </table:table-cell>
          <table:table-cell table:formula="of:=[.B970]-[.B96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798361" calcext:value-type="float">
            <text:p>9798361</text:p>
          </table:table-cell>
          <table:table-cell office:value-type="float" office:value="15440400" calcext:value-type="float">
            <text:p>15440400</text:p>
          </table:table-cell>
          <table:table-cell table:formula="of:=[.B971]-[.B97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9808452" calcext:value-type="float">
            <text:p>9808452</text:p>
          </table:table-cell>
          <table:table-cell office:value-type="float" office:value="15456299" calcext:value-type="float">
            <text:p>15456299</text:p>
          </table:table-cell>
          <table:table-cell table:formula="of:=[.B972]-[.B97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9818543" calcext:value-type="float">
            <text:p>9818543</text:p>
          </table:table-cell>
          <table:table-cell office:value-type="float" office:value="15472201" calcext:value-type="float">
            <text:p>15472201</text:p>
          </table:table-cell>
          <table:table-cell table:formula="of:=[.B973]-[.B97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9828634" calcext:value-type="float">
            <text:p>9828634</text:p>
          </table:table-cell>
          <table:table-cell office:value-type="float" office:value="15488099" calcext:value-type="float">
            <text:p>15488099</text:p>
          </table:table-cell>
          <table:table-cell table:formula="of:=[.B974]-[.B97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9838725" calcext:value-type="float">
            <text:p>9838725</text:p>
          </table:table-cell>
          <table:table-cell office:value-type="float" office:value="15504003" calcext:value-type="float">
            <text:p>15504003</text:p>
          </table:table-cell>
          <table:table-cell table:formula="of:=[.B975]-[.B97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9848816" calcext:value-type="float">
            <text:p>9848816</text:p>
          </table:table-cell>
          <table:table-cell office:value-type="float" office:value="15519913" calcext:value-type="float">
            <text:p>15519913</text:p>
          </table:table-cell>
          <table:table-cell table:formula="of:=[.B976]-[.B97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9858907" calcext:value-type="float">
            <text:p>9858907</text:p>
          </table:table-cell>
          <table:table-cell office:value-type="float" office:value="15535818" calcext:value-type="float">
            <text:p>15535818</text:p>
          </table:table-cell>
          <table:table-cell table:formula="of:=[.B977]-[.B97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9868998" calcext:value-type="float">
            <text:p>9868998</text:p>
          </table:table-cell>
          <table:table-cell office:value-type="float" office:value="15551721" calcext:value-type="float">
            <text:p>15551721</text:p>
          </table:table-cell>
          <table:table-cell table:formula="of:=[.B978]-[.B97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9879089" calcext:value-type="float">
            <text:p>9879089</text:p>
          </table:table-cell>
          <table:table-cell office:value-type="float" office:value="15567611" calcext:value-type="float">
            <text:p>15567611</text:p>
          </table:table-cell>
          <table:table-cell table:formula="of:=[.B979]-[.B978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9889180" calcext:value-type="float">
            <text:p>9889180</text:p>
          </table:table-cell>
          <table:table-cell office:value-type="float" office:value="15583524" calcext:value-type="float">
            <text:p>15583524</text:p>
          </table:table-cell>
          <table:table-cell table:formula="of:=[.B980]-[.B979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9899271" calcext:value-type="float">
            <text:p>9899271</text:p>
          </table:table-cell>
          <table:table-cell office:value-type="float" office:value="15599423" calcext:value-type="float">
            <text:p>15599423</text:p>
          </table:table-cell>
          <table:table-cell table:formula="of:=[.B981]-[.B98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9909362" calcext:value-type="float">
            <text:p>9909362</text:p>
          </table:table-cell>
          <table:table-cell office:value-type="float" office:value="15615316" calcext:value-type="float">
            <text:p>15615316</text:p>
          </table:table-cell>
          <table:table-cell table:formula="of:=[.B982]-[.B98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9919453" calcext:value-type="float">
            <text:p>9919453</text:p>
          </table:table-cell>
          <table:table-cell office:value-type="float" office:value="15631216" calcext:value-type="float">
            <text:p>15631216</text:p>
          </table:table-cell>
          <table:table-cell table:formula="of:=[.B983]-[.B98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9929544" calcext:value-type="float">
            <text:p>9929544</text:p>
          </table:table-cell>
          <table:table-cell office:value-type="float" office:value="15647118" calcext:value-type="float">
            <text:p>15647118</text:p>
          </table:table-cell>
          <table:table-cell table:formula="of:=[.B984]-[.B98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9939635" calcext:value-type="float">
            <text:p>9939635</text:p>
          </table:table-cell>
          <table:table-cell office:value-type="float" office:value="15663001" calcext:value-type="float">
            <text:p>15663001</text:p>
          </table:table-cell>
          <table:table-cell table:formula="of:=[.B985]-[.B984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9949726" calcext:value-type="float">
            <text:p>9949726</text:p>
          </table:table-cell>
          <table:table-cell office:value-type="float" office:value="15678895" calcext:value-type="float">
            <text:p>15678895</text:p>
          </table:table-cell>
          <table:table-cell table:formula="of:=[.B986]-[.B98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9959817" calcext:value-type="float">
            <text:p>9959817</text:p>
          </table:table-cell>
          <table:table-cell office:value-type="float" office:value="15694803" calcext:value-type="float">
            <text:p>15694803</text:p>
          </table:table-cell>
          <table:table-cell table:formula="of:=[.B987]-[.B98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9969908" calcext:value-type="float">
            <text:p>9969908</text:p>
          </table:table-cell>
          <table:table-cell office:value-type="float" office:value="15710710" calcext:value-type="float">
            <text:p>15710710</text:p>
          </table:table-cell>
          <table:table-cell table:formula="of:=[.B988]-[.B98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9979999" calcext:value-type="float">
            <text:p>9979999</text:p>
          </table:table-cell>
          <table:table-cell office:value-type="float" office:value="15726611" calcext:value-type="float">
            <text:p>15726611</text:p>
          </table:table-cell>
          <table:table-cell table:formula="of:=[.B989]-[.B98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9990090" calcext:value-type="float">
            <text:p>9990090</text:p>
          </table:table-cell>
          <table:table-cell office:value-type="float" office:value="15742521" calcext:value-type="float">
            <text:p>15742521</text:p>
          </table:table-cell>
          <table:table-cell table:formula="of:=[.B990]-[.B98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0000181" calcext:value-type="float">
            <text:p>10000181</text:p>
          </table:table-cell>
          <table:table-cell office:value-type="float" office:value="15758424" calcext:value-type="float">
            <text:p>15758424</text:p>
          </table:table-cell>
          <table:table-cell table:formula="of:=[.B991]-[.B99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0010272" calcext:value-type="float">
            <text:p>10010272</text:p>
          </table:table-cell>
          <table:table-cell office:value-type="float" office:value="15774325" calcext:value-type="float">
            <text:p>15774325</text:p>
          </table:table-cell>
          <table:table-cell table:formula="of:=[.B992]-[.B99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0020363" calcext:value-type="float">
            <text:p>10020363</text:p>
          </table:table-cell>
          <table:table-cell office:value-type="float" office:value="15790238" calcext:value-type="float">
            <text:p>15790238</text:p>
          </table:table-cell>
          <table:table-cell table:formula="of:=[.B993]-[.B99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0030454" calcext:value-type="float">
            <text:p>10030454</text:p>
          </table:table-cell>
          <table:table-cell office:value-type="float" office:value="15806136" calcext:value-type="float">
            <text:p>15806136</text:p>
          </table:table-cell>
          <table:table-cell table:formula="of:=[.B994]-[.B99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040545" calcext:value-type="float">
            <text:p>10040545</text:p>
          </table:table-cell>
          <table:table-cell office:value-type="float" office:value="15822029" calcext:value-type="float">
            <text:p>15822029</text:p>
          </table:table-cell>
          <table:table-cell table:formula="of:=[.B995]-[.B99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0050636" calcext:value-type="float">
            <text:p>10050636</text:p>
          </table:table-cell>
          <table:table-cell office:value-type="float" office:value="15837939" calcext:value-type="float">
            <text:p>15837939</text:p>
          </table:table-cell>
          <table:table-cell table:formula="of:=[.B996]-[.B99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0060727" calcext:value-type="float">
            <text:p>10060727</text:p>
          </table:table-cell>
          <table:table-cell office:value-type="float" office:value="15853847" calcext:value-type="float">
            <text:p>15853847</text:p>
          </table:table-cell>
          <table:table-cell table:formula="of:=[.B997]-[.B99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070818" calcext:value-type="float">
            <text:p>10070818</text:p>
          </table:table-cell>
          <table:table-cell office:value-type="float" office:value="15869753" calcext:value-type="float">
            <text:p>15869753</text:p>
          </table:table-cell>
          <table:table-cell table:formula="of:=[.B998]-[.B99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080909" calcext:value-type="float">
            <text:p>10080909</text:p>
          </table:table-cell>
          <table:table-cell office:value-type="float" office:value="15885653" calcext:value-type="float">
            <text:p>15885653</text:p>
          </table:table-cell>
          <table:table-cell table:formula="of:=[.B999]-[.B99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0091000" calcext:value-type="float">
            <text:p>10091000</text:p>
          </table:table-cell>
          <table:table-cell office:value-type="float" office:value="15901539" calcext:value-type="float">
            <text:p>15901539</text:p>
          </table:table-cell>
          <table:table-cell table:formula="of:=[.B1000]-[.B999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0101091" calcext:value-type="float">
            <text:p>10101091</text:p>
          </table:table-cell>
          <table:table-cell office:value-type="float" office:value="15917451" calcext:value-type="float">
            <text:p>15917451</text:p>
          </table:table-cell>
          <table:table-cell table:formula="of:=[.B1001]-[.B100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0111182" calcext:value-type="float">
            <text:p>10111182</text:p>
          </table:table-cell>
          <table:table-cell office:value-type="float" office:value="15933361" calcext:value-type="float">
            <text:p>15933361</text:p>
          </table:table-cell>
          <table:table-cell table:formula="of:=[.B1002]-[.B100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0121273" calcext:value-type="float">
            <text:p>10121273</text:p>
          </table:table-cell>
          <table:table-cell office:value-type="float" office:value="15949255" calcext:value-type="float">
            <text:p>15949255</text:p>
          </table:table-cell>
          <table:table-cell table:formula="of:=[.B1003]-[.B1002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0131364" calcext:value-type="float">
            <text:p>10131364</text:p>
          </table:table-cell>
          <table:table-cell office:value-type="float" office:value="15965150" calcext:value-type="float">
            <text:p>15965150</text:p>
          </table:table-cell>
          <table:table-cell table:formula="of:=[.B1004]-[.B100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0141455" calcext:value-type="float">
            <text:p>10141455</text:p>
          </table:table-cell>
          <table:table-cell office:value-type="float" office:value="15981051" calcext:value-type="float">
            <text:p>15981051</text:p>
          </table:table-cell>
          <table:table-cell table:formula="of:=[.B1005]-[.B100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0151546" calcext:value-type="float">
            <text:p>10151546</text:p>
          </table:table-cell>
          <table:table-cell office:value-type="float" office:value="15996942" calcext:value-type="float">
            <text:p>15996942</text:p>
          </table:table-cell>
          <table:table-cell table:formula="of:=[.B1006]-[.B100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0161637" calcext:value-type="float">
            <text:p>10161637</text:p>
          </table:table-cell>
          <table:table-cell office:value-type="float" office:value="16012831" calcext:value-type="float">
            <text:p>16012831</text:p>
          </table:table-cell>
          <table:table-cell table:formula="of:=[.B1007]-[.B1006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0171728" calcext:value-type="float">
            <text:p>10171728</text:p>
          </table:table-cell>
          <table:table-cell office:value-type="float" office:value="16028735" calcext:value-type="float">
            <text:p>16028735</text:p>
          </table:table-cell>
          <table:table-cell table:formula="of:=[.B1008]-[.B100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0181819" calcext:value-type="float">
            <text:p>10181819</text:p>
          </table:table-cell>
          <table:table-cell office:value-type="float" office:value="16044641" calcext:value-type="float">
            <text:p>16044641</text:p>
          </table:table-cell>
          <table:table-cell table:formula="of:=[.B1009]-[.B100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191910" calcext:value-type="float">
            <text:p>10191910</text:p>
          </table:table-cell>
          <table:table-cell office:value-type="float" office:value="16060542" calcext:value-type="float">
            <text:p>16060542</text:p>
          </table:table-cell>
          <table:table-cell table:formula="of:=[.B1010]-[.B100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0202001" calcext:value-type="float">
            <text:p>10202001</text:p>
          </table:table-cell>
          <table:table-cell office:value-type="float" office:value="16076455" calcext:value-type="float">
            <text:p>16076455</text:p>
          </table:table-cell>
          <table:table-cell table:formula="of:=[.B1011]-[.B1010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0212092" calcext:value-type="float">
            <text:p>10212092</text:p>
          </table:table-cell>
          <table:table-cell office:value-type="float" office:value="16092361" calcext:value-type="float">
            <text:p>16092361</text:p>
          </table:table-cell>
          <table:table-cell table:formula="of:=[.B1012]-[.B101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222183" calcext:value-type="float">
            <text:p>10222183</text:p>
          </table:table-cell>
          <table:table-cell office:value-type="float" office:value="16108254" calcext:value-type="float">
            <text:p>16108254</text:p>
          </table:table-cell>
          <table:table-cell table:formula="of:=[.B1013]-[.B101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0232274" calcext:value-type="float">
            <text:p>10232274</text:p>
          </table:table-cell>
          <table:table-cell office:value-type="float" office:value="16124167" calcext:value-type="float">
            <text:p>16124167</text:p>
          </table:table-cell>
          <table:table-cell table:formula="of:=[.B1014]-[.B101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0242365" calcext:value-type="float">
            <text:p>10242365</text:p>
          </table:table-cell>
          <table:table-cell office:value-type="float" office:value="16140065" calcext:value-type="float">
            <text:p>16140065</text:p>
          </table:table-cell>
          <table:table-cell table:formula="of:=[.B1015]-[.B101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252456" calcext:value-type="float">
            <text:p>10252456</text:p>
          </table:table-cell>
          <table:table-cell office:value-type="float" office:value="16155963" calcext:value-type="float">
            <text:p>16155963</text:p>
          </table:table-cell>
          <table:table-cell table:formula="of:=[.B1016]-[.B101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262547" calcext:value-type="float">
            <text:p>10262547</text:p>
          </table:table-cell>
          <table:table-cell office:value-type="float" office:value="16171862" calcext:value-type="float">
            <text:p>16171862</text:p>
          </table:table-cell>
          <table:table-cell table:formula="of:=[.B1017]-[.B101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272638" calcext:value-type="float">
            <text:p>10272638</text:p>
          </table:table-cell>
          <table:table-cell office:value-type="float" office:value="16187769" calcext:value-type="float">
            <text:p>16187769</text:p>
          </table:table-cell>
          <table:table-cell table:formula="of:=[.B1018]-[.B101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0282729" calcext:value-type="float">
            <text:p>10282729</text:p>
          </table:table-cell>
          <table:table-cell office:value-type="float" office:value="16203677" calcext:value-type="float">
            <text:p>16203677</text:p>
          </table:table-cell>
          <table:table-cell table:formula="of:=[.B1019]-[.B101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292820" calcext:value-type="float">
            <text:p>10292820</text:p>
          </table:table-cell>
          <table:table-cell office:value-type="float" office:value="16219582" calcext:value-type="float">
            <text:p>16219582</text:p>
          </table:table-cell>
          <table:table-cell table:formula="of:=[.B1020]-[.B101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302911" calcext:value-type="float">
            <text:p>10302911</text:p>
          </table:table-cell>
          <table:table-cell office:value-type="float" office:value="16235486" calcext:value-type="float">
            <text:p>16235486</text:p>
          </table:table-cell>
          <table:table-cell table:formula="of:=[.B1021]-[.B102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0313002" calcext:value-type="float">
            <text:p>10313002</text:p>
          </table:table-cell>
          <table:table-cell office:value-type="float" office:value="16251374" calcext:value-type="float">
            <text:p>16251374</text:p>
          </table:table-cell>
          <table:table-cell table:formula="of:=[.B1022]-[.B1021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0323093" calcext:value-type="float">
            <text:p>10323093</text:p>
          </table:table-cell>
          <table:table-cell office:value-type="float" office:value="16267286" calcext:value-type="float">
            <text:p>16267286</text:p>
          </table:table-cell>
          <table:table-cell table:formula="of:=[.B1023]-[.B102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0333184" calcext:value-type="float">
            <text:p>10333184</text:p>
          </table:table-cell>
          <table:table-cell office:value-type="float" office:value="16283184" calcext:value-type="float">
            <text:p>16283184</text:p>
          </table:table-cell>
          <table:table-cell table:formula="of:=[.B1024]-[.B102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343275" calcext:value-type="float">
            <text:p>10343275</text:p>
          </table:table-cell>
          <table:table-cell office:value-type="float" office:value="16299078" calcext:value-type="float">
            <text:p>16299078</text:p>
          </table:table-cell>
          <table:table-cell table:formula="of:=[.B1025]-[.B102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0353366" calcext:value-type="float">
            <text:p>10353366</text:p>
          </table:table-cell>
          <table:table-cell office:value-type="float" office:value="16314975" calcext:value-type="float">
            <text:p>16314975</text:p>
          </table:table-cell>
          <table:table-cell table:formula="of:=[.B1026]-[.B1025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0363457" calcext:value-type="float">
            <text:p>10363457</text:p>
          </table:table-cell>
          <table:table-cell office:value-type="float" office:value="16330881" calcext:value-type="float">
            <text:p>16330881</text:p>
          </table:table-cell>
          <table:table-cell table:formula="of:=[.B1027]-[.B1026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373548" calcext:value-type="float">
            <text:p>10373548</text:p>
          </table:table-cell>
          <table:table-cell office:value-type="float" office:value="16346766" calcext:value-type="float">
            <text:p>16346766</text:p>
          </table:table-cell>
          <table:table-cell table:formula="of:=[.B1028]-[.B1027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10383639" calcext:value-type="float">
            <text:p>10383639</text:p>
          </table:table-cell>
          <table:table-cell office:value-type="float" office:value="16362662" calcext:value-type="float">
            <text:p>16362662</text:p>
          </table:table-cell>
          <table:table-cell table:formula="of:=[.B1029]-[.B102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0393730" calcext:value-type="float">
            <text:p>10393730</text:p>
          </table:table-cell>
          <table:table-cell office:value-type="float" office:value="16378572" calcext:value-type="float">
            <text:p>16378572</text:p>
          </table:table-cell>
          <table:table-cell table:formula="of:=[.B1030]-[.B102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0403821" calcext:value-type="float">
            <text:p>10403821</text:p>
          </table:table-cell>
          <table:table-cell office:value-type="float" office:value="16394475" calcext:value-type="float">
            <text:p>16394475</text:p>
          </table:table-cell>
          <table:table-cell table:formula="of:=[.B1031]-[.B103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0413912" calcext:value-type="float">
            <text:p>10413912</text:p>
          </table:table-cell>
          <table:table-cell office:value-type="float" office:value="16410376" calcext:value-type="float">
            <text:p>16410376</text:p>
          </table:table-cell>
          <table:table-cell table:formula="of:=[.B1032]-[.B103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0424003" calcext:value-type="float">
            <text:p>10424003</text:p>
          </table:table-cell>
          <table:table-cell office:value-type="float" office:value="16426290" calcext:value-type="float">
            <text:p>16426290</text:p>
          </table:table-cell>
          <table:table-cell table:formula="of:=[.B1033]-[.B1032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0434094" calcext:value-type="float">
            <text:p>10434094</text:p>
          </table:table-cell>
          <table:table-cell office:value-type="float" office:value="16442190" calcext:value-type="float">
            <text:p>16442190</text:p>
          </table:table-cell>
          <table:table-cell table:formula="of:=[.B1034]-[.B103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0444185" calcext:value-type="float">
            <text:p>10444185</text:p>
          </table:table-cell>
          <table:table-cell office:value-type="float" office:value="16458092" calcext:value-type="float">
            <text:p>16458092</text:p>
          </table:table-cell>
          <table:table-cell table:formula="of:=[.B1035]-[.B103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0454276" calcext:value-type="float">
            <text:p>10454276</text:p>
          </table:table-cell>
          <table:table-cell office:value-type="float" office:value="16474005" calcext:value-type="float">
            <text:p>16474005</text:p>
          </table:table-cell>
          <table:table-cell table:formula="of:=[.B1036]-[.B103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0464367" calcext:value-type="float">
            <text:p>10464367</text:p>
          </table:table-cell>
          <table:table-cell office:value-type="float" office:value="16489898" calcext:value-type="float">
            <text:p>16489898</text:p>
          </table:table-cell>
          <table:table-cell table:formula="of:=[.B1037]-[.B103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0474458" calcext:value-type="float">
            <text:p>10474458</text:p>
          </table:table-cell>
          <table:table-cell office:value-type="float" office:value="16505794" calcext:value-type="float">
            <text:p>16505794</text:p>
          </table:table-cell>
          <table:table-cell table:formula="of:=[.B1038]-[.B103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0484549" calcext:value-type="float">
            <text:p>10484549</text:p>
          </table:table-cell>
          <table:table-cell office:value-type="float" office:value="16521702" calcext:value-type="float">
            <text:p>16521702</text:p>
          </table:table-cell>
          <table:table-cell table:formula="of:=[.B1039]-[.B103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494640" calcext:value-type="float">
            <text:p>10494640</text:p>
          </table:table-cell>
          <table:table-cell office:value-type="float" office:value="16537608" calcext:value-type="float">
            <text:p>16537608</text:p>
          </table:table-cell>
          <table:table-cell table:formula="of:=[.B1040]-[.B103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504731" calcext:value-type="float">
            <text:p>10504731</text:p>
          </table:table-cell>
          <table:table-cell office:value-type="float" office:value="16553519" calcext:value-type="float">
            <text:p>16553519</text:p>
          </table:table-cell>
          <table:table-cell table:formula="of:=[.B1041]-[.B104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0514822" calcext:value-type="float">
            <text:p>10514822</text:p>
          </table:table-cell>
          <table:table-cell office:value-type="float" office:value="16569418" calcext:value-type="float">
            <text:p>16569418</text:p>
          </table:table-cell>
          <table:table-cell table:formula="of:=[.B1042]-[.B104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524913" calcext:value-type="float">
            <text:p>10524913</text:p>
          </table:table-cell>
          <table:table-cell office:value-type="float" office:value="16585307" calcext:value-type="float">
            <text:p>16585307</text:p>
          </table:table-cell>
          <table:table-cell table:formula="of:=[.B1043]-[.B104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0535004" calcext:value-type="float">
            <text:p>10535004</text:p>
          </table:table-cell>
          <table:table-cell office:value-type="float" office:value="16601219" calcext:value-type="float">
            <text:p>16601219</text:p>
          </table:table-cell>
          <table:table-cell table:formula="of:=[.B1044]-[.B1043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0545095" calcext:value-type="float">
            <text:p>10545095</text:p>
          </table:table-cell>
          <table:table-cell office:value-type="float" office:value="16617126" calcext:value-type="float">
            <text:p>16617126</text:p>
          </table:table-cell>
          <table:table-cell table:formula="of:=[.B1045]-[.B104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0555186" calcext:value-type="float">
            <text:p>10555186</text:p>
          </table:table-cell>
          <table:table-cell office:value-type="float" office:value="16633014" calcext:value-type="float">
            <text:p>16633014</text:p>
          </table:table-cell>
          <table:table-cell table:formula="of:=[.B1046]-[.B1045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0565277" calcext:value-type="float">
            <text:p>10565277</text:p>
          </table:table-cell>
          <table:table-cell office:value-type="float" office:value="16648918" calcext:value-type="float">
            <text:p>16648918</text:p>
          </table:table-cell>
          <table:table-cell table:formula="of:=[.B1047]-[.B104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0575368" calcext:value-type="float">
            <text:p>10575368</text:p>
          </table:table-cell>
          <table:table-cell office:value-type="float" office:value="16664819" calcext:value-type="float">
            <text:p>16664819</text:p>
          </table:table-cell>
          <table:table-cell table:formula="of:=[.B1048]-[.B104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0585459" calcext:value-type="float">
            <text:p>10585459</text:p>
          </table:table-cell>
          <table:table-cell office:value-type="float" office:value="16680708" calcext:value-type="float">
            <text:p>16680708</text:p>
          </table:table-cell>
          <table:table-cell table:formula="of:=[.B1049]-[.B104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0595550" calcext:value-type="float">
            <text:p>10595550</text:p>
          </table:table-cell>
          <table:table-cell office:value-type="float" office:value="16696596" calcext:value-type="float">
            <text:p>16696596</text:p>
          </table:table-cell>
          <table:table-cell table:formula="of:=[.B1050]-[.B1049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0605641" calcext:value-type="float">
            <text:p>10605641</text:p>
          </table:table-cell>
          <table:table-cell office:value-type="float" office:value="16712501" calcext:value-type="float">
            <text:p>16712501</text:p>
          </table:table-cell>
          <table:table-cell table:formula="of:=[.B1051]-[.B105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615732" calcext:value-type="float">
            <text:p>10615732</text:p>
          </table:table-cell>
          <table:table-cell office:value-type="float" office:value="16728410" calcext:value-type="float">
            <text:p>16728410</text:p>
          </table:table-cell>
          <table:table-cell table:formula="of:=[.B1052]-[.B105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625823" calcext:value-type="float">
            <text:p>10625823</text:p>
          </table:table-cell>
          <table:table-cell office:value-type="float" office:value="16744310" calcext:value-type="float">
            <text:p>16744310</text:p>
          </table:table-cell>
          <table:table-cell table:formula="of:=[.B1053]-[.B105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0635914" calcext:value-type="float">
            <text:p>10635914</text:p>
          </table:table-cell>
          <table:table-cell office:value-type="float" office:value="16760219" calcext:value-type="float">
            <text:p>16760219</text:p>
          </table:table-cell>
          <table:table-cell table:formula="of:=[.B1054]-[.B105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646005" calcext:value-type="float">
            <text:p>10646005</text:p>
          </table:table-cell>
          <table:table-cell office:value-type="float" office:value="16776122" calcext:value-type="float">
            <text:p>16776122</text:p>
          </table:table-cell>
          <table:table-cell table:formula="of:=[.B1055]-[.B105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0656096" calcext:value-type="float">
            <text:p>10656096</text:p>
          </table:table-cell>
          <table:table-cell office:value-type="float" office:value="16792018" calcext:value-type="float">
            <text:p>16792018</text:p>
          </table:table-cell>
          <table:table-cell table:formula="of:=[.B1056]-[.B1055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0666187" calcext:value-type="float">
            <text:p>10666187</text:p>
          </table:table-cell>
          <table:table-cell office:value-type="float" office:value="16807930" calcext:value-type="float">
            <text:p>16807930</text:p>
          </table:table-cell>
          <table:table-cell table:formula="of:=[.B1057]-[.B105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0676278" calcext:value-type="float">
            <text:p>10676278</text:p>
          </table:table-cell>
          <table:table-cell office:value-type="float" office:value="16823829" calcext:value-type="float">
            <text:p>16823829</text:p>
          </table:table-cell>
          <table:table-cell table:formula="of:=[.B1058]-[.B105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686369" calcext:value-type="float">
            <text:p>10686369</text:p>
          </table:table-cell>
          <table:table-cell office:value-type="float" office:value="16839728" calcext:value-type="float">
            <text:p>16839728</text:p>
          </table:table-cell>
          <table:table-cell table:formula="of:=[.B1059]-[.B105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696460" calcext:value-type="float">
            <text:p>10696460</text:p>
          </table:table-cell>
          <table:table-cell office:value-type="float" office:value="16855627" calcext:value-type="float">
            <text:p>16855627</text:p>
          </table:table-cell>
          <table:table-cell table:formula="of:=[.B1060]-[.B105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706551" calcext:value-type="float">
            <text:p>10706551</text:p>
          </table:table-cell>
          <table:table-cell office:value-type="float" office:value="16871536" calcext:value-type="float">
            <text:p>16871536</text:p>
          </table:table-cell>
          <table:table-cell table:formula="of:=[.B1061]-[.B106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716642" calcext:value-type="float">
            <text:p>10716642</text:p>
          </table:table-cell>
          <table:table-cell office:value-type="float" office:value="16887442" calcext:value-type="float">
            <text:p>16887442</text:p>
          </table:table-cell>
          <table:table-cell table:formula="of:=[.B1062]-[.B106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0726733" calcext:value-type="float">
            <text:p>10726733</text:p>
          </table:table-cell>
          <table:table-cell office:value-type="float" office:value="16903350" calcext:value-type="float">
            <text:p>16903350</text:p>
          </table:table-cell>
          <table:table-cell table:formula="of:=[.B1063]-[.B106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736824" calcext:value-type="float">
            <text:p>10736824</text:p>
          </table:table-cell>
          <table:table-cell office:value-type="float" office:value="16919247" calcext:value-type="float">
            <text:p>16919247</text:p>
          </table:table-cell>
          <table:table-cell table:formula="of:=[.B1064]-[.B106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0746915" calcext:value-type="float">
            <text:p>10746915</text:p>
          </table:table-cell>
          <table:table-cell office:value-type="float" office:value="16935139" calcext:value-type="float">
            <text:p>16935139</text:p>
          </table:table-cell>
          <table:table-cell table:formula="of:=[.B1065]-[.B106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0757006" calcext:value-type="float">
            <text:p>10757006</text:p>
          </table:table-cell>
          <table:table-cell office:value-type="float" office:value="16951048" calcext:value-type="float">
            <text:p>16951048</text:p>
          </table:table-cell>
          <table:table-cell table:formula="of:=[.B1066]-[.B106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767097" calcext:value-type="float">
            <text:p>10767097</text:p>
          </table:table-cell>
          <table:table-cell office:value-type="float" office:value="16966953" calcext:value-type="float">
            <text:p>16966953</text:p>
          </table:table-cell>
          <table:table-cell table:formula="of:=[.B1067]-[.B106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777188" calcext:value-type="float">
            <text:p>10777188</text:p>
          </table:table-cell>
          <table:table-cell office:value-type="float" office:value="16982842" calcext:value-type="float">
            <text:p>16982842</text:p>
          </table:table-cell>
          <table:table-cell table:formula="of:=[.B1068]-[.B1067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0787279" calcext:value-type="float">
            <text:p>10787279</text:p>
          </table:table-cell>
          <table:table-cell office:value-type="float" office:value="16998741" calcext:value-type="float">
            <text:p>16998741</text:p>
          </table:table-cell>
          <table:table-cell table:formula="of:=[.B1069]-[.B106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0797370" calcext:value-type="float">
            <text:p>10797370</text:p>
          </table:table-cell>
          <table:table-cell office:value-type="float" office:value="17014644" calcext:value-type="float">
            <text:p>17014644</text:p>
          </table:table-cell>
          <table:table-cell table:formula="of:=[.B1070]-[.B106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0807461" calcext:value-type="float">
            <text:p>10807461</text:p>
          </table:table-cell>
          <table:table-cell office:value-type="float" office:value="17030531" calcext:value-type="float">
            <text:p>17030531</text:p>
          </table:table-cell>
          <table:table-cell table:formula="of:=[.B1071]-[.B1070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0817552" calcext:value-type="float">
            <text:p>10817552</text:p>
          </table:table-cell>
          <table:table-cell office:value-type="float" office:value="17046427" calcext:value-type="float">
            <text:p>17046427</text:p>
          </table:table-cell>
          <table:table-cell table:formula="of:=[.B1072]-[.B107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0827643" calcext:value-type="float">
            <text:p>10827643</text:p>
          </table:table-cell>
          <table:table-cell office:value-type="float" office:value="17062336" calcext:value-type="float">
            <text:p>17062336</text:p>
          </table:table-cell>
          <table:table-cell table:formula="of:=[.B1073]-[.B107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0837734" calcext:value-type="float">
            <text:p>10837734</text:p>
          </table:table-cell>
          <table:table-cell office:value-type="float" office:value="17078236" calcext:value-type="float">
            <text:p>17078236</text:p>
          </table:table-cell>
          <table:table-cell table:formula="of:=[.B1074]-[.B107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0847825" calcext:value-type="float">
            <text:p>10847825</text:p>
          </table:table-cell>
          <table:table-cell office:value-type="float" office:value="17094141" calcext:value-type="float">
            <text:p>17094141</text:p>
          </table:table-cell>
          <table:table-cell table:formula="of:=[.B1075]-[.B107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857916" calcext:value-type="float">
            <text:p>10857916</text:p>
          </table:table-cell>
          <table:table-cell office:value-type="float" office:value="17110057" calcext:value-type="float">
            <text:p>17110057</text:p>
          </table:table-cell>
          <table:table-cell table:formula="of:=[.B1076]-[.B1075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0868007" calcext:value-type="float">
            <text:p>10868007</text:p>
          </table:table-cell>
          <table:table-cell office:value-type="float" office:value="17125953" calcext:value-type="float">
            <text:p>17125953</text:p>
          </table:table-cell>
          <table:table-cell table:formula="of:=[.B1077]-[.B107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0878098" calcext:value-type="float">
            <text:p>10878098</text:p>
          </table:table-cell>
          <table:table-cell office:value-type="float" office:value="17141860" calcext:value-type="float">
            <text:p>17141860</text:p>
          </table:table-cell>
          <table:table-cell table:formula="of:=[.B1078]-[.B107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0888189" calcext:value-type="float">
            <text:p>10888189</text:p>
          </table:table-cell>
          <table:table-cell office:value-type="float" office:value="17157765" calcext:value-type="float">
            <text:p>17157765</text:p>
          </table:table-cell>
          <table:table-cell table:formula="of:=[.B1079]-[.B107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0898280" calcext:value-type="float">
            <text:p>10898280</text:p>
          </table:table-cell>
          <table:table-cell office:value-type="float" office:value="17173663" calcext:value-type="float">
            <text:p>17173663</text:p>
          </table:table-cell>
          <table:table-cell table:formula="of:=[.B1080]-[.B1079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0908371" calcext:value-type="float">
            <text:p>10908371</text:p>
          </table:table-cell>
          <table:table-cell office:value-type="float" office:value="17189558" calcext:value-type="float">
            <text:p>17189558</text:p>
          </table:table-cell>
          <table:table-cell table:formula="of:=[.B1081]-[.B108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0918462" calcext:value-type="float">
            <text:p>10918462</text:p>
          </table:table-cell>
          <table:table-cell office:value-type="float" office:value="17205466" calcext:value-type="float">
            <text:p>17205466</text:p>
          </table:table-cell>
          <table:table-cell table:formula="of:=[.B1082]-[.B108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928553" calcext:value-type="float">
            <text:p>10928553</text:p>
          </table:table-cell>
          <table:table-cell office:value-type="float" office:value="17221374" calcext:value-type="float">
            <text:p>17221374</text:p>
          </table:table-cell>
          <table:table-cell table:formula="of:=[.B1083]-[.B108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0938644" calcext:value-type="float">
            <text:p>10938644</text:p>
          </table:table-cell>
          <table:table-cell office:value-type="float" office:value="17237286" calcext:value-type="float">
            <text:p>17237286</text:p>
          </table:table-cell>
          <table:table-cell table:formula="of:=[.B1084]-[.B1083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0948735" calcext:value-type="float">
            <text:p>10948735</text:p>
          </table:table-cell>
          <table:table-cell office:value-type="float" office:value="17253180" calcext:value-type="float">
            <text:p>17253180</text:p>
          </table:table-cell>
          <table:table-cell table:formula="of:=[.B1085]-[.B108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0958826" calcext:value-type="float">
            <text:p>10958826</text:p>
          </table:table-cell>
          <table:table-cell office:value-type="float" office:value="17269073" calcext:value-type="float">
            <text:p>17269073</text:p>
          </table:table-cell>
          <table:table-cell table:formula="of:=[.B1086]-[.B108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0968917" calcext:value-type="float">
            <text:p>10968917</text:p>
          </table:table-cell>
          <table:table-cell office:value-type="float" office:value="17284989" calcext:value-type="float">
            <text:p>17284989</text:p>
          </table:table-cell>
          <table:table-cell table:formula="of:=[.B1087]-[.B1086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0979008" calcext:value-type="float">
            <text:p>10979008</text:p>
          </table:table-cell>
          <table:table-cell office:value-type="float" office:value="17300886" calcext:value-type="float">
            <text:p>17300886</text:p>
          </table:table-cell>
          <table:table-cell table:formula="of:=[.B1088]-[.B108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0989099" calcext:value-type="float">
            <text:p>10989099</text:p>
          </table:table-cell>
          <table:table-cell office:value-type="float" office:value="17316778" calcext:value-type="float">
            <text:p>17316778</text:p>
          </table:table-cell>
          <table:table-cell table:formula="of:=[.B1089]-[.B108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0999190" calcext:value-type="float">
            <text:p>10999190</text:p>
          </table:table-cell>
          <table:table-cell office:value-type="float" office:value="17332682" calcext:value-type="float">
            <text:p>17332682</text:p>
          </table:table-cell>
          <table:table-cell table:formula="of:=[.B1090]-[.B108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009281" calcext:value-type="float">
            <text:p>11009281</text:p>
          </table:table-cell>
          <table:table-cell office:value-type="float" office:value="17348581" calcext:value-type="float">
            <text:p>17348581</text:p>
          </table:table-cell>
          <table:table-cell table:formula="of:=[.B1091]-[.B109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019372" calcext:value-type="float">
            <text:p>11019372</text:p>
          </table:table-cell>
          <table:table-cell office:value-type="float" office:value="17364471" calcext:value-type="float">
            <text:p>17364471</text:p>
          </table:table-cell>
          <table:table-cell table:formula="of:=[.B1092]-[.B1091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029463" calcext:value-type="float">
            <text:p>11029463</text:p>
          </table:table-cell>
          <table:table-cell office:value-type="float" office:value="17380360" calcext:value-type="float">
            <text:p>17380360</text:p>
          </table:table-cell>
          <table:table-cell table:formula="of:=[.B1093]-[.B109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1039554" calcext:value-type="float">
            <text:p>11039554</text:p>
          </table:table-cell>
          <table:table-cell office:value-type="float" office:value="17396267" calcext:value-type="float">
            <text:p>17396267</text:p>
          </table:table-cell>
          <table:table-cell table:formula="of:=[.B1094]-[.B109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049645" calcext:value-type="float">
            <text:p>11049645</text:p>
          </table:table-cell>
          <table:table-cell office:value-type="float" office:value="17412172" calcext:value-type="float">
            <text:p>17412172</text:p>
          </table:table-cell>
          <table:table-cell table:formula="of:=[.B1095]-[.B109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059736" calcext:value-type="float">
            <text:p>11059736</text:p>
          </table:table-cell>
          <table:table-cell office:value-type="float" office:value="17428073" calcext:value-type="float">
            <text:p>17428073</text:p>
          </table:table-cell>
          <table:table-cell table:formula="of:=[.B1096]-[.B109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1069827" calcext:value-type="float">
            <text:p>11069827</text:p>
          </table:table-cell>
          <table:table-cell office:value-type="float" office:value="17443982" calcext:value-type="float">
            <text:p>17443982</text:p>
          </table:table-cell>
          <table:table-cell table:formula="of:=[.B1097]-[.B109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1079918" calcext:value-type="float">
            <text:p>11079918</text:p>
          </table:table-cell>
          <table:table-cell office:value-type="float" office:value="17459890" calcext:value-type="float">
            <text:p>17459890</text:p>
          </table:table-cell>
          <table:table-cell table:formula="of:=[.B1098]-[.B109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1090009" calcext:value-type="float">
            <text:p>11090009</text:p>
          </table:table-cell>
          <table:table-cell office:value-type="float" office:value="17475782" calcext:value-type="float">
            <text:p>17475782</text:p>
          </table:table-cell>
          <table:table-cell table:formula="of:=[.B1099]-[.B109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1100100" calcext:value-type="float">
            <text:p>11100100</text:p>
          </table:table-cell>
          <table:table-cell office:value-type="float" office:value="17491698" calcext:value-type="float">
            <text:p>17491698</text:p>
          </table:table-cell>
          <table:table-cell table:formula="of:=[.B1100]-[.B1099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1110191" calcext:value-type="float">
            <text:p>11110191</text:p>
          </table:table-cell>
          <table:table-cell office:value-type="float" office:value="17507595" calcext:value-type="float">
            <text:p>17507595</text:p>
          </table:table-cell>
          <table:table-cell table:formula="of:=[.B1101]-[.B110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120282" calcext:value-type="float">
            <text:p>11120282</text:p>
          </table:table-cell>
          <table:table-cell office:value-type="float" office:value="17523492" calcext:value-type="float">
            <text:p>17523492</text:p>
          </table:table-cell>
          <table:table-cell table:formula="of:=[.B1102]-[.B110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130373" calcext:value-type="float">
            <text:p>11130373</text:p>
          </table:table-cell>
          <table:table-cell office:value-type="float" office:value="17539397" calcext:value-type="float">
            <text:p>17539397</text:p>
          </table:table-cell>
          <table:table-cell table:formula="of:=[.B1103]-[.B110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140464" calcext:value-type="float">
            <text:p>11140464</text:p>
          </table:table-cell>
          <table:table-cell office:value-type="float" office:value="17555304" calcext:value-type="float">
            <text:p>17555304</text:p>
          </table:table-cell>
          <table:table-cell table:formula="of:=[.B1104]-[.B110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150555" calcext:value-type="float">
            <text:p>11150555</text:p>
          </table:table-cell>
          <table:table-cell office:value-type="float" office:value="17571206" calcext:value-type="float">
            <text:p>17571206</text:p>
          </table:table-cell>
          <table:table-cell table:formula="of:=[.B1105]-[.B110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160646" calcext:value-type="float">
            <text:p>11160646</text:p>
          </table:table-cell>
          <table:table-cell office:value-type="float" office:value="17587113" calcext:value-type="float">
            <text:p>17587113</text:p>
          </table:table-cell>
          <table:table-cell table:formula="of:=[.B1106]-[.B1105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170737" calcext:value-type="float">
            <text:p>11170737</text:p>
          </table:table-cell>
          <table:table-cell office:value-type="float" office:value="17603010" calcext:value-type="float">
            <text:p>17603010</text:p>
          </table:table-cell>
          <table:table-cell table:formula="of:=[.B1107]-[.B110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180828" calcext:value-type="float">
            <text:p>11180828</text:p>
          </table:table-cell>
          <table:table-cell office:value-type="float" office:value="17618907" calcext:value-type="float">
            <text:p>17618907</text:p>
          </table:table-cell>
          <table:table-cell table:formula="of:=[.B1108]-[.B110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190919" calcext:value-type="float">
            <text:p>11190919</text:p>
          </table:table-cell>
          <table:table-cell office:value-type="float" office:value="17634814" calcext:value-type="float">
            <text:p>17634814</text:p>
          </table:table-cell>
          <table:table-cell table:formula="of:=[.B1109]-[.B110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1201010" calcext:value-type="float">
            <text:p>11201010</text:p>
          </table:table-cell>
          <table:table-cell office:value-type="float" office:value="17650713" calcext:value-type="float">
            <text:p>17650713</text:p>
          </table:table-cell>
          <table:table-cell table:formula="of:=[.B1110]-[.B110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211101" calcext:value-type="float">
            <text:p>11211101</text:p>
          </table:table-cell>
          <table:table-cell office:value-type="float" office:value="17666608" calcext:value-type="float">
            <text:p>17666608</text:p>
          </table:table-cell>
          <table:table-cell table:formula="of:=[.B1111]-[.B111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1221192" calcext:value-type="float">
            <text:p>11221192</text:p>
          </table:table-cell>
          <table:table-cell office:value-type="float" office:value="17682508" calcext:value-type="float">
            <text:p>17682508</text:p>
          </table:table-cell>
          <table:table-cell table:formula="of:=[.B1112]-[.B111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1231283" calcext:value-type="float">
            <text:p>11231283</text:p>
          </table:table-cell>
          <table:table-cell office:value-type="float" office:value="17698408" calcext:value-type="float">
            <text:p>17698408</text:p>
          </table:table-cell>
          <table:table-cell table:formula="of:=[.B1113]-[.B111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1241374" calcext:value-type="float">
            <text:p>11241374</text:p>
          </table:table-cell>
          <table:table-cell office:value-type="float" office:value="17714298" calcext:value-type="float">
            <text:p>17714298</text:p>
          </table:table-cell>
          <table:table-cell table:formula="of:=[.B1114]-[.B111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251465" calcext:value-type="float">
            <text:p>11251465</text:p>
          </table:table-cell>
          <table:table-cell office:value-type="float" office:value="17730189" calcext:value-type="float">
            <text:p>17730189</text:p>
          </table:table-cell>
          <table:table-cell table:formula="of:=[.B1115]-[.B111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1261556" calcext:value-type="float">
            <text:p>11261556</text:p>
          </table:table-cell>
          <table:table-cell office:value-type="float" office:value="17746103" calcext:value-type="float">
            <text:p>17746103</text:p>
          </table:table-cell>
          <table:table-cell table:formula="of:=[.B1116]-[.B111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1271647" calcext:value-type="float">
            <text:p>11271647</text:p>
          </table:table-cell>
          <table:table-cell office:value-type="float" office:value="17762003" calcext:value-type="float">
            <text:p>17762003</text:p>
          </table:table-cell>
          <table:table-cell table:formula="of:=[.B1117]-[.B111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1281738" calcext:value-type="float">
            <text:p>11281738</text:p>
          </table:table-cell>
          <table:table-cell office:value-type="float" office:value="17777909" calcext:value-type="float">
            <text:p>17777909</text:p>
          </table:table-cell>
          <table:table-cell table:formula="of:=[.B1118]-[.B111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1291829" calcext:value-type="float">
            <text:p>11291829</text:p>
          </table:table-cell>
          <table:table-cell office:value-type="float" office:value="17793820" calcext:value-type="float">
            <text:p>17793820</text:p>
          </table:table-cell>
          <table:table-cell table:formula="of:=[.B1119]-[.B1118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1301920" calcext:value-type="float">
            <text:p>11301920</text:p>
          </table:table-cell>
          <table:table-cell office:value-type="float" office:value="17809714" calcext:value-type="float">
            <text:p>17809714</text:p>
          </table:table-cell>
          <table:table-cell table:formula="of:=[.B1120]-[.B111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1312011" calcext:value-type="float">
            <text:p>11312011</text:p>
          </table:table-cell>
          <table:table-cell office:value-type="float" office:value="17825623" calcext:value-type="float">
            <text:p>17825623</text:p>
          </table:table-cell>
          <table:table-cell table:formula="of:=[.B1121]-[.B112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1322102" calcext:value-type="float">
            <text:p>11322102</text:p>
          </table:table-cell>
          <table:table-cell office:value-type="float" office:value="17841528" calcext:value-type="float">
            <text:p>17841528</text:p>
          </table:table-cell>
          <table:table-cell table:formula="of:=[.B1122]-[.B112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332193" calcext:value-type="float">
            <text:p>11332193</text:p>
          </table:table-cell>
          <table:table-cell office:value-type="float" office:value="17857431" calcext:value-type="float">
            <text:p>17857431</text:p>
          </table:table-cell>
          <table:table-cell table:formula="of:=[.B1123]-[.B112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1342284" calcext:value-type="float">
            <text:p>11342284</text:p>
          </table:table-cell>
          <table:table-cell office:value-type="float" office:value="17873325" calcext:value-type="float">
            <text:p>17873325</text:p>
          </table:table-cell>
          <table:table-cell table:formula="of:=[.B1124]-[.B1123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1352375" calcext:value-type="float">
            <text:p>11352375</text:p>
          </table:table-cell>
          <table:table-cell office:value-type="float" office:value="17889233" calcext:value-type="float">
            <text:p>17889233</text:p>
          </table:table-cell>
          <table:table-cell table:formula="of:=[.B1125]-[.B112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1362466" calcext:value-type="float">
            <text:p>11362466</text:p>
          </table:table-cell>
          <table:table-cell office:value-type="float" office:value="17905137" calcext:value-type="float">
            <text:p>17905137</text:p>
          </table:table-cell>
          <table:table-cell table:formula="of:=[.B1126]-[.B112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372557" calcext:value-type="float">
            <text:p>11372557</text:p>
          </table:table-cell>
          <table:table-cell office:value-type="float" office:value="17921049" calcext:value-type="float">
            <text:p>17921049</text:p>
          </table:table-cell>
          <table:table-cell table:formula="of:=[.B1127]-[.B112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1382648" calcext:value-type="float">
            <text:p>11382648</text:p>
          </table:table-cell>
          <table:table-cell office:value-type="float" office:value="17936946" calcext:value-type="float">
            <text:p>17936946</text:p>
          </table:table-cell>
          <table:table-cell table:formula="of:=[.B1128]-[.B112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392739" calcext:value-type="float">
            <text:p>11392739</text:p>
          </table:table-cell>
          <table:table-cell office:value-type="float" office:value="17952836" calcext:value-type="float">
            <text:p>17952836</text:p>
          </table:table-cell>
          <table:table-cell table:formula="of:=[.B1129]-[.B1128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402830" calcext:value-type="float">
            <text:p>11402830</text:p>
          </table:table-cell>
          <table:table-cell office:value-type="float" office:value="17968748" calcext:value-type="float">
            <text:p>17968748</text:p>
          </table:table-cell>
          <table:table-cell table:formula="of:=[.B1130]-[.B112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1412921" calcext:value-type="float">
            <text:p>11412921</text:p>
          </table:table-cell>
          <table:table-cell office:value-type="float" office:value="17984652" calcext:value-type="float">
            <text:p>17984652</text:p>
          </table:table-cell>
          <table:table-cell table:formula="of:=[.B1131]-[.B113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423012" calcext:value-type="float">
            <text:p>11423012</text:p>
          </table:table-cell>
          <table:table-cell office:value-type="float" office:value="18000546" calcext:value-type="float">
            <text:p>18000546</text:p>
          </table:table-cell>
          <table:table-cell table:formula="of:=[.B1132]-[.B113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1433103" calcext:value-type="float">
            <text:p>11433103</text:p>
          </table:table-cell>
          <table:table-cell office:value-type="float" office:value="18016446" calcext:value-type="float">
            <text:p>18016446</text:p>
          </table:table-cell>
          <table:table-cell table:formula="of:=[.B1133]-[.B113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1443194" calcext:value-type="float">
            <text:p>11443194</text:p>
          </table:table-cell>
          <table:table-cell office:value-type="float" office:value="18032347" calcext:value-type="float">
            <text:p>18032347</text:p>
          </table:table-cell>
          <table:table-cell table:formula="of:=[.B1134]-[.B113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1453285" calcext:value-type="float">
            <text:p>11453285</text:p>
          </table:table-cell>
          <table:table-cell office:value-type="float" office:value="18048233" calcext:value-type="float">
            <text:p>18048233</text:p>
          </table:table-cell>
          <table:table-cell table:formula="of:=[.B1135]-[.B1134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1463376" calcext:value-type="float">
            <text:p>11463376</text:p>
          </table:table-cell>
          <table:table-cell office:value-type="float" office:value="18064123" calcext:value-type="float">
            <text:p>18064123</text:p>
          </table:table-cell>
          <table:table-cell table:formula="of:=[.B1136]-[.B1135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473467" calcext:value-type="float">
            <text:p>11473467</text:p>
          </table:table-cell>
          <table:table-cell office:value-type="float" office:value="18080033" calcext:value-type="float">
            <text:p>18080033</text:p>
          </table:table-cell>
          <table:table-cell table:formula="of:=[.B1137]-[.B113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1483558" calcext:value-type="float">
            <text:p>11483558</text:p>
          </table:table-cell>
          <table:table-cell office:value-type="float" office:value="18095938" calcext:value-type="float">
            <text:p>18095938</text:p>
          </table:table-cell>
          <table:table-cell table:formula="of:=[.B1138]-[.B113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493649" calcext:value-type="float">
            <text:p>11493649</text:p>
          </table:table-cell>
          <table:table-cell office:value-type="float" office:value="18111835" calcext:value-type="float">
            <text:p>18111835</text:p>
          </table:table-cell>
          <table:table-cell table:formula="of:=[.B1139]-[.B1138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503740" calcext:value-type="float">
            <text:p>11503740</text:p>
          </table:table-cell>
          <table:table-cell office:value-type="float" office:value="18127745" calcext:value-type="float">
            <text:p>18127745</text:p>
          </table:table-cell>
          <table:table-cell table:formula="of:=[.B1140]-[.B113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1513831" calcext:value-type="float">
            <text:p>11513831</text:p>
          </table:table-cell>
          <table:table-cell office:value-type="float" office:value="18143650" calcext:value-type="float">
            <text:p>18143650</text:p>
          </table:table-cell>
          <table:table-cell table:formula="of:=[.B1141]-[.B114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523922" calcext:value-type="float">
            <text:p>11523922</text:p>
          </table:table-cell>
          <table:table-cell office:value-type="float" office:value="18159547" calcext:value-type="float">
            <text:p>18159547</text:p>
          </table:table-cell>
          <table:table-cell table:formula="of:=[.B1142]-[.B1141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534013" calcext:value-type="float">
            <text:p>11534013</text:p>
          </table:table-cell>
          <table:table-cell office:value-type="float" office:value="18175466" calcext:value-type="float">
            <text:p>18175466</text:p>
          </table:table-cell>
          <table:table-cell table:formula="of:=[.B1143]-[.B1142]" office:value-type="float" office:value="15919" calcext:value-type="float">
            <text:p>15919</text:p>
          </table:table-cell>
          <table:table-cell table:number-columns-repeated="13"/>
        </table:table-row>
        <table:table-row table:style-name="ro1">
          <table:table-cell office:value-type="float" office:value="11544104" calcext:value-type="float">
            <text:p>11544104</text:p>
          </table:table-cell>
          <table:table-cell office:value-type="float" office:value="18191359" calcext:value-type="float">
            <text:p>18191359</text:p>
          </table:table-cell>
          <table:table-cell table:formula="of:=[.B1144]-[.B114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1554195" calcext:value-type="float">
            <text:p>11554195</text:p>
          </table:table-cell>
          <table:table-cell office:value-type="float" office:value="18207254" calcext:value-type="float">
            <text:p>18207254</text:p>
          </table:table-cell>
          <table:table-cell table:formula="of:=[.B1145]-[.B1144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1564286" calcext:value-type="float">
            <text:p>11564286</text:p>
          </table:table-cell>
          <table:table-cell office:value-type="float" office:value="18223163" calcext:value-type="float">
            <text:p>18223163</text:p>
          </table:table-cell>
          <table:table-cell table:formula="of:=[.B1146]-[.B114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1574377" calcext:value-type="float">
            <text:p>11574377</text:p>
          </table:table-cell>
          <table:table-cell office:value-type="float" office:value="18239073" calcext:value-type="float">
            <text:p>18239073</text:p>
          </table:table-cell>
          <table:table-cell table:formula="of:=[.B1147]-[.B114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1584468" calcext:value-type="float">
            <text:p>11584468</text:p>
          </table:table-cell>
          <table:table-cell office:value-type="float" office:value="18254974" calcext:value-type="float">
            <text:p>18254974</text:p>
          </table:table-cell>
          <table:table-cell table:formula="of:=[.B1148]-[.B114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1594559" calcext:value-type="float">
            <text:p>11594559</text:p>
          </table:table-cell>
          <table:table-cell office:value-type="float" office:value="18270880" calcext:value-type="float">
            <text:p>18270880</text:p>
          </table:table-cell>
          <table:table-cell table:formula="of:=[.B1149]-[.B114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1604650" calcext:value-type="float">
            <text:p>11604650</text:p>
          </table:table-cell>
          <table:table-cell office:value-type="float" office:value="18286771" calcext:value-type="float">
            <text:p>18286771</text:p>
          </table:table-cell>
          <table:table-cell table:formula="of:=[.B1150]-[.B114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1614741" calcext:value-type="float">
            <text:p>11614741</text:p>
          </table:table-cell>
          <table:table-cell office:value-type="float" office:value="18302670" calcext:value-type="float">
            <text:p>18302670</text:p>
          </table:table-cell>
          <table:table-cell table:formula="of:=[.B1151]-[.B115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624832" calcext:value-type="float">
            <text:p>11624832</text:p>
          </table:table-cell>
          <table:table-cell office:value-type="float" office:value="18318581" calcext:value-type="float">
            <text:p>18318581</text:p>
          </table:table-cell>
          <table:table-cell table:formula="of:=[.B1152]-[.B115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1634923" calcext:value-type="float">
            <text:p>11634923</text:p>
          </table:table-cell>
          <table:table-cell office:value-type="float" office:value="18334480" calcext:value-type="float">
            <text:p>18334480</text:p>
          </table:table-cell>
          <table:table-cell table:formula="of:=[.B1153]-[.B115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645014" calcext:value-type="float">
            <text:p>11645014</text:p>
          </table:table-cell>
          <table:table-cell office:value-type="float" office:value="18350375" calcext:value-type="float">
            <text:p>18350375</text:p>
          </table:table-cell>
          <table:table-cell table:formula="of:=[.B1154]-[.B115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1655105" calcext:value-type="float">
            <text:p>11655105</text:p>
          </table:table-cell>
          <table:table-cell office:value-type="float" office:value="18366275" calcext:value-type="float">
            <text:p>18366275</text:p>
          </table:table-cell>
          <table:table-cell table:formula="of:=[.B1155]-[.B115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1665196" calcext:value-type="float">
            <text:p>11665196</text:p>
          </table:table-cell>
          <table:table-cell office:value-type="float" office:value="18382168" calcext:value-type="float">
            <text:p>18382168</text:p>
          </table:table-cell>
          <table:table-cell table:formula="of:=[.B1156]-[.B115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1675287" calcext:value-type="float">
            <text:p>11675287</text:p>
          </table:table-cell>
          <table:table-cell office:value-type="float" office:value="18398058" calcext:value-type="float">
            <text:p>18398058</text:p>
          </table:table-cell>
          <table:table-cell table:formula="of:=[.B1157]-[.B115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685378" calcext:value-type="float">
            <text:p>11685378</text:p>
          </table:table-cell>
          <table:table-cell office:value-type="float" office:value="18413957" calcext:value-type="float">
            <text:p>18413957</text:p>
          </table:table-cell>
          <table:table-cell table:formula="of:=[.B1158]-[.B115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695469" calcext:value-type="float">
            <text:p>11695469</text:p>
          </table:table-cell>
          <table:table-cell office:value-type="float" office:value="18429863" calcext:value-type="float">
            <text:p>18429863</text:p>
          </table:table-cell>
          <table:table-cell table:formula="of:=[.B1159]-[.B115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1705560" calcext:value-type="float">
            <text:p>11705560</text:p>
          </table:table-cell>
          <table:table-cell office:value-type="float" office:value="18445765" calcext:value-type="float">
            <text:p>18445765</text:p>
          </table:table-cell>
          <table:table-cell table:formula="of:=[.B1160]-[.B115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715651" calcext:value-type="float">
            <text:p>11715651</text:p>
          </table:table-cell>
          <table:table-cell office:value-type="float" office:value="18461676" calcext:value-type="float">
            <text:p>18461676</text:p>
          </table:table-cell>
          <table:table-cell table:formula="of:=[.B1161]-[.B116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1725742" calcext:value-type="float">
            <text:p>11725742</text:p>
          </table:table-cell>
          <table:table-cell office:value-type="float" office:value="18477587" calcext:value-type="float">
            <text:p>18477587</text:p>
          </table:table-cell>
          <table:table-cell table:formula="of:=[.B1162]-[.B116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1735833" calcext:value-type="float">
            <text:p>11735833</text:p>
          </table:table-cell>
          <table:table-cell office:value-type="float" office:value="18493482" calcext:value-type="float">
            <text:p>18493482</text:p>
          </table:table-cell>
          <table:table-cell table:formula="of:=[.B1163]-[.B116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1745924" calcext:value-type="float">
            <text:p>11745924</text:p>
          </table:table-cell>
          <table:table-cell office:value-type="float" office:value="18509387" calcext:value-type="float">
            <text:p>18509387</text:p>
          </table:table-cell>
          <table:table-cell table:formula="of:=[.B1164]-[.B1163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756015" calcext:value-type="float">
            <text:p>11756015</text:p>
          </table:table-cell>
          <table:table-cell office:value-type="float" office:value="18525292" calcext:value-type="float">
            <text:p>18525292</text:p>
          </table:table-cell>
          <table:table-cell table:formula="of:=[.B1165]-[.B116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1766106" calcext:value-type="float">
            <text:p>11766106</text:p>
          </table:table-cell>
          <table:table-cell office:value-type="float" office:value="18541195" calcext:value-type="float">
            <text:p>18541195</text:p>
          </table:table-cell>
          <table:table-cell table:formula="of:=[.B1166]-[.B116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1776197" calcext:value-type="float">
            <text:p>11776197</text:p>
          </table:table-cell>
          <table:table-cell office:value-type="float" office:value="18557087" calcext:value-type="float">
            <text:p>18557087</text:p>
          </table:table-cell>
          <table:table-cell table:formula="of:=[.B1167]-[.B116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1786288" calcext:value-type="float">
            <text:p>11786288</text:p>
          </table:table-cell>
          <table:table-cell office:value-type="float" office:value="18572999" calcext:value-type="float">
            <text:p>18572999</text:p>
          </table:table-cell>
          <table:table-cell table:formula="of:=[.B1168]-[.B116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1796379" calcext:value-type="float">
            <text:p>11796379</text:p>
          </table:table-cell>
          <table:table-cell office:value-type="float" office:value="18588903" calcext:value-type="float">
            <text:p>18588903</text:p>
          </table:table-cell>
          <table:table-cell table:formula="of:=[.B1169]-[.B116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806470" calcext:value-type="float">
            <text:p>11806470</text:p>
          </table:table-cell>
          <table:table-cell office:value-type="float" office:value="18604807" calcext:value-type="float">
            <text:p>18604807</text:p>
          </table:table-cell>
          <table:table-cell table:formula="of:=[.B1170]-[.B116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816561" calcext:value-type="float">
            <text:p>11816561</text:p>
          </table:table-cell>
          <table:table-cell office:value-type="float" office:value="18620710" calcext:value-type="float">
            <text:p>18620710</text:p>
          </table:table-cell>
          <table:table-cell table:formula="of:=[.B1171]-[.B117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1826652" calcext:value-type="float">
            <text:p>11826652</text:p>
          </table:table-cell>
          <table:table-cell office:value-type="float" office:value="18636602" calcext:value-type="float">
            <text:p>18636602</text:p>
          </table:table-cell>
          <table:table-cell table:formula="of:=[.B1172]-[.B117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1836743" calcext:value-type="float">
            <text:p>11836743</text:p>
          </table:table-cell>
          <table:table-cell office:value-type="float" office:value="18652517" calcext:value-type="float">
            <text:p>18652517</text:p>
          </table:table-cell>
          <table:table-cell table:formula="of:=[.B1173]-[.B1172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1846834" calcext:value-type="float">
            <text:p>11846834</text:p>
          </table:table-cell>
          <table:table-cell office:value-type="float" office:value="18668416" calcext:value-type="float">
            <text:p>18668416</text:p>
          </table:table-cell>
          <table:table-cell table:formula="of:=[.B1174]-[.B117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856925" calcext:value-type="float">
            <text:p>11856925</text:p>
          </table:table-cell>
          <table:table-cell office:value-type="float" office:value="18684306" calcext:value-type="float">
            <text:p>18684306</text:p>
          </table:table-cell>
          <table:table-cell table:formula="of:=[.B1175]-[.B117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1867016" calcext:value-type="float">
            <text:p>11867016</text:p>
          </table:table-cell>
          <table:table-cell office:value-type="float" office:value="18700210" calcext:value-type="float">
            <text:p>18700210</text:p>
          </table:table-cell>
          <table:table-cell table:formula="of:=[.B1176]-[.B117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1877107" calcext:value-type="float">
            <text:p>11877107</text:p>
          </table:table-cell>
          <table:table-cell office:value-type="float" office:value="18716112" calcext:value-type="float">
            <text:p>18716112</text:p>
          </table:table-cell>
          <table:table-cell table:formula="of:=[.B1177]-[.B117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887198" calcext:value-type="float">
            <text:p>11887198</text:p>
          </table:table-cell>
          <table:table-cell office:value-type="float" office:value="18731995" calcext:value-type="float">
            <text:p>18731995</text:p>
          </table:table-cell>
          <table:table-cell table:formula="of:=[.B1178]-[.B1177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11897289" calcext:value-type="float">
            <text:p>11897289</text:p>
          </table:table-cell>
          <table:table-cell office:value-type="float" office:value="18747889" calcext:value-type="float">
            <text:p>18747889</text:p>
          </table:table-cell>
          <table:table-cell table:formula="of:=[.B1179]-[.B1178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1907380" calcext:value-type="float">
            <text:p>11907380</text:p>
          </table:table-cell>
          <table:table-cell office:value-type="float" office:value="18763798" calcext:value-type="float">
            <text:p>18763798</text:p>
          </table:table-cell>
          <table:table-cell table:formula="of:=[.B1180]-[.B1179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1917471" calcext:value-type="float">
            <text:p>11917471</text:p>
          </table:table-cell>
          <table:table-cell office:value-type="float" office:value="18779700" calcext:value-type="float">
            <text:p>18779700</text:p>
          </table:table-cell>
          <table:table-cell table:formula="of:=[.B1181]-[.B118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1927562" calcext:value-type="float">
            <text:p>11927562</text:p>
          </table:table-cell>
          <table:table-cell office:value-type="float" office:value="18795599" calcext:value-type="float">
            <text:p>18795599</text:p>
          </table:table-cell>
          <table:table-cell table:formula="of:=[.B1182]-[.B118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937653" calcext:value-type="float">
            <text:p>11937653</text:p>
          </table:table-cell>
          <table:table-cell office:value-type="float" office:value="18811512" calcext:value-type="float">
            <text:p>18811512</text:p>
          </table:table-cell>
          <table:table-cell table:formula="of:=[.B1183]-[.B118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1947744" calcext:value-type="float">
            <text:p>11947744</text:p>
          </table:table-cell>
          <table:table-cell office:value-type="float" office:value="18827415" calcext:value-type="float">
            <text:p>18827415</text:p>
          </table:table-cell>
          <table:table-cell table:formula="of:=[.B1184]-[.B118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1957835" calcext:value-type="float">
            <text:p>11957835</text:p>
          </table:table-cell>
          <table:table-cell office:value-type="float" office:value="18843314" calcext:value-type="float">
            <text:p>18843314</text:p>
          </table:table-cell>
          <table:table-cell table:formula="of:=[.B1185]-[.B118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1967926" calcext:value-type="float">
            <text:p>11967926</text:p>
          </table:table-cell>
          <table:table-cell office:value-type="float" office:value="18859230" calcext:value-type="float">
            <text:p>18859230</text:p>
          </table:table-cell>
          <table:table-cell table:formula="of:=[.B1186]-[.B1185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1978017" calcext:value-type="float">
            <text:p>11978017</text:p>
          </table:table-cell>
          <table:table-cell office:value-type="float" office:value="18875127" calcext:value-type="float">
            <text:p>18875127</text:p>
          </table:table-cell>
          <table:table-cell table:formula="of:=[.B1187]-[.B118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1988108" calcext:value-type="float">
            <text:p>11988108</text:p>
          </table:table-cell>
          <table:table-cell office:value-type="float" office:value="18891020" calcext:value-type="float">
            <text:p>18891020</text:p>
          </table:table-cell>
          <table:table-cell table:formula="of:=[.B1188]-[.B118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1998199" calcext:value-type="float">
            <text:p>11998199</text:p>
          </table:table-cell>
          <table:table-cell office:value-type="float" office:value="18906929" calcext:value-type="float">
            <text:p>18906929</text:p>
          </table:table-cell>
          <table:table-cell table:formula="of:=[.B1189]-[.B118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2008290" calcext:value-type="float">
            <text:p>12008290</text:p>
          </table:table-cell>
          <table:table-cell office:value-type="float" office:value="18922837" calcext:value-type="float">
            <text:p>18922837</text:p>
          </table:table-cell>
          <table:table-cell table:formula="of:=[.B1190]-[.B118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2018381" calcext:value-type="float">
            <text:p>12018381</text:p>
          </table:table-cell>
          <table:table-cell office:value-type="float" office:value="18938742" calcext:value-type="float">
            <text:p>18938742</text:p>
          </table:table-cell>
          <table:table-cell table:formula="of:=[.B1191]-[.B119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028472" calcext:value-type="float">
            <text:p>12028472</text:p>
          </table:table-cell>
          <table:table-cell office:value-type="float" office:value="18954644" calcext:value-type="float">
            <text:p>18954644</text:p>
          </table:table-cell>
          <table:table-cell table:formula="of:=[.B1192]-[.B119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2038563" calcext:value-type="float">
            <text:p>12038563</text:p>
          </table:table-cell>
          <table:table-cell office:value-type="float" office:value="18970535" calcext:value-type="float">
            <text:p>18970535</text:p>
          </table:table-cell>
          <table:table-cell table:formula="of:=[.B1193]-[.B119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2048654" calcext:value-type="float">
            <text:p>12048654</text:p>
          </table:table-cell>
          <table:table-cell office:value-type="float" office:value="18986438" calcext:value-type="float">
            <text:p>18986438</text:p>
          </table:table-cell>
          <table:table-cell table:formula="of:=[.B1194]-[.B119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2058745" calcext:value-type="float">
            <text:p>12058745</text:p>
          </table:table-cell>
          <table:table-cell office:value-type="float" office:value="19002347" calcext:value-type="float">
            <text:p>19002347</text:p>
          </table:table-cell>
          <table:table-cell table:formula="of:=[.B1195]-[.B1194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2068836" calcext:value-type="float">
            <text:p>12068836</text:p>
          </table:table-cell>
          <table:table-cell office:value-type="float" office:value="19018242" calcext:value-type="float">
            <text:p>19018242</text:p>
          </table:table-cell>
          <table:table-cell table:formula="of:=[.B1196]-[.B119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078927" calcext:value-type="float">
            <text:p>12078927</text:p>
          </table:table-cell>
          <table:table-cell office:value-type="float" office:value="19034140" calcext:value-type="float">
            <text:p>19034140</text:p>
          </table:table-cell>
          <table:table-cell table:formula="of:=[.B1197]-[.B119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089018" calcext:value-type="float">
            <text:p>12089018</text:p>
          </table:table-cell>
          <table:table-cell office:value-type="float" office:value="19050041" calcext:value-type="float">
            <text:p>19050041</text:p>
          </table:table-cell>
          <table:table-cell table:formula="of:=[.B1198]-[.B119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2099109" calcext:value-type="float">
            <text:p>12099109</text:p>
          </table:table-cell>
          <table:table-cell office:value-type="float" office:value="19065932" calcext:value-type="float">
            <text:p>19065932</text:p>
          </table:table-cell>
          <table:table-cell table:formula="of:=[.B1199]-[.B119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2109200" calcext:value-type="float">
            <text:p>12109200</text:p>
          </table:table-cell>
          <table:table-cell office:value-type="float" office:value="19081824" calcext:value-type="float">
            <text:p>19081824</text:p>
          </table:table-cell>
          <table:table-cell table:formula="of:=[.B1200]-[.B119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2119291" calcext:value-type="float">
            <text:p>12119291</text:p>
          </table:table-cell>
          <table:table-cell office:value-type="float" office:value="19097722" calcext:value-type="float">
            <text:p>19097722</text:p>
          </table:table-cell>
          <table:table-cell table:formula="of:=[.B1201]-[.B120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129382" calcext:value-type="float">
            <text:p>12129382</text:p>
          </table:table-cell>
          <table:table-cell office:value-type="float" office:value="19113632" calcext:value-type="float">
            <text:p>19113632</text:p>
          </table:table-cell>
          <table:table-cell table:formula="of:=[.B1202]-[.B120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139473" calcext:value-type="float">
            <text:p>12139473</text:p>
          </table:table-cell>
          <table:table-cell office:value-type="float" office:value="19129532" calcext:value-type="float">
            <text:p>19129532</text:p>
          </table:table-cell>
          <table:table-cell table:formula="of:=[.B1203]-[.B120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2149564" calcext:value-type="float">
            <text:p>12149564</text:p>
          </table:table-cell>
          <table:table-cell office:value-type="float" office:value="19145442" calcext:value-type="float">
            <text:p>19145442</text:p>
          </table:table-cell>
          <table:table-cell table:formula="of:=[.B1204]-[.B120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159655" calcext:value-type="float">
            <text:p>12159655</text:p>
          </table:table-cell>
          <table:table-cell office:value-type="float" office:value="19161353" calcext:value-type="float">
            <text:p>19161353</text:p>
          </table:table-cell>
          <table:table-cell table:formula="of:=[.B1205]-[.B120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2169746" calcext:value-type="float">
            <text:p>12169746</text:p>
          </table:table-cell>
          <table:table-cell office:value-type="float" office:value="19177248" calcext:value-type="float">
            <text:p>19177248</text:p>
          </table:table-cell>
          <table:table-cell table:formula="of:=[.B1206]-[.B120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179837" calcext:value-type="float">
            <text:p>12179837</text:p>
          </table:table-cell>
          <table:table-cell office:value-type="float" office:value="19193158" calcext:value-type="float">
            <text:p>19193158</text:p>
          </table:table-cell>
          <table:table-cell table:formula="of:=[.B1207]-[.B120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189928" calcext:value-type="float">
            <text:p>12189928</text:p>
          </table:table-cell>
          <table:table-cell office:value-type="float" office:value="19209056" calcext:value-type="float">
            <text:p>19209056</text:p>
          </table:table-cell>
          <table:table-cell table:formula="of:=[.B1208]-[.B1207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200019" calcext:value-type="float">
            <text:p>12200019</text:p>
          </table:table-cell>
          <table:table-cell office:value-type="float" office:value="19224958" calcext:value-type="float">
            <text:p>19224958</text:p>
          </table:table-cell>
          <table:table-cell table:formula="of:=[.B1209]-[.B120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2210110" calcext:value-type="float">
            <text:p>12210110</text:p>
          </table:table-cell>
          <table:table-cell office:value-type="float" office:value="19240854" calcext:value-type="float">
            <text:p>19240854</text:p>
          </table:table-cell>
          <table:table-cell table:formula="of:=[.B1210]-[.B120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2220201" calcext:value-type="float">
            <text:p>12220201</text:p>
          </table:table-cell>
          <table:table-cell office:value-type="float" office:value="19256761" calcext:value-type="float">
            <text:p>19256761</text:p>
          </table:table-cell>
          <table:table-cell table:formula="of:=[.B1211]-[.B121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2230292" calcext:value-type="float">
            <text:p>12230292</text:p>
          </table:table-cell>
          <table:table-cell office:value-type="float" office:value="19272670" calcext:value-type="float">
            <text:p>19272670</text:p>
          </table:table-cell>
          <table:table-cell table:formula="of:=[.B1212]-[.B121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2240383" calcext:value-type="float">
            <text:p>12240383</text:p>
          </table:table-cell>
          <table:table-cell office:value-type="float" office:value="19288575" calcext:value-type="float">
            <text:p>19288575</text:p>
          </table:table-cell>
          <table:table-cell table:formula="of:=[.B1213]-[.B121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250474" calcext:value-type="float">
            <text:p>12250474</text:p>
          </table:table-cell>
          <table:table-cell office:value-type="float" office:value="19304476" calcext:value-type="float">
            <text:p>19304476</text:p>
          </table:table-cell>
          <table:table-cell table:formula="of:=[.B1214]-[.B121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2260565" calcext:value-type="float">
            <text:p>12260565</text:p>
          </table:table-cell>
          <table:table-cell office:value-type="float" office:value="19320367" calcext:value-type="float">
            <text:p>19320367</text:p>
          </table:table-cell>
          <table:table-cell table:formula="of:=[.B1215]-[.B121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2270656" calcext:value-type="float">
            <text:p>12270656</text:p>
          </table:table-cell>
          <table:table-cell office:value-type="float" office:value="19336282" calcext:value-type="float">
            <text:p>19336282</text:p>
          </table:table-cell>
          <table:table-cell table:formula="of:=[.B1216]-[.B1215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2280747" calcext:value-type="float">
            <text:p>12280747</text:p>
          </table:table-cell>
          <table:table-cell office:value-type="float" office:value="19352181" calcext:value-type="float">
            <text:p>19352181</text:p>
          </table:table-cell>
          <table:table-cell table:formula="of:=[.B1217]-[.B121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2290838" calcext:value-type="float">
            <text:p>12290838</text:p>
          </table:table-cell>
          <table:table-cell office:value-type="float" office:value="19368075" calcext:value-type="float">
            <text:p>19368075</text:p>
          </table:table-cell>
          <table:table-cell table:formula="of:=[.B1218]-[.B1217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2300929" calcext:value-type="float">
            <text:p>12300929</text:p>
          </table:table-cell>
          <table:table-cell office:value-type="float" office:value="19383971" calcext:value-type="float">
            <text:p>19383971</text:p>
          </table:table-cell>
          <table:table-cell table:formula="of:=[.B1219]-[.B121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2311020" calcext:value-type="float">
            <text:p>12311020</text:p>
          </table:table-cell>
          <table:table-cell office:value-type="float" office:value="19399874" calcext:value-type="float">
            <text:p>19399874</text:p>
          </table:table-cell>
          <table:table-cell table:formula="of:=[.B1220]-[.B121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2321111" calcext:value-type="float">
            <text:p>12321111</text:p>
          </table:table-cell>
          <table:table-cell office:value-type="float" office:value="19415758" calcext:value-type="float">
            <text:p>19415758</text:p>
          </table:table-cell>
          <table:table-cell table:formula="of:=[.B1221]-[.B1220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12331202" calcext:value-type="float">
            <text:p>12331202</text:p>
          </table:table-cell>
          <table:table-cell office:value-type="float" office:value="19431653" calcext:value-type="float">
            <text:p>19431653</text:p>
          </table:table-cell>
          <table:table-cell table:formula="of:=[.B1222]-[.B122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341293" calcext:value-type="float">
            <text:p>12341293</text:p>
          </table:table-cell>
          <table:table-cell office:value-type="float" office:value="19447561" calcext:value-type="float">
            <text:p>19447561</text:p>
          </table:table-cell>
          <table:table-cell table:formula="of:=[.B1223]-[.B122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2351384" calcext:value-type="float">
            <text:p>12351384</text:p>
          </table:table-cell>
          <table:table-cell office:value-type="float" office:value="19463465" calcext:value-type="float">
            <text:p>19463465</text:p>
          </table:table-cell>
          <table:table-cell table:formula="of:=[.B1224]-[.B122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361475" calcext:value-type="float">
            <text:p>12361475</text:p>
          </table:table-cell>
          <table:table-cell office:value-type="float" office:value="19479366" calcext:value-type="float">
            <text:p>19479366</text:p>
          </table:table-cell>
          <table:table-cell table:formula="of:=[.B1225]-[.B122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2371566" calcext:value-type="float">
            <text:p>12371566</text:p>
          </table:table-cell>
          <table:table-cell office:value-type="float" office:value="19495278" calcext:value-type="float">
            <text:p>19495278</text:p>
          </table:table-cell>
          <table:table-cell table:formula="of:=[.B1226]-[.B122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2381657" calcext:value-type="float">
            <text:p>12381657</text:p>
          </table:table-cell>
          <table:table-cell office:value-type="float" office:value="19511182" calcext:value-type="float">
            <text:p>19511182</text:p>
          </table:table-cell>
          <table:table-cell table:formula="of:=[.B1227]-[.B122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391748" calcext:value-type="float">
            <text:p>12391748</text:p>
          </table:table-cell>
          <table:table-cell office:value-type="float" office:value="19527081" calcext:value-type="float">
            <text:p>19527081</text:p>
          </table:table-cell>
          <table:table-cell table:formula="of:=[.B1228]-[.B122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2401839" calcext:value-type="float">
            <text:p>12401839</text:p>
          </table:table-cell>
          <table:table-cell office:value-type="float" office:value="19542993" calcext:value-type="float">
            <text:p>19542993</text:p>
          </table:table-cell>
          <table:table-cell table:formula="of:=[.B1229]-[.B1228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2411930" calcext:value-type="float">
            <text:p>12411930</text:p>
          </table:table-cell>
          <table:table-cell office:value-type="float" office:value="19558892" calcext:value-type="float">
            <text:p>19558892</text:p>
          </table:table-cell>
          <table:table-cell table:formula="of:=[.B1230]-[.B122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2422021" calcext:value-type="float">
            <text:p>12422021</text:p>
          </table:table-cell>
          <table:table-cell office:value-type="float" office:value="19574787" calcext:value-type="float">
            <text:p>19574787</text:p>
          </table:table-cell>
          <table:table-cell table:formula="of:=[.B1231]-[.B123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432112" calcext:value-type="float">
            <text:p>12432112</text:p>
          </table:table-cell>
          <table:table-cell office:value-type="float" office:value="19590697" calcext:value-type="float">
            <text:p>19590697</text:p>
          </table:table-cell>
          <table:table-cell table:formula="of:=[.B1232]-[.B123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442203" calcext:value-type="float">
            <text:p>12442203</text:p>
          </table:table-cell>
          <table:table-cell office:value-type="float" office:value="19606602" calcext:value-type="float">
            <text:p>19606602</text:p>
          </table:table-cell>
          <table:table-cell table:formula="of:=[.B1233]-[.B123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452294" calcext:value-type="float">
            <text:p>12452294</text:p>
          </table:table-cell>
          <table:table-cell office:value-type="float" office:value="19622508" calcext:value-type="float">
            <text:p>19622508</text:p>
          </table:table-cell>
          <table:table-cell table:formula="of:=[.B1234]-[.B123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2462385" calcext:value-type="float">
            <text:p>12462385</text:p>
          </table:table-cell>
          <table:table-cell office:value-type="float" office:value="19638408" calcext:value-type="float">
            <text:p>19638408</text:p>
          </table:table-cell>
          <table:table-cell table:formula="of:=[.B1235]-[.B123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2472476" calcext:value-type="float">
            <text:p>12472476</text:p>
          </table:table-cell>
          <table:table-cell office:value-type="float" office:value="19654297" calcext:value-type="float">
            <text:p>19654297</text:p>
          </table:table-cell>
          <table:table-cell table:formula="of:=[.B1236]-[.B1235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2482567" calcext:value-type="float">
            <text:p>12482567</text:p>
          </table:table-cell>
          <table:table-cell office:value-type="float" office:value="19670207" calcext:value-type="float">
            <text:p>19670207</text:p>
          </table:table-cell>
          <table:table-cell table:formula="of:=[.B1237]-[.B123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492658" calcext:value-type="float">
            <text:p>12492658</text:p>
          </table:table-cell>
          <table:table-cell office:value-type="float" office:value="19686118" calcext:value-type="float">
            <text:p>19686118</text:p>
          </table:table-cell>
          <table:table-cell table:formula="of:=[.B1238]-[.B1237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2502749" calcext:value-type="float">
            <text:p>12502749</text:p>
          </table:table-cell>
          <table:table-cell office:value-type="float" office:value="19702010" calcext:value-type="float">
            <text:p>19702010</text:p>
          </table:table-cell>
          <table:table-cell table:formula="of:=[.B1239]-[.B123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2512840" calcext:value-type="float">
            <text:p>12512840</text:p>
          </table:table-cell>
          <table:table-cell office:value-type="float" office:value="19717905" calcext:value-type="float">
            <text:p>19717905</text:p>
          </table:table-cell>
          <table:table-cell table:formula="of:=[.B1240]-[.B1239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522931" calcext:value-type="float">
            <text:p>12522931</text:p>
          </table:table-cell>
          <table:table-cell office:value-type="float" office:value="19733809" calcext:value-type="float">
            <text:p>19733809</text:p>
          </table:table-cell>
          <table:table-cell table:formula="of:=[.B1241]-[.B124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533022" calcext:value-type="float">
            <text:p>12533022</text:p>
          </table:table-cell>
          <table:table-cell office:value-type="float" office:value="19749700" calcext:value-type="float">
            <text:p>19749700</text:p>
          </table:table-cell>
          <table:table-cell table:formula="of:=[.B1242]-[.B124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2543113" calcext:value-type="float">
            <text:p>12543113</text:p>
          </table:table-cell>
          <table:table-cell office:value-type="float" office:value="19765586" calcext:value-type="float">
            <text:p>19765586</text:p>
          </table:table-cell>
          <table:table-cell table:formula="of:=[.B1243]-[.B1242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2553204" calcext:value-type="float">
            <text:p>12553204</text:p>
          </table:table-cell>
          <table:table-cell office:value-type="float" office:value="19781490" calcext:value-type="float">
            <text:p>19781490</text:p>
          </table:table-cell>
          <table:table-cell table:formula="of:=[.B1244]-[.B124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563295" calcext:value-type="float">
            <text:p>12563295</text:p>
          </table:table-cell>
          <table:table-cell office:value-type="float" office:value="19797397" calcext:value-type="float">
            <text:p>19797397</text:p>
          </table:table-cell>
          <table:table-cell table:formula="of:=[.B1245]-[.B124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2573386" calcext:value-type="float">
            <text:p>12573386</text:p>
          </table:table-cell>
          <table:table-cell office:value-type="float" office:value="19813299" calcext:value-type="float">
            <text:p>19813299</text:p>
          </table:table-cell>
          <table:table-cell table:formula="of:=[.B1246]-[.B124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2583477" calcext:value-type="float">
            <text:p>12583477</text:p>
          </table:table-cell>
          <table:table-cell office:value-type="float" office:value="19829213" calcext:value-type="float">
            <text:p>19829213</text:p>
          </table:table-cell>
          <table:table-cell table:formula="of:=[.B1247]-[.B124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2593568" calcext:value-type="float">
            <text:p>12593568</text:p>
          </table:table-cell>
          <table:table-cell office:value-type="float" office:value="19845120" calcext:value-type="float">
            <text:p>19845120</text:p>
          </table:table-cell>
          <table:table-cell table:formula="of:=[.B1248]-[.B124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2603659" calcext:value-type="float">
            <text:p>12603659</text:p>
          </table:table-cell>
          <table:table-cell office:value-type="float" office:value="19861009" calcext:value-type="float">
            <text:p>19861009</text:p>
          </table:table-cell>
          <table:table-cell table:formula="of:=[.B1249]-[.B124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2613750" calcext:value-type="float">
            <text:p>12613750</text:p>
          </table:table-cell>
          <table:table-cell office:value-type="float" office:value="19876922" calcext:value-type="float">
            <text:p>19876922</text:p>
          </table:table-cell>
          <table:table-cell table:formula="of:=[.B1250]-[.B1249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2623841" calcext:value-type="float">
            <text:p>12623841</text:p>
          </table:table-cell>
          <table:table-cell office:value-type="float" office:value="19892823" calcext:value-type="float">
            <text:p>19892823</text:p>
          </table:table-cell>
          <table:table-cell table:formula="of:=[.B1251]-[.B125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2633932" calcext:value-type="float">
            <text:p>12633932</text:p>
          </table:table-cell>
          <table:table-cell office:value-type="float" office:value="19908721" calcext:value-type="float">
            <text:p>19908721</text:p>
          </table:table-cell>
          <table:table-cell table:formula="of:=[.B1252]-[.B125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644023" calcext:value-type="float">
            <text:p>12644023</text:p>
          </table:table-cell>
          <table:table-cell office:value-type="float" office:value="19924619" calcext:value-type="float">
            <text:p>19924619</text:p>
          </table:table-cell>
          <table:table-cell table:formula="of:=[.B1253]-[.B125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654114" calcext:value-type="float">
            <text:p>12654114</text:p>
          </table:table-cell>
          <table:table-cell office:value-type="float" office:value="19940524" calcext:value-type="float">
            <text:p>19940524</text:p>
          </table:table-cell>
          <table:table-cell table:formula="of:=[.B1254]-[.B1253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664205" calcext:value-type="float">
            <text:p>12664205</text:p>
          </table:table-cell>
          <table:table-cell office:value-type="float" office:value="19956433" calcext:value-type="float">
            <text:p>19956433</text:p>
          </table:table-cell>
          <table:table-cell table:formula="of:=[.B1255]-[.B1254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2674296" calcext:value-type="float">
            <text:p>12674296</text:p>
          </table:table-cell>
          <table:table-cell office:value-type="float" office:value="19972339" calcext:value-type="float">
            <text:p>19972339</text:p>
          </table:table-cell>
          <table:table-cell table:formula="of:=[.B1256]-[.B125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2684387" calcext:value-type="float">
            <text:p>12684387</text:p>
          </table:table-cell>
          <table:table-cell office:value-type="float" office:value="19988244" calcext:value-type="float">
            <text:p>19988244</text:p>
          </table:table-cell>
          <table:table-cell table:formula="of:=[.B1257]-[.B125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694478" calcext:value-type="float">
            <text:p>12694478</text:p>
          </table:table-cell>
          <table:table-cell office:value-type="float" office:value="20004131" calcext:value-type="float">
            <text:p>20004131</text:p>
          </table:table-cell>
          <table:table-cell table:formula="of:=[.B1258]-[.B1257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2704569" calcext:value-type="float">
            <text:p>12704569</text:p>
          </table:table-cell>
          <table:table-cell office:value-type="float" office:value="20020043" calcext:value-type="float">
            <text:p>20020043</text:p>
          </table:table-cell>
          <table:table-cell table:formula="of:=[.B1259]-[.B1258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2714660" calcext:value-type="float">
            <text:p>12714660</text:p>
          </table:table-cell>
          <table:table-cell office:value-type="float" office:value="20035940" calcext:value-type="float">
            <text:p>20035940</text:p>
          </table:table-cell>
          <table:table-cell table:formula="of:=[.B1260]-[.B125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2724751" calcext:value-type="float">
            <text:p>12724751</text:p>
          </table:table-cell>
          <table:table-cell office:value-type="float" office:value="20051835" calcext:value-type="float">
            <text:p>20051835</text:p>
          </table:table-cell>
          <table:table-cell table:formula="of:=[.B1261]-[.B126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734842" calcext:value-type="float">
            <text:p>12734842</text:p>
          </table:table-cell>
          <table:table-cell office:value-type="float" office:value="20067733" calcext:value-type="float">
            <text:p>20067733</text:p>
          </table:table-cell>
          <table:table-cell table:formula="of:=[.B1262]-[.B126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2744933" calcext:value-type="float">
            <text:p>12744933</text:p>
          </table:table-cell>
          <table:table-cell office:value-type="float" office:value="20083638" calcext:value-type="float">
            <text:p>20083638</text:p>
          </table:table-cell>
          <table:table-cell table:formula="of:=[.B1263]-[.B126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2755024" calcext:value-type="float">
            <text:p>12755024</text:p>
          </table:table-cell>
          <table:table-cell office:value-type="float" office:value="20099521" calcext:value-type="float">
            <text:p>20099521</text:p>
          </table:table-cell>
          <table:table-cell table:formula="of:=[.B1264]-[.B1263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12765115" calcext:value-type="float">
            <text:p>12765115</text:p>
          </table:table-cell>
          <table:table-cell office:value-type="float" office:value="20115418" calcext:value-type="float">
            <text:p>20115418</text:p>
          </table:table-cell>
          <table:table-cell table:formula="of:=[.B1265]-[.B126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2775206" calcext:value-type="float">
            <text:p>12775206</text:p>
          </table:table-cell>
          <table:table-cell office:value-type="float" office:value="20131329" calcext:value-type="float">
            <text:p>20131329</text:p>
          </table:table-cell>
          <table:table-cell table:formula="of:=[.B1266]-[.B126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2785297" calcext:value-type="float">
            <text:p>12785297</text:p>
          </table:table-cell>
          <table:table-cell office:value-type="float" office:value="20147233" calcext:value-type="float">
            <text:p>20147233</text:p>
          </table:table-cell>
          <table:table-cell table:formula="of:=[.B1267]-[.B126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2795388" calcext:value-type="float">
            <text:p>12795388</text:p>
          </table:table-cell>
          <table:table-cell office:value-type="float" office:value="20163132" calcext:value-type="float">
            <text:p>20163132</text:p>
          </table:table-cell>
          <table:table-cell table:formula="of:=[.B1268]-[.B126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2805479" calcext:value-type="float">
            <text:p>12805479</text:p>
          </table:table-cell>
          <table:table-cell office:value-type="float" office:value="20179045" calcext:value-type="float">
            <text:p>20179045</text:p>
          </table:table-cell>
          <table:table-cell table:formula="of:=[.B1269]-[.B126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2815570" calcext:value-type="float">
            <text:p>12815570</text:p>
          </table:table-cell>
          <table:table-cell office:value-type="float" office:value="20194945" calcext:value-type="float">
            <text:p>20194945</text:p>
          </table:table-cell>
          <table:table-cell table:formula="of:=[.B1270]-[.B126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2825661" calcext:value-type="float">
            <text:p>12825661</text:p>
          </table:table-cell>
          <table:table-cell office:value-type="float" office:value="20210847" calcext:value-type="float">
            <text:p>20210847</text:p>
          </table:table-cell>
          <table:table-cell table:formula="of:=[.B1271]-[.B127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2835752" calcext:value-type="float">
            <text:p>12835752</text:p>
          </table:table-cell>
          <table:table-cell office:value-type="float" office:value="20226763" calcext:value-type="float">
            <text:p>20226763</text:p>
          </table:table-cell>
          <table:table-cell table:formula="of:=[.B1272]-[.B1271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2845843" calcext:value-type="float">
            <text:p>12845843</text:p>
          </table:table-cell>
          <table:table-cell office:value-type="float" office:value="20242656" calcext:value-type="float">
            <text:p>20242656</text:p>
          </table:table-cell>
          <table:table-cell table:formula="of:=[.B1273]-[.B127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2855934" calcext:value-type="float">
            <text:p>12855934</text:p>
          </table:table-cell>
          <table:table-cell office:value-type="float" office:value="20258551" calcext:value-type="float">
            <text:p>20258551</text:p>
          </table:table-cell>
          <table:table-cell table:formula="of:=[.B1274]-[.B127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2866025" calcext:value-type="float">
            <text:p>12866025</text:p>
          </table:table-cell>
          <table:table-cell office:value-type="float" office:value="20274458" calcext:value-type="float">
            <text:p>20274458</text:p>
          </table:table-cell>
          <table:table-cell table:formula="of:=[.B1275]-[.B127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2876116" calcext:value-type="float">
            <text:p>12876116</text:p>
          </table:table-cell>
          <table:table-cell office:value-type="float" office:value="20290366" calcext:value-type="float">
            <text:p>20290366</text:p>
          </table:table-cell>
          <table:table-cell table:formula="of:=[.B1276]-[.B127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2886207" calcext:value-type="float">
            <text:p>12886207</text:p>
          </table:table-cell>
          <table:table-cell office:value-type="float" office:value="20306274" calcext:value-type="float">
            <text:p>20306274</text:p>
          </table:table-cell>
          <table:table-cell table:formula="of:=[.B1277]-[.B127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2896298" calcext:value-type="float">
            <text:p>12896298</text:p>
          </table:table-cell>
          <table:table-cell office:value-type="float" office:value="20322175" calcext:value-type="float">
            <text:p>20322175</text:p>
          </table:table-cell>
          <table:table-cell table:formula="of:=[.B1278]-[.B127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2906389" calcext:value-type="float">
            <text:p>12906389</text:p>
          </table:table-cell>
          <table:table-cell office:value-type="float" office:value="20338064" calcext:value-type="float">
            <text:p>20338064</text:p>
          </table:table-cell>
          <table:table-cell table:formula="of:=[.B1279]-[.B127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2916480" calcext:value-type="float">
            <text:p>12916480</text:p>
          </table:table-cell>
          <table:table-cell office:value-type="float" office:value="20353974" calcext:value-type="float">
            <text:p>20353974</text:p>
          </table:table-cell>
          <table:table-cell table:formula="of:=[.B1280]-[.B127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926571" calcext:value-type="float">
            <text:p>12926571</text:p>
          </table:table-cell>
          <table:table-cell office:value-type="float" office:value="20369884" calcext:value-type="float">
            <text:p>20369884</text:p>
          </table:table-cell>
          <table:table-cell table:formula="of:=[.B1281]-[.B128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2936662" calcext:value-type="float">
            <text:p>12936662</text:p>
          </table:table-cell>
          <table:table-cell office:value-type="float" office:value="20385772" calcext:value-type="float">
            <text:p>20385772</text:p>
          </table:table-cell>
          <table:table-cell table:formula="of:=[.B1282]-[.B1281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2946753" calcext:value-type="float">
            <text:p>12946753</text:p>
          </table:table-cell>
          <table:table-cell office:value-type="float" office:value="20401674" calcext:value-type="float">
            <text:p>20401674</text:p>
          </table:table-cell>
          <table:table-cell table:formula="of:=[.B1283]-[.B128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2956844" calcext:value-type="float">
            <text:p>12956844</text:p>
          </table:table-cell>
          <table:table-cell office:value-type="float" office:value="20417574" calcext:value-type="float">
            <text:p>20417574</text:p>
          </table:table-cell>
          <table:table-cell table:formula="of:=[.B1284]-[.B128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2966935" calcext:value-type="float">
            <text:p>12966935</text:p>
          </table:table-cell>
          <table:table-cell office:value-type="float" office:value="20433464" calcext:value-type="float">
            <text:p>20433464</text:p>
          </table:table-cell>
          <table:table-cell table:formula="of:=[.B1285]-[.B128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2977026" calcext:value-type="float">
            <text:p>12977026</text:p>
          </table:table-cell>
          <table:table-cell office:value-type="float" office:value="20449353" calcext:value-type="float">
            <text:p>20449353</text:p>
          </table:table-cell>
          <table:table-cell table:formula="of:=[.B1286]-[.B1285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2987117" calcext:value-type="float">
            <text:p>12987117</text:p>
          </table:table-cell>
          <table:table-cell office:value-type="float" office:value="20465259" calcext:value-type="float">
            <text:p>20465259</text:p>
          </table:table-cell>
          <table:table-cell table:formula="of:=[.B1287]-[.B1286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2997208" calcext:value-type="float">
            <text:p>12997208</text:p>
          </table:table-cell>
          <table:table-cell office:value-type="float" office:value="20481167" calcext:value-type="float">
            <text:p>20481167</text:p>
          </table:table-cell>
          <table:table-cell table:formula="of:=[.B1288]-[.B128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007299" calcext:value-type="float">
            <text:p>13007299</text:p>
          </table:table-cell>
          <table:table-cell office:value-type="float" office:value="20497065" calcext:value-type="float">
            <text:p>20497065</text:p>
          </table:table-cell>
          <table:table-cell table:formula="of:=[.B1289]-[.B128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017390" calcext:value-type="float">
            <text:p>13017390</text:p>
          </table:table-cell>
          <table:table-cell office:value-type="float" office:value="20512975" calcext:value-type="float">
            <text:p>20512975</text:p>
          </table:table-cell>
          <table:table-cell table:formula="of:=[.B1290]-[.B128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3027481" calcext:value-type="float">
            <text:p>13027481</text:p>
          </table:table-cell>
          <table:table-cell office:value-type="float" office:value="20528880" calcext:value-type="float">
            <text:p>20528880</text:p>
          </table:table-cell>
          <table:table-cell table:formula="of:=[.B1291]-[.B129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037572" calcext:value-type="float">
            <text:p>13037572</text:p>
          </table:table-cell>
          <table:table-cell office:value-type="float" office:value="20544776" calcext:value-type="float">
            <text:p>20544776</text:p>
          </table:table-cell>
          <table:table-cell table:formula="of:=[.B1292]-[.B129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047663" calcext:value-type="float">
            <text:p>13047663</text:p>
          </table:table-cell>
          <table:table-cell office:value-type="float" office:value="20560688" calcext:value-type="float">
            <text:p>20560688</text:p>
          </table:table-cell>
          <table:table-cell table:formula="of:=[.B1293]-[.B129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3057754" calcext:value-type="float">
            <text:p>13057754</text:p>
          </table:table-cell>
          <table:table-cell office:value-type="float" office:value="20576584" calcext:value-type="float">
            <text:p>20576584</text:p>
          </table:table-cell>
          <table:table-cell table:formula="of:=[.B1294]-[.B1293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067845" calcext:value-type="float">
            <text:p>13067845</text:p>
          </table:table-cell>
          <table:table-cell office:value-type="float" office:value="20592484" calcext:value-type="float">
            <text:p>20592484</text:p>
          </table:table-cell>
          <table:table-cell table:formula="of:=[.B1295]-[.B129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077936" calcext:value-type="float">
            <text:p>13077936</text:p>
          </table:table-cell>
          <table:table-cell office:value-type="float" office:value="20608385" calcext:value-type="float">
            <text:p>20608385</text:p>
          </table:table-cell>
          <table:table-cell table:formula="of:=[.B1296]-[.B129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088027" calcext:value-type="float">
            <text:p>13088027</text:p>
          </table:table-cell>
          <table:table-cell office:value-type="float" office:value="20624292" calcext:value-type="float">
            <text:p>20624292</text:p>
          </table:table-cell>
          <table:table-cell table:formula="of:=[.B1297]-[.B129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098118" calcext:value-type="float">
            <text:p>13098118</text:p>
          </table:table-cell>
          <table:table-cell office:value-type="float" office:value="20640199" calcext:value-type="float">
            <text:p>20640199</text:p>
          </table:table-cell>
          <table:table-cell table:formula="of:=[.B1298]-[.B129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108209" calcext:value-type="float">
            <text:p>13108209</text:p>
          </table:table-cell>
          <table:table-cell office:value-type="float" office:value="20656105" calcext:value-type="float">
            <text:p>20656105</text:p>
          </table:table-cell>
          <table:table-cell table:formula="of:=[.B1299]-[.B129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118300" calcext:value-type="float">
            <text:p>13118300</text:p>
          </table:table-cell>
          <table:table-cell office:value-type="float" office:value="20672003" calcext:value-type="float">
            <text:p>20672003</text:p>
          </table:table-cell>
          <table:table-cell table:formula="of:=[.B1300]-[.B1299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128391" calcext:value-type="float">
            <text:p>13128391</text:p>
          </table:table-cell>
          <table:table-cell office:value-type="float" office:value="20687897" calcext:value-type="float">
            <text:p>20687897</text:p>
          </table:table-cell>
          <table:table-cell table:formula="of:=[.B1301]-[.B130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3138482" calcext:value-type="float">
            <text:p>13138482</text:p>
          </table:table-cell>
          <table:table-cell office:value-type="float" office:value="20703806" calcext:value-type="float">
            <text:p>20703806</text:p>
          </table:table-cell>
          <table:table-cell table:formula="of:=[.B1302]-[.B130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3148573" calcext:value-type="float">
            <text:p>13148573</text:p>
          </table:table-cell>
          <table:table-cell office:value-type="float" office:value="20719708" calcext:value-type="float">
            <text:p>20719708</text:p>
          </table:table-cell>
          <table:table-cell table:formula="of:=[.B1303]-[.B130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3158664" calcext:value-type="float">
            <text:p>13158664</text:p>
          </table:table-cell>
          <table:table-cell office:value-type="float" office:value="20735599" calcext:value-type="float">
            <text:p>20735599</text:p>
          </table:table-cell>
          <table:table-cell table:formula="of:=[.B1304]-[.B130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3168755" calcext:value-type="float">
            <text:p>13168755</text:p>
          </table:table-cell>
          <table:table-cell office:value-type="float" office:value="20751496" calcext:value-type="float">
            <text:p>20751496</text:p>
          </table:table-cell>
          <table:table-cell table:formula="of:=[.B1305]-[.B130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178846" calcext:value-type="float">
            <text:p>13178846</text:p>
          </table:table-cell>
          <table:table-cell office:value-type="float" office:value="20767402" calcext:value-type="float">
            <text:p>20767402</text:p>
          </table:table-cell>
          <table:table-cell table:formula="of:=[.B1306]-[.B130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188937" calcext:value-type="float">
            <text:p>13188937</text:p>
          </table:table-cell>
          <table:table-cell office:value-type="float" office:value="20783289" calcext:value-type="float">
            <text:p>20783289</text:p>
          </table:table-cell>
          <table:table-cell table:formula="of:=[.B1307]-[.B1306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3199028" calcext:value-type="float">
            <text:p>13199028</text:p>
          </table:table-cell>
          <table:table-cell office:value-type="float" office:value="20799186" calcext:value-type="float">
            <text:p>20799186</text:p>
          </table:table-cell>
          <table:table-cell table:formula="of:=[.B1308]-[.B130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209119" calcext:value-type="float">
            <text:p>13209119</text:p>
          </table:table-cell>
          <table:table-cell office:value-type="float" office:value="20815091" calcext:value-type="float">
            <text:p>20815091</text:p>
          </table:table-cell>
          <table:table-cell table:formula="of:=[.B1309]-[.B130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219210" calcext:value-type="float">
            <text:p>13219210</text:p>
          </table:table-cell>
          <table:table-cell office:value-type="float" office:value="20830992" calcext:value-type="float">
            <text:p>20830992</text:p>
          </table:table-cell>
          <table:table-cell table:formula="of:=[.B1310]-[.B130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229301" calcext:value-type="float">
            <text:p>13229301</text:p>
          </table:table-cell>
          <table:table-cell office:value-type="float" office:value="20846899" calcext:value-type="float">
            <text:p>20846899</text:p>
          </table:table-cell>
          <table:table-cell table:formula="of:=[.B1311]-[.B131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239392" calcext:value-type="float">
            <text:p>13239392</text:p>
          </table:table-cell>
          <table:table-cell office:value-type="float" office:value="20862815" calcext:value-type="float">
            <text:p>20862815</text:p>
          </table:table-cell>
          <table:table-cell table:formula="of:=[.B1312]-[.B1311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3249483" calcext:value-type="float">
            <text:p>13249483</text:p>
          </table:table-cell>
          <table:table-cell office:value-type="float" office:value="20878712" calcext:value-type="float">
            <text:p>20878712</text:p>
          </table:table-cell>
          <table:table-cell table:formula="of:=[.B1313]-[.B131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259574" calcext:value-type="float">
            <text:p>13259574</text:p>
          </table:table-cell>
          <table:table-cell office:value-type="float" office:value="20894615" calcext:value-type="float">
            <text:p>20894615</text:p>
          </table:table-cell>
          <table:table-cell table:formula="of:=[.B1314]-[.B131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3269665" calcext:value-type="float">
            <text:p>13269665</text:p>
          </table:table-cell>
          <table:table-cell office:value-type="float" office:value="20910520" calcext:value-type="float">
            <text:p>20910520</text:p>
          </table:table-cell>
          <table:table-cell table:formula="of:=[.B1315]-[.B131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279756" calcext:value-type="float">
            <text:p>13279756</text:p>
          </table:table-cell>
          <table:table-cell office:value-type="float" office:value="20926420" calcext:value-type="float">
            <text:p>20926420</text:p>
          </table:table-cell>
          <table:table-cell table:formula="of:=[.B1316]-[.B131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289847" calcext:value-type="float">
            <text:p>13289847</text:p>
          </table:table-cell>
          <table:table-cell office:value-type="float" office:value="20942316" calcext:value-type="float">
            <text:p>20942316</text:p>
          </table:table-cell>
          <table:table-cell table:formula="of:=[.B1317]-[.B131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299938" calcext:value-type="float">
            <text:p>13299938</text:p>
          </table:table-cell>
          <table:table-cell office:value-type="float" office:value="20958224" calcext:value-type="float">
            <text:p>20958224</text:p>
          </table:table-cell>
          <table:table-cell table:formula="of:=[.B1318]-[.B131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310029" calcext:value-type="float">
            <text:p>13310029</text:p>
          </table:table-cell>
          <table:table-cell office:value-type="float" office:value="20974131" calcext:value-type="float">
            <text:p>20974131</text:p>
          </table:table-cell>
          <table:table-cell table:formula="of:=[.B1319]-[.B131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320120" calcext:value-type="float">
            <text:p>13320120</text:p>
          </table:table-cell>
          <table:table-cell office:value-type="float" office:value="20990042" calcext:value-type="float">
            <text:p>20990042</text:p>
          </table:table-cell>
          <table:table-cell table:formula="of:=[.B1320]-[.B131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3330211" calcext:value-type="float">
            <text:p>13330211</text:p>
          </table:table-cell>
          <table:table-cell office:value-type="float" office:value="21005938" calcext:value-type="float">
            <text:p>21005938</text:p>
          </table:table-cell>
          <table:table-cell table:formula="of:=[.B1321]-[.B1320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340302" calcext:value-type="float">
            <text:p>13340302</text:p>
          </table:table-cell>
          <table:table-cell office:value-type="float" office:value="21021831" calcext:value-type="float">
            <text:p>21021831</text:p>
          </table:table-cell>
          <table:table-cell table:formula="of:=[.B1322]-[.B132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350393" calcext:value-type="float">
            <text:p>13350393</text:p>
          </table:table-cell>
          <table:table-cell office:value-type="float" office:value="21037744" calcext:value-type="float">
            <text:p>21037744</text:p>
          </table:table-cell>
          <table:table-cell table:formula="of:=[.B1323]-[.B132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3360484" calcext:value-type="float">
            <text:p>13360484</text:p>
          </table:table-cell>
          <table:table-cell office:value-type="float" office:value="21053643" calcext:value-type="float">
            <text:p>21053643</text:p>
          </table:table-cell>
          <table:table-cell table:formula="of:=[.B1324]-[.B132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3370575" calcext:value-type="float">
            <text:p>13370575</text:p>
          </table:table-cell>
          <table:table-cell office:value-type="float" office:value="21069534" calcext:value-type="float">
            <text:p>21069534</text:p>
          </table:table-cell>
          <table:table-cell table:formula="of:=[.B1325]-[.B132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3380666" calcext:value-type="float">
            <text:p>13380666</text:p>
          </table:table-cell>
          <table:table-cell office:value-type="float" office:value="21085440" calcext:value-type="float">
            <text:p>21085440</text:p>
          </table:table-cell>
          <table:table-cell table:formula="of:=[.B1326]-[.B132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390757" calcext:value-type="float">
            <text:p>13390757</text:p>
          </table:table-cell>
          <table:table-cell office:value-type="float" office:value="21101338" calcext:value-type="float">
            <text:p>21101338</text:p>
          </table:table-cell>
          <table:table-cell table:formula="of:=[.B1327]-[.B132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400848" calcext:value-type="float">
            <text:p>13400848</text:p>
          </table:table-cell>
          <table:table-cell office:value-type="float" office:value="21117228" calcext:value-type="float">
            <text:p>21117228</text:p>
          </table:table-cell>
          <table:table-cell table:formula="of:=[.B1328]-[.B132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3410939" calcext:value-type="float">
            <text:p>13410939</text:p>
          </table:table-cell>
          <table:table-cell office:value-type="float" office:value="21133115" calcext:value-type="float">
            <text:p>21133115</text:p>
          </table:table-cell>
          <table:table-cell table:formula="of:=[.B1329]-[.B1328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3421030" calcext:value-type="float">
            <text:p>13421030</text:p>
          </table:table-cell>
          <table:table-cell office:value-type="float" office:value="21149023" calcext:value-type="float">
            <text:p>21149023</text:p>
          </table:table-cell>
          <table:table-cell table:formula="of:=[.B1330]-[.B132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431121" calcext:value-type="float">
            <text:p>13431121</text:p>
          </table:table-cell>
          <table:table-cell office:value-type="float" office:value="21164930" calcext:value-type="float">
            <text:p>21164930</text:p>
          </table:table-cell>
          <table:table-cell table:formula="of:=[.B1331]-[.B133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441212" calcext:value-type="float">
            <text:p>13441212</text:p>
          </table:table-cell>
          <table:table-cell office:value-type="float" office:value="21180831" calcext:value-type="float">
            <text:p>21180831</text:p>
          </table:table-cell>
          <table:table-cell table:formula="of:=[.B1332]-[.B133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451303" calcext:value-type="float">
            <text:p>13451303</text:p>
          </table:table-cell>
          <table:table-cell office:value-type="float" office:value="21196739" calcext:value-type="float">
            <text:p>21196739</text:p>
          </table:table-cell>
          <table:table-cell table:formula="of:=[.B1333]-[.B133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461394" calcext:value-type="float">
            <text:p>13461394</text:p>
          </table:table-cell>
          <table:table-cell office:value-type="float" office:value="21212645" calcext:value-type="float">
            <text:p>21212645</text:p>
          </table:table-cell>
          <table:table-cell table:formula="of:=[.B1334]-[.B133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471485" calcext:value-type="float">
            <text:p>13471485</text:p>
          </table:table-cell>
          <table:table-cell office:value-type="float" office:value="21228538" calcext:value-type="float">
            <text:p>21228538</text:p>
          </table:table-cell>
          <table:table-cell table:formula="of:=[.B1335]-[.B133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481576" calcext:value-type="float">
            <text:p>13481576</text:p>
          </table:table-cell>
          <table:table-cell office:value-type="float" office:value="21244453" calcext:value-type="float">
            <text:p>21244453</text:p>
          </table:table-cell>
          <table:table-cell table:formula="of:=[.B1336]-[.B1335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3491667" calcext:value-type="float">
            <text:p>13491667</text:p>
          </table:table-cell>
          <table:table-cell office:value-type="float" office:value="21260350" calcext:value-type="float">
            <text:p>21260350</text:p>
          </table:table-cell>
          <table:table-cell table:formula="of:=[.B1337]-[.B133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501758" calcext:value-type="float">
            <text:p>13501758</text:p>
          </table:table-cell>
          <table:table-cell office:value-type="float" office:value="21276250" calcext:value-type="float">
            <text:p>21276250</text:p>
          </table:table-cell>
          <table:table-cell table:formula="of:=[.B1338]-[.B133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511849" calcext:value-type="float">
            <text:p>13511849</text:p>
          </table:table-cell>
          <table:table-cell office:value-type="float" office:value="21292152" calcext:value-type="float">
            <text:p>21292152</text:p>
          </table:table-cell>
          <table:table-cell table:formula="of:=[.B1339]-[.B133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3521940" calcext:value-type="float">
            <text:p>13521940</text:p>
          </table:table-cell>
          <table:table-cell office:value-type="float" office:value="21308059" calcext:value-type="float">
            <text:p>21308059</text:p>
          </table:table-cell>
          <table:table-cell table:formula="of:=[.B1340]-[.B133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532031" calcext:value-type="float">
            <text:p>13532031</text:p>
          </table:table-cell>
          <table:table-cell office:value-type="float" office:value="21323964" calcext:value-type="float">
            <text:p>21323964</text:p>
          </table:table-cell>
          <table:table-cell table:formula="of:=[.B1341]-[.B134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542122" calcext:value-type="float">
            <text:p>13542122</text:p>
          </table:table-cell>
          <table:table-cell office:value-type="float" office:value="21339871" calcext:value-type="float">
            <text:p>21339871</text:p>
          </table:table-cell>
          <table:table-cell table:formula="of:=[.B1342]-[.B134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552213" calcext:value-type="float">
            <text:p>13552213</text:p>
          </table:table-cell>
          <table:table-cell office:value-type="float" office:value="21355769" calcext:value-type="float">
            <text:p>21355769</text:p>
          </table:table-cell>
          <table:table-cell table:formula="of:=[.B1343]-[.B134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562304" calcext:value-type="float">
            <text:p>13562304</text:p>
          </table:table-cell>
          <table:table-cell office:value-type="float" office:value="21371662" calcext:value-type="float">
            <text:p>21371662</text:p>
          </table:table-cell>
          <table:table-cell table:formula="of:=[.B1344]-[.B134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572395" calcext:value-type="float">
            <text:p>13572395</text:p>
          </table:table-cell>
          <table:table-cell office:value-type="float" office:value="21387570" calcext:value-type="float">
            <text:p>21387570</text:p>
          </table:table-cell>
          <table:table-cell table:formula="of:=[.B1345]-[.B134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582486" calcext:value-type="float">
            <text:p>13582486</text:p>
          </table:table-cell>
          <table:table-cell office:value-type="float" office:value="21403471" calcext:value-type="float">
            <text:p>21403471</text:p>
          </table:table-cell>
          <table:table-cell table:formula="of:=[.B1346]-[.B134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592577" calcext:value-type="float">
            <text:p>13592577</text:p>
          </table:table-cell>
          <table:table-cell office:value-type="float" office:value="21419366" calcext:value-type="float">
            <text:p>21419366</text:p>
          </table:table-cell>
          <table:table-cell table:formula="of:=[.B1347]-[.B134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3602668" calcext:value-type="float">
            <text:p>13602668</text:p>
          </table:table-cell>
          <table:table-cell office:value-type="float" office:value="21435264" calcext:value-type="float">
            <text:p>21435264</text:p>
          </table:table-cell>
          <table:table-cell table:formula="of:=[.B1348]-[.B1347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612759" calcext:value-type="float">
            <text:p>13612759</text:p>
          </table:table-cell>
          <table:table-cell office:value-type="float" office:value="21451165" calcext:value-type="float">
            <text:p>21451165</text:p>
          </table:table-cell>
          <table:table-cell table:formula="of:=[.B1349]-[.B134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3622850" calcext:value-type="float">
            <text:p>13622850</text:p>
          </table:table-cell>
          <table:table-cell office:value-type="float" office:value="21467054" calcext:value-type="float">
            <text:p>21467054</text:p>
          </table:table-cell>
          <table:table-cell table:formula="of:=[.B1350]-[.B134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3632941" calcext:value-type="float">
            <text:p>13632941</text:p>
          </table:table-cell>
          <table:table-cell office:value-type="float" office:value="21482947" calcext:value-type="float">
            <text:p>21482947</text:p>
          </table:table-cell>
          <table:table-cell table:formula="of:=[.B1351]-[.B135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643032" calcext:value-type="float">
            <text:p>13643032</text:p>
          </table:table-cell>
          <table:table-cell office:value-type="float" office:value="21498860" calcext:value-type="float">
            <text:p>21498860</text:p>
          </table:table-cell>
          <table:table-cell table:formula="of:=[.B1352]-[.B135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3653123" calcext:value-type="float">
            <text:p>13653123</text:p>
          </table:table-cell>
          <table:table-cell office:value-type="float" office:value="21514758" calcext:value-type="float">
            <text:p>21514758</text:p>
          </table:table-cell>
          <table:table-cell table:formula="of:=[.B1353]-[.B135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3663214" calcext:value-type="float">
            <text:p>13663214</text:p>
          </table:table-cell>
          <table:table-cell office:value-type="float" office:value="21530664" calcext:value-type="float">
            <text:p>21530664</text:p>
          </table:table-cell>
          <table:table-cell table:formula="of:=[.B1354]-[.B135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673305" calcext:value-type="float">
            <text:p>13673305</text:p>
          </table:table-cell>
          <table:table-cell office:value-type="float" office:value="21546576" calcext:value-type="float">
            <text:p>21546576</text:p>
          </table:table-cell>
          <table:table-cell table:formula="of:=[.B1355]-[.B135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3683396" calcext:value-type="float">
            <text:p>13683396</text:p>
          </table:table-cell>
          <table:table-cell office:value-type="float" office:value="21562471" calcext:value-type="float">
            <text:p>21562471</text:p>
          </table:table-cell>
          <table:table-cell table:formula="of:=[.B1356]-[.B135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3693487" calcext:value-type="float">
            <text:p>13693487</text:p>
          </table:table-cell>
          <table:table-cell office:value-type="float" office:value="21578381" calcext:value-type="float">
            <text:p>21578381</text:p>
          </table:table-cell>
          <table:table-cell table:formula="of:=[.B1357]-[.B135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3703578" calcext:value-type="float">
            <text:p>13703578</text:p>
          </table:table-cell>
          <table:table-cell office:value-type="float" office:value="21594287" calcext:value-type="float">
            <text:p>21594287</text:p>
          </table:table-cell>
          <table:table-cell table:formula="of:=[.B1358]-[.B135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713669" calcext:value-type="float">
            <text:p>13713669</text:p>
          </table:table-cell>
          <table:table-cell office:value-type="float" office:value="21610186" calcext:value-type="float">
            <text:p>21610186</text:p>
          </table:table-cell>
          <table:table-cell table:formula="of:=[.B1359]-[.B135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3723760" calcext:value-type="float">
            <text:p>13723760</text:p>
          </table:table-cell>
          <table:table-cell office:value-type="float" office:value="21626080" calcext:value-type="float">
            <text:p>21626080</text:p>
          </table:table-cell>
          <table:table-cell table:formula="of:=[.B1360]-[.B135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3733851" calcext:value-type="float">
            <text:p>13733851</text:p>
          </table:table-cell>
          <table:table-cell office:value-type="float" office:value="21641991" calcext:value-type="float">
            <text:p>21641991</text:p>
          </table:table-cell>
          <table:table-cell table:formula="of:=[.B1361]-[.B136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3743942" calcext:value-type="float">
            <text:p>13743942</text:p>
          </table:table-cell>
          <table:table-cell office:value-type="float" office:value="21657895" calcext:value-type="float">
            <text:p>21657895</text:p>
          </table:table-cell>
          <table:table-cell table:formula="of:=[.B1362]-[.B136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3754033" calcext:value-type="float">
            <text:p>13754033</text:p>
          </table:table-cell>
          <table:table-cell office:value-type="float" office:value="21673808" calcext:value-type="float">
            <text:p>21673808</text:p>
          </table:table-cell>
          <table:table-cell table:formula="of:=[.B1363]-[.B136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3764124" calcext:value-type="float">
            <text:p>13764124</text:p>
          </table:table-cell>
          <table:table-cell office:value-type="float" office:value="21689701" calcext:value-type="float">
            <text:p>21689701</text:p>
          </table:table-cell>
          <table:table-cell table:formula="of:=[.B1364]-[.B136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774215" calcext:value-type="float">
            <text:p>13774215</text:p>
          </table:table-cell>
          <table:table-cell office:value-type="float" office:value="21705592" calcext:value-type="float">
            <text:p>21705592</text:p>
          </table:table-cell>
          <table:table-cell table:formula="of:=[.B1365]-[.B136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3784306" calcext:value-type="float">
            <text:p>13784306</text:p>
          </table:table-cell>
          <table:table-cell office:value-type="float" office:value="21721506" calcext:value-type="float">
            <text:p>21721506</text:p>
          </table:table-cell>
          <table:table-cell table:formula="of:=[.B1366]-[.B136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3794397" calcext:value-type="float">
            <text:p>13794397</text:p>
          </table:table-cell>
          <table:table-cell office:value-type="float" office:value="21737408" calcext:value-type="float">
            <text:p>21737408</text:p>
          </table:table-cell>
          <table:table-cell table:formula="of:=[.B1367]-[.B136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3804488" calcext:value-type="float">
            <text:p>13804488</text:p>
          </table:table-cell>
          <table:table-cell office:value-type="float" office:value="21753303" calcext:value-type="float">
            <text:p>21753303</text:p>
          </table:table-cell>
          <table:table-cell table:formula="of:=[.B1368]-[.B136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3814579" calcext:value-type="float">
            <text:p>13814579</text:p>
          </table:table-cell>
          <table:table-cell office:value-type="float" office:value="21769203" calcext:value-type="float">
            <text:p>21769203</text:p>
          </table:table-cell>
          <table:table-cell table:formula="of:=[.B1369]-[.B136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824670" calcext:value-type="float">
            <text:p>13824670</text:p>
          </table:table-cell>
          <table:table-cell office:value-type="float" office:value="21785103" calcext:value-type="float">
            <text:p>21785103</text:p>
          </table:table-cell>
          <table:table-cell table:formula="of:=[.B1370]-[.B136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3834761" calcext:value-type="float">
            <text:p>13834761</text:p>
          </table:table-cell>
          <table:table-cell office:value-type="float" office:value="21800991" calcext:value-type="float">
            <text:p>21800991</text:p>
          </table:table-cell>
          <table:table-cell table:formula="of:=[.B1371]-[.B1370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3844852" calcext:value-type="float">
            <text:p>13844852</text:p>
          </table:table-cell>
          <table:table-cell office:value-type="float" office:value="21816880" calcext:value-type="float">
            <text:p>21816880</text:p>
          </table:table-cell>
          <table:table-cell table:formula="of:=[.B1372]-[.B1371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3854943" calcext:value-type="float">
            <text:p>13854943</text:p>
          </table:table-cell>
          <table:table-cell office:value-type="float" office:value="21832788" calcext:value-type="float">
            <text:p>21832788</text:p>
          </table:table-cell>
          <table:table-cell table:formula="of:=[.B1373]-[.B137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3865034" calcext:value-type="float">
            <text:p>13865034</text:p>
          </table:table-cell>
          <table:table-cell office:value-type="float" office:value="21848695" calcext:value-type="float">
            <text:p>21848695</text:p>
          </table:table-cell>
          <table:table-cell table:formula="of:=[.B1374]-[.B137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3875125" calcext:value-type="float">
            <text:p>13875125</text:p>
          </table:table-cell>
          <table:table-cell office:value-type="float" office:value="21864591" calcext:value-type="float">
            <text:p>21864591</text:p>
          </table:table-cell>
          <table:table-cell table:formula="of:=[.B1375]-[.B137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885216" calcext:value-type="float">
            <text:p>13885216</text:p>
          </table:table-cell>
          <table:table-cell office:value-type="float" office:value="21880503" calcext:value-type="float">
            <text:p>21880503</text:p>
          </table:table-cell>
          <table:table-cell table:formula="of:=[.B1376]-[.B137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3895307" calcext:value-type="float">
            <text:p>13895307</text:p>
          </table:table-cell>
          <table:table-cell office:value-type="float" office:value="21896408" calcext:value-type="float">
            <text:p>21896408</text:p>
          </table:table-cell>
          <table:table-cell table:formula="of:=[.B1377]-[.B137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905398" calcext:value-type="float">
            <text:p>13905398</text:p>
          </table:table-cell>
          <table:table-cell office:value-type="float" office:value="21912304" calcext:value-type="float">
            <text:p>21912304</text:p>
          </table:table-cell>
          <table:table-cell table:formula="of:=[.B1378]-[.B137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3915489" calcext:value-type="float">
            <text:p>13915489</text:p>
          </table:table-cell>
          <table:table-cell office:value-type="float" office:value="21928221" calcext:value-type="float">
            <text:p>21928221</text:p>
          </table:table-cell>
          <table:table-cell table:formula="of:=[.B1379]-[.B1378]" office:value-type="float" office:value="15917" calcext:value-type="float">
            <text:p>15917</text:p>
          </table:table-cell>
          <table:table-cell table:number-columns-repeated="13"/>
        </table:table-row>
        <table:table-row table:style-name="ro1">
          <table:table-cell office:value-type="float" office:value="13925580" calcext:value-type="float">
            <text:p>13925580</text:p>
          </table:table-cell>
          <table:table-cell office:value-type="float" office:value="21944115" calcext:value-type="float">
            <text:p>21944115</text:p>
          </table:table-cell>
          <table:table-cell table:formula="of:=[.B1380]-[.B137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3935671" calcext:value-type="float">
            <text:p>13935671</text:p>
          </table:table-cell>
          <table:table-cell office:value-type="float" office:value="21960012" calcext:value-type="float">
            <text:p>21960012</text:p>
          </table:table-cell>
          <table:table-cell table:formula="of:=[.B1381]-[.B138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3945762" calcext:value-type="float">
            <text:p>13945762</text:p>
          </table:table-cell>
          <table:table-cell office:value-type="float" office:value="21975918" calcext:value-type="float">
            <text:p>21975918</text:p>
          </table:table-cell>
          <table:table-cell table:formula="of:=[.B1382]-[.B138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3955853" calcext:value-type="float">
            <text:p>13955853</text:p>
          </table:table-cell>
          <table:table-cell office:value-type="float" office:value="21991828" calcext:value-type="float">
            <text:p>21991828</text:p>
          </table:table-cell>
          <table:table-cell table:formula="of:=[.B1383]-[.B1382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3965944" calcext:value-type="float">
            <text:p>13965944</text:p>
          </table:table-cell>
          <table:table-cell office:value-type="float" office:value="22007731" calcext:value-type="float">
            <text:p>22007731</text:p>
          </table:table-cell>
          <table:table-cell table:formula="of:=[.B1384]-[.B138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3976035" calcext:value-type="float">
            <text:p>13976035</text:p>
          </table:table-cell>
          <table:table-cell office:value-type="float" office:value="22023636" calcext:value-type="float">
            <text:p>22023636</text:p>
          </table:table-cell>
          <table:table-cell table:formula="of:=[.B1385]-[.B138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3986126" calcext:value-type="float">
            <text:p>13986126</text:p>
          </table:table-cell>
          <table:table-cell office:value-type="float" office:value="22039529" calcext:value-type="float">
            <text:p>22039529</text:p>
          </table:table-cell>
          <table:table-cell table:formula="of:=[.B1386]-[.B138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3996217" calcext:value-type="float">
            <text:p>13996217</text:p>
          </table:table-cell>
          <table:table-cell office:value-type="float" office:value="22055428" calcext:value-type="float">
            <text:p>22055428</text:p>
          </table:table-cell>
          <table:table-cell table:formula="of:=[.B1387]-[.B138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4006308" calcext:value-type="float">
            <text:p>14006308</text:p>
          </table:table-cell>
          <table:table-cell office:value-type="float" office:value="22071338" calcext:value-type="float">
            <text:p>22071338</text:p>
          </table:table-cell>
          <table:table-cell table:formula="of:=[.B1388]-[.B138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016399" calcext:value-type="float">
            <text:p>14016399</text:p>
          </table:table-cell>
          <table:table-cell office:value-type="float" office:value="22087237" calcext:value-type="float">
            <text:p>22087237</text:p>
          </table:table-cell>
          <table:table-cell table:formula="of:=[.B1389]-[.B138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4026490" calcext:value-type="float">
            <text:p>14026490</text:p>
          </table:table-cell>
          <table:table-cell office:value-type="float" office:value="22103131" calcext:value-type="float">
            <text:p>22103131</text:p>
          </table:table-cell>
          <table:table-cell table:formula="of:=[.B1390]-[.B138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4036581" calcext:value-type="float">
            <text:p>14036581</text:p>
          </table:table-cell>
          <table:table-cell office:value-type="float" office:value="22119032" calcext:value-type="float">
            <text:p>22119032</text:p>
          </table:table-cell>
          <table:table-cell table:formula="of:=[.B1391]-[.B139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4046672" calcext:value-type="float">
            <text:p>14046672</text:p>
          </table:table-cell>
          <table:table-cell office:value-type="float" office:value="22134926" calcext:value-type="float">
            <text:p>22134926</text:p>
          </table:table-cell>
          <table:table-cell table:formula="of:=[.B1392]-[.B139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4056763" calcext:value-type="float">
            <text:p>14056763</text:p>
          </table:table-cell>
          <table:table-cell office:value-type="float" office:value="22150817" calcext:value-type="float">
            <text:p>22150817</text:p>
          </table:table-cell>
          <table:table-cell table:formula="of:=[.B1393]-[.B139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4066854" calcext:value-type="float">
            <text:p>14066854</text:p>
          </table:table-cell>
          <table:table-cell office:value-type="float" office:value="22166712" calcext:value-type="float">
            <text:p>22166712</text:p>
          </table:table-cell>
          <table:table-cell table:formula="of:=[.B1394]-[.B139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4076945" calcext:value-type="float">
            <text:p>14076945</text:p>
          </table:table-cell>
          <table:table-cell office:value-type="float" office:value="22182619" calcext:value-type="float">
            <text:p>22182619</text:p>
          </table:table-cell>
          <table:table-cell table:formula="of:=[.B1395]-[.B139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087036" calcext:value-type="float">
            <text:p>14087036</text:p>
          </table:table-cell>
          <table:table-cell office:value-type="float" office:value="22198523" calcext:value-type="float">
            <text:p>22198523</text:p>
          </table:table-cell>
          <table:table-cell table:formula="of:=[.B1396]-[.B139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4097127" calcext:value-type="float">
            <text:p>14097127</text:p>
          </table:table-cell>
          <table:table-cell office:value-type="float" office:value="22214434" calcext:value-type="float">
            <text:p>22214434</text:p>
          </table:table-cell>
          <table:table-cell table:formula="of:=[.B1397]-[.B139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4107218" calcext:value-type="float">
            <text:p>14107218</text:p>
          </table:table-cell>
          <table:table-cell office:value-type="float" office:value="22230344" calcext:value-type="float">
            <text:p>22230344</text:p>
          </table:table-cell>
          <table:table-cell table:formula="of:=[.B1398]-[.B139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117309" calcext:value-type="float">
            <text:p>14117309</text:p>
          </table:table-cell>
          <table:table-cell office:value-type="float" office:value="22246237" calcext:value-type="float">
            <text:p>22246237</text:p>
          </table:table-cell>
          <table:table-cell table:formula="of:=[.B1399]-[.B139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127400" calcext:value-type="float">
            <text:p>14127400</text:p>
          </table:table-cell>
          <table:table-cell office:value-type="float" office:value="22262143" calcext:value-type="float">
            <text:p>22262143</text:p>
          </table:table-cell>
          <table:table-cell table:formula="of:=[.B1400]-[.B139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4137491" calcext:value-type="float">
            <text:p>14137491</text:p>
          </table:table-cell>
          <table:table-cell office:value-type="float" office:value="22278049" calcext:value-type="float">
            <text:p>22278049</text:p>
          </table:table-cell>
          <table:table-cell table:formula="of:=[.B1401]-[.B140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4147582" calcext:value-type="float">
            <text:p>14147582</text:p>
          </table:table-cell>
          <table:table-cell office:value-type="float" office:value="22293953" calcext:value-type="float">
            <text:p>22293953</text:p>
          </table:table-cell>
          <table:table-cell table:formula="of:=[.B1402]-[.B140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4157673" calcext:value-type="float">
            <text:p>14157673</text:p>
          </table:table-cell>
          <table:table-cell office:value-type="float" office:value="22309846" calcext:value-type="float">
            <text:p>22309846</text:p>
          </table:table-cell>
          <table:table-cell table:formula="of:=[.B1403]-[.B140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167764" calcext:value-type="float">
            <text:p>14167764</text:p>
          </table:table-cell>
          <table:table-cell office:value-type="float" office:value="22325756" calcext:value-type="float">
            <text:p>22325756</text:p>
          </table:table-cell>
          <table:table-cell table:formula="of:=[.B1404]-[.B140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177855" calcext:value-type="float">
            <text:p>14177855</text:p>
          </table:table-cell>
          <table:table-cell office:value-type="float" office:value="22341659" calcext:value-type="float">
            <text:p>22341659</text:p>
          </table:table-cell>
          <table:table-cell table:formula="of:=[.B1405]-[.B140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187946" calcext:value-type="float">
            <text:p>14187946</text:p>
          </table:table-cell>
          <table:table-cell office:value-type="float" office:value="22357564" calcext:value-type="float">
            <text:p>22357564</text:p>
          </table:table-cell>
          <table:table-cell table:formula="of:=[.B1406]-[.B140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4198037" calcext:value-type="float">
            <text:p>14198037</text:p>
          </table:table-cell>
          <table:table-cell office:value-type="float" office:value="22373468" calcext:value-type="float">
            <text:p>22373468</text:p>
          </table:table-cell>
          <table:table-cell table:formula="of:=[.B1407]-[.B140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4208128" calcext:value-type="float">
            <text:p>14208128</text:p>
          </table:table-cell>
          <table:table-cell office:value-type="float" office:value="22389359" calcext:value-type="float">
            <text:p>22389359</text:p>
          </table:table-cell>
          <table:table-cell table:formula="of:=[.B1408]-[.B140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4218219" calcext:value-type="float">
            <text:p>14218219</text:p>
          </table:table-cell>
          <table:table-cell office:value-type="float" office:value="22405272" calcext:value-type="float">
            <text:p>22405272</text:p>
          </table:table-cell>
          <table:table-cell table:formula="of:=[.B1409]-[.B140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4228310" calcext:value-type="float">
            <text:p>14228310</text:p>
          </table:table-cell>
          <table:table-cell office:value-type="float" office:value="22421172" calcext:value-type="float">
            <text:p>22421172</text:p>
          </table:table-cell>
          <table:table-cell table:formula="of:=[.B1410]-[.B140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238401" calcext:value-type="float">
            <text:p>14238401</text:p>
          </table:table-cell>
          <table:table-cell office:value-type="float" office:value="22437064" calcext:value-type="float">
            <text:p>22437064</text:p>
          </table:table-cell>
          <table:table-cell table:formula="of:=[.B1411]-[.B141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4248492" calcext:value-type="float">
            <text:p>14248492</text:p>
          </table:table-cell>
          <table:table-cell office:value-type="float" office:value="22452967" calcext:value-type="float">
            <text:p>22452967</text:p>
          </table:table-cell>
          <table:table-cell table:formula="of:=[.B1412]-[.B141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258583" calcext:value-type="float">
            <text:p>14258583</text:p>
          </table:table-cell>
          <table:table-cell office:value-type="float" office:value="22468869" calcext:value-type="float">
            <text:p>22468869</text:p>
          </table:table-cell>
          <table:table-cell table:formula="of:=[.B1413]-[.B141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268674" calcext:value-type="float">
            <text:p>14268674</text:p>
          </table:table-cell>
          <table:table-cell office:value-type="float" office:value="22484752" calcext:value-type="float">
            <text:p>22484752</text:p>
          </table:table-cell>
          <table:table-cell table:formula="of:=[.B1414]-[.B1413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14278765" calcext:value-type="float">
            <text:p>14278765</text:p>
          </table:table-cell>
          <table:table-cell office:value-type="float" office:value="22500645" calcext:value-type="float">
            <text:p>22500645</text:p>
          </table:table-cell>
          <table:table-cell table:formula="of:=[.B1415]-[.B1414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288856" calcext:value-type="float">
            <text:p>14288856</text:p>
          </table:table-cell>
          <table:table-cell office:value-type="float" office:value="22516556" calcext:value-type="float">
            <text:p>22516556</text:p>
          </table:table-cell>
          <table:table-cell table:formula="of:=[.B1416]-[.B141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4298947" calcext:value-type="float">
            <text:p>14298947</text:p>
          </table:table-cell>
          <table:table-cell office:value-type="float" office:value="22532458" calcext:value-type="float">
            <text:p>22532458</text:p>
          </table:table-cell>
          <table:table-cell table:formula="of:=[.B1417]-[.B141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309038" calcext:value-type="float">
            <text:p>14309038</text:p>
          </table:table-cell>
          <table:table-cell office:value-type="float" office:value="22548358" calcext:value-type="float">
            <text:p>22548358</text:p>
          </table:table-cell>
          <table:table-cell table:formula="of:=[.B1418]-[.B141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319129" calcext:value-type="float">
            <text:p>14319129</text:p>
          </table:table-cell>
          <table:table-cell office:value-type="float" office:value="22564267" calcext:value-type="float">
            <text:p>22564267</text:p>
          </table:table-cell>
          <table:table-cell table:formula="of:=[.B1419]-[.B141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4329220" calcext:value-type="float">
            <text:p>14329220</text:p>
          </table:table-cell>
          <table:table-cell office:value-type="float" office:value="22580171" calcext:value-type="float">
            <text:p>22580171</text:p>
          </table:table-cell>
          <table:table-cell table:formula="of:=[.B1420]-[.B141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4339311" calcext:value-type="float">
            <text:p>14339311</text:p>
          </table:table-cell>
          <table:table-cell office:value-type="float" office:value="22596072" calcext:value-type="float">
            <text:p>22596072</text:p>
          </table:table-cell>
          <table:table-cell table:formula="of:=[.B1421]-[.B142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4349402" calcext:value-type="float">
            <text:p>14349402</text:p>
          </table:table-cell>
          <table:table-cell office:value-type="float" office:value="22611988" calcext:value-type="float">
            <text:p>22611988</text:p>
          </table:table-cell>
          <table:table-cell table:formula="of:=[.B1422]-[.B1421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4359493" calcext:value-type="float">
            <text:p>14359493</text:p>
          </table:table-cell>
          <table:table-cell office:value-type="float" office:value="22627886" calcext:value-type="float">
            <text:p>22627886</text:p>
          </table:table-cell>
          <table:table-cell table:formula="of:=[.B1423]-[.B142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4369584" calcext:value-type="float">
            <text:p>14369584</text:p>
          </table:table-cell>
          <table:table-cell office:value-type="float" office:value="22643775" calcext:value-type="float">
            <text:p>22643775</text:p>
          </table:table-cell>
          <table:table-cell table:formula="of:=[.B1424]-[.B1423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4379675" calcext:value-type="float">
            <text:p>14379675</text:p>
          </table:table-cell>
          <table:table-cell office:value-type="float" office:value="22659685" calcext:value-type="float">
            <text:p>22659685</text:p>
          </table:table-cell>
          <table:table-cell table:formula="of:=[.B1425]-[.B142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389766" calcext:value-type="float">
            <text:p>14389766</text:p>
          </table:table-cell>
          <table:table-cell office:value-type="float" office:value="22675595" calcext:value-type="float">
            <text:p>22675595</text:p>
          </table:table-cell>
          <table:table-cell table:formula="of:=[.B1426]-[.B142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399857" calcext:value-type="float">
            <text:p>14399857</text:p>
          </table:table-cell>
          <table:table-cell office:value-type="float" office:value="22691500" calcext:value-type="float">
            <text:p>22691500</text:p>
          </table:table-cell>
          <table:table-cell table:formula="of:=[.B1427]-[.B142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4409948" calcext:value-type="float">
            <text:p>14409948</text:p>
          </table:table-cell>
          <table:table-cell office:value-type="float" office:value="22707400" calcext:value-type="float">
            <text:p>22707400</text:p>
          </table:table-cell>
          <table:table-cell table:formula="of:=[.B1428]-[.B142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420039" calcext:value-type="float">
            <text:p>14420039</text:p>
          </table:table-cell>
          <table:table-cell office:value-type="float" office:value="22723292" calcext:value-type="float">
            <text:p>22723292</text:p>
          </table:table-cell>
          <table:table-cell table:formula="of:=[.B1429]-[.B142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4430130" calcext:value-type="float">
            <text:p>14430130</text:p>
          </table:table-cell>
          <table:table-cell office:value-type="float" office:value="22739194" calcext:value-type="float">
            <text:p>22739194</text:p>
          </table:table-cell>
          <table:table-cell table:formula="of:=[.B1430]-[.B142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440221" calcext:value-type="float">
            <text:p>14440221</text:p>
          </table:table-cell>
          <table:table-cell office:value-type="float" office:value="22755104" calcext:value-type="float">
            <text:p>22755104</text:p>
          </table:table-cell>
          <table:table-cell table:formula="of:=[.B1431]-[.B143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450312" calcext:value-type="float">
            <text:p>14450312</text:p>
          </table:table-cell>
          <table:table-cell office:value-type="float" office:value="22770998" calcext:value-type="float">
            <text:p>22770998</text:p>
          </table:table-cell>
          <table:table-cell table:formula="of:=[.B1432]-[.B143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4460403" calcext:value-type="float">
            <text:p>14460403</text:p>
          </table:table-cell>
          <table:table-cell office:value-type="float" office:value="22786895" calcext:value-type="float">
            <text:p>22786895</text:p>
          </table:table-cell>
          <table:table-cell table:formula="of:=[.B1433]-[.B143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4470494" calcext:value-type="float">
            <text:p>14470494</text:p>
          </table:table-cell>
          <table:table-cell office:value-type="float" office:value="22802798" calcext:value-type="float">
            <text:p>22802798</text:p>
          </table:table-cell>
          <table:table-cell table:formula="of:=[.B1434]-[.B1433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480585" calcext:value-type="float">
            <text:p>14480585</text:p>
          </table:table-cell>
          <table:table-cell office:value-type="float" office:value="22818688" calcext:value-type="float">
            <text:p>22818688</text:p>
          </table:table-cell>
          <table:table-cell table:formula="of:=[.B1435]-[.B143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4490676" calcext:value-type="float">
            <text:p>14490676</text:p>
          </table:table-cell>
          <table:table-cell office:value-type="float" office:value="22834582" calcext:value-type="float">
            <text:p>22834582</text:p>
          </table:table-cell>
          <table:table-cell table:formula="of:=[.B1436]-[.B143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4500767" calcext:value-type="float">
            <text:p>14500767</text:p>
          </table:table-cell>
          <table:table-cell office:value-type="float" office:value="22850477" calcext:value-type="float">
            <text:p>22850477</text:p>
          </table:table-cell>
          <table:table-cell table:formula="of:=[.B1437]-[.B143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4510858" calcext:value-type="float">
            <text:p>14510858</text:p>
          </table:table-cell>
          <table:table-cell office:value-type="float" office:value="22866387" calcext:value-type="float">
            <text:p>22866387</text:p>
          </table:table-cell>
          <table:table-cell table:formula="of:=[.B1438]-[.B143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520949" calcext:value-type="float">
            <text:p>14520949</text:p>
          </table:table-cell>
          <table:table-cell office:value-type="float" office:value="22882287" calcext:value-type="float">
            <text:p>22882287</text:p>
          </table:table-cell>
          <table:table-cell table:formula="of:=[.B1439]-[.B143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531040" calcext:value-type="float">
            <text:p>14531040</text:p>
          </table:table-cell>
          <table:table-cell office:value-type="float" office:value="22898197" calcext:value-type="float">
            <text:p>22898197</text:p>
          </table:table-cell>
          <table:table-cell table:formula="of:=[.B1440]-[.B143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541131" calcext:value-type="float">
            <text:p>14541131</text:p>
          </table:table-cell>
          <table:table-cell office:value-type="float" office:value="22914111" calcext:value-type="float">
            <text:p>22914111</text:p>
          </table:table-cell>
          <table:table-cell table:formula="of:=[.B1441]-[.B144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4551222" calcext:value-type="float">
            <text:p>14551222</text:p>
          </table:table-cell>
          <table:table-cell office:value-type="float" office:value="22930004" calcext:value-type="float">
            <text:p>22930004</text:p>
          </table:table-cell>
          <table:table-cell table:formula="of:=[.B1442]-[.B144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561313" calcext:value-type="float">
            <text:p>14561313</text:p>
          </table:table-cell>
          <table:table-cell office:value-type="float" office:value="22945913" calcext:value-type="float">
            <text:p>22945913</text:p>
          </table:table-cell>
          <table:table-cell table:formula="of:=[.B1443]-[.B144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4571404" calcext:value-type="float">
            <text:p>14571404</text:p>
          </table:table-cell>
          <table:table-cell office:value-type="float" office:value="22961813" calcext:value-type="float">
            <text:p>22961813</text:p>
          </table:table-cell>
          <table:table-cell table:formula="of:=[.B1444]-[.B144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581495" calcext:value-type="float">
            <text:p>14581495</text:p>
          </table:table-cell>
          <table:table-cell office:value-type="float" office:value="22977714" calcext:value-type="float">
            <text:p>22977714</text:p>
          </table:table-cell>
          <table:table-cell table:formula="of:=[.B1445]-[.B144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4591586" calcext:value-type="float">
            <text:p>14591586</text:p>
          </table:table-cell>
          <table:table-cell office:value-type="float" office:value="22993612" calcext:value-type="float">
            <text:p>22993612</text:p>
          </table:table-cell>
          <table:table-cell table:formula="of:=[.B1446]-[.B144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4601677" calcext:value-type="float">
            <text:p>14601677</text:p>
          </table:table-cell>
          <table:table-cell office:value-type="float" office:value="23009519" calcext:value-type="float">
            <text:p>23009519</text:p>
          </table:table-cell>
          <table:table-cell table:formula="of:=[.B1447]-[.B144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611768" calcext:value-type="float">
            <text:p>14611768</text:p>
          </table:table-cell>
          <table:table-cell office:value-type="float" office:value="23025427" calcext:value-type="float">
            <text:p>23025427</text:p>
          </table:table-cell>
          <table:table-cell table:formula="of:=[.B1448]-[.B144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4621859" calcext:value-type="float">
            <text:p>14621859</text:p>
          </table:table-cell>
          <table:table-cell office:value-type="float" office:value="23041330" calcext:value-type="float">
            <text:p>23041330</text:p>
          </table:table-cell>
          <table:table-cell table:formula="of:=[.B1449]-[.B1448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631950" calcext:value-type="float">
            <text:p>14631950</text:p>
          </table:table-cell>
          <table:table-cell office:value-type="float" office:value="23057232" calcext:value-type="float">
            <text:p>23057232</text:p>
          </table:table-cell>
          <table:table-cell table:formula="of:=[.B1450]-[.B144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642041" calcext:value-type="float">
            <text:p>14642041</text:p>
          </table:table-cell>
          <table:table-cell office:value-type="float" office:value="23073125" calcext:value-type="float">
            <text:p>23073125</text:p>
          </table:table-cell>
          <table:table-cell table:formula="of:=[.B1451]-[.B145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4652132" calcext:value-type="float">
            <text:p>14652132</text:p>
          </table:table-cell>
          <table:table-cell office:value-type="float" office:value="23089037" calcext:value-type="float">
            <text:p>23089037</text:p>
          </table:table-cell>
          <table:table-cell table:formula="of:=[.B1452]-[.B145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4662223" calcext:value-type="float">
            <text:p>14662223</text:p>
          </table:table-cell>
          <table:table-cell office:value-type="float" office:value="23104940" calcext:value-type="float">
            <text:p>23104940</text:p>
          </table:table-cell>
          <table:table-cell table:formula="of:=[.B1453]-[.B145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672314" calcext:value-type="float">
            <text:p>14672314</text:p>
          </table:table-cell>
          <table:table-cell office:value-type="float" office:value="23120830" calcext:value-type="float">
            <text:p>23120830</text:p>
          </table:table-cell>
          <table:table-cell table:formula="of:=[.B1454]-[.B145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4682405" calcext:value-type="float">
            <text:p>14682405</text:p>
          </table:table-cell>
          <table:table-cell office:value-type="float" office:value="23136727" calcext:value-type="float">
            <text:p>23136727</text:p>
          </table:table-cell>
          <table:table-cell table:formula="of:=[.B1455]-[.B145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4692496" calcext:value-type="float">
            <text:p>14692496</text:p>
          </table:table-cell>
          <table:table-cell office:value-type="float" office:value="23152632" calcext:value-type="float">
            <text:p>23152632</text:p>
          </table:table-cell>
          <table:table-cell table:formula="of:=[.B1456]-[.B145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4702587" calcext:value-type="float">
            <text:p>14702587</text:p>
          </table:table-cell>
          <table:table-cell office:value-type="float" office:value="23168516" calcext:value-type="float">
            <text:p>23168516</text:p>
          </table:table-cell>
          <table:table-cell table:formula="of:=[.B1457]-[.B1456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14712678" calcext:value-type="float">
            <text:p>14712678</text:p>
          </table:table-cell>
          <table:table-cell office:value-type="float" office:value="23184408" calcext:value-type="float">
            <text:p>23184408</text:p>
          </table:table-cell>
          <table:table-cell table:formula="of:=[.B1458]-[.B145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4722769" calcext:value-type="float">
            <text:p>14722769</text:p>
          </table:table-cell>
          <table:table-cell office:value-type="float" office:value="23200318" calcext:value-type="float">
            <text:p>23200318</text:p>
          </table:table-cell>
          <table:table-cell table:formula="of:=[.B1459]-[.B145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732860" calcext:value-type="float">
            <text:p>14732860</text:p>
          </table:table-cell>
          <table:table-cell office:value-type="float" office:value="23216221" calcext:value-type="float">
            <text:p>23216221</text:p>
          </table:table-cell>
          <table:table-cell table:formula="of:=[.B1460]-[.B145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742951" calcext:value-type="float">
            <text:p>14742951</text:p>
          </table:table-cell>
          <table:table-cell office:value-type="float" office:value="23232121" calcext:value-type="float">
            <text:p>23232121</text:p>
          </table:table-cell>
          <table:table-cell table:formula="of:=[.B1461]-[.B146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753042" calcext:value-type="float">
            <text:p>14753042</text:p>
          </table:table-cell>
          <table:table-cell office:value-type="float" office:value="23248034" calcext:value-type="float">
            <text:p>23248034</text:p>
          </table:table-cell>
          <table:table-cell table:formula="of:=[.B1462]-[.B146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4763133" calcext:value-type="float">
            <text:p>14763133</text:p>
          </table:table-cell>
          <table:table-cell office:value-type="float" office:value="23263937" calcext:value-type="float">
            <text:p>23263937</text:p>
          </table:table-cell>
          <table:table-cell table:formula="of:=[.B1463]-[.B146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4773224" calcext:value-type="float">
            <text:p>14773224</text:p>
          </table:table-cell>
          <table:table-cell office:value-type="float" office:value="23279837" calcext:value-type="float">
            <text:p>23279837</text:p>
          </table:table-cell>
          <table:table-cell table:formula="of:=[.B1464]-[.B146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783315" calcext:value-type="float">
            <text:p>14783315</text:p>
          </table:table-cell>
          <table:table-cell office:value-type="float" office:value="23295749" calcext:value-type="float">
            <text:p>23295749</text:p>
          </table:table-cell>
          <table:table-cell table:formula="of:=[.B1465]-[.B146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4793406" calcext:value-type="float">
            <text:p>14793406</text:p>
          </table:table-cell>
          <table:table-cell office:value-type="float" office:value="23311650" calcext:value-type="float">
            <text:p>23311650</text:p>
          </table:table-cell>
          <table:table-cell table:formula="of:=[.B1466]-[.B146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4803497" calcext:value-type="float">
            <text:p>14803497</text:p>
          </table:table-cell>
          <table:table-cell office:value-type="float" office:value="23327545" calcext:value-type="float">
            <text:p>23327545</text:p>
          </table:table-cell>
          <table:table-cell table:formula="of:=[.B1467]-[.B146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4813588" calcext:value-type="float">
            <text:p>14813588</text:p>
          </table:table-cell>
          <table:table-cell office:value-type="float" office:value="23343452" calcext:value-type="float">
            <text:p>23343452</text:p>
          </table:table-cell>
          <table:table-cell table:formula="of:=[.B1468]-[.B146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823679" calcext:value-type="float">
            <text:p>14823679</text:p>
          </table:table-cell>
          <table:table-cell office:value-type="float" office:value="23359357" calcext:value-type="float">
            <text:p>23359357</text:p>
          </table:table-cell>
          <table:table-cell table:formula="of:=[.B1469]-[.B1468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4833770" calcext:value-type="float">
            <text:p>14833770</text:p>
          </table:table-cell>
          <table:table-cell office:value-type="float" office:value="23375264" calcext:value-type="float">
            <text:p>23375264</text:p>
          </table:table-cell>
          <table:table-cell table:formula="of:=[.B1470]-[.B146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843861" calcext:value-type="float">
            <text:p>14843861</text:p>
          </table:table-cell>
          <table:table-cell office:value-type="float" office:value="23391166" calcext:value-type="float">
            <text:p>23391166</text:p>
          </table:table-cell>
          <table:table-cell table:formula="of:=[.B1471]-[.B147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853952" calcext:value-type="float">
            <text:p>14853952</text:p>
          </table:table-cell>
          <table:table-cell office:value-type="float" office:value="23407055" calcext:value-type="float">
            <text:p>23407055</text:p>
          </table:table-cell>
          <table:table-cell table:formula="of:=[.B1472]-[.B1471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4864043" calcext:value-type="float">
            <text:p>14864043</text:p>
          </table:table-cell>
          <table:table-cell office:value-type="float" office:value="23422962" calcext:value-type="float">
            <text:p>23422962</text:p>
          </table:table-cell>
          <table:table-cell table:formula="of:=[.B1473]-[.B147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874134" calcext:value-type="float">
            <text:p>14874134</text:p>
          </table:table-cell>
          <table:table-cell office:value-type="float" office:value="23438873" calcext:value-type="float">
            <text:p>23438873</text:p>
          </table:table-cell>
          <table:table-cell table:formula="of:=[.B1474]-[.B147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4884225" calcext:value-type="float">
            <text:p>14884225</text:p>
          </table:table-cell>
          <table:table-cell office:value-type="float" office:value="23454765" calcext:value-type="float">
            <text:p>23454765</text:p>
          </table:table-cell>
          <table:table-cell table:formula="of:=[.B1475]-[.B147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4894316" calcext:value-type="float">
            <text:p>14894316</text:p>
          </table:table-cell>
          <table:table-cell office:value-type="float" office:value="23470662" calcext:value-type="float">
            <text:p>23470662</text:p>
          </table:table-cell>
          <table:table-cell table:formula="of:=[.B1476]-[.B1475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4904407" calcext:value-type="float">
            <text:p>14904407</text:p>
          </table:table-cell>
          <table:table-cell office:value-type="float" office:value="23486564" calcext:value-type="float">
            <text:p>23486564</text:p>
          </table:table-cell>
          <table:table-cell table:formula="of:=[.B1477]-[.B147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914498" calcext:value-type="float">
            <text:p>14914498</text:p>
          </table:table-cell>
          <table:table-cell office:value-type="float" office:value="23502455" calcext:value-type="float">
            <text:p>23502455</text:p>
          </table:table-cell>
          <table:table-cell table:formula="of:=[.B1478]-[.B147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4924589" calcext:value-type="float">
            <text:p>14924589</text:p>
          </table:table-cell>
          <table:table-cell office:value-type="float" office:value="23518343" calcext:value-type="float">
            <text:p>23518343</text:p>
          </table:table-cell>
          <table:table-cell table:formula="of:=[.B1479]-[.B147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4934680" calcext:value-type="float">
            <text:p>14934680</text:p>
          </table:table-cell>
          <table:table-cell office:value-type="float" office:value="23534245" calcext:value-type="float">
            <text:p>23534245</text:p>
          </table:table-cell>
          <table:table-cell table:formula="of:=[.B1480]-[.B147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4944771" calcext:value-type="float">
            <text:p>14944771</text:p>
          </table:table-cell>
          <table:table-cell office:value-type="float" office:value="23550155" calcext:value-type="float">
            <text:p>23550155</text:p>
          </table:table-cell>
          <table:table-cell table:formula="of:=[.B1481]-[.B148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4954862" calcext:value-type="float">
            <text:p>14954862</text:p>
          </table:table-cell>
          <table:table-cell office:value-type="float" office:value="23566055" calcext:value-type="float">
            <text:p>23566055</text:p>
          </table:table-cell>
          <table:table-cell table:formula="of:=[.B1482]-[.B148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4964953" calcext:value-type="float">
            <text:p>14964953</text:p>
          </table:table-cell>
          <table:table-cell office:value-type="float" office:value="23581968" calcext:value-type="float">
            <text:p>23581968</text:p>
          </table:table-cell>
          <table:table-cell table:formula="of:=[.B1483]-[.B148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4975044" calcext:value-type="float">
            <text:p>14975044</text:p>
          </table:table-cell>
          <table:table-cell office:value-type="float" office:value="23597875" calcext:value-type="float">
            <text:p>23597875</text:p>
          </table:table-cell>
          <table:table-cell table:formula="of:=[.B1484]-[.B148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4985135" calcext:value-type="float">
            <text:p>14985135</text:p>
          </table:table-cell>
          <table:table-cell office:value-type="float" office:value="23613765" calcext:value-type="float">
            <text:p>23613765</text:p>
          </table:table-cell>
          <table:table-cell table:formula="of:=[.B1485]-[.B148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4995226" calcext:value-type="float">
            <text:p>14995226</text:p>
          </table:table-cell>
          <table:table-cell office:value-type="float" office:value="23629680" calcext:value-type="float">
            <text:p>23629680</text:p>
          </table:table-cell>
          <table:table-cell table:formula="of:=[.B1486]-[.B1485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5005317" calcext:value-type="float">
            <text:p>15005317</text:p>
          </table:table-cell>
          <table:table-cell office:value-type="float" office:value="23645581" calcext:value-type="float">
            <text:p>23645581</text:p>
          </table:table-cell>
          <table:table-cell table:formula="of:=[.B1487]-[.B148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015408" calcext:value-type="float">
            <text:p>15015408</text:p>
          </table:table-cell>
          <table:table-cell office:value-type="float" office:value="23661476" calcext:value-type="float">
            <text:p>23661476</text:p>
          </table:table-cell>
          <table:table-cell table:formula="of:=[.B1488]-[.B148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5025499" calcext:value-type="float">
            <text:p>15025499</text:p>
          </table:table-cell>
          <table:table-cell office:value-type="float" office:value="23677376" calcext:value-type="float">
            <text:p>23677376</text:p>
          </table:table-cell>
          <table:table-cell table:formula="of:=[.B1489]-[.B148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035590" calcext:value-type="float">
            <text:p>15035590</text:p>
          </table:table-cell>
          <table:table-cell office:value-type="float" office:value="23693279" calcext:value-type="float">
            <text:p>23693279</text:p>
          </table:table-cell>
          <table:table-cell table:formula="of:=[.B1490]-[.B148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5045681" calcext:value-type="float">
            <text:p>15045681</text:p>
          </table:table-cell>
          <table:table-cell office:value-type="float" office:value="23709190" calcext:value-type="float">
            <text:p>23709190</text:p>
          </table:table-cell>
          <table:table-cell table:formula="of:=[.B1491]-[.B149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5055772" calcext:value-type="float">
            <text:p>15055772</text:p>
          </table:table-cell>
          <table:table-cell office:value-type="float" office:value="23725097" calcext:value-type="float">
            <text:p>23725097</text:p>
          </table:table-cell>
          <table:table-cell table:formula="of:=[.B1492]-[.B149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5065863" calcext:value-type="float">
            <text:p>15065863</text:p>
          </table:table-cell>
          <table:table-cell office:value-type="float" office:value="23740999" calcext:value-type="float">
            <text:p>23740999</text:p>
          </table:table-cell>
          <table:table-cell table:formula="of:=[.B1493]-[.B149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5075954" calcext:value-type="float">
            <text:p>15075954</text:p>
          </table:table-cell>
          <table:table-cell office:value-type="float" office:value="23756886" calcext:value-type="float">
            <text:p>23756886</text:p>
          </table:table-cell>
          <table:table-cell table:formula="of:=[.B1494]-[.B1493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5086045" calcext:value-type="float">
            <text:p>15086045</text:p>
          </table:table-cell>
          <table:table-cell office:value-type="float" office:value="23772799" calcext:value-type="float">
            <text:p>23772799</text:p>
          </table:table-cell>
          <table:table-cell table:formula="of:=[.B1495]-[.B1494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096136" calcext:value-type="float">
            <text:p>15096136</text:p>
          </table:table-cell>
          <table:table-cell office:value-type="float" office:value="23788698" calcext:value-type="float">
            <text:p>23788698</text:p>
          </table:table-cell>
          <table:table-cell table:formula="of:=[.B1496]-[.B149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5106227" calcext:value-type="float">
            <text:p>15106227</text:p>
          </table:table-cell>
          <table:table-cell office:value-type="float" office:value="23804593" calcext:value-type="float">
            <text:p>23804593</text:p>
          </table:table-cell>
          <table:table-cell table:formula="of:=[.B1497]-[.B149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5116318" calcext:value-type="float">
            <text:p>15116318</text:p>
          </table:table-cell>
          <table:table-cell office:value-type="float" office:value="23820492" calcext:value-type="float">
            <text:p>23820492</text:p>
          </table:table-cell>
          <table:table-cell table:formula="of:=[.B1498]-[.B149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5126409" calcext:value-type="float">
            <text:p>15126409</text:p>
          </table:table-cell>
          <table:table-cell office:value-type="float" office:value="23836393" calcext:value-type="float">
            <text:p>23836393</text:p>
          </table:table-cell>
          <table:table-cell table:formula="of:=[.B1499]-[.B149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136500" calcext:value-type="float">
            <text:p>15136500</text:p>
          </table:table-cell>
          <table:table-cell office:value-type="float" office:value="23852277" calcext:value-type="float">
            <text:p>23852277</text:p>
          </table:table-cell>
          <table:table-cell table:formula="of:=[.B1500]-[.B1499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15146591" calcext:value-type="float">
            <text:p>15146591</text:p>
          </table:table-cell>
          <table:table-cell office:value-type="float" office:value="23868176" calcext:value-type="float">
            <text:p>23868176</text:p>
          </table:table-cell>
          <table:table-cell table:formula="of:=[.B1501]-[.B1500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5156682" calcext:value-type="float">
            <text:p>15156682</text:p>
          </table:table-cell>
          <table:table-cell office:value-type="float" office:value="23884085" calcext:value-type="float">
            <text:p>23884085</text:p>
          </table:table-cell>
          <table:table-cell table:formula="of:=[.B1502]-[.B150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5166773" calcext:value-type="float">
            <text:p>15166773</text:p>
          </table:table-cell>
          <table:table-cell office:value-type="float" office:value="23899988" calcext:value-type="float">
            <text:p>23899988</text:p>
          </table:table-cell>
          <table:table-cell table:formula="of:=[.B1503]-[.B150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5176864" calcext:value-type="float">
            <text:p>15176864</text:p>
          </table:table-cell>
          <table:table-cell office:value-type="float" office:value="23915888" calcext:value-type="float">
            <text:p>23915888</text:p>
          </table:table-cell>
          <table:table-cell table:formula="of:=[.B1504]-[.B150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186955" calcext:value-type="float">
            <text:p>15186955</text:p>
          </table:table-cell>
          <table:table-cell office:value-type="float" office:value="23931801" calcext:value-type="float">
            <text:p>23931801</text:p>
          </table:table-cell>
          <table:table-cell table:formula="of:=[.B1505]-[.B1504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197046" calcext:value-type="float">
            <text:p>15197046</text:p>
          </table:table-cell>
          <table:table-cell office:value-type="float" office:value="23947702" calcext:value-type="float">
            <text:p>23947702</text:p>
          </table:table-cell>
          <table:table-cell table:formula="of:=[.B1506]-[.B150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207137" calcext:value-type="float">
            <text:p>15207137</text:p>
          </table:table-cell>
          <table:table-cell office:value-type="float" office:value="23963605" calcext:value-type="float">
            <text:p>23963605</text:p>
          </table:table-cell>
          <table:table-cell table:formula="of:=[.B1507]-[.B150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5217228" calcext:value-type="float">
            <text:p>15217228</text:p>
          </table:table-cell>
          <table:table-cell office:value-type="float" office:value="23979518" calcext:value-type="float">
            <text:p>23979518</text:p>
          </table:table-cell>
          <table:table-cell table:formula="of:=[.B1508]-[.B150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227319" calcext:value-type="float">
            <text:p>15227319</text:p>
          </table:table-cell>
          <table:table-cell office:value-type="float" office:value="23995411" calcext:value-type="float">
            <text:p>23995411</text:p>
          </table:table-cell>
          <table:table-cell table:formula="of:=[.B1509]-[.B150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5237410" calcext:value-type="float">
            <text:p>15237410</text:p>
          </table:table-cell>
          <table:table-cell office:value-type="float" office:value="24011307" calcext:value-type="float">
            <text:p>24011307</text:p>
          </table:table-cell>
          <table:table-cell table:formula="of:=[.B1510]-[.B150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5247501" calcext:value-type="float">
            <text:p>15247501</text:p>
          </table:table-cell>
          <table:table-cell office:value-type="float" office:value="24027216" calcext:value-type="float">
            <text:p>24027216</text:p>
          </table:table-cell>
          <table:table-cell table:formula="of:=[.B1511]-[.B151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5257592" calcext:value-type="float">
            <text:p>15257592</text:p>
          </table:table-cell>
          <table:table-cell office:value-type="float" office:value="24043124" calcext:value-type="float">
            <text:p>24043124</text:p>
          </table:table-cell>
          <table:table-cell table:formula="of:=[.B1512]-[.B151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267683" calcext:value-type="float">
            <text:p>15267683</text:p>
          </table:table-cell>
          <table:table-cell office:value-type="float" office:value="24059032" calcext:value-type="float">
            <text:p>24059032</text:p>
          </table:table-cell>
          <table:table-cell table:formula="of:=[.B1513]-[.B151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277774" calcext:value-type="float">
            <text:p>15277774</text:p>
          </table:table-cell>
          <table:table-cell office:value-type="float" office:value="24074930" calcext:value-type="float">
            <text:p>24074930</text:p>
          </table:table-cell>
          <table:table-cell table:formula="of:=[.B1514]-[.B151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5287865" calcext:value-type="float">
            <text:p>15287865</text:p>
          </table:table-cell>
          <table:table-cell office:value-type="float" office:value="24090820" calcext:value-type="float">
            <text:p>24090820</text:p>
          </table:table-cell>
          <table:table-cell table:formula="of:=[.B1515]-[.B151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5297956" calcext:value-type="float">
            <text:p>15297956</text:p>
          </table:table-cell>
          <table:table-cell office:value-type="float" office:value="24106732" calcext:value-type="float">
            <text:p>24106732</text:p>
          </table:table-cell>
          <table:table-cell table:formula="of:=[.B1516]-[.B151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5308047" calcext:value-type="float">
            <text:p>15308047</text:p>
          </table:table-cell>
          <table:table-cell office:value-type="float" office:value="24122642" calcext:value-type="float">
            <text:p>24122642</text:p>
          </table:table-cell>
          <table:table-cell table:formula="of:=[.B1517]-[.B151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5318138" calcext:value-type="float">
            <text:p>15318138</text:p>
          </table:table-cell>
          <table:table-cell office:value-type="float" office:value="24138531" calcext:value-type="float">
            <text:p>24138531</text:p>
          </table:table-cell>
          <table:table-cell table:formula="of:=[.B1518]-[.B1517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5328229" calcext:value-type="float">
            <text:p>15328229</text:p>
          </table:table-cell>
          <table:table-cell office:value-type="float" office:value="24154429" calcext:value-type="float">
            <text:p>24154429</text:p>
          </table:table-cell>
          <table:table-cell table:formula="of:=[.B1519]-[.B151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5338320" calcext:value-type="float">
            <text:p>15338320</text:p>
          </table:table-cell>
          <table:table-cell office:value-type="float" office:value="24170330" calcext:value-type="float">
            <text:p>24170330</text:p>
          </table:table-cell>
          <table:table-cell table:formula="of:=[.B1520]-[.B151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348411" calcext:value-type="float">
            <text:p>15348411</text:p>
          </table:table-cell>
          <table:table-cell office:value-type="float" office:value="24186222" calcext:value-type="float">
            <text:p>24186222</text:p>
          </table:table-cell>
          <table:table-cell table:formula="of:=[.B1521]-[.B152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5358502" calcext:value-type="float">
            <text:p>15358502</text:p>
          </table:table-cell>
          <table:table-cell office:value-type="float" office:value="24202110" calcext:value-type="float">
            <text:p>24202110</text:p>
          </table:table-cell>
          <table:table-cell table:formula="of:=[.B1522]-[.B1521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5368593" calcext:value-type="float">
            <text:p>15368593</text:p>
          </table:table-cell>
          <table:table-cell office:value-type="float" office:value="24218014" calcext:value-type="float">
            <text:p>24218014</text:p>
          </table:table-cell>
          <table:table-cell table:formula="of:=[.B1523]-[.B152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5378684" calcext:value-type="float">
            <text:p>15378684</text:p>
          </table:table-cell>
          <table:table-cell office:value-type="float" office:value="24233922" calcext:value-type="float">
            <text:p>24233922</text:p>
          </table:table-cell>
          <table:table-cell table:formula="of:=[.B1524]-[.B152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388775" calcext:value-type="float">
            <text:p>15388775</text:p>
          </table:table-cell>
          <table:table-cell office:value-type="float" office:value="24249820" calcext:value-type="float">
            <text:p>24249820</text:p>
          </table:table-cell>
          <table:table-cell table:formula="of:=[.B1525]-[.B152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5398866" calcext:value-type="float">
            <text:p>15398866</text:p>
          </table:table-cell>
          <table:table-cell office:value-type="float" office:value="24265733" calcext:value-type="float">
            <text:p>24265733</text:p>
          </table:table-cell>
          <table:table-cell table:formula="of:=[.B1526]-[.B152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408957" calcext:value-type="float">
            <text:p>15408957</text:p>
          </table:table-cell>
          <table:table-cell office:value-type="float" office:value="24281637" calcext:value-type="float">
            <text:p>24281637</text:p>
          </table:table-cell>
          <table:table-cell table:formula="of:=[.B1527]-[.B152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5419048" calcext:value-type="float">
            <text:p>15419048</text:p>
          </table:table-cell>
          <table:table-cell office:value-type="float" office:value="24297533" calcext:value-type="float">
            <text:p>24297533</text:p>
          </table:table-cell>
          <table:table-cell table:formula="of:=[.B1528]-[.B152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5429139" calcext:value-type="float">
            <text:p>15429139</text:p>
          </table:table-cell>
          <table:table-cell office:value-type="float" office:value="24313445" calcext:value-type="float">
            <text:p>24313445</text:p>
          </table:table-cell>
          <table:table-cell table:formula="of:=[.B1529]-[.B1528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5439230" calcext:value-type="float">
            <text:p>15439230</text:p>
          </table:table-cell>
          <table:table-cell office:value-type="float" office:value="24329340" calcext:value-type="float">
            <text:p>24329340</text:p>
          </table:table-cell>
          <table:table-cell table:formula="of:=[.B1530]-[.B1529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5449321" calcext:value-type="float">
            <text:p>15449321</text:p>
          </table:table-cell>
          <table:table-cell office:value-type="float" office:value="24345242" calcext:value-type="float">
            <text:p>24345242</text:p>
          </table:table-cell>
          <table:table-cell table:formula="of:=[.B1531]-[.B153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5459412" calcext:value-type="float">
            <text:p>15459412</text:p>
          </table:table-cell>
          <table:table-cell office:value-type="float" office:value="24361140" calcext:value-type="float">
            <text:p>24361140</text:p>
          </table:table-cell>
          <table:table-cell table:formula="of:=[.B1532]-[.B153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5469503" calcext:value-type="float">
            <text:p>15469503</text:p>
          </table:table-cell>
          <table:table-cell office:value-type="float" office:value="24377049" calcext:value-type="float">
            <text:p>24377049</text:p>
          </table:table-cell>
          <table:table-cell table:formula="of:=[.B1533]-[.B153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5479594" calcext:value-type="float">
            <text:p>15479594</text:p>
          </table:table-cell>
          <table:table-cell office:value-type="float" office:value="24392954" calcext:value-type="float">
            <text:p>24392954</text:p>
          </table:table-cell>
          <table:table-cell table:formula="of:=[.B1534]-[.B1533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5489685" calcext:value-type="float">
            <text:p>15489685</text:p>
          </table:table-cell>
          <table:table-cell office:value-type="float" office:value="24408861" calcext:value-type="float">
            <text:p>24408861</text:p>
          </table:table-cell>
          <table:table-cell table:formula="of:=[.B1535]-[.B153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5499776" calcext:value-type="float">
            <text:p>15499776</text:p>
          </table:table-cell>
          <table:table-cell office:value-type="float" office:value="24424761" calcext:value-type="float">
            <text:p>24424761</text:p>
          </table:table-cell>
          <table:table-cell table:formula="of:=[.B1536]-[.B1535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509867" calcext:value-type="float">
            <text:p>15509867</text:p>
          </table:table-cell>
          <table:table-cell office:value-type="float" office:value="24440655" calcext:value-type="float">
            <text:p>24440655</text:p>
          </table:table-cell>
          <table:table-cell table:formula="of:=[.B1537]-[.B1536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5519958" calcext:value-type="float">
            <text:p>15519958</text:p>
          </table:table-cell>
          <table:table-cell office:value-type="float" office:value="24456565" calcext:value-type="float">
            <text:p>24456565</text:p>
          </table:table-cell>
          <table:table-cell table:formula="of:=[.B1538]-[.B153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5530049" calcext:value-type="float">
            <text:p>15530049</text:p>
          </table:table-cell>
          <table:table-cell office:value-type="float" office:value="24472465" calcext:value-type="float">
            <text:p>24472465</text:p>
          </table:table-cell>
          <table:table-cell table:formula="of:=[.B1539]-[.B153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540140" calcext:value-type="float">
            <text:p>15540140</text:p>
          </table:table-cell>
          <table:table-cell office:value-type="float" office:value="24488354" calcext:value-type="float">
            <text:p>24488354</text:p>
          </table:table-cell>
          <table:table-cell table:formula="of:=[.B1540]-[.B153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5550231" calcext:value-type="float">
            <text:p>15550231</text:p>
          </table:table-cell>
          <table:table-cell office:value-type="float" office:value="24504251" calcext:value-type="float">
            <text:p>24504251</text:p>
          </table:table-cell>
          <table:table-cell table:formula="of:=[.B1541]-[.B154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5560322" calcext:value-type="float">
            <text:p>15560322</text:p>
          </table:table-cell>
          <table:table-cell office:value-type="float" office:value="24520159" calcext:value-type="float">
            <text:p>24520159</text:p>
          </table:table-cell>
          <table:table-cell table:formula="of:=[.B1542]-[.B154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570413" calcext:value-type="float">
            <text:p>15570413</text:p>
          </table:table-cell>
          <table:table-cell office:value-type="float" office:value="24536044" calcext:value-type="float">
            <text:p>24536044</text:p>
          </table:table-cell>
          <table:table-cell table:formula="of:=[.B1543]-[.B1542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15580504" calcext:value-type="float">
            <text:p>15580504</text:p>
          </table:table-cell>
          <table:table-cell office:value-type="float" office:value="24551941" calcext:value-type="float">
            <text:p>24551941</text:p>
          </table:table-cell>
          <table:table-cell table:formula="of:=[.B1544]-[.B154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5590595" calcext:value-type="float">
            <text:p>15590595</text:p>
          </table:table-cell>
          <table:table-cell office:value-type="float" office:value="24567847" calcext:value-type="float">
            <text:p>24567847</text:p>
          </table:table-cell>
          <table:table-cell table:formula="of:=[.B1545]-[.B154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5600686" calcext:value-type="float">
            <text:p>15600686</text:p>
          </table:table-cell>
          <table:table-cell office:value-type="float" office:value="24583750" calcext:value-type="float">
            <text:p>24583750</text:p>
          </table:table-cell>
          <table:table-cell table:formula="of:=[.B1546]-[.B154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5610777" calcext:value-type="float">
            <text:p>15610777</text:p>
          </table:table-cell>
          <table:table-cell office:value-type="float" office:value="24599657" calcext:value-type="float">
            <text:p>24599657</text:p>
          </table:table-cell>
          <table:table-cell table:formula="of:=[.B1547]-[.B154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5620868" calcext:value-type="float">
            <text:p>15620868</text:p>
          </table:table-cell>
          <table:table-cell office:value-type="float" office:value="24615570" calcext:value-type="float">
            <text:p>24615570</text:p>
          </table:table-cell>
          <table:table-cell table:formula="of:=[.B1548]-[.B154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630959" calcext:value-type="float">
            <text:p>15630959</text:p>
          </table:table-cell>
          <table:table-cell office:value-type="float" office:value="24631469" calcext:value-type="float">
            <text:p>24631469</text:p>
          </table:table-cell>
          <table:table-cell table:formula="of:=[.B1549]-[.B154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5641050" calcext:value-type="float">
            <text:p>15641050</text:p>
          </table:table-cell>
          <table:table-cell office:value-type="float" office:value="24647371" calcext:value-type="float">
            <text:p>24647371</text:p>
          </table:table-cell>
          <table:table-cell table:formula="of:=[.B1550]-[.B154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5651141" calcext:value-type="float">
            <text:p>15651141</text:p>
          </table:table-cell>
          <table:table-cell office:value-type="float" office:value="24663278" calcext:value-type="float">
            <text:p>24663278</text:p>
          </table:table-cell>
          <table:table-cell table:formula="of:=[.B1551]-[.B155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5661232" calcext:value-type="float">
            <text:p>15661232</text:p>
          </table:table-cell>
          <table:table-cell office:value-type="float" office:value="24679178" calcext:value-type="float">
            <text:p>24679178</text:p>
          </table:table-cell>
          <table:table-cell table:formula="of:=[.B1552]-[.B155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671323" calcext:value-type="float">
            <text:p>15671323</text:p>
          </table:table-cell>
          <table:table-cell office:value-type="float" office:value="24695073" calcext:value-type="float">
            <text:p>24695073</text:p>
          </table:table-cell>
          <table:table-cell table:formula="of:=[.B1553]-[.B155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5681414" calcext:value-type="float">
            <text:p>15681414</text:p>
          </table:table-cell>
          <table:table-cell office:value-type="float" office:value="24710981" calcext:value-type="float">
            <text:p>24710981</text:p>
          </table:table-cell>
          <table:table-cell table:formula="of:=[.B1554]-[.B155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691505" calcext:value-type="float">
            <text:p>15691505</text:p>
          </table:table-cell>
          <table:table-cell office:value-type="float" office:value="24726887" calcext:value-type="float">
            <text:p>24726887</text:p>
          </table:table-cell>
          <table:table-cell table:formula="of:=[.B1555]-[.B155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5701596" calcext:value-type="float">
            <text:p>15701596</text:p>
          </table:table-cell>
          <table:table-cell office:value-type="float" office:value="24742800" calcext:value-type="float">
            <text:p>24742800</text:p>
          </table:table-cell>
          <table:table-cell table:formula="of:=[.B1556]-[.B155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711687" calcext:value-type="float">
            <text:p>15711687</text:p>
          </table:table-cell>
          <table:table-cell office:value-type="float" office:value="24758696" calcext:value-type="float">
            <text:p>24758696</text:p>
          </table:table-cell>
          <table:table-cell table:formula="of:=[.B1557]-[.B155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5721778" calcext:value-type="float">
            <text:p>15721778</text:p>
          </table:table-cell>
          <table:table-cell office:value-type="float" office:value="24774586" calcext:value-type="float">
            <text:p>24774586</text:p>
          </table:table-cell>
          <table:table-cell table:formula="of:=[.B1558]-[.B155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5731869" calcext:value-type="float">
            <text:p>15731869</text:p>
          </table:table-cell>
          <table:table-cell office:value-type="float" office:value="24790499" calcext:value-type="float">
            <text:p>24790499</text:p>
          </table:table-cell>
          <table:table-cell table:formula="of:=[.B1559]-[.B155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5741960" calcext:value-type="float">
            <text:p>15741960</text:p>
          </table:table-cell>
          <table:table-cell office:value-type="float" office:value="24806399" calcext:value-type="float">
            <text:p>24806399</text:p>
          </table:table-cell>
          <table:table-cell table:formula="of:=[.B1560]-[.B155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752051" calcext:value-type="float">
            <text:p>15752051</text:p>
          </table:table-cell>
          <table:table-cell office:value-type="float" office:value="24822292" calcext:value-type="float">
            <text:p>24822292</text:p>
          </table:table-cell>
          <table:table-cell table:formula="of:=[.B1561]-[.B156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5762142" calcext:value-type="float">
            <text:p>15762142</text:p>
          </table:table-cell>
          <table:table-cell office:value-type="float" office:value="24838197" calcext:value-type="float">
            <text:p>24838197</text:p>
          </table:table-cell>
          <table:table-cell table:formula="of:=[.B1562]-[.B156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5772233" calcext:value-type="float">
            <text:p>15772233</text:p>
          </table:table-cell>
          <table:table-cell office:value-type="float" office:value="24854097" calcext:value-type="float">
            <text:p>24854097</text:p>
          </table:table-cell>
          <table:table-cell table:formula="of:=[.B1563]-[.B156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782324" calcext:value-type="float">
            <text:p>15782324</text:p>
          </table:table-cell>
          <table:table-cell office:value-type="float" office:value="24869985" calcext:value-type="float">
            <text:p>24869985</text:p>
          </table:table-cell>
          <table:table-cell table:formula="of:=[.B1564]-[.B156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5792415" calcext:value-type="float">
            <text:p>15792415</text:p>
          </table:table-cell>
          <table:table-cell office:value-type="float" office:value="24885871" calcext:value-type="float">
            <text:p>24885871</text:p>
          </table:table-cell>
          <table:table-cell table:formula="of:=[.B1565]-[.B1564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5802506" calcext:value-type="float">
            <text:p>15802506</text:p>
          </table:table-cell>
          <table:table-cell office:value-type="float" office:value="24901780" calcext:value-type="float">
            <text:p>24901780</text:p>
          </table:table-cell>
          <table:table-cell table:formula="of:=[.B1566]-[.B156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5812597" calcext:value-type="float">
            <text:p>15812597</text:p>
          </table:table-cell>
          <table:table-cell office:value-type="float" office:value="24917688" calcext:value-type="float">
            <text:p>24917688</text:p>
          </table:table-cell>
          <table:table-cell table:formula="of:=[.B1567]-[.B156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822688" calcext:value-type="float">
            <text:p>15822688</text:p>
          </table:table-cell>
          <table:table-cell office:value-type="float" office:value="24933588" calcext:value-type="float">
            <text:p>24933588</text:p>
          </table:table-cell>
          <table:table-cell table:formula="of:=[.B1568]-[.B156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832779" calcext:value-type="float">
            <text:p>15832779</text:p>
          </table:table-cell>
          <table:table-cell office:value-type="float" office:value="24949496" calcext:value-type="float">
            <text:p>24949496</text:p>
          </table:table-cell>
          <table:table-cell table:formula="of:=[.B1569]-[.B156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5842870" calcext:value-type="float">
            <text:p>15842870</text:p>
          </table:table-cell>
          <table:table-cell office:value-type="float" office:value="24965401" calcext:value-type="float">
            <text:p>24965401</text:p>
          </table:table-cell>
          <table:table-cell table:formula="of:=[.B1570]-[.B156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5852961" calcext:value-type="float">
            <text:p>15852961</text:p>
          </table:table-cell>
          <table:table-cell office:value-type="float" office:value="24981296" calcext:value-type="float">
            <text:p>24981296</text:p>
          </table:table-cell>
          <table:table-cell table:formula="of:=[.B1571]-[.B157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5863052" calcext:value-type="float">
            <text:p>15863052</text:p>
          </table:table-cell>
          <table:table-cell office:value-type="float" office:value="24997210" calcext:value-type="float">
            <text:p>24997210</text:p>
          </table:table-cell>
          <table:table-cell table:formula="of:=[.B1572]-[.B157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5873143" calcext:value-type="float">
            <text:p>15873143</text:p>
          </table:table-cell>
          <table:table-cell office:value-type="float" office:value="25013107" calcext:value-type="float">
            <text:p>25013107</text:p>
          </table:table-cell>
          <table:table-cell table:formula="of:=[.B1573]-[.B157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5883234" calcext:value-type="float">
            <text:p>15883234</text:p>
          </table:table-cell>
          <table:table-cell office:value-type="float" office:value="25029007" calcext:value-type="float">
            <text:p>25029007</text:p>
          </table:table-cell>
          <table:table-cell table:formula="of:=[.B1574]-[.B157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893325" calcext:value-type="float">
            <text:p>15893325</text:p>
          </table:table-cell>
          <table:table-cell office:value-type="float" office:value="25044908" calcext:value-type="float">
            <text:p>25044908</text:p>
          </table:table-cell>
          <table:table-cell table:formula="of:=[.B1575]-[.B157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903416" calcext:value-type="float">
            <text:p>15903416</text:p>
          </table:table-cell>
          <table:table-cell office:value-type="float" office:value="25060817" calcext:value-type="float">
            <text:p>25060817</text:p>
          </table:table-cell>
          <table:table-cell table:formula="of:=[.B1576]-[.B157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5913507" calcext:value-type="float">
            <text:p>15913507</text:p>
          </table:table-cell>
          <table:table-cell office:value-type="float" office:value="25076721" calcext:value-type="float">
            <text:p>25076721</text:p>
          </table:table-cell>
          <table:table-cell table:formula="of:=[.B1577]-[.B157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5923598" calcext:value-type="float">
            <text:p>15923598</text:p>
          </table:table-cell>
          <table:table-cell office:value-type="float" office:value="25092626" calcext:value-type="float">
            <text:p>25092626</text:p>
          </table:table-cell>
          <table:table-cell table:formula="of:=[.B1578]-[.B157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5933689" calcext:value-type="float">
            <text:p>15933689</text:p>
          </table:table-cell>
          <table:table-cell office:value-type="float" office:value="25108526" calcext:value-type="float">
            <text:p>25108526</text:p>
          </table:table-cell>
          <table:table-cell table:formula="of:=[.B1579]-[.B157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5943780" calcext:value-type="float">
            <text:p>15943780</text:p>
          </table:table-cell>
          <table:table-cell office:value-type="float" office:value="25124418" calcext:value-type="float">
            <text:p>25124418</text:p>
          </table:table-cell>
          <table:table-cell table:formula="of:=[.B1580]-[.B157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5953871" calcext:value-type="float">
            <text:p>15953871</text:p>
          </table:table-cell>
          <table:table-cell office:value-type="float" office:value="25140328" calcext:value-type="float">
            <text:p>25140328</text:p>
          </table:table-cell>
          <table:table-cell table:formula="of:=[.B1581]-[.B158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5963962" calcext:value-type="float">
            <text:p>15963962</text:p>
          </table:table-cell>
          <table:table-cell office:value-type="float" office:value="25156229" calcext:value-type="float">
            <text:p>25156229</text:p>
          </table:table-cell>
          <table:table-cell table:formula="of:=[.B1582]-[.B158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5974053" calcext:value-type="float">
            <text:p>15974053</text:p>
          </table:table-cell>
          <table:table-cell office:value-type="float" office:value="25172122" calcext:value-type="float">
            <text:p>25172122</text:p>
          </table:table-cell>
          <table:table-cell table:formula="of:=[.B1583]-[.B158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5984144" calcext:value-type="float">
            <text:p>15984144</text:p>
          </table:table-cell>
          <table:table-cell office:value-type="float" office:value="25188019" calcext:value-type="float">
            <text:p>25188019</text:p>
          </table:table-cell>
          <table:table-cell table:formula="of:=[.B1584]-[.B158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5994235" calcext:value-type="float">
            <text:p>15994235</text:p>
          </table:table-cell>
          <table:table-cell office:value-type="float" office:value="25203921" calcext:value-type="float">
            <text:p>25203921</text:p>
          </table:table-cell>
          <table:table-cell table:formula="of:=[.B1585]-[.B158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004326" calcext:value-type="float">
            <text:p>16004326</text:p>
          </table:table-cell>
          <table:table-cell office:value-type="float" office:value="25219812" calcext:value-type="float">
            <text:p>25219812</text:p>
          </table:table-cell>
          <table:table-cell table:formula="of:=[.B1586]-[.B158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6014417" calcext:value-type="float">
            <text:p>16014417</text:p>
          </table:table-cell>
          <table:table-cell office:value-type="float" office:value="25235702" calcext:value-type="float">
            <text:p>25235702</text:p>
          </table:table-cell>
          <table:table-cell table:formula="of:=[.B1587]-[.B158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6024508" calcext:value-type="float">
            <text:p>16024508</text:p>
          </table:table-cell>
          <table:table-cell office:value-type="float" office:value="25251615" calcext:value-type="float">
            <text:p>25251615</text:p>
          </table:table-cell>
          <table:table-cell table:formula="of:=[.B1588]-[.B158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6034599" calcext:value-type="float">
            <text:p>16034599</text:p>
          </table:table-cell>
          <table:table-cell office:value-type="float" office:value="25267515" calcext:value-type="float">
            <text:p>25267515</text:p>
          </table:table-cell>
          <table:table-cell table:formula="of:=[.B1589]-[.B158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6044690" calcext:value-type="float">
            <text:p>16044690</text:p>
          </table:table-cell>
          <table:table-cell office:value-type="float" office:value="25283420" calcext:value-type="float">
            <text:p>25283420</text:p>
          </table:table-cell>
          <table:table-cell table:formula="of:=[.B1590]-[.B158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6054781" calcext:value-type="float">
            <text:p>16054781</text:p>
          </table:table-cell>
          <table:table-cell office:value-type="float" office:value="25299334" calcext:value-type="float">
            <text:p>25299334</text:p>
          </table:table-cell>
          <table:table-cell table:formula="of:=[.B1591]-[.B159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6064872" calcext:value-type="float">
            <text:p>16064872</text:p>
          </table:table-cell>
          <table:table-cell office:value-type="float" office:value="25315229" calcext:value-type="float">
            <text:p>25315229</text:p>
          </table:table-cell>
          <table:table-cell table:formula="of:=[.B1592]-[.B159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6074963" calcext:value-type="float">
            <text:p>16074963</text:p>
          </table:table-cell>
          <table:table-cell office:value-type="float" office:value="25331140" calcext:value-type="float">
            <text:p>25331140</text:p>
          </table:table-cell>
          <table:table-cell table:formula="of:=[.B1593]-[.B1592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6085054" calcext:value-type="float">
            <text:p>16085054</text:p>
          </table:table-cell>
          <table:table-cell office:value-type="float" office:value="25347044" calcext:value-type="float">
            <text:p>25347044</text:p>
          </table:table-cell>
          <table:table-cell table:formula="of:=[.B1594]-[.B159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6095145" calcext:value-type="float">
            <text:p>16095145</text:p>
          </table:table-cell>
          <table:table-cell office:value-type="float" office:value="25362942" calcext:value-type="float">
            <text:p>25362942</text:p>
          </table:table-cell>
          <table:table-cell table:formula="of:=[.B1595]-[.B159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6105236" calcext:value-type="float">
            <text:p>16105236</text:p>
          </table:table-cell>
          <table:table-cell office:value-type="float" office:value="25378835" calcext:value-type="float">
            <text:p>25378835</text:p>
          </table:table-cell>
          <table:table-cell table:formula="of:=[.B1596]-[.B159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115327" calcext:value-type="float">
            <text:p>16115327</text:p>
          </table:table-cell>
          <table:table-cell office:value-type="float" office:value="25394748" calcext:value-type="float">
            <text:p>25394748</text:p>
          </table:table-cell>
          <table:table-cell table:formula="of:=[.B1597]-[.B1596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6125418" calcext:value-type="float">
            <text:p>16125418</text:p>
          </table:table-cell>
          <table:table-cell office:value-type="float" office:value="25410652" calcext:value-type="float">
            <text:p>25410652</text:p>
          </table:table-cell>
          <table:table-cell table:formula="of:=[.B1598]-[.B159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6135509" calcext:value-type="float">
            <text:p>16135509</text:p>
          </table:table-cell>
          <table:table-cell office:value-type="float" office:value="25426565" calcext:value-type="float">
            <text:p>25426565</text:p>
          </table:table-cell>
          <table:table-cell table:formula="of:=[.B1599]-[.B159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6145600" calcext:value-type="float">
            <text:p>16145600</text:p>
          </table:table-cell>
          <table:table-cell office:value-type="float" office:value="25442457" calcext:value-type="float">
            <text:p>25442457</text:p>
          </table:table-cell>
          <table:table-cell table:formula="of:=[.B1600]-[.B159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6155691" calcext:value-type="float">
            <text:p>16155691</text:p>
          </table:table-cell>
          <table:table-cell office:value-type="float" office:value="25458350" calcext:value-type="float">
            <text:p>25458350</text:p>
          </table:table-cell>
          <table:table-cell table:formula="of:=[.B1601]-[.B160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165782" calcext:value-type="float">
            <text:p>16165782</text:p>
          </table:table-cell>
          <table:table-cell office:value-type="float" office:value="25474264" calcext:value-type="float">
            <text:p>25474264</text:p>
          </table:table-cell>
          <table:table-cell table:formula="of:=[.B1602]-[.B160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6175873" calcext:value-type="float">
            <text:p>16175873</text:p>
          </table:table-cell>
          <table:table-cell office:value-type="float" office:value="25490165" calcext:value-type="float">
            <text:p>25490165</text:p>
          </table:table-cell>
          <table:table-cell table:formula="of:=[.B1603]-[.B160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185964" calcext:value-type="float">
            <text:p>16185964</text:p>
          </table:table-cell>
          <table:table-cell office:value-type="float" office:value="25506058" calcext:value-type="float">
            <text:p>25506058</text:p>
          </table:table-cell>
          <table:table-cell table:formula="of:=[.B1604]-[.B160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196055" calcext:value-type="float">
            <text:p>16196055</text:p>
          </table:table-cell>
          <table:table-cell office:value-type="float" office:value="25521959" calcext:value-type="float">
            <text:p>25521959</text:p>
          </table:table-cell>
          <table:table-cell table:formula="of:=[.B1605]-[.B160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206146" calcext:value-type="float">
            <text:p>16206146</text:p>
          </table:table-cell>
          <table:table-cell office:value-type="float" office:value="25537860" calcext:value-type="float">
            <text:p>25537860</text:p>
          </table:table-cell>
          <table:table-cell table:formula="of:=[.B1606]-[.B160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216237" calcext:value-type="float">
            <text:p>16216237</text:p>
          </table:table-cell>
          <table:table-cell office:value-type="float" office:value="25553749" calcext:value-type="float">
            <text:p>25553749</text:p>
          </table:table-cell>
          <table:table-cell table:formula="of:=[.B1607]-[.B1606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6226328" calcext:value-type="float">
            <text:p>16226328</text:p>
          </table:table-cell>
          <table:table-cell office:value-type="float" office:value="25569637" calcext:value-type="float">
            <text:p>25569637</text:p>
          </table:table-cell>
          <table:table-cell table:formula="of:=[.B1608]-[.B1607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6236419" calcext:value-type="float">
            <text:p>16236419</text:p>
          </table:table-cell>
          <table:table-cell office:value-type="float" office:value="25585543" calcext:value-type="float">
            <text:p>25585543</text:p>
          </table:table-cell>
          <table:table-cell table:formula="of:=[.B1609]-[.B160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6246510" calcext:value-type="float">
            <text:p>16246510</text:p>
          </table:table-cell>
          <table:table-cell office:value-type="float" office:value="25601451" calcext:value-type="float">
            <text:p>25601451</text:p>
          </table:table-cell>
          <table:table-cell table:formula="of:=[.B1610]-[.B160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6256601" calcext:value-type="float">
            <text:p>16256601</text:p>
          </table:table-cell>
          <table:table-cell office:value-type="float" office:value="25617348" calcext:value-type="float">
            <text:p>25617348</text:p>
          </table:table-cell>
          <table:table-cell table:formula="of:=[.B1611]-[.B161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6266692" calcext:value-type="float">
            <text:p>16266692</text:p>
          </table:table-cell>
          <table:table-cell office:value-type="float" office:value="25633261" calcext:value-type="float">
            <text:p>25633261</text:p>
          </table:table-cell>
          <table:table-cell table:formula="of:=[.B1612]-[.B1611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6276783" calcext:value-type="float">
            <text:p>16276783</text:p>
          </table:table-cell>
          <table:table-cell office:value-type="float" office:value="25649167" calcext:value-type="float">
            <text:p>25649167</text:p>
          </table:table-cell>
          <table:table-cell table:formula="of:=[.B1613]-[.B161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6286874" calcext:value-type="float">
            <text:p>16286874</text:p>
          </table:table-cell>
          <table:table-cell office:value-type="float" office:value="25665059" calcext:value-type="float">
            <text:p>25665059</text:p>
          </table:table-cell>
          <table:table-cell table:formula="of:=[.B1614]-[.B1613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6296965" calcext:value-type="float">
            <text:p>16296965</text:p>
          </table:table-cell>
          <table:table-cell office:value-type="float" office:value="25680977" calcext:value-type="float">
            <text:p>25680977</text:p>
          </table:table-cell>
          <table:table-cell table:formula="of:=[.B1615]-[.B1614]" office:value-type="float" office:value="15918" calcext:value-type="float">
            <text:p>15918</text:p>
          </table:table-cell>
          <table:table-cell table:number-columns-repeated="13"/>
        </table:table-row>
        <table:table-row table:style-name="ro1">
          <table:table-cell office:value-type="float" office:value="16307056" calcext:value-type="float">
            <text:p>16307056</text:p>
          </table:table-cell>
          <table:table-cell office:value-type="float" office:value="25696872" calcext:value-type="float">
            <text:p>25696872</text:p>
          </table:table-cell>
          <table:table-cell table:formula="of:=[.B1616]-[.B161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6317147" calcext:value-type="float">
            <text:p>16317147</text:p>
          </table:table-cell>
          <table:table-cell office:value-type="float" office:value="25712770" calcext:value-type="float">
            <text:p>25712770</text:p>
          </table:table-cell>
          <table:table-cell table:formula="of:=[.B1617]-[.B161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6327238" calcext:value-type="float">
            <text:p>16327238</text:p>
          </table:table-cell>
          <table:table-cell office:value-type="float" office:value="25728675" calcext:value-type="float">
            <text:p>25728675</text:p>
          </table:table-cell>
          <table:table-cell table:formula="of:=[.B1618]-[.B161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6337329" calcext:value-type="float">
            <text:p>16337329</text:p>
          </table:table-cell>
          <table:table-cell office:value-type="float" office:value="25744584" calcext:value-type="float">
            <text:p>25744584</text:p>
          </table:table-cell>
          <table:table-cell table:formula="of:=[.B1619]-[.B161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6347420" calcext:value-type="float">
            <text:p>16347420</text:p>
          </table:table-cell>
          <table:table-cell office:value-type="float" office:value="25760487" calcext:value-type="float">
            <text:p>25760487</text:p>
          </table:table-cell>
          <table:table-cell table:formula="of:=[.B1620]-[.B161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6357511" calcext:value-type="float">
            <text:p>16357511</text:p>
          </table:table-cell>
          <table:table-cell office:value-type="float" office:value="25776393" calcext:value-type="float">
            <text:p>25776393</text:p>
          </table:table-cell>
          <table:table-cell table:formula="of:=[.B1621]-[.B162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6367602" calcext:value-type="float">
            <text:p>16367602</text:p>
          </table:table-cell>
          <table:table-cell office:value-type="float" office:value="25792287" calcext:value-type="float">
            <text:p>25792287</text:p>
          </table:table-cell>
          <table:table-cell table:formula="of:=[.B1622]-[.B162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6377693" calcext:value-type="float">
            <text:p>16377693</text:p>
          </table:table-cell>
          <table:table-cell office:value-type="float" office:value="25808185" calcext:value-type="float">
            <text:p>25808185</text:p>
          </table:table-cell>
          <table:table-cell table:formula="of:=[.B1623]-[.B162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6387784" calcext:value-type="float">
            <text:p>16387784</text:p>
          </table:table-cell>
          <table:table-cell office:value-type="float" office:value="25824093" calcext:value-type="float">
            <text:p>25824093</text:p>
          </table:table-cell>
          <table:table-cell table:formula="of:=[.B1624]-[.B1623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6397875" calcext:value-type="float">
            <text:p>16397875</text:p>
          </table:table-cell>
          <table:table-cell office:value-type="float" office:value="25839993" calcext:value-type="float">
            <text:p>25839993</text:p>
          </table:table-cell>
          <table:table-cell table:formula="of:=[.B1625]-[.B162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6407966" calcext:value-type="float">
            <text:p>16407966</text:p>
          </table:table-cell>
          <table:table-cell office:value-type="float" office:value="25855888" calcext:value-type="float">
            <text:p>25855888</text:p>
          </table:table-cell>
          <table:table-cell table:formula="of:=[.B1626]-[.B162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6418057" calcext:value-type="float">
            <text:p>16418057</text:p>
          </table:table-cell>
          <table:table-cell office:value-type="float" office:value="25871790" calcext:value-type="float">
            <text:p>25871790</text:p>
          </table:table-cell>
          <table:table-cell table:formula="of:=[.B1627]-[.B162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428148" calcext:value-type="float">
            <text:p>16428148</text:p>
          </table:table-cell>
          <table:table-cell office:value-type="float" office:value="25887683" calcext:value-type="float">
            <text:p>25887683</text:p>
          </table:table-cell>
          <table:table-cell table:formula="of:=[.B1628]-[.B162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438239" calcext:value-type="float">
            <text:p>16438239</text:p>
          </table:table-cell>
          <table:table-cell office:value-type="float" office:value="25903574" calcext:value-type="float">
            <text:p>25903574</text:p>
          </table:table-cell>
          <table:table-cell table:formula="of:=[.B1629]-[.B162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6448330" calcext:value-type="float">
            <text:p>16448330</text:p>
          </table:table-cell>
          <table:table-cell office:value-type="float" office:value="25919468" calcext:value-type="float">
            <text:p>25919468</text:p>
          </table:table-cell>
          <table:table-cell table:formula="of:=[.B1630]-[.B162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6458421" calcext:value-type="float">
            <text:p>16458421</text:p>
          </table:table-cell>
          <table:table-cell office:value-type="float" office:value="25935377" calcext:value-type="float">
            <text:p>25935377</text:p>
          </table:table-cell>
          <table:table-cell table:formula="of:=[.B1631]-[.B163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6468512" calcext:value-type="float">
            <text:p>16468512</text:p>
          </table:table-cell>
          <table:table-cell office:value-type="float" office:value="25951280" calcext:value-type="float">
            <text:p>25951280</text:p>
          </table:table-cell>
          <table:table-cell table:formula="of:=[.B1632]-[.B163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6478603" calcext:value-type="float">
            <text:p>16478603</text:p>
          </table:table-cell>
          <table:table-cell office:value-type="float" office:value="25967189" calcext:value-type="float">
            <text:p>25967189</text:p>
          </table:table-cell>
          <table:table-cell table:formula="of:=[.B1633]-[.B163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6488694" calcext:value-type="float">
            <text:p>16488694</text:p>
          </table:table-cell>
          <table:table-cell office:value-type="float" office:value="25983099" calcext:value-type="float">
            <text:p>25983099</text:p>
          </table:table-cell>
          <table:table-cell table:formula="of:=[.B1634]-[.B163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6498785" calcext:value-type="float">
            <text:p>16498785</text:p>
          </table:table-cell>
          <table:table-cell office:value-type="float" office:value="25998993" calcext:value-type="float">
            <text:p>25998993</text:p>
          </table:table-cell>
          <table:table-cell table:formula="of:=[.B1635]-[.B163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6508876" calcext:value-type="float">
            <text:p>16508876</text:p>
          </table:table-cell>
          <table:table-cell office:value-type="float" office:value="26014901" calcext:value-type="float">
            <text:p>26014901</text:p>
          </table:table-cell>
          <table:table-cell table:formula="of:=[.B1636]-[.B163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6518967" calcext:value-type="float">
            <text:p>16518967</text:p>
          </table:table-cell>
          <table:table-cell office:value-type="float" office:value="26030806" calcext:value-type="float">
            <text:p>26030806</text:p>
          </table:table-cell>
          <table:table-cell table:formula="of:=[.B1637]-[.B163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6529058" calcext:value-type="float">
            <text:p>16529058</text:p>
          </table:table-cell>
          <table:table-cell office:value-type="float" office:value="26046708" calcext:value-type="float">
            <text:p>26046708</text:p>
          </table:table-cell>
          <table:table-cell table:formula="of:=[.B1638]-[.B163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539149" calcext:value-type="float">
            <text:p>16539149</text:p>
          </table:table-cell>
          <table:table-cell office:value-type="float" office:value="26062601" calcext:value-type="float">
            <text:p>26062601</text:p>
          </table:table-cell>
          <table:table-cell table:formula="of:=[.B1639]-[.B163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549240" calcext:value-type="float">
            <text:p>16549240</text:p>
          </table:table-cell>
          <table:table-cell office:value-type="float" office:value="26078512" calcext:value-type="float">
            <text:p>26078512</text:p>
          </table:table-cell>
          <table:table-cell table:formula="of:=[.B1640]-[.B163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6559331" calcext:value-type="float">
            <text:p>16559331</text:p>
          </table:table-cell>
          <table:table-cell office:value-type="float" office:value="26094416" calcext:value-type="float">
            <text:p>26094416</text:p>
          </table:table-cell>
          <table:table-cell table:formula="of:=[.B1641]-[.B164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6569422" calcext:value-type="float">
            <text:p>16569422</text:p>
          </table:table-cell>
          <table:table-cell office:value-type="float" office:value="26110322" calcext:value-type="float">
            <text:p>26110322</text:p>
          </table:table-cell>
          <table:table-cell table:formula="of:=[.B1642]-[.B164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6579513" calcext:value-type="float">
            <text:p>16579513</text:p>
          </table:table-cell>
          <table:table-cell office:value-type="float" office:value="26126224" calcext:value-type="float">
            <text:p>26126224</text:p>
          </table:table-cell>
          <table:table-cell table:formula="of:=[.B1643]-[.B164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589604" calcext:value-type="float">
            <text:p>16589604</text:p>
          </table:table-cell>
          <table:table-cell office:value-type="float" office:value="26142114" calcext:value-type="float">
            <text:p>26142114</text:p>
          </table:table-cell>
          <table:table-cell table:formula="of:=[.B1644]-[.B164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6599695" calcext:value-type="float">
            <text:p>16599695</text:p>
          </table:table-cell>
          <table:table-cell office:value-type="float" office:value="26158027" calcext:value-type="float">
            <text:p>26158027</text:p>
          </table:table-cell>
          <table:table-cell table:formula="of:=[.B1645]-[.B1644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6609786" calcext:value-type="float">
            <text:p>16609786</text:p>
          </table:table-cell>
          <table:table-cell office:value-type="float" office:value="26173929" calcext:value-type="float">
            <text:p>26173929</text:p>
          </table:table-cell>
          <table:table-cell table:formula="of:=[.B1646]-[.B164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619877" calcext:value-type="float">
            <text:p>16619877</text:p>
          </table:table-cell>
          <table:table-cell office:value-type="float" office:value="26189821" calcext:value-type="float">
            <text:p>26189821</text:p>
          </table:table-cell>
          <table:table-cell table:formula="of:=[.B1647]-[.B164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6629968" calcext:value-type="float">
            <text:p>16629968</text:p>
          </table:table-cell>
          <table:table-cell office:value-type="float" office:value="26205724" calcext:value-type="float">
            <text:p>26205724</text:p>
          </table:table-cell>
          <table:table-cell table:formula="of:=[.B1648]-[.B164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6640059" calcext:value-type="float">
            <text:p>16640059</text:p>
          </table:table-cell>
          <table:table-cell office:value-type="float" office:value="26221624" calcext:value-type="float">
            <text:p>26221624</text:p>
          </table:table-cell>
          <table:table-cell table:formula="of:=[.B1649]-[.B164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6650150" calcext:value-type="float">
            <text:p>16650150</text:p>
          </table:table-cell>
          <table:table-cell office:value-type="float" office:value="26237508" calcext:value-type="float">
            <text:p>26237508</text:p>
          </table:table-cell>
          <table:table-cell table:formula="of:=[.B1650]-[.B1649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16660241" calcext:value-type="float">
            <text:p>16660241</text:p>
          </table:table-cell>
          <table:table-cell office:value-type="float" office:value="26253403" calcext:value-type="float">
            <text:p>26253403</text:p>
          </table:table-cell>
          <table:table-cell table:formula="of:=[.B1651]-[.B1650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6670332" calcext:value-type="float">
            <text:p>16670332</text:p>
          </table:table-cell>
          <table:table-cell office:value-type="float" office:value="26269313" calcext:value-type="float">
            <text:p>26269313</text:p>
          </table:table-cell>
          <table:table-cell table:formula="of:=[.B1652]-[.B165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6680423" calcext:value-type="float">
            <text:p>16680423</text:p>
          </table:table-cell>
          <table:table-cell office:value-type="float" office:value="26285215" calcext:value-type="float">
            <text:p>26285215</text:p>
          </table:table-cell>
          <table:table-cell table:formula="of:=[.B1653]-[.B165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690514" calcext:value-type="float">
            <text:p>16690514</text:p>
          </table:table-cell>
          <table:table-cell office:value-type="float" office:value="26301113" calcext:value-type="float">
            <text:p>26301113</text:p>
          </table:table-cell>
          <table:table-cell table:formula="of:=[.B1654]-[.B165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6700605" calcext:value-type="float">
            <text:p>16700605</text:p>
          </table:table-cell>
          <table:table-cell office:value-type="float" office:value="26317023" calcext:value-type="float">
            <text:p>26317023</text:p>
          </table:table-cell>
          <table:table-cell table:formula="of:=[.B1655]-[.B165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6710696" calcext:value-type="float">
            <text:p>16710696</text:p>
          </table:table-cell>
          <table:table-cell office:value-type="float" office:value="26332929" calcext:value-type="float">
            <text:p>26332929</text:p>
          </table:table-cell>
          <table:table-cell table:formula="of:=[.B1656]-[.B165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6720787" calcext:value-type="float">
            <text:p>16720787</text:p>
          </table:table-cell>
          <table:table-cell office:value-type="float" office:value="26348829" calcext:value-type="float">
            <text:p>26348829</text:p>
          </table:table-cell>
          <table:table-cell table:formula="of:=[.B1657]-[.B165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6730878" calcext:value-type="float">
            <text:p>16730878</text:p>
          </table:table-cell>
          <table:table-cell office:value-type="float" office:value="26364745" calcext:value-type="float">
            <text:p>26364745</text:p>
          </table:table-cell>
          <table:table-cell table:formula="of:=[.B1658]-[.B1657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16740969" calcext:value-type="float">
            <text:p>16740969</text:p>
          </table:table-cell>
          <table:table-cell office:value-type="float" office:value="26380641" calcext:value-type="float">
            <text:p>26380641</text:p>
          </table:table-cell>
          <table:table-cell table:formula="of:=[.B1659]-[.B165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6751060" calcext:value-type="float">
            <text:p>16751060</text:p>
          </table:table-cell>
          <table:table-cell office:value-type="float" office:value="26396531" calcext:value-type="float">
            <text:p>26396531</text:p>
          </table:table-cell>
          <table:table-cell table:formula="of:=[.B1660]-[.B165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6761151" calcext:value-type="float">
            <text:p>16761151</text:p>
          </table:table-cell>
          <table:table-cell office:value-type="float" office:value="26412442" calcext:value-type="float">
            <text:p>26412442</text:p>
          </table:table-cell>
          <table:table-cell table:formula="of:=[.B1661]-[.B166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6771242" calcext:value-type="float">
            <text:p>16771242</text:p>
          </table:table-cell>
          <table:table-cell office:value-type="float" office:value="26428353" calcext:value-type="float">
            <text:p>26428353</text:p>
          </table:table-cell>
          <table:table-cell table:formula="of:=[.B1662]-[.B166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6781333" calcext:value-type="float">
            <text:p>16781333</text:p>
          </table:table-cell>
          <table:table-cell office:value-type="float" office:value="26444255" calcext:value-type="float">
            <text:p>26444255</text:p>
          </table:table-cell>
          <table:table-cell table:formula="of:=[.B1663]-[.B166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791424" calcext:value-type="float">
            <text:p>16791424</text:p>
          </table:table-cell>
          <table:table-cell office:value-type="float" office:value="26460157" calcext:value-type="float">
            <text:p>26460157</text:p>
          </table:table-cell>
          <table:table-cell table:formula="of:=[.B1664]-[.B166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6801515" calcext:value-type="float">
            <text:p>16801515</text:p>
          </table:table-cell>
          <table:table-cell office:value-type="float" office:value="26476048" calcext:value-type="float">
            <text:p>26476048</text:p>
          </table:table-cell>
          <table:table-cell table:formula="of:=[.B1665]-[.B1664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6811606" calcext:value-type="float">
            <text:p>16811606</text:p>
          </table:table-cell>
          <table:table-cell office:value-type="float" office:value="26491951" calcext:value-type="float">
            <text:p>26491951</text:p>
          </table:table-cell>
          <table:table-cell table:formula="of:=[.B1666]-[.B166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6821697" calcext:value-type="float">
            <text:p>16821697</text:p>
          </table:table-cell>
          <table:table-cell office:value-type="float" office:value="26507861" calcext:value-type="float">
            <text:p>26507861</text:p>
          </table:table-cell>
          <table:table-cell table:formula="of:=[.B1667]-[.B166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6831788" calcext:value-type="float">
            <text:p>16831788</text:p>
          </table:table-cell>
          <table:table-cell office:value-type="float" office:value="26523757" calcext:value-type="float">
            <text:p>26523757</text:p>
          </table:table-cell>
          <table:table-cell table:formula="of:=[.B1668]-[.B166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6841879" calcext:value-type="float">
            <text:p>16841879</text:p>
          </table:table-cell>
          <table:table-cell office:value-type="float" office:value="26539650" calcext:value-type="float">
            <text:p>26539650</text:p>
          </table:table-cell>
          <table:table-cell table:formula="of:=[.B1669]-[.B166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851970" calcext:value-type="float">
            <text:p>16851970</text:p>
          </table:table-cell>
          <table:table-cell office:value-type="float" office:value="26555554" calcext:value-type="float">
            <text:p>26555554</text:p>
          </table:table-cell>
          <table:table-cell table:formula="of:=[.B1670]-[.B166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6862061" calcext:value-type="float">
            <text:p>16862061</text:p>
          </table:table-cell>
          <table:table-cell office:value-type="float" office:value="26571446" calcext:value-type="float">
            <text:p>26571446</text:p>
          </table:table-cell>
          <table:table-cell table:formula="of:=[.B1671]-[.B167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6872152" calcext:value-type="float">
            <text:p>16872152</text:p>
          </table:table-cell>
          <table:table-cell office:value-type="float" office:value="26587337" calcext:value-type="float">
            <text:p>26587337</text:p>
          </table:table-cell>
          <table:table-cell table:formula="of:=[.B1672]-[.B1671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6882243" calcext:value-type="float">
            <text:p>16882243</text:p>
          </table:table-cell>
          <table:table-cell office:value-type="float" office:value="26603235" calcext:value-type="float">
            <text:p>26603235</text:p>
          </table:table-cell>
          <table:table-cell table:formula="of:=[.B1673]-[.B167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6892334" calcext:value-type="float">
            <text:p>16892334</text:p>
          </table:table-cell>
          <table:table-cell office:value-type="float" office:value="26619144" calcext:value-type="float">
            <text:p>26619144</text:p>
          </table:table-cell>
          <table:table-cell table:formula="of:=[.B1674]-[.B167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6902425" calcext:value-type="float">
            <text:p>16902425</text:p>
          </table:table-cell>
          <table:table-cell office:value-type="float" office:value="26635043" calcext:value-type="float">
            <text:p>26635043</text:p>
          </table:table-cell>
          <table:table-cell table:formula="of:=[.B1675]-[.B167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6912516" calcext:value-type="float">
            <text:p>16912516</text:p>
          </table:table-cell>
          <table:table-cell office:value-type="float" office:value="26650954" calcext:value-type="float">
            <text:p>26650954</text:p>
          </table:table-cell>
          <table:table-cell table:formula="of:=[.B1676]-[.B1675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6922607" calcext:value-type="float">
            <text:p>16922607</text:p>
          </table:table-cell>
          <table:table-cell office:value-type="float" office:value="26666868" calcext:value-type="float">
            <text:p>26666868</text:p>
          </table:table-cell>
          <table:table-cell table:formula="of:=[.B1677]-[.B167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6932698" calcext:value-type="float">
            <text:p>16932698</text:p>
          </table:table-cell>
          <table:table-cell office:value-type="float" office:value="26682761" calcext:value-type="float">
            <text:p>26682761</text:p>
          </table:table-cell>
          <table:table-cell table:formula="of:=[.B1678]-[.B167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6942789" calcext:value-type="float">
            <text:p>16942789</text:p>
          </table:table-cell>
          <table:table-cell office:value-type="float" office:value="26698668" calcext:value-type="float">
            <text:p>26698668</text:p>
          </table:table-cell>
          <table:table-cell table:formula="of:=[.B1679]-[.B167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6952880" calcext:value-type="float">
            <text:p>16952880</text:p>
          </table:table-cell>
          <table:table-cell office:value-type="float" office:value="26714569" calcext:value-type="float">
            <text:p>26714569</text:p>
          </table:table-cell>
          <table:table-cell table:formula="of:=[.B1680]-[.B167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6962971" calcext:value-type="float">
            <text:p>16962971</text:p>
          </table:table-cell>
          <table:table-cell office:value-type="float" office:value="26730472" calcext:value-type="float">
            <text:p>26730472</text:p>
          </table:table-cell>
          <table:table-cell table:formula="of:=[.B1681]-[.B168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6973062" calcext:value-type="float">
            <text:p>16973062</text:p>
          </table:table-cell>
          <table:table-cell office:value-type="float" office:value="26746367" calcext:value-type="float">
            <text:p>26746367</text:p>
          </table:table-cell>
          <table:table-cell table:formula="of:=[.B1682]-[.B168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6983153" calcext:value-type="float">
            <text:p>16983153</text:p>
          </table:table-cell>
          <table:table-cell office:value-type="float" office:value="26762276" calcext:value-type="float">
            <text:p>26762276</text:p>
          </table:table-cell>
          <table:table-cell table:formula="of:=[.B1683]-[.B168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6993244" calcext:value-type="float">
            <text:p>16993244</text:p>
          </table:table-cell>
          <table:table-cell office:value-type="float" office:value="26778182" calcext:value-type="float">
            <text:p>26778182</text:p>
          </table:table-cell>
          <table:table-cell table:formula="of:=[.B1684]-[.B168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7003335" calcext:value-type="float">
            <text:p>17003335</text:p>
          </table:table-cell>
          <table:table-cell office:value-type="float" office:value="26794086" calcext:value-type="float">
            <text:p>26794086</text:p>
          </table:table-cell>
          <table:table-cell table:formula="of:=[.B1685]-[.B1684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013426" calcext:value-type="float">
            <text:p>17013426</text:p>
          </table:table-cell>
          <table:table-cell office:value-type="float" office:value="26809990" calcext:value-type="float">
            <text:p>26809990</text:p>
          </table:table-cell>
          <table:table-cell table:formula="of:=[.B1686]-[.B168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023517" calcext:value-type="float">
            <text:p>17023517</text:p>
          </table:table-cell>
          <table:table-cell office:value-type="float" office:value="26825880" calcext:value-type="float">
            <text:p>26825880</text:p>
          </table:table-cell>
          <table:table-cell table:formula="of:=[.B1687]-[.B1686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7033608" calcext:value-type="float">
            <text:p>17033608</text:p>
          </table:table-cell>
          <table:table-cell office:value-type="float" office:value="26841795" calcext:value-type="float">
            <text:p>26841795</text:p>
          </table:table-cell>
          <table:table-cell table:formula="of:=[.B1688]-[.B1687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7043699" calcext:value-type="float">
            <text:p>17043699</text:p>
          </table:table-cell>
          <table:table-cell office:value-type="float" office:value="26857695" calcext:value-type="float">
            <text:p>26857695</text:p>
          </table:table-cell>
          <table:table-cell table:formula="of:=[.B1689]-[.B168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053790" calcext:value-type="float">
            <text:p>17053790</text:p>
          </table:table-cell>
          <table:table-cell office:value-type="float" office:value="26873586" calcext:value-type="float">
            <text:p>26873586</text:p>
          </table:table-cell>
          <table:table-cell table:formula="of:=[.B1690]-[.B168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063881" calcext:value-type="float">
            <text:p>17063881</text:p>
          </table:table-cell>
          <table:table-cell office:value-type="float" office:value="26889484" calcext:value-type="float">
            <text:p>26889484</text:p>
          </table:table-cell>
          <table:table-cell table:formula="of:=[.B1691]-[.B169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7073972" calcext:value-type="float">
            <text:p>17073972</text:p>
          </table:table-cell>
          <table:table-cell office:value-type="float" office:value="26905390" calcext:value-type="float">
            <text:p>26905390</text:p>
          </table:table-cell>
          <table:table-cell table:formula="of:=[.B1692]-[.B169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7084063" calcext:value-type="float">
            <text:p>17084063</text:p>
          </table:table-cell>
          <table:table-cell office:value-type="float" office:value="26921273" calcext:value-type="float">
            <text:p>26921273</text:p>
          </table:table-cell>
          <table:table-cell table:formula="of:=[.B1693]-[.B1692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17094154" calcext:value-type="float">
            <text:p>17094154</text:p>
          </table:table-cell>
          <table:table-cell office:value-type="float" office:value="26937163" calcext:value-type="float">
            <text:p>26937163</text:p>
          </table:table-cell>
          <table:table-cell table:formula="of:=[.B1694]-[.B169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7104245" calcext:value-type="float">
            <text:p>17104245</text:p>
          </table:table-cell>
          <table:table-cell office:value-type="float" office:value="26953074" calcext:value-type="float">
            <text:p>26953074</text:p>
          </table:table-cell>
          <table:table-cell table:formula="of:=[.B1695]-[.B169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7114336" calcext:value-type="float">
            <text:p>17114336</text:p>
          </table:table-cell>
          <table:table-cell office:value-type="float" office:value="26968978" calcext:value-type="float">
            <text:p>26968978</text:p>
          </table:table-cell>
          <table:table-cell table:formula="of:=[.B1696]-[.B169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124427" calcext:value-type="float">
            <text:p>17124427</text:p>
          </table:table-cell>
          <table:table-cell office:value-type="float" office:value="26984879" calcext:value-type="float">
            <text:p>26984879</text:p>
          </table:table-cell>
          <table:table-cell table:formula="of:=[.B1697]-[.B169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134518" calcext:value-type="float">
            <text:p>17134518</text:p>
          </table:table-cell>
          <table:table-cell office:value-type="float" office:value="27000791" calcext:value-type="float">
            <text:p>27000791</text:p>
          </table:table-cell>
          <table:table-cell table:formula="of:=[.B1698]-[.B169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7144609" calcext:value-type="float">
            <text:p>17144609</text:p>
          </table:table-cell>
          <table:table-cell office:value-type="float" office:value="27016692" calcext:value-type="float">
            <text:p>27016692</text:p>
          </table:table-cell>
          <table:table-cell table:formula="of:=[.B1699]-[.B169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154700" calcext:value-type="float">
            <text:p>17154700</text:p>
          </table:table-cell>
          <table:table-cell office:value-type="float" office:value="27032593" calcext:value-type="float">
            <text:p>27032593</text:p>
          </table:table-cell>
          <table:table-cell table:formula="of:=[.B1700]-[.B169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164791" calcext:value-type="float">
            <text:p>17164791</text:p>
          </table:table-cell>
          <table:table-cell office:value-type="float" office:value="27048507" calcext:value-type="float">
            <text:p>27048507</text:p>
          </table:table-cell>
          <table:table-cell table:formula="of:=[.B1701]-[.B170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7174882" calcext:value-type="float">
            <text:p>17174882</text:p>
          </table:table-cell>
          <table:table-cell office:value-type="float" office:value="27064407" calcext:value-type="float">
            <text:p>27064407</text:p>
          </table:table-cell>
          <table:table-cell table:formula="of:=[.B1702]-[.B170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184973" calcext:value-type="float">
            <text:p>17184973</text:p>
          </table:table-cell>
          <table:table-cell office:value-type="float" office:value="27080300" calcext:value-type="float">
            <text:p>27080300</text:p>
          </table:table-cell>
          <table:table-cell table:formula="of:=[.B1703]-[.B170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7195064" calcext:value-type="float">
            <text:p>17195064</text:p>
          </table:table-cell>
          <table:table-cell office:value-type="float" office:value="27096207" calcext:value-type="float">
            <text:p>27096207</text:p>
          </table:table-cell>
          <table:table-cell table:formula="of:=[.B1704]-[.B170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7205155" calcext:value-type="float">
            <text:p>17205155</text:p>
          </table:table-cell>
          <table:table-cell office:value-type="float" office:value="27112112" calcext:value-type="float">
            <text:p>27112112</text:p>
          </table:table-cell>
          <table:table-cell table:formula="of:=[.B1705]-[.B170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7215246" calcext:value-type="float">
            <text:p>17215246</text:p>
          </table:table-cell>
          <table:table-cell office:value-type="float" office:value="27128022" calcext:value-type="float">
            <text:p>27128022</text:p>
          </table:table-cell>
          <table:table-cell table:formula="of:=[.B1706]-[.B170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7225337" calcext:value-type="float">
            <text:p>17225337</text:p>
          </table:table-cell>
          <table:table-cell office:value-type="float" office:value="27143924" calcext:value-type="float">
            <text:p>27143924</text:p>
          </table:table-cell>
          <table:table-cell table:formula="of:=[.B1707]-[.B170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7235428" calcext:value-type="float">
            <text:p>17235428</text:p>
          </table:table-cell>
          <table:table-cell office:value-type="float" office:value="27159810" calcext:value-type="float">
            <text:p>27159810</text:p>
          </table:table-cell>
          <table:table-cell table:formula="of:=[.B1708]-[.B1707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7245519" calcext:value-type="float">
            <text:p>17245519</text:p>
          </table:table-cell>
          <table:table-cell office:value-type="float" office:value="27175719" calcext:value-type="float">
            <text:p>27175719</text:p>
          </table:table-cell>
          <table:table-cell table:formula="of:=[.B1709]-[.B170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7255610" calcext:value-type="float">
            <text:p>17255610</text:p>
          </table:table-cell>
          <table:table-cell office:value-type="float" office:value="27191629" calcext:value-type="float">
            <text:p>27191629</text:p>
          </table:table-cell>
          <table:table-cell table:formula="of:=[.B1710]-[.B170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7265701" calcext:value-type="float">
            <text:p>17265701</text:p>
          </table:table-cell>
          <table:table-cell office:value-type="float" office:value="27207523" calcext:value-type="float">
            <text:p>27207523</text:p>
          </table:table-cell>
          <table:table-cell table:formula="of:=[.B1711]-[.B171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7275792" calcext:value-type="float">
            <text:p>17275792</text:p>
          </table:table-cell>
          <table:table-cell office:value-type="float" office:value="27223419" calcext:value-type="float">
            <text:p>27223419</text:p>
          </table:table-cell>
          <table:table-cell table:formula="of:=[.B1712]-[.B171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285883" calcext:value-type="float">
            <text:p>17285883</text:p>
          </table:table-cell>
          <table:table-cell office:value-type="float" office:value="27239319" calcext:value-type="float">
            <text:p>27239319</text:p>
          </table:table-cell>
          <table:table-cell table:formula="of:=[.B1713]-[.B171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295974" calcext:value-type="float">
            <text:p>17295974</text:p>
          </table:table-cell>
          <table:table-cell office:value-type="float" office:value="27255210" calcext:value-type="float">
            <text:p>27255210</text:p>
          </table:table-cell>
          <table:table-cell table:formula="of:=[.B1714]-[.B171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306065" calcext:value-type="float">
            <text:p>17306065</text:p>
          </table:table-cell>
          <table:table-cell office:value-type="float" office:value="27271099" calcext:value-type="float">
            <text:p>27271099</text:p>
          </table:table-cell>
          <table:table-cell table:formula="of:=[.B1715]-[.B1714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7316156" calcext:value-type="float">
            <text:p>17316156</text:p>
          </table:table-cell>
          <table:table-cell office:value-type="float" office:value="27287002" calcext:value-type="float">
            <text:p>27287002</text:p>
          </table:table-cell>
          <table:table-cell table:formula="of:=[.B1716]-[.B171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7326247" calcext:value-type="float">
            <text:p>17326247</text:p>
          </table:table-cell>
          <table:table-cell office:value-type="float" office:value="27302912" calcext:value-type="float">
            <text:p>27302912</text:p>
          </table:table-cell>
          <table:table-cell table:formula="of:=[.B1717]-[.B171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7336338" calcext:value-type="float">
            <text:p>17336338</text:p>
          </table:table-cell>
          <table:table-cell office:value-type="float" office:value="27318812" calcext:value-type="float">
            <text:p>27318812</text:p>
          </table:table-cell>
          <table:table-cell table:formula="of:=[.B1718]-[.B1717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346429" calcext:value-type="float">
            <text:p>17346429</text:p>
          </table:table-cell>
          <table:table-cell office:value-type="float" office:value="27334723" calcext:value-type="float">
            <text:p>27334723</text:p>
          </table:table-cell>
          <table:table-cell table:formula="of:=[.B1719]-[.B1718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7356520" calcext:value-type="float">
            <text:p>17356520</text:p>
          </table:table-cell>
          <table:table-cell office:value-type="float" office:value="27350630" calcext:value-type="float">
            <text:p>27350630</text:p>
          </table:table-cell>
          <table:table-cell table:formula="of:=[.B1720]-[.B171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7366611" calcext:value-type="float">
            <text:p>17366611</text:p>
          </table:table-cell>
          <table:table-cell office:value-type="float" office:value="27366523" calcext:value-type="float">
            <text:p>27366523</text:p>
          </table:table-cell>
          <table:table-cell table:formula="of:=[.B1721]-[.B172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7376702" calcext:value-type="float">
            <text:p>17376702</text:p>
          </table:table-cell>
          <table:table-cell office:value-type="float" office:value="27382435" calcext:value-type="float">
            <text:p>27382435</text:p>
          </table:table-cell>
          <table:table-cell table:formula="of:=[.B1722]-[.B172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7386793" calcext:value-type="float">
            <text:p>17386793</text:p>
          </table:table-cell>
          <table:table-cell office:value-type="float" office:value="27398336" calcext:value-type="float">
            <text:p>27398336</text:p>
          </table:table-cell>
          <table:table-cell table:formula="of:=[.B1723]-[.B172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396884" calcext:value-type="float">
            <text:p>17396884</text:p>
          </table:table-cell>
          <table:table-cell office:value-type="float" office:value="27414231" calcext:value-type="float">
            <text:p>27414231</text:p>
          </table:table-cell>
          <table:table-cell table:formula="of:=[.B1724]-[.B172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7406975" calcext:value-type="float">
            <text:p>17406975</text:p>
          </table:table-cell>
          <table:table-cell office:value-type="float" office:value="27430132" calcext:value-type="float">
            <text:p>27430132</text:p>
          </table:table-cell>
          <table:table-cell table:formula="of:=[.B1725]-[.B172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417066" calcext:value-type="float">
            <text:p>17417066</text:p>
          </table:table-cell>
          <table:table-cell office:value-type="float" office:value="27446036" calcext:value-type="float">
            <text:p>27446036</text:p>
          </table:table-cell>
          <table:table-cell table:formula="of:=[.B1726]-[.B172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427157" calcext:value-type="float">
            <text:p>17427157</text:p>
          </table:table-cell>
          <table:table-cell office:value-type="float" office:value="27461946" calcext:value-type="float">
            <text:p>27461946</text:p>
          </table:table-cell>
          <table:table-cell table:formula="of:=[.B1727]-[.B172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7437248" calcext:value-type="float">
            <text:p>17437248</text:p>
          </table:table-cell>
          <table:table-cell office:value-type="float" office:value="27477852" calcext:value-type="float">
            <text:p>27477852</text:p>
          </table:table-cell>
          <table:table-cell table:formula="of:=[.B1728]-[.B172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7447339" calcext:value-type="float">
            <text:p>17447339</text:p>
          </table:table-cell>
          <table:table-cell office:value-type="float" office:value="27493756" calcext:value-type="float">
            <text:p>27493756</text:p>
          </table:table-cell>
          <table:table-cell table:formula="of:=[.B1729]-[.B172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457430" calcext:value-type="float">
            <text:p>17457430</text:p>
          </table:table-cell>
          <table:table-cell office:value-type="float" office:value="27509642" calcext:value-type="float">
            <text:p>27509642</text:p>
          </table:table-cell>
          <table:table-cell table:formula="of:=[.B1730]-[.B1729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7467521" calcext:value-type="float">
            <text:p>17467521</text:p>
          </table:table-cell>
          <table:table-cell office:value-type="float" office:value="27525557" calcext:value-type="float">
            <text:p>27525557</text:p>
          </table:table-cell>
          <table:table-cell table:formula="of:=[.B1731]-[.B1730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7477612" calcext:value-type="float">
            <text:p>17477612</text:p>
          </table:table-cell>
          <table:table-cell office:value-type="float" office:value="27541455" calcext:value-type="float">
            <text:p>27541455</text:p>
          </table:table-cell>
          <table:table-cell table:formula="of:=[.B1732]-[.B173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7487703" calcext:value-type="float">
            <text:p>17487703</text:p>
          </table:table-cell>
          <table:table-cell office:value-type="float" office:value="27557348" calcext:value-type="float">
            <text:p>27557348</text:p>
          </table:table-cell>
          <table:table-cell table:formula="of:=[.B1733]-[.B173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7497794" calcext:value-type="float">
            <text:p>17497794</text:p>
          </table:table-cell>
          <table:table-cell office:value-type="float" office:value="27573247" calcext:value-type="float">
            <text:p>27573247</text:p>
          </table:table-cell>
          <table:table-cell table:formula="of:=[.B1734]-[.B173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7507885" calcext:value-type="float">
            <text:p>17507885</text:p>
          </table:table-cell>
          <table:table-cell office:value-type="float" office:value="27589149" calcext:value-type="float">
            <text:p>27589149</text:p>
          </table:table-cell>
          <table:table-cell table:formula="of:=[.B1735]-[.B173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7517976" calcext:value-type="float">
            <text:p>17517976</text:p>
          </table:table-cell>
          <table:table-cell office:value-type="float" office:value="27605035" calcext:value-type="float">
            <text:p>27605035</text:p>
          </table:table-cell>
          <table:table-cell table:formula="of:=[.B1736]-[.B1735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7528067" calcext:value-type="float">
            <text:p>17528067</text:p>
          </table:table-cell>
          <table:table-cell office:value-type="float" office:value="27620931" calcext:value-type="float">
            <text:p>27620931</text:p>
          </table:table-cell>
          <table:table-cell table:formula="of:=[.B1737]-[.B173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538158" calcext:value-type="float">
            <text:p>17538158</text:p>
          </table:table-cell>
          <table:table-cell office:value-type="float" office:value="27636842" calcext:value-type="float">
            <text:p>27636842</text:p>
          </table:table-cell>
          <table:table-cell table:formula="of:=[.B1738]-[.B1737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7548249" calcext:value-type="float">
            <text:p>17548249</text:p>
          </table:table-cell>
          <table:table-cell office:value-type="float" office:value="27652743" calcext:value-type="float">
            <text:p>27652743</text:p>
          </table:table-cell>
          <table:table-cell table:formula="of:=[.B1739]-[.B173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558340" calcext:value-type="float">
            <text:p>17558340</text:p>
          </table:table-cell>
          <table:table-cell office:value-type="float" office:value="27668644" calcext:value-type="float">
            <text:p>27668644</text:p>
          </table:table-cell>
          <table:table-cell table:formula="of:=[.B1740]-[.B173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568431" calcext:value-type="float">
            <text:p>17568431</text:p>
          </table:table-cell>
          <table:table-cell office:value-type="float" office:value="27684559" calcext:value-type="float">
            <text:p>27684559</text:p>
          </table:table-cell>
          <table:table-cell table:formula="of:=[.B1741]-[.B1740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7578522" calcext:value-type="float">
            <text:p>17578522</text:p>
          </table:table-cell>
          <table:table-cell office:value-type="float" office:value="27700460" calcext:value-type="float">
            <text:p>27700460</text:p>
          </table:table-cell>
          <table:table-cell table:formula="of:=[.B1742]-[.B174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588613" calcext:value-type="float">
            <text:p>17588613</text:p>
          </table:table-cell>
          <table:table-cell office:value-type="float" office:value="27716361" calcext:value-type="float">
            <text:p>27716361</text:p>
          </table:table-cell>
          <table:table-cell table:formula="of:=[.B1743]-[.B174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598704" calcext:value-type="float">
            <text:p>17598704</text:p>
          </table:table-cell>
          <table:table-cell office:value-type="float" office:value="27732273" calcext:value-type="float">
            <text:p>27732273</text:p>
          </table:table-cell>
          <table:table-cell table:formula="of:=[.B1744]-[.B1743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7608795" calcext:value-type="float">
            <text:p>17608795</text:p>
          </table:table-cell>
          <table:table-cell office:value-type="float" office:value="27748167" calcext:value-type="float">
            <text:p>27748167</text:p>
          </table:table-cell>
          <table:table-cell table:formula="of:=[.B1745]-[.B174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7618886" calcext:value-type="float">
            <text:p>17618886</text:p>
          </table:table-cell>
          <table:table-cell office:value-type="float" office:value="27764065" calcext:value-type="float">
            <text:p>27764065</text:p>
          </table:table-cell>
          <table:table-cell table:formula="of:=[.B1746]-[.B174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7628977" calcext:value-type="float">
            <text:p>17628977</text:p>
          </table:table-cell>
          <table:table-cell office:value-type="float" office:value="27779974" calcext:value-type="float">
            <text:p>27779974</text:p>
          </table:table-cell>
          <table:table-cell table:formula="of:=[.B1747]-[.B1746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7639068" calcext:value-type="float">
            <text:p>17639068</text:p>
          </table:table-cell>
          <table:table-cell office:value-type="float" office:value="27795879" calcext:value-type="float">
            <text:p>27795879</text:p>
          </table:table-cell>
          <table:table-cell table:formula="of:=[.B1748]-[.B174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7649159" calcext:value-type="float">
            <text:p>17649159</text:p>
          </table:table-cell>
          <table:table-cell office:value-type="float" office:value="27811787" calcext:value-type="float">
            <text:p>27811787</text:p>
          </table:table-cell>
          <table:table-cell table:formula="of:=[.B1749]-[.B174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659250" calcext:value-type="float">
            <text:p>17659250</text:p>
          </table:table-cell>
          <table:table-cell office:value-type="float" office:value="27827686" calcext:value-type="float">
            <text:p>27827686</text:p>
          </table:table-cell>
          <table:table-cell table:formula="of:=[.B1750]-[.B174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7669341" calcext:value-type="float">
            <text:p>17669341</text:p>
          </table:table-cell>
          <table:table-cell office:value-type="float" office:value="27843577" calcext:value-type="float">
            <text:p>27843577</text:p>
          </table:table-cell>
          <table:table-cell table:formula="of:=[.B1751]-[.B1750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679432" calcext:value-type="float">
            <text:p>17679432</text:p>
          </table:table-cell>
          <table:table-cell office:value-type="float" office:value="27859489" calcext:value-type="float">
            <text:p>27859489</text:p>
          </table:table-cell>
          <table:table-cell table:formula="of:=[.B1752]-[.B175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7689523" calcext:value-type="float">
            <text:p>17689523</text:p>
          </table:table-cell>
          <table:table-cell office:value-type="float" office:value="27875397" calcext:value-type="float">
            <text:p>27875397</text:p>
          </table:table-cell>
          <table:table-cell table:formula="of:=[.B1753]-[.B175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699614" calcext:value-type="float">
            <text:p>17699614</text:p>
          </table:table-cell>
          <table:table-cell office:value-type="float" office:value="27891288" calcext:value-type="float">
            <text:p>27891288</text:p>
          </table:table-cell>
          <table:table-cell table:formula="of:=[.B1754]-[.B1753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709705" calcext:value-type="float">
            <text:p>17709705</text:p>
          </table:table-cell>
          <table:table-cell office:value-type="float" office:value="27907184" calcext:value-type="float">
            <text:p>27907184</text:p>
          </table:table-cell>
          <table:table-cell table:formula="of:=[.B1755]-[.B175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719796" calcext:value-type="float">
            <text:p>17719796</text:p>
          </table:table-cell>
          <table:table-cell office:value-type="float" office:value="27923088" calcext:value-type="float">
            <text:p>27923088</text:p>
          </table:table-cell>
          <table:table-cell table:formula="of:=[.B1756]-[.B175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7729887" calcext:value-type="float">
            <text:p>17729887</text:p>
          </table:table-cell>
          <table:table-cell office:value-type="float" office:value="27938979" calcext:value-type="float">
            <text:p>27938979</text:p>
          </table:table-cell>
          <table:table-cell table:formula="of:=[.B1757]-[.B1756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739978" calcext:value-type="float">
            <text:p>17739978</text:p>
          </table:table-cell>
          <table:table-cell office:value-type="float" office:value="27954866" calcext:value-type="float">
            <text:p>27954866</text:p>
          </table:table-cell>
          <table:table-cell table:formula="of:=[.B1758]-[.B1757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17750069" calcext:value-type="float">
            <text:p>17750069</text:p>
          </table:table-cell>
          <table:table-cell office:value-type="float" office:value="27970769" calcext:value-type="float">
            <text:p>27970769</text:p>
          </table:table-cell>
          <table:table-cell table:formula="of:=[.B1759]-[.B1758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7760160" calcext:value-type="float">
            <text:p>17760160</text:p>
          </table:table-cell>
          <table:table-cell office:value-type="float" office:value="27986677" calcext:value-type="float">
            <text:p>27986677</text:p>
          </table:table-cell>
          <table:table-cell table:formula="of:=[.B1760]-[.B175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770251" calcext:value-type="float">
            <text:p>17770251</text:p>
          </table:table-cell>
          <table:table-cell office:value-type="float" office:value="28002577" calcext:value-type="float">
            <text:p>28002577</text:p>
          </table:table-cell>
          <table:table-cell table:formula="of:=[.B1761]-[.B176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7780342" calcext:value-type="float">
            <text:p>17780342</text:p>
          </table:table-cell>
          <table:table-cell office:value-type="float" office:value="28018491" calcext:value-type="float">
            <text:p>28018491</text:p>
          </table:table-cell>
          <table:table-cell table:formula="of:=[.B1762]-[.B176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7790433" calcext:value-type="float">
            <text:p>17790433</text:p>
          </table:table-cell>
          <table:table-cell office:value-type="float" office:value="28034393" calcext:value-type="float">
            <text:p>28034393</text:p>
          </table:table-cell>
          <table:table-cell table:formula="of:=[.B1763]-[.B176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7800524" calcext:value-type="float">
            <text:p>17800524</text:p>
          </table:table-cell>
          <table:table-cell office:value-type="float" office:value="28050288" calcext:value-type="float">
            <text:p>28050288</text:p>
          </table:table-cell>
          <table:table-cell table:formula="of:=[.B1764]-[.B176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7810615" calcext:value-type="float">
            <text:p>17810615</text:p>
          </table:table-cell>
          <table:table-cell office:value-type="float" office:value="28066201" calcext:value-type="float">
            <text:p>28066201</text:p>
          </table:table-cell>
          <table:table-cell table:formula="of:=[.B1765]-[.B1764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7820706" calcext:value-type="float">
            <text:p>17820706</text:p>
          </table:table-cell>
          <table:table-cell office:value-type="float" office:value="28082098" calcext:value-type="float">
            <text:p>28082098</text:p>
          </table:table-cell>
          <table:table-cell table:formula="of:=[.B1766]-[.B1765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7830797" calcext:value-type="float">
            <text:p>17830797</text:p>
          </table:table-cell>
          <table:table-cell office:value-type="float" office:value="28098000" calcext:value-type="float">
            <text:p>28098000</text:p>
          </table:table-cell>
          <table:table-cell table:formula="of:=[.B1767]-[.B176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7840888" calcext:value-type="float">
            <text:p>17840888</text:p>
          </table:table-cell>
          <table:table-cell office:value-type="float" office:value="28113897" calcext:value-type="float">
            <text:p>28113897</text:p>
          </table:table-cell>
          <table:table-cell table:formula="of:=[.B1768]-[.B176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7850979" calcext:value-type="float">
            <text:p>17850979</text:p>
          </table:table-cell>
          <table:table-cell office:value-type="float" office:value="28129804" calcext:value-type="float">
            <text:p>28129804</text:p>
          </table:table-cell>
          <table:table-cell table:formula="of:=[.B1769]-[.B176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7861070" calcext:value-type="float">
            <text:p>17861070</text:p>
          </table:table-cell>
          <table:table-cell office:value-type="float" office:value="28145710" calcext:value-type="float">
            <text:p>28145710</text:p>
          </table:table-cell>
          <table:table-cell table:formula="of:=[.B1770]-[.B176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7871161" calcext:value-type="float">
            <text:p>17871161</text:p>
          </table:table-cell>
          <table:table-cell office:value-type="float" office:value="28161618" calcext:value-type="float">
            <text:p>28161618</text:p>
          </table:table-cell>
          <table:table-cell table:formula="of:=[.B1771]-[.B177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881252" calcext:value-type="float">
            <text:p>17881252</text:p>
          </table:table-cell>
          <table:table-cell office:value-type="float" office:value="28177519" calcext:value-type="float">
            <text:p>28177519</text:p>
          </table:table-cell>
          <table:table-cell table:formula="of:=[.B1772]-[.B1771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891343" calcext:value-type="float">
            <text:p>17891343</text:p>
          </table:table-cell>
          <table:table-cell office:value-type="float" office:value="28193410" calcext:value-type="float">
            <text:p>28193410</text:p>
          </table:table-cell>
          <table:table-cell table:formula="of:=[.B1773]-[.B177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7901434" calcext:value-type="float">
            <text:p>17901434</text:p>
          </table:table-cell>
          <table:table-cell office:value-type="float" office:value="28209320" calcext:value-type="float">
            <text:p>28209320</text:p>
          </table:table-cell>
          <table:table-cell table:formula="of:=[.B1774]-[.B177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7911525" calcext:value-type="float">
            <text:p>17911525</text:p>
          </table:table-cell>
          <table:table-cell office:value-type="float" office:value="28225221" calcext:value-type="float">
            <text:p>28225221</text:p>
          </table:table-cell>
          <table:table-cell table:formula="of:=[.B1775]-[.B177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7921616" calcext:value-type="float">
            <text:p>17921616</text:p>
          </table:table-cell>
          <table:table-cell office:value-type="float" office:value="28241111" calcext:value-type="float">
            <text:p>28241111</text:p>
          </table:table-cell>
          <table:table-cell table:formula="of:=[.B1776]-[.B1775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7931707" calcext:value-type="float">
            <text:p>17931707</text:p>
          </table:table-cell>
          <table:table-cell office:value-type="float" office:value="28257009" calcext:value-type="float">
            <text:p>28257009</text:p>
          </table:table-cell>
          <table:table-cell table:formula="of:=[.B1777]-[.B177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7941798" calcext:value-type="float">
            <text:p>17941798</text:p>
          </table:table-cell>
          <table:table-cell office:value-type="float" office:value="28272915" calcext:value-type="float">
            <text:p>28272915</text:p>
          </table:table-cell>
          <table:table-cell table:formula="of:=[.B1778]-[.B177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7951889" calcext:value-type="float">
            <text:p>17951889</text:p>
          </table:table-cell>
          <table:table-cell office:value-type="float" office:value="28288801" calcext:value-type="float">
            <text:p>28288801</text:p>
          </table:table-cell>
          <table:table-cell table:formula="of:=[.B1779]-[.B1778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7961980" calcext:value-type="float">
            <text:p>17961980</text:p>
          </table:table-cell>
          <table:table-cell office:value-type="float" office:value="28304697" calcext:value-type="float">
            <text:p>28304697</text:p>
          </table:table-cell>
          <table:table-cell table:formula="of:=[.B1780]-[.B177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7972071" calcext:value-type="float">
            <text:p>17972071</text:p>
          </table:table-cell>
          <table:table-cell office:value-type="float" office:value="28320605" calcext:value-type="float">
            <text:p>28320605</text:p>
          </table:table-cell>
          <table:table-cell table:formula="of:=[.B1781]-[.B178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7982162" calcext:value-type="float">
            <text:p>17982162</text:p>
          </table:table-cell>
          <table:table-cell office:value-type="float" office:value="28336508" calcext:value-type="float">
            <text:p>28336508</text:p>
          </table:table-cell>
          <table:table-cell table:formula="of:=[.B1782]-[.B178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7992253" calcext:value-type="float">
            <text:p>17992253</text:p>
          </table:table-cell>
          <table:table-cell office:value-type="float" office:value="28352412" calcext:value-type="float">
            <text:p>28352412</text:p>
          </table:table-cell>
          <table:table-cell table:formula="of:=[.B1783]-[.B178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002344" calcext:value-type="float">
            <text:p>18002344</text:p>
          </table:table-cell>
          <table:table-cell office:value-type="float" office:value="28368325" calcext:value-type="float">
            <text:p>28368325</text:p>
          </table:table-cell>
          <table:table-cell table:formula="of:=[.B1784]-[.B178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8012435" calcext:value-type="float">
            <text:p>18012435</text:p>
          </table:table-cell>
          <table:table-cell office:value-type="float" office:value="28384225" calcext:value-type="float">
            <text:p>28384225</text:p>
          </table:table-cell>
          <table:table-cell table:formula="of:=[.B1785]-[.B178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8022526" calcext:value-type="float">
            <text:p>18022526</text:p>
          </table:table-cell>
          <table:table-cell office:value-type="float" office:value="28400129" calcext:value-type="float">
            <text:p>28400129</text:p>
          </table:table-cell>
          <table:table-cell table:formula="of:=[.B1786]-[.B178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032617" calcext:value-type="float">
            <text:p>18032617</text:p>
          </table:table-cell>
          <table:table-cell office:value-type="float" office:value="28416036" calcext:value-type="float">
            <text:p>28416036</text:p>
          </table:table-cell>
          <table:table-cell table:formula="of:=[.B1787]-[.B178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042708" calcext:value-type="float">
            <text:p>18042708</text:p>
          </table:table-cell>
          <table:table-cell office:value-type="float" office:value="28431933" calcext:value-type="float">
            <text:p>28431933</text:p>
          </table:table-cell>
          <table:table-cell table:formula="of:=[.B1788]-[.B178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8052799" calcext:value-type="float">
            <text:p>18052799</text:p>
          </table:table-cell>
          <table:table-cell office:value-type="float" office:value="28447828" calcext:value-type="float">
            <text:p>28447828</text:p>
          </table:table-cell>
          <table:table-cell table:formula="of:=[.B1789]-[.B178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8062890" calcext:value-type="float">
            <text:p>18062890</text:p>
          </table:table-cell>
          <table:table-cell office:value-type="float" office:value="28463736" calcext:value-type="float">
            <text:p>28463736</text:p>
          </table:table-cell>
          <table:table-cell table:formula="of:=[.B1790]-[.B1789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8072981" calcext:value-type="float">
            <text:p>18072981</text:p>
          </table:table-cell>
          <table:table-cell office:value-type="float" office:value="28479644" calcext:value-type="float">
            <text:p>28479644</text:p>
          </table:table-cell>
          <table:table-cell table:formula="of:=[.B1791]-[.B179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8083072" calcext:value-type="float">
            <text:p>18083072</text:p>
          </table:table-cell>
          <table:table-cell office:value-type="float" office:value="28495558" calcext:value-type="float">
            <text:p>28495558</text:p>
          </table:table-cell>
          <table:table-cell table:formula="of:=[.B1792]-[.B1791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8093163" calcext:value-type="float">
            <text:p>18093163</text:p>
          </table:table-cell>
          <table:table-cell office:value-type="float" office:value="28511453" calcext:value-type="float">
            <text:p>28511453</text:p>
          </table:table-cell>
          <table:table-cell table:formula="of:=[.B1793]-[.B179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8103254" calcext:value-type="float">
            <text:p>18103254</text:p>
          </table:table-cell>
          <table:table-cell office:value-type="float" office:value="28527341" calcext:value-type="float">
            <text:p>28527341</text:p>
          </table:table-cell>
          <table:table-cell table:formula="of:=[.B1794]-[.B179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8113345" calcext:value-type="float">
            <text:p>18113345</text:p>
          </table:table-cell>
          <table:table-cell office:value-type="float" office:value="28543255" calcext:value-type="float">
            <text:p>28543255</text:p>
          </table:table-cell>
          <table:table-cell table:formula="of:=[.B1795]-[.B1794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8123436" calcext:value-type="float">
            <text:p>18123436</text:p>
          </table:table-cell>
          <table:table-cell office:value-type="float" office:value="28559157" calcext:value-type="float">
            <text:p>28559157</text:p>
          </table:table-cell>
          <table:table-cell table:formula="of:=[.B1796]-[.B179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133527" calcext:value-type="float">
            <text:p>18133527</text:p>
          </table:table-cell>
          <table:table-cell office:value-type="float" office:value="28575050" calcext:value-type="float">
            <text:p>28575050</text:p>
          </table:table-cell>
          <table:table-cell table:formula="of:=[.B1797]-[.B179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8143618" calcext:value-type="float">
            <text:p>18143618</text:p>
          </table:table-cell>
          <table:table-cell office:value-type="float" office:value="28590954" calcext:value-type="float">
            <text:p>28590954</text:p>
          </table:table-cell>
          <table:table-cell table:formula="of:=[.B1798]-[.B179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153709" calcext:value-type="float">
            <text:p>18153709</text:p>
          </table:table-cell>
          <table:table-cell office:value-type="float" office:value="28606852" calcext:value-type="float">
            <text:p>28606852</text:p>
          </table:table-cell>
          <table:table-cell table:formula="of:=[.B1799]-[.B179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8163800" calcext:value-type="float">
            <text:p>18163800</text:p>
          </table:table-cell>
          <table:table-cell office:value-type="float" office:value="28622741" calcext:value-type="float">
            <text:p>28622741</text:p>
          </table:table-cell>
          <table:table-cell table:formula="of:=[.B1800]-[.B179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8173891" calcext:value-type="float">
            <text:p>18173891</text:p>
          </table:table-cell>
          <table:table-cell office:value-type="float" office:value="28638629" calcext:value-type="float">
            <text:p>28638629</text:p>
          </table:table-cell>
          <table:table-cell table:formula="of:=[.B1801]-[.B1800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8183982" calcext:value-type="float">
            <text:p>18183982</text:p>
          </table:table-cell>
          <table:table-cell office:value-type="float" office:value="28654538" calcext:value-type="float">
            <text:p>28654538</text:p>
          </table:table-cell>
          <table:table-cell table:formula="of:=[.B1802]-[.B180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8194073" calcext:value-type="float">
            <text:p>18194073</text:p>
          </table:table-cell>
          <table:table-cell office:value-type="float" office:value="28670443" calcext:value-type="float">
            <text:p>28670443</text:p>
          </table:table-cell>
          <table:table-cell table:formula="of:=[.B1803]-[.B180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8204164" calcext:value-type="float">
            <text:p>18204164</text:p>
          </table:table-cell>
          <table:table-cell office:value-type="float" office:value="28686345" calcext:value-type="float">
            <text:p>28686345</text:p>
          </table:table-cell>
          <table:table-cell table:formula="of:=[.B1804]-[.B180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214255" calcext:value-type="float">
            <text:p>18214255</text:p>
          </table:table-cell>
          <table:table-cell office:value-type="float" office:value="28702252" calcext:value-type="float">
            <text:p>28702252</text:p>
          </table:table-cell>
          <table:table-cell table:formula="of:=[.B1805]-[.B180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224346" calcext:value-type="float">
            <text:p>18224346</text:p>
          </table:table-cell>
          <table:table-cell office:value-type="float" office:value="28718158" calcext:value-type="float">
            <text:p>28718158</text:p>
          </table:table-cell>
          <table:table-cell table:formula="of:=[.B1806]-[.B180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8234437" calcext:value-type="float">
            <text:p>18234437</text:p>
          </table:table-cell>
          <table:table-cell office:value-type="float" office:value="28734054" calcext:value-type="float">
            <text:p>28734054</text:p>
          </table:table-cell>
          <table:table-cell table:formula="of:=[.B1807]-[.B1806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8244528" calcext:value-type="float">
            <text:p>18244528</text:p>
          </table:table-cell>
          <table:table-cell office:value-type="float" office:value="28749967" calcext:value-type="float">
            <text:p>28749967</text:p>
          </table:table-cell>
          <table:table-cell table:formula="of:=[.B1808]-[.B180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8254619" calcext:value-type="float">
            <text:p>18254619</text:p>
          </table:table-cell>
          <table:table-cell office:value-type="float" office:value="28765862" calcext:value-type="float">
            <text:p>28765862</text:p>
          </table:table-cell>
          <table:table-cell table:formula="of:=[.B1809]-[.B180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8264710" calcext:value-type="float">
            <text:p>18264710</text:p>
          </table:table-cell>
          <table:table-cell office:value-type="float" office:value="28781763" calcext:value-type="float">
            <text:p>28781763</text:p>
          </table:table-cell>
          <table:table-cell table:formula="of:=[.B1810]-[.B180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274801" calcext:value-type="float">
            <text:p>18274801</text:p>
          </table:table-cell>
          <table:table-cell office:value-type="float" office:value="28797665" calcext:value-type="float">
            <text:p>28797665</text:p>
          </table:table-cell>
          <table:table-cell table:formula="of:=[.B1811]-[.B181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284892" calcext:value-type="float">
            <text:p>18284892</text:p>
          </table:table-cell>
          <table:table-cell office:value-type="float" office:value="28813572" calcext:value-type="float">
            <text:p>28813572</text:p>
          </table:table-cell>
          <table:table-cell table:formula="of:=[.B1812]-[.B181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294983" calcext:value-type="float">
            <text:p>18294983</text:p>
          </table:table-cell>
          <table:table-cell office:value-type="float" office:value="28829477" calcext:value-type="float">
            <text:p>28829477</text:p>
          </table:table-cell>
          <table:table-cell table:formula="of:=[.B1813]-[.B1812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8305074" calcext:value-type="float">
            <text:p>18305074</text:p>
          </table:table-cell>
          <table:table-cell office:value-type="float" office:value="28845383" calcext:value-type="float">
            <text:p>28845383</text:p>
          </table:table-cell>
          <table:table-cell table:formula="of:=[.B1814]-[.B181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8315165" calcext:value-type="float">
            <text:p>18315165</text:p>
          </table:table-cell>
          <table:table-cell office:value-type="float" office:value="28861282" calcext:value-type="float">
            <text:p>28861282</text:p>
          </table:table-cell>
          <table:table-cell table:formula="of:=[.B1815]-[.B181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8325256" calcext:value-type="float">
            <text:p>18325256</text:p>
          </table:table-cell>
          <table:table-cell office:value-type="float" office:value="28877176" calcext:value-type="float">
            <text:p>28877176</text:p>
          </table:table-cell>
          <table:table-cell table:formula="of:=[.B1816]-[.B181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8335347" calcext:value-type="float">
            <text:p>18335347</text:p>
          </table:table-cell>
          <table:table-cell office:value-type="float" office:value="28893083" calcext:value-type="float">
            <text:p>28893083</text:p>
          </table:table-cell>
          <table:table-cell table:formula="of:=[.B1817]-[.B181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345438" calcext:value-type="float">
            <text:p>18345438</text:p>
          </table:table-cell>
          <table:table-cell office:value-type="float" office:value="28908986" calcext:value-type="float">
            <text:p>28908986</text:p>
          </table:table-cell>
          <table:table-cell table:formula="of:=[.B1818]-[.B181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8355529" calcext:value-type="float">
            <text:p>18355529</text:p>
          </table:table-cell>
          <table:table-cell office:value-type="float" office:value="28924877" calcext:value-type="float">
            <text:p>28924877</text:p>
          </table:table-cell>
          <table:table-cell table:formula="of:=[.B1819]-[.B181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8365620" calcext:value-type="float">
            <text:p>18365620</text:p>
          </table:table-cell>
          <table:table-cell office:value-type="float" office:value="28940774" calcext:value-type="float">
            <text:p>28940774</text:p>
          </table:table-cell>
          <table:table-cell table:formula="of:=[.B1820]-[.B181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8375711" calcext:value-type="float">
            <text:p>18375711</text:p>
          </table:table-cell>
          <table:table-cell office:value-type="float" office:value="28956678" calcext:value-type="float">
            <text:p>28956678</text:p>
          </table:table-cell>
          <table:table-cell table:formula="of:=[.B1821]-[.B182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385802" calcext:value-type="float">
            <text:p>18385802</text:p>
          </table:table-cell>
          <table:table-cell office:value-type="float" office:value="28972570" calcext:value-type="float">
            <text:p>28972570</text:p>
          </table:table-cell>
          <table:table-cell table:formula="of:=[.B1822]-[.B182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8395893" calcext:value-type="float">
            <text:p>18395893</text:p>
          </table:table-cell>
          <table:table-cell office:value-type="float" office:value="28988461" calcext:value-type="float">
            <text:p>28988461</text:p>
          </table:table-cell>
          <table:table-cell table:formula="of:=[.B1823]-[.B182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8405984" calcext:value-type="float">
            <text:p>18405984</text:p>
          </table:table-cell>
          <table:table-cell office:value-type="float" office:value="29004370" calcext:value-type="float">
            <text:p>29004370</text:p>
          </table:table-cell>
          <table:table-cell table:formula="of:=[.B1824]-[.B182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8416075" calcext:value-type="float">
            <text:p>18416075</text:p>
          </table:table-cell>
          <table:table-cell office:value-type="float" office:value="29020271" calcext:value-type="float">
            <text:p>29020271</text:p>
          </table:table-cell>
          <table:table-cell table:formula="of:=[.B1825]-[.B182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426166" calcext:value-type="float">
            <text:p>18426166</text:p>
          </table:table-cell>
          <table:table-cell office:value-type="float" office:value="29036177" calcext:value-type="float">
            <text:p>29036177</text:p>
          </table:table-cell>
          <table:table-cell table:formula="of:=[.B1826]-[.B182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8436257" calcext:value-type="float">
            <text:p>18436257</text:p>
          </table:table-cell>
          <table:table-cell office:value-type="float" office:value="29052091" calcext:value-type="float">
            <text:p>29052091</text:p>
          </table:table-cell>
          <table:table-cell table:formula="of:=[.B1827]-[.B182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8446348" calcext:value-type="float">
            <text:p>18446348</text:p>
          </table:table-cell>
          <table:table-cell office:value-type="float" office:value="29067988" calcext:value-type="float">
            <text:p>29067988</text:p>
          </table:table-cell>
          <table:table-cell table:formula="of:=[.B1828]-[.B182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8456439" calcext:value-type="float">
            <text:p>18456439</text:p>
          </table:table-cell>
          <table:table-cell office:value-type="float" office:value="29083895" calcext:value-type="float">
            <text:p>29083895</text:p>
          </table:table-cell>
          <table:table-cell table:formula="of:=[.B1829]-[.B182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466530" calcext:value-type="float">
            <text:p>18466530</text:p>
          </table:table-cell>
          <table:table-cell office:value-type="float" office:value="29099800" calcext:value-type="float">
            <text:p>29099800</text:p>
          </table:table-cell>
          <table:table-cell table:formula="of:=[.B1830]-[.B182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8476621" calcext:value-type="float">
            <text:p>18476621</text:p>
          </table:table-cell>
          <table:table-cell office:value-type="float" office:value="29115700" calcext:value-type="float">
            <text:p>29115700</text:p>
          </table:table-cell>
          <table:table-cell table:formula="of:=[.B1831]-[.B183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8486712" calcext:value-type="float">
            <text:p>18486712</text:p>
          </table:table-cell>
          <table:table-cell office:value-type="float" office:value="29131593" calcext:value-type="float">
            <text:p>29131593</text:p>
          </table:table-cell>
          <table:table-cell table:formula="of:=[.B1832]-[.B183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8496803" calcext:value-type="float">
            <text:p>18496803</text:p>
          </table:table-cell>
          <table:table-cell office:value-type="float" office:value="29147505" calcext:value-type="float">
            <text:p>29147505</text:p>
          </table:table-cell>
          <table:table-cell table:formula="of:=[.B1833]-[.B183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8506894" calcext:value-type="float">
            <text:p>18506894</text:p>
          </table:table-cell>
          <table:table-cell office:value-type="float" office:value="29163409" calcext:value-type="float">
            <text:p>29163409</text:p>
          </table:table-cell>
          <table:table-cell table:formula="of:=[.B1834]-[.B183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516985" calcext:value-type="float">
            <text:p>18516985</text:p>
          </table:table-cell>
          <table:table-cell office:value-type="float" office:value="29179321" calcext:value-type="float">
            <text:p>29179321</text:p>
          </table:table-cell>
          <table:table-cell table:formula="of:=[.B1835]-[.B1834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8527076" calcext:value-type="float">
            <text:p>18527076</text:p>
          </table:table-cell>
          <table:table-cell office:value-type="float" office:value="29195215" calcext:value-type="float">
            <text:p>29195215</text:p>
          </table:table-cell>
          <table:table-cell table:formula="of:=[.B1836]-[.B1835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8537167" calcext:value-type="float">
            <text:p>18537167</text:p>
          </table:table-cell>
          <table:table-cell office:value-type="float" office:value="29211108" calcext:value-type="float">
            <text:p>29211108</text:p>
          </table:table-cell>
          <table:table-cell table:formula="of:=[.B1837]-[.B1836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8547258" calcext:value-type="float">
            <text:p>18547258</text:p>
          </table:table-cell>
          <table:table-cell office:value-type="float" office:value="29227021" calcext:value-type="float">
            <text:p>29227021</text:p>
          </table:table-cell>
          <table:table-cell table:formula="of:=[.B1838]-[.B183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8557349" calcext:value-type="float">
            <text:p>18557349</text:p>
          </table:table-cell>
          <table:table-cell office:value-type="float" office:value="29242922" calcext:value-type="float">
            <text:p>29242922</text:p>
          </table:table-cell>
          <table:table-cell table:formula="of:=[.B1839]-[.B183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567440" calcext:value-type="float">
            <text:p>18567440</text:p>
          </table:table-cell>
          <table:table-cell office:value-type="float" office:value="29258814" calcext:value-type="float">
            <text:p>29258814</text:p>
          </table:table-cell>
          <table:table-cell table:formula="of:=[.B1840]-[.B183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8577531" calcext:value-type="float">
            <text:p>18577531</text:p>
          </table:table-cell>
          <table:table-cell office:value-type="float" office:value="29274717" calcext:value-type="float">
            <text:p>29274717</text:p>
          </table:table-cell>
          <table:table-cell table:formula="of:=[.B1841]-[.B184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8587622" calcext:value-type="float">
            <text:p>18587622</text:p>
          </table:table-cell>
          <table:table-cell office:value-type="float" office:value="29290616" calcext:value-type="float">
            <text:p>29290616</text:p>
          </table:table-cell>
          <table:table-cell table:formula="of:=[.B1842]-[.B184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8597713" calcext:value-type="float">
            <text:p>18597713</text:p>
          </table:table-cell>
          <table:table-cell office:value-type="float" office:value="29306504" calcext:value-type="float">
            <text:p>29306504</text:p>
          </table:table-cell>
          <table:table-cell table:formula="of:=[.B1843]-[.B1842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8607804" calcext:value-type="float">
            <text:p>18607804</text:p>
          </table:table-cell>
          <table:table-cell office:value-type="float" office:value="29322392" calcext:value-type="float">
            <text:p>29322392</text:p>
          </table:table-cell>
          <table:table-cell table:formula="of:=[.B1844]-[.B1843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8617895" calcext:value-type="float">
            <text:p>18617895</text:p>
          </table:table-cell>
          <table:table-cell office:value-type="float" office:value="29338299" calcext:value-type="float">
            <text:p>29338299</text:p>
          </table:table-cell>
          <table:table-cell table:formula="of:=[.B1845]-[.B184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627986" calcext:value-type="float">
            <text:p>18627986</text:p>
          </table:table-cell>
          <table:table-cell office:value-type="float" office:value="29354209" calcext:value-type="float">
            <text:p>29354209</text:p>
          </table:table-cell>
          <table:table-cell table:formula="of:=[.B1846]-[.B184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8638077" calcext:value-type="float">
            <text:p>18638077</text:p>
          </table:table-cell>
          <table:table-cell office:value-type="float" office:value="29370106" calcext:value-type="float">
            <text:p>29370106</text:p>
          </table:table-cell>
          <table:table-cell table:formula="of:=[.B1847]-[.B184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8648168" calcext:value-type="float">
            <text:p>18648168</text:p>
          </table:table-cell>
          <table:table-cell office:value-type="float" office:value="29386016" calcext:value-type="float">
            <text:p>29386016</text:p>
          </table:table-cell>
          <table:table-cell table:formula="of:=[.B1848]-[.B184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8658259" calcext:value-type="float">
            <text:p>18658259</text:p>
          </table:table-cell>
          <table:table-cell office:value-type="float" office:value="29401924" calcext:value-type="float">
            <text:p>29401924</text:p>
          </table:table-cell>
          <table:table-cell table:formula="of:=[.B1849]-[.B184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8668350" calcext:value-type="float">
            <text:p>18668350</text:p>
          </table:table-cell>
          <table:table-cell office:value-type="float" office:value="29417815" calcext:value-type="float">
            <text:p>29417815</text:p>
          </table:table-cell>
          <table:table-cell table:formula="of:=[.B1850]-[.B184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8678441" calcext:value-type="float">
            <text:p>18678441</text:p>
          </table:table-cell>
          <table:table-cell office:value-type="float" office:value="29433735" calcext:value-type="float">
            <text:p>29433735</text:p>
          </table:table-cell>
          <table:table-cell table:formula="of:=[.B1851]-[.B1850]" office:value-type="float" office:value="15920" calcext:value-type="float">
            <text:p>15920</text:p>
          </table:table-cell>
          <table:table-cell table:number-columns-repeated="13"/>
        </table:table-row>
        <table:table-row table:style-name="ro1">
          <table:table-cell office:value-type="float" office:value="18688532" calcext:value-type="float">
            <text:p>18688532</text:p>
          </table:table-cell>
          <table:table-cell office:value-type="float" office:value="29449628" calcext:value-type="float">
            <text:p>29449628</text:p>
          </table:table-cell>
          <table:table-cell table:formula="of:=[.B1852]-[.B185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8698623" calcext:value-type="float">
            <text:p>18698623</text:p>
          </table:table-cell>
          <table:table-cell office:value-type="float" office:value="29465529" calcext:value-type="float">
            <text:p>29465529</text:p>
          </table:table-cell>
          <table:table-cell table:formula="of:=[.B1853]-[.B185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708714" calcext:value-type="float">
            <text:p>18708714</text:p>
          </table:table-cell>
          <table:table-cell office:value-type="float" office:value="29481430" calcext:value-type="float">
            <text:p>29481430</text:p>
          </table:table-cell>
          <table:table-cell table:formula="of:=[.B1854]-[.B185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718805" calcext:value-type="float">
            <text:p>18718805</text:p>
          </table:table-cell>
          <table:table-cell office:value-type="float" office:value="29497340" calcext:value-type="float">
            <text:p>29497340</text:p>
          </table:table-cell>
          <table:table-cell table:formula="of:=[.B1855]-[.B185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8728896" calcext:value-type="float">
            <text:p>18728896</text:p>
          </table:table-cell>
          <table:table-cell office:value-type="float" office:value="29513242" calcext:value-type="float">
            <text:p>29513242</text:p>
          </table:table-cell>
          <table:table-cell table:formula="of:=[.B1856]-[.B185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738987" calcext:value-type="float">
            <text:p>18738987</text:p>
          </table:table-cell>
          <table:table-cell office:value-type="float" office:value="29529149" calcext:value-type="float">
            <text:p>29529149</text:p>
          </table:table-cell>
          <table:table-cell table:formula="of:=[.B1857]-[.B185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749078" calcext:value-type="float">
            <text:p>18749078</text:p>
          </table:table-cell>
          <table:table-cell office:value-type="float" office:value="29545042" calcext:value-type="float">
            <text:p>29545042</text:p>
          </table:table-cell>
          <table:table-cell table:formula="of:=[.B1858]-[.B185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8759169" calcext:value-type="float">
            <text:p>18759169</text:p>
          </table:table-cell>
          <table:table-cell office:value-type="float" office:value="29560942" calcext:value-type="float">
            <text:p>29560942</text:p>
          </table:table-cell>
          <table:table-cell table:formula="of:=[.B1859]-[.B185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8769260" calcext:value-type="float">
            <text:p>18769260</text:p>
          </table:table-cell>
          <table:table-cell office:value-type="float" office:value="29576849" calcext:value-type="float">
            <text:p>29576849</text:p>
          </table:table-cell>
          <table:table-cell table:formula="of:=[.B1860]-[.B185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779351" calcext:value-type="float">
            <text:p>18779351</text:p>
          </table:table-cell>
          <table:table-cell office:value-type="float" office:value="29592751" calcext:value-type="float">
            <text:p>29592751</text:p>
          </table:table-cell>
          <table:table-cell table:formula="of:=[.B1861]-[.B186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789442" calcext:value-type="float">
            <text:p>18789442</text:p>
          </table:table-cell>
          <table:table-cell office:value-type="float" office:value="29608645" calcext:value-type="float">
            <text:p>29608645</text:p>
          </table:table-cell>
          <table:table-cell table:formula="of:=[.B1862]-[.B186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8799533" calcext:value-type="float">
            <text:p>18799533</text:p>
          </table:table-cell>
          <table:table-cell office:value-type="float" office:value="29624545" calcext:value-type="float">
            <text:p>29624545</text:p>
          </table:table-cell>
          <table:table-cell table:formula="of:=[.B1863]-[.B186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8809624" calcext:value-type="float">
            <text:p>18809624</text:p>
          </table:table-cell>
          <table:table-cell office:value-type="float" office:value="29640440" calcext:value-type="float">
            <text:p>29640440</text:p>
          </table:table-cell>
          <table:table-cell table:formula="of:=[.B1864]-[.B186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8819715" calcext:value-type="float">
            <text:p>18819715</text:p>
          </table:table-cell>
          <table:table-cell office:value-type="float" office:value="29656330" calcext:value-type="float">
            <text:p>29656330</text:p>
          </table:table-cell>
          <table:table-cell table:formula="of:=[.B1865]-[.B186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8829806" calcext:value-type="float">
            <text:p>18829806</text:p>
          </table:table-cell>
          <table:table-cell office:value-type="float" office:value="29672226" calcext:value-type="float">
            <text:p>29672226</text:p>
          </table:table-cell>
          <table:table-cell table:formula="of:=[.B1866]-[.B1865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8839897" calcext:value-type="float">
            <text:p>18839897</text:p>
          </table:table-cell>
          <table:table-cell office:value-type="float" office:value="29688134" calcext:value-type="float">
            <text:p>29688134</text:p>
          </table:table-cell>
          <table:table-cell table:formula="of:=[.B1867]-[.B186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8849988" calcext:value-type="float">
            <text:p>18849988</text:p>
          </table:table-cell>
          <table:table-cell office:value-type="float" office:value="29704035" calcext:value-type="float">
            <text:p>29704035</text:p>
          </table:table-cell>
          <table:table-cell table:formula="of:=[.B1868]-[.B186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8860079" calcext:value-type="float">
            <text:p>18860079</text:p>
          </table:table-cell>
          <table:table-cell office:value-type="float" office:value="29719944" calcext:value-type="float">
            <text:p>29719944</text:p>
          </table:table-cell>
          <table:table-cell table:formula="of:=[.B1869]-[.B186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8870170" calcext:value-type="float">
            <text:p>18870170</text:p>
          </table:table-cell>
          <table:table-cell office:value-type="float" office:value="29735855" calcext:value-type="float">
            <text:p>29735855</text:p>
          </table:table-cell>
          <table:table-cell table:formula="of:=[.B1870]-[.B186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8880261" calcext:value-type="float">
            <text:p>18880261</text:p>
          </table:table-cell>
          <table:table-cell office:value-type="float" office:value="29751751" calcext:value-type="float">
            <text:p>29751751</text:p>
          </table:table-cell>
          <table:table-cell table:formula="of:=[.B1871]-[.B1870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8890352" calcext:value-type="float">
            <text:p>18890352</text:p>
          </table:table-cell>
          <table:table-cell office:value-type="float" office:value="29767659" calcext:value-type="float">
            <text:p>29767659</text:p>
          </table:table-cell>
          <table:table-cell table:formula="of:=[.B1872]-[.B187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8900443" calcext:value-type="float">
            <text:p>18900443</text:p>
          </table:table-cell>
          <table:table-cell office:value-type="float" office:value="29783561" calcext:value-type="float">
            <text:p>29783561</text:p>
          </table:table-cell>
          <table:table-cell table:formula="of:=[.B1873]-[.B1872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8910534" calcext:value-type="float">
            <text:p>18910534</text:p>
          </table:table-cell>
          <table:table-cell office:value-type="float" office:value="29799465" calcext:value-type="float">
            <text:p>29799465</text:p>
          </table:table-cell>
          <table:table-cell table:formula="of:=[.B1874]-[.B187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920625" calcext:value-type="float">
            <text:p>18920625</text:p>
          </table:table-cell>
          <table:table-cell office:value-type="float" office:value="29815357" calcext:value-type="float">
            <text:p>29815357</text:p>
          </table:table-cell>
          <table:table-cell table:formula="of:=[.B1875]-[.B187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8930716" calcext:value-type="float">
            <text:p>18930716</text:p>
          </table:table-cell>
          <table:table-cell office:value-type="float" office:value="29831270" calcext:value-type="float">
            <text:p>29831270</text:p>
          </table:table-cell>
          <table:table-cell table:formula="of:=[.B1876]-[.B187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8940807" calcext:value-type="float">
            <text:p>18940807</text:p>
          </table:table-cell>
          <table:table-cell office:value-type="float" office:value="29847174" calcext:value-type="float">
            <text:p>29847174</text:p>
          </table:table-cell>
          <table:table-cell table:formula="of:=[.B1877]-[.B187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8950898" calcext:value-type="float">
            <text:p>18950898</text:p>
          </table:table-cell>
          <table:table-cell office:value-type="float" office:value="29863081" calcext:value-type="float">
            <text:p>29863081</text:p>
          </table:table-cell>
          <table:table-cell table:formula="of:=[.B1878]-[.B187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8960989" calcext:value-type="float">
            <text:p>18960989</text:p>
          </table:table-cell>
          <table:table-cell office:value-type="float" office:value="29878980" calcext:value-type="float">
            <text:p>29878980</text:p>
          </table:table-cell>
          <table:table-cell table:formula="of:=[.B1879]-[.B187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8971080" calcext:value-type="float">
            <text:p>18971080</text:p>
          </table:table-cell>
          <table:table-cell office:value-type="float" office:value="29894870" calcext:value-type="float">
            <text:p>29894870</text:p>
          </table:table-cell>
          <table:table-cell table:formula="of:=[.B1880]-[.B187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8981171" calcext:value-type="float">
            <text:p>18981171</text:p>
          </table:table-cell>
          <table:table-cell office:value-type="float" office:value="29910784" calcext:value-type="float">
            <text:p>29910784</text:p>
          </table:table-cell>
          <table:table-cell table:formula="of:=[.B1881]-[.B188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8991262" calcext:value-type="float">
            <text:p>18991262</text:p>
          </table:table-cell>
          <table:table-cell office:value-type="float" office:value="29926686" calcext:value-type="float">
            <text:p>29926686</text:p>
          </table:table-cell>
          <table:table-cell table:formula="of:=[.B1882]-[.B188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9001353" calcext:value-type="float">
            <text:p>19001353</text:p>
          </table:table-cell>
          <table:table-cell office:value-type="float" office:value="29942578" calcext:value-type="float">
            <text:p>29942578</text:p>
          </table:table-cell>
          <table:table-cell table:formula="of:=[.B1883]-[.B188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011444" calcext:value-type="float">
            <text:p>19011444</text:p>
          </table:table-cell>
          <table:table-cell office:value-type="float" office:value="29958479" calcext:value-type="float">
            <text:p>29958479</text:p>
          </table:table-cell>
          <table:table-cell table:formula="of:=[.B1884]-[.B188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021535" calcext:value-type="float">
            <text:p>19021535</text:p>
          </table:table-cell>
          <table:table-cell office:value-type="float" office:value="29974380" calcext:value-type="float">
            <text:p>29974380</text:p>
          </table:table-cell>
          <table:table-cell table:formula="of:=[.B1885]-[.B188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031626" calcext:value-type="float">
            <text:p>19031626</text:p>
          </table:table-cell>
          <table:table-cell office:value-type="float" office:value="29990266" calcext:value-type="float">
            <text:p>29990266</text:p>
          </table:table-cell>
          <table:table-cell table:formula="of:=[.B1886]-[.B1885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19041717" calcext:value-type="float">
            <text:p>19041717</text:p>
          </table:table-cell>
          <table:table-cell office:value-type="float" office:value="30006161" calcext:value-type="float">
            <text:p>30006161</text:p>
          </table:table-cell>
          <table:table-cell table:formula="of:=[.B1887]-[.B188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9051808" calcext:value-type="float">
            <text:p>19051808</text:p>
          </table:table-cell>
          <table:table-cell office:value-type="float" office:value="30022068" calcext:value-type="float">
            <text:p>30022068</text:p>
          </table:table-cell>
          <table:table-cell table:formula="of:=[.B1888]-[.B1887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061899" calcext:value-type="float">
            <text:p>19061899</text:p>
          </table:table-cell>
          <table:table-cell office:value-type="float" office:value="30037972" calcext:value-type="float">
            <text:p>30037972</text:p>
          </table:table-cell>
          <table:table-cell table:formula="of:=[.B1889]-[.B188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071990" calcext:value-type="float">
            <text:p>19071990</text:p>
          </table:table-cell>
          <table:table-cell office:value-type="float" office:value="30053868" calcext:value-type="float">
            <text:p>30053868</text:p>
          </table:table-cell>
          <table:table-cell table:formula="of:=[.B1890]-[.B188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9082081" calcext:value-type="float">
            <text:p>19082081</text:p>
          </table:table-cell>
          <table:table-cell office:value-type="float" office:value="30069780" calcext:value-type="float">
            <text:p>30069780</text:p>
          </table:table-cell>
          <table:table-cell table:formula="of:=[.B1891]-[.B189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092172" calcext:value-type="float">
            <text:p>19092172</text:p>
          </table:table-cell>
          <table:table-cell office:value-type="float" office:value="30085687" calcext:value-type="float">
            <text:p>30085687</text:p>
          </table:table-cell>
          <table:table-cell table:formula="of:=[.B1892]-[.B1891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102263" calcext:value-type="float">
            <text:p>19102263</text:p>
          </table:table-cell>
          <table:table-cell office:value-type="float" office:value="30101588" calcext:value-type="float">
            <text:p>30101588</text:p>
          </table:table-cell>
          <table:table-cell table:formula="of:=[.B1893]-[.B189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112354" calcext:value-type="float">
            <text:p>19112354</text:p>
          </table:table-cell>
          <table:table-cell office:value-type="float" office:value="30117502" calcext:value-type="float">
            <text:p>30117502</text:p>
          </table:table-cell>
          <table:table-cell table:formula="of:=[.B1894]-[.B1893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9122445" calcext:value-type="float">
            <text:p>19122445</text:p>
          </table:table-cell>
          <table:table-cell office:value-type="float" office:value="30133396" calcext:value-type="float">
            <text:p>30133396</text:p>
          </table:table-cell>
          <table:table-cell table:formula="of:=[.B1895]-[.B189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19132536" calcext:value-type="float">
            <text:p>19132536</text:p>
          </table:table-cell>
          <table:table-cell office:value-type="float" office:value="30149289" calcext:value-type="float">
            <text:p>30149289</text:p>
          </table:table-cell>
          <table:table-cell table:formula="of:=[.B1896]-[.B189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9142627" calcext:value-type="float">
            <text:p>19142627</text:p>
          </table:table-cell>
          <table:table-cell office:value-type="float" office:value="30165200" calcext:value-type="float">
            <text:p>30165200</text:p>
          </table:table-cell>
          <table:table-cell table:formula="of:=[.B1897]-[.B189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9152718" calcext:value-type="float">
            <text:p>19152718</text:p>
          </table:table-cell>
          <table:table-cell office:value-type="float" office:value="30181108" calcext:value-type="float">
            <text:p>30181108</text:p>
          </table:table-cell>
          <table:table-cell table:formula="of:=[.B1898]-[.B189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19162809" calcext:value-type="float">
            <text:p>19162809</text:p>
          </table:table-cell>
          <table:table-cell office:value-type="float" office:value="30197010" calcext:value-type="float">
            <text:p>30197010</text:p>
          </table:table-cell>
          <table:table-cell table:formula="of:=[.B1899]-[.B189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9172900" calcext:value-type="float">
            <text:p>19172900</text:p>
          </table:table-cell>
          <table:table-cell office:value-type="float" office:value="30212913" calcext:value-type="float">
            <text:p>30212913</text:p>
          </table:table-cell>
          <table:table-cell table:formula="of:=[.B1900]-[.B189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182991" calcext:value-type="float">
            <text:p>19182991</text:p>
          </table:table-cell>
          <table:table-cell office:value-type="float" office:value="30228805" calcext:value-type="float">
            <text:p>30228805</text:p>
          </table:table-cell>
          <table:table-cell table:formula="of:=[.B1901]-[.B1900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193082" calcext:value-type="float">
            <text:p>19193082</text:p>
          </table:table-cell>
          <table:table-cell office:value-type="float" office:value="30244709" calcext:value-type="float">
            <text:p>30244709</text:p>
          </table:table-cell>
          <table:table-cell table:formula="of:=[.B1902]-[.B190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203173" calcext:value-type="float">
            <text:p>19203173</text:p>
          </table:table-cell>
          <table:table-cell office:value-type="float" office:value="30260618" calcext:value-type="float">
            <text:p>30260618</text:p>
          </table:table-cell>
          <table:table-cell table:formula="of:=[.B1903]-[.B190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9213264" calcext:value-type="float">
            <text:p>19213264</text:p>
          </table:table-cell>
          <table:table-cell office:value-type="float" office:value="30276514" calcext:value-type="float">
            <text:p>30276514</text:p>
          </table:table-cell>
          <table:table-cell table:formula="of:=[.B1904]-[.B1903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9223355" calcext:value-type="float">
            <text:p>19223355</text:p>
          </table:table-cell>
          <table:table-cell office:value-type="float" office:value="30292406" calcext:value-type="float">
            <text:p>30292406</text:p>
          </table:table-cell>
          <table:table-cell table:formula="of:=[.B1905]-[.B1904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233446" calcext:value-type="float">
            <text:p>19233446</text:p>
          </table:table-cell>
          <table:table-cell office:value-type="float" office:value="30308312" calcext:value-type="float">
            <text:p>30308312</text:p>
          </table:table-cell>
          <table:table-cell table:formula="of:=[.B1906]-[.B190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9243537" calcext:value-type="float">
            <text:p>19243537</text:p>
          </table:table-cell>
          <table:table-cell office:value-type="float" office:value="30324204" calcext:value-type="float">
            <text:p>30324204</text:p>
          </table:table-cell>
          <table:table-cell table:formula="of:=[.B1907]-[.B190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253628" calcext:value-type="float">
            <text:p>19253628</text:p>
          </table:table-cell>
          <table:table-cell office:value-type="float" office:value="30340093" calcext:value-type="float">
            <text:p>30340093</text:p>
          </table:table-cell>
          <table:table-cell table:formula="of:=[.B1908]-[.B1907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19263719" calcext:value-type="float">
            <text:p>19263719</text:p>
          </table:table-cell>
          <table:table-cell office:value-type="float" office:value="30355992" calcext:value-type="float">
            <text:p>30355992</text:p>
          </table:table-cell>
          <table:table-cell table:formula="of:=[.B1909]-[.B190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9273810" calcext:value-type="float">
            <text:p>19273810</text:p>
          </table:table-cell>
          <table:table-cell office:value-type="float" office:value="30371899" calcext:value-type="float">
            <text:p>30371899</text:p>
          </table:table-cell>
          <table:table-cell table:formula="of:=[.B1910]-[.B190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283901" calcext:value-type="float">
            <text:p>19283901</text:p>
          </table:table-cell>
          <table:table-cell office:value-type="float" office:value="30387800" calcext:value-type="float">
            <text:p>30387800</text:p>
          </table:table-cell>
          <table:table-cell table:formula="of:=[.B1911]-[.B191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293992" calcext:value-type="float">
            <text:p>19293992</text:p>
          </table:table-cell>
          <table:table-cell office:value-type="float" office:value="30403712" calcext:value-type="float">
            <text:p>30403712</text:p>
          </table:table-cell>
          <table:table-cell table:formula="of:=[.B1912]-[.B1911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304083" calcext:value-type="float">
            <text:p>19304083</text:p>
          </table:table-cell>
          <table:table-cell office:value-type="float" office:value="30419624" calcext:value-type="float">
            <text:p>30419624</text:p>
          </table:table-cell>
          <table:table-cell table:formula="of:=[.B1913]-[.B1912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314174" calcext:value-type="float">
            <text:p>19314174</text:p>
          </table:table-cell>
          <table:table-cell office:value-type="float" office:value="30435516" calcext:value-type="float">
            <text:p>30435516</text:p>
          </table:table-cell>
          <table:table-cell table:formula="of:=[.B1914]-[.B1913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324265" calcext:value-type="float">
            <text:p>19324265</text:p>
          </table:table-cell>
          <table:table-cell office:value-type="float" office:value="30451423" calcext:value-type="float">
            <text:p>30451423</text:p>
          </table:table-cell>
          <table:table-cell table:formula="of:=[.B1915]-[.B191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334356" calcext:value-type="float">
            <text:p>19334356</text:p>
          </table:table-cell>
          <table:table-cell office:value-type="float" office:value="30467327" calcext:value-type="float">
            <text:p>30467327</text:p>
          </table:table-cell>
          <table:table-cell table:formula="of:=[.B1916]-[.B191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344447" calcext:value-type="float">
            <text:p>19344447</text:p>
          </table:table-cell>
          <table:table-cell office:value-type="float" office:value="30483230" calcext:value-type="float">
            <text:p>30483230</text:p>
          </table:table-cell>
          <table:table-cell table:formula="of:=[.B1917]-[.B1916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354538" calcext:value-type="float">
            <text:p>19354538</text:p>
          </table:table-cell>
          <table:table-cell office:value-type="float" office:value="30499125" calcext:value-type="float">
            <text:p>30499125</text:p>
          </table:table-cell>
          <table:table-cell table:formula="of:=[.B1918]-[.B191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9364629" calcext:value-type="float">
            <text:p>19364629</text:p>
          </table:table-cell>
          <table:table-cell office:value-type="float" office:value="30515031" calcext:value-type="float">
            <text:p>30515031</text:p>
          </table:table-cell>
          <table:table-cell table:formula="of:=[.B1919]-[.B191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9374720" calcext:value-type="float">
            <text:p>19374720</text:p>
          </table:table-cell>
          <table:table-cell office:value-type="float" office:value="30530938" calcext:value-type="float">
            <text:p>30530938</text:p>
          </table:table-cell>
          <table:table-cell table:formula="of:=[.B1920]-[.B191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384811" calcext:value-type="float">
            <text:p>19384811</text:p>
          </table:table-cell>
          <table:table-cell office:value-type="float" office:value="30546844" calcext:value-type="float">
            <text:p>30546844</text:p>
          </table:table-cell>
          <table:table-cell table:formula="of:=[.B1921]-[.B1920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19394902" calcext:value-type="float">
            <text:p>19394902</text:p>
          </table:table-cell>
          <table:table-cell office:value-type="float" office:value="30562748" calcext:value-type="float">
            <text:p>30562748</text:p>
          </table:table-cell>
          <table:table-cell table:formula="of:=[.B1922]-[.B192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404993" calcext:value-type="float">
            <text:p>19404993</text:p>
          </table:table-cell>
          <table:table-cell office:value-type="float" office:value="30578639" calcext:value-type="float">
            <text:p>30578639</text:p>
          </table:table-cell>
          <table:table-cell table:formula="of:=[.B1923]-[.B1922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9415084" calcext:value-type="float">
            <text:p>19415084</text:p>
          </table:table-cell>
          <table:table-cell office:value-type="float" office:value="30594550" calcext:value-type="float">
            <text:p>30594550</text:p>
          </table:table-cell>
          <table:table-cell table:formula="of:=[.B1924]-[.B192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9425175" calcext:value-type="float">
            <text:p>19425175</text:p>
          </table:table-cell>
          <table:table-cell office:value-type="float" office:value="30610451" calcext:value-type="float">
            <text:p>30610451</text:p>
          </table:table-cell>
          <table:table-cell table:formula="of:=[.B1925]-[.B192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435266" calcext:value-type="float">
            <text:p>19435266</text:p>
          </table:table-cell>
          <table:table-cell office:value-type="float" office:value="30626344" calcext:value-type="float">
            <text:p>30626344</text:p>
          </table:table-cell>
          <table:table-cell table:formula="of:=[.B1926]-[.B192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9445357" calcext:value-type="float">
            <text:p>19445357</text:p>
          </table:table-cell>
          <table:table-cell office:value-type="float" office:value="30642241" calcext:value-type="float">
            <text:p>30642241</text:p>
          </table:table-cell>
          <table:table-cell table:formula="of:=[.B1927]-[.B192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9455448" calcext:value-type="float">
            <text:p>19455448</text:p>
          </table:table-cell>
          <table:table-cell office:value-type="float" office:value="30658145" calcext:value-type="float">
            <text:p>30658145</text:p>
          </table:table-cell>
          <table:table-cell table:formula="of:=[.B1928]-[.B192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465539" calcext:value-type="float">
            <text:p>19465539</text:p>
          </table:table-cell>
          <table:table-cell office:value-type="float" office:value="30674028" calcext:value-type="float">
            <text:p>30674028</text:p>
          </table:table-cell>
          <table:table-cell table:formula="of:=[.B1929]-[.B1928]" office:value-type="float" office:value="15883" calcext:value-type="float">
            <text:p>15883</text:p>
          </table:table-cell>
          <table:table-cell table:number-columns-repeated="13"/>
        </table:table-row>
        <table:table-row table:style-name="ro1">
          <table:table-cell office:value-type="float" office:value="19475630" calcext:value-type="float">
            <text:p>19475630</text:p>
          </table:table-cell>
          <table:table-cell office:value-type="float" office:value="30689919" calcext:value-type="float">
            <text:p>30689919</text:p>
          </table:table-cell>
          <table:table-cell table:formula="of:=[.B1930]-[.B1929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9485721" calcext:value-type="float">
            <text:p>19485721</text:p>
          </table:table-cell>
          <table:table-cell office:value-type="float" office:value="30705831" calcext:value-type="float">
            <text:p>30705831</text:p>
          </table:table-cell>
          <table:table-cell table:formula="of:=[.B1931]-[.B193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495812" calcext:value-type="float">
            <text:p>19495812</text:p>
          </table:table-cell>
          <table:table-cell office:value-type="float" office:value="30721734" calcext:value-type="float">
            <text:p>30721734</text:p>
          </table:table-cell>
          <table:table-cell table:formula="of:=[.B1932]-[.B193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505903" calcext:value-type="float">
            <text:p>19505903</text:p>
          </table:table-cell>
          <table:table-cell office:value-type="float" office:value="30737634" calcext:value-type="float">
            <text:p>30737634</text:p>
          </table:table-cell>
          <table:table-cell table:formula="of:=[.B1933]-[.B193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9515994" calcext:value-type="float">
            <text:p>19515994</text:p>
          </table:table-cell>
          <table:table-cell office:value-type="float" office:value="30753546" calcext:value-type="float">
            <text:p>30753546</text:p>
          </table:table-cell>
          <table:table-cell table:formula="of:=[.B1934]-[.B1933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526085" calcext:value-type="float">
            <text:p>19526085</text:p>
          </table:table-cell>
          <table:table-cell office:value-type="float" office:value="30769448" calcext:value-type="float">
            <text:p>30769448</text:p>
          </table:table-cell>
          <table:table-cell table:formula="of:=[.B1935]-[.B193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9536176" calcext:value-type="float">
            <text:p>19536176</text:p>
          </table:table-cell>
          <table:table-cell office:value-type="float" office:value="30785351" calcext:value-type="float">
            <text:p>30785351</text:p>
          </table:table-cell>
          <table:table-cell table:formula="of:=[.B1936]-[.B193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546267" calcext:value-type="float">
            <text:p>19546267</text:p>
          </table:table-cell>
          <table:table-cell office:value-type="float" office:value="30801265" calcext:value-type="float">
            <text:p>30801265</text:p>
          </table:table-cell>
          <table:table-cell table:formula="of:=[.B1937]-[.B1936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19556358" calcext:value-type="float">
            <text:p>19556358</text:p>
          </table:table-cell>
          <table:table-cell office:value-type="float" office:value="30817162" calcext:value-type="float">
            <text:p>30817162</text:p>
          </table:table-cell>
          <table:table-cell table:formula="of:=[.B1938]-[.B193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9566449" calcext:value-type="float">
            <text:p>19566449</text:p>
          </table:table-cell>
          <table:table-cell office:value-type="float" office:value="30833055" calcext:value-type="float">
            <text:p>30833055</text:p>
          </table:table-cell>
          <table:table-cell table:formula="of:=[.B1939]-[.B193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19576540" calcext:value-type="float">
            <text:p>19576540</text:p>
          </table:table-cell>
          <table:table-cell office:value-type="float" office:value="30848962" calcext:value-type="float">
            <text:p>30848962</text:p>
          </table:table-cell>
          <table:table-cell table:formula="of:=[.B1940]-[.B193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586631" calcext:value-type="float">
            <text:p>19586631</text:p>
          </table:table-cell>
          <table:table-cell office:value-type="float" office:value="30864869" calcext:value-type="float">
            <text:p>30864869</text:p>
          </table:table-cell>
          <table:table-cell table:formula="of:=[.B1941]-[.B194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19596722" calcext:value-type="float">
            <text:p>19596722</text:p>
          </table:table-cell>
          <table:table-cell office:value-type="float" office:value="30880780" calcext:value-type="float">
            <text:p>30880780</text:p>
          </table:table-cell>
          <table:table-cell table:formula="of:=[.B1942]-[.B194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9606813" calcext:value-type="float">
            <text:p>19606813</text:p>
          </table:table-cell>
          <table:table-cell office:value-type="float" office:value="30896681" calcext:value-type="float">
            <text:p>30896681</text:p>
          </table:table-cell>
          <table:table-cell table:formula="of:=[.B1943]-[.B194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616904" calcext:value-type="float">
            <text:p>19616904</text:p>
          </table:table-cell>
          <table:table-cell office:value-type="float" office:value="30912565" calcext:value-type="float">
            <text:p>30912565</text:p>
          </table:table-cell>
          <table:table-cell table:formula="of:=[.B1944]-[.B1943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19626995" calcext:value-type="float">
            <text:p>19626995</text:p>
          </table:table-cell>
          <table:table-cell office:value-type="float" office:value="30928474" calcext:value-type="float">
            <text:p>30928474</text:p>
          </table:table-cell>
          <table:table-cell table:formula="of:=[.B1945]-[.B1944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9637086" calcext:value-type="float">
            <text:p>19637086</text:p>
          </table:table-cell>
          <table:table-cell office:value-type="float" office:value="30944386" calcext:value-type="float">
            <text:p>30944386</text:p>
          </table:table-cell>
          <table:table-cell table:formula="of:=[.B1946]-[.B194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647177" calcext:value-type="float">
            <text:p>19647177</text:p>
          </table:table-cell>
          <table:table-cell office:value-type="float" office:value="30960278" calcext:value-type="float">
            <text:p>30960278</text:p>
          </table:table-cell>
          <table:table-cell table:formula="of:=[.B1947]-[.B194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657268" calcext:value-type="float">
            <text:p>19657268</text:p>
          </table:table-cell>
          <table:table-cell office:value-type="float" office:value="30976175" calcext:value-type="float">
            <text:p>30976175</text:p>
          </table:table-cell>
          <table:table-cell table:formula="of:=[.B1948]-[.B1947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19667359" calcext:value-type="float">
            <text:p>19667359</text:p>
          </table:table-cell>
          <table:table-cell office:value-type="float" office:value="30992076" calcext:value-type="float">
            <text:p>30992076</text:p>
          </table:table-cell>
          <table:table-cell table:formula="of:=[.B1949]-[.B194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19677450" calcext:value-type="float">
            <text:p>19677450</text:p>
          </table:table-cell>
          <table:table-cell office:value-type="float" office:value="31007966" calcext:value-type="float">
            <text:p>31007966</text:p>
          </table:table-cell>
          <table:table-cell table:formula="of:=[.B1950]-[.B194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19687541" calcext:value-type="float">
            <text:p>19687541</text:p>
          </table:table-cell>
          <table:table-cell office:value-type="float" office:value="31023857" calcext:value-type="float">
            <text:p>31023857</text:p>
          </table:table-cell>
          <table:table-cell table:formula="of:=[.B1951]-[.B1950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9697632" calcext:value-type="float">
            <text:p>19697632</text:p>
          </table:table-cell>
          <table:table-cell office:value-type="float" office:value="31039757" calcext:value-type="float">
            <text:p>31039757</text:p>
          </table:table-cell>
          <table:table-cell table:formula="of:=[.B1952]-[.B195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9707723" calcext:value-type="float">
            <text:p>19707723</text:p>
          </table:table-cell>
          <table:table-cell office:value-type="float" office:value="31055667" calcext:value-type="float">
            <text:p>31055667</text:p>
          </table:table-cell>
          <table:table-cell table:formula="of:=[.B1953]-[.B1952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9717814" calcext:value-type="float">
            <text:p>19717814</text:p>
          </table:table-cell>
          <table:table-cell office:value-type="float" office:value="31071567" calcext:value-type="float">
            <text:p>31071567</text:p>
          </table:table-cell>
          <table:table-cell table:formula="of:=[.B1954]-[.B195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19727905" calcext:value-type="float">
            <text:p>19727905</text:p>
          </table:table-cell>
          <table:table-cell office:value-type="float" office:value="31087478" calcext:value-type="float">
            <text:p>31087478</text:p>
          </table:table-cell>
          <table:table-cell table:formula="of:=[.B1955]-[.B1954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19737996" calcext:value-type="float">
            <text:p>19737996</text:p>
          </table:table-cell>
          <table:table-cell office:value-type="float" office:value="31103388" calcext:value-type="float">
            <text:p>31103388</text:p>
          </table:table-cell>
          <table:table-cell table:formula="of:=[.B1956]-[.B195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9748087" calcext:value-type="float">
            <text:p>19748087</text:p>
          </table:table-cell>
          <table:table-cell office:value-type="float" office:value="31119280" calcext:value-type="float">
            <text:p>31119280</text:p>
          </table:table-cell>
          <table:table-cell table:formula="of:=[.B1957]-[.B1956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19758178" calcext:value-type="float">
            <text:p>19758178</text:p>
          </table:table-cell>
          <table:table-cell office:value-type="float" office:value="31135193" calcext:value-type="float">
            <text:p>31135193</text:p>
          </table:table-cell>
          <table:table-cell table:formula="of:=[.B1958]-[.B1957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19768269" calcext:value-type="float">
            <text:p>19768269</text:p>
          </table:table-cell>
          <table:table-cell office:value-type="float" office:value="31151091" calcext:value-type="float">
            <text:p>31151091</text:p>
          </table:table-cell>
          <table:table-cell table:formula="of:=[.B1959]-[.B1958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9778360" calcext:value-type="float">
            <text:p>19778360</text:p>
          </table:table-cell>
          <table:table-cell office:value-type="float" office:value="31166987" calcext:value-type="float">
            <text:p>31166987</text:p>
          </table:table-cell>
          <table:table-cell table:formula="of:=[.B1960]-[.B195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19788451" calcext:value-type="float">
            <text:p>19788451</text:p>
          </table:table-cell>
          <table:table-cell office:value-type="float" office:value="31182889" calcext:value-type="float">
            <text:p>31182889</text:p>
          </table:table-cell>
          <table:table-cell table:formula="of:=[.B1961]-[.B1960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9798542" calcext:value-type="float">
            <text:p>19798542</text:p>
          </table:table-cell>
          <table:table-cell office:value-type="float" office:value="31198794" calcext:value-type="float">
            <text:p>31198794</text:p>
          </table:table-cell>
          <table:table-cell table:formula="of:=[.B1962]-[.B196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9808633" calcext:value-type="float">
            <text:p>19808633</text:p>
          </table:table-cell>
          <table:table-cell office:value-type="float" office:value="31214703" calcext:value-type="float">
            <text:p>31214703</text:p>
          </table:table-cell>
          <table:table-cell table:formula="of:=[.B1963]-[.B196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19818724" calcext:value-type="float">
            <text:p>19818724</text:p>
          </table:table-cell>
          <table:table-cell office:value-type="float" office:value="31230607" calcext:value-type="float">
            <text:p>31230607</text:p>
          </table:table-cell>
          <table:table-cell table:formula="of:=[.B1964]-[.B196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828815" calcext:value-type="float">
            <text:p>19828815</text:p>
          </table:table-cell>
          <table:table-cell office:value-type="float" office:value="31246512" calcext:value-type="float">
            <text:p>31246512</text:p>
          </table:table-cell>
          <table:table-cell table:formula="of:=[.B1965]-[.B196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19838906" calcext:value-type="float">
            <text:p>19838906</text:p>
          </table:table-cell>
          <table:table-cell office:value-type="float" office:value="31262400" calcext:value-type="float">
            <text:p>31262400</text:p>
          </table:table-cell>
          <table:table-cell table:formula="of:=[.B1966]-[.B1965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19848997" calcext:value-type="float">
            <text:p>19848997</text:p>
          </table:table-cell>
          <table:table-cell office:value-type="float" office:value="31278315" calcext:value-type="float">
            <text:p>31278315</text:p>
          </table:table-cell>
          <table:table-cell table:formula="of:=[.B1967]-[.B1966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19859088" calcext:value-type="float">
            <text:p>19859088</text:p>
          </table:table-cell>
          <table:table-cell office:value-type="float" office:value="31294214" calcext:value-type="float">
            <text:p>31294214</text:p>
          </table:table-cell>
          <table:table-cell table:formula="of:=[.B1968]-[.B196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9869179" calcext:value-type="float">
            <text:p>19869179</text:p>
          </table:table-cell>
          <table:table-cell office:value-type="float" office:value="31310105" calcext:value-type="float">
            <text:p>31310105</text:p>
          </table:table-cell>
          <table:table-cell table:formula="of:=[.B1969]-[.B196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19879270" calcext:value-type="float">
            <text:p>19879270</text:p>
          </table:table-cell>
          <table:table-cell office:value-type="float" office:value="31326003" calcext:value-type="float">
            <text:p>31326003</text:p>
          </table:table-cell>
          <table:table-cell table:formula="of:=[.B1970]-[.B1969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19889361" calcext:value-type="float">
            <text:p>19889361</text:p>
          </table:table-cell>
          <table:table-cell office:value-type="float" office:value="31341907" calcext:value-type="float">
            <text:p>31341907</text:p>
          </table:table-cell>
          <table:table-cell table:formula="of:=[.B1971]-[.B1970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19899452" calcext:value-type="float">
            <text:p>19899452</text:p>
          </table:table-cell>
          <table:table-cell office:value-type="float" office:value="31357792" calcext:value-type="float">
            <text:p>31357792</text:p>
          </table:table-cell>
          <table:table-cell table:formula="of:=[.B1972]-[.B1971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19909543" calcext:value-type="float">
            <text:p>19909543</text:p>
          </table:table-cell>
          <table:table-cell office:value-type="float" office:value="31373687" calcext:value-type="float">
            <text:p>31373687</text:p>
          </table:table-cell>
          <table:table-cell table:formula="of:=[.B1973]-[.B197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19919634" calcext:value-type="float">
            <text:p>19919634</text:p>
          </table:table-cell>
          <table:table-cell office:value-type="float" office:value="31389597" calcext:value-type="float">
            <text:p>31389597</text:p>
          </table:table-cell>
          <table:table-cell table:formula="of:=[.B1974]-[.B197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19929725" calcext:value-type="float">
            <text:p>19929725</text:p>
          </table:table-cell>
          <table:table-cell office:value-type="float" office:value="31405499" calcext:value-type="float">
            <text:p>31405499</text:p>
          </table:table-cell>
          <table:table-cell table:formula="of:=[.B1975]-[.B197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19939816" calcext:value-type="float">
            <text:p>19939816</text:p>
          </table:table-cell>
          <table:table-cell office:value-type="float" office:value="31421402" calcext:value-type="float">
            <text:p>31421402</text:p>
          </table:table-cell>
          <table:table-cell table:formula="of:=[.B1976]-[.B197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949907" calcext:value-type="float">
            <text:p>19949907</text:p>
          </table:table-cell>
          <table:table-cell office:value-type="float" office:value="31437314" calcext:value-type="float">
            <text:p>31437314</text:p>
          </table:table-cell>
          <table:table-cell table:formula="of:=[.B1977]-[.B197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959998" calcext:value-type="float">
            <text:p>19959998</text:p>
          </table:table-cell>
          <table:table-cell office:value-type="float" office:value="31453217" calcext:value-type="float">
            <text:p>31453217</text:p>
          </table:table-cell>
          <table:table-cell table:formula="of:=[.B1978]-[.B197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19970089" calcext:value-type="float">
            <text:p>19970089</text:p>
          </table:table-cell>
          <table:table-cell office:value-type="float" office:value="31469116" calcext:value-type="float">
            <text:p>31469116</text:p>
          </table:table-cell>
          <table:table-cell table:formula="of:=[.B1979]-[.B197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19980180" calcext:value-type="float">
            <text:p>19980180</text:p>
          </table:table-cell>
          <table:table-cell office:value-type="float" office:value="31485028" calcext:value-type="float">
            <text:p>31485028</text:p>
          </table:table-cell>
          <table:table-cell table:formula="of:=[.B1980]-[.B197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19990271" calcext:value-type="float">
            <text:p>19990271</text:p>
          </table:table-cell>
          <table:table-cell office:value-type="float" office:value="31500925" calcext:value-type="float">
            <text:p>31500925</text:p>
          </table:table-cell>
          <table:table-cell table:formula="of:=[.B1981]-[.B198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0000362" calcext:value-type="float">
            <text:p>20000362</text:p>
          </table:table-cell>
          <table:table-cell office:value-type="float" office:value="31516823" calcext:value-type="float">
            <text:p>31516823</text:p>
          </table:table-cell>
          <table:table-cell table:formula="of:=[.B1982]-[.B198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0010453" calcext:value-type="float">
            <text:p>20010453</text:p>
          </table:table-cell>
          <table:table-cell office:value-type="float" office:value="31532729" calcext:value-type="float">
            <text:p>31532729</text:p>
          </table:table-cell>
          <table:table-cell table:formula="of:=[.B1983]-[.B198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0020544" calcext:value-type="float">
            <text:p>20020544</text:p>
          </table:table-cell>
          <table:table-cell office:value-type="float" office:value="31548636" calcext:value-type="float">
            <text:p>31548636</text:p>
          </table:table-cell>
          <table:table-cell table:formula="of:=[.B1984]-[.B198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0030635" calcext:value-type="float">
            <text:p>20030635</text:p>
          </table:table-cell>
          <table:table-cell office:value-type="float" office:value="31564542" calcext:value-type="float">
            <text:p>31564542</text:p>
          </table:table-cell>
          <table:table-cell table:formula="of:=[.B1985]-[.B198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0040726" calcext:value-type="float">
            <text:p>20040726</text:p>
          </table:table-cell>
          <table:table-cell office:value-type="float" office:value="31580443" calcext:value-type="float">
            <text:p>31580443</text:p>
          </table:table-cell>
          <table:table-cell table:formula="of:=[.B1986]-[.B1985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050817" calcext:value-type="float">
            <text:p>20050817</text:p>
          </table:table-cell>
          <table:table-cell office:value-type="float" office:value="31596334" calcext:value-type="float">
            <text:p>31596334</text:p>
          </table:table-cell>
          <table:table-cell table:formula="of:=[.B1987]-[.B1986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0060908" calcext:value-type="float">
            <text:p>20060908</text:p>
          </table:table-cell>
          <table:table-cell office:value-type="float" office:value="31612244" calcext:value-type="float">
            <text:p>31612244</text:p>
          </table:table-cell>
          <table:table-cell table:formula="of:=[.B1988]-[.B1987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0070999" calcext:value-type="float">
            <text:p>20070999</text:p>
          </table:table-cell>
          <table:table-cell office:value-type="float" office:value="31628154" calcext:value-type="float">
            <text:p>31628154</text:p>
          </table:table-cell>
          <table:table-cell table:formula="of:=[.B1989]-[.B198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0081090" calcext:value-type="float">
            <text:p>20081090</text:p>
          </table:table-cell>
          <table:table-cell office:value-type="float" office:value="31644044" calcext:value-type="float">
            <text:p>31644044</text:p>
          </table:table-cell>
          <table:table-cell table:formula="of:=[.B1990]-[.B1989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0091181" calcext:value-type="float">
            <text:p>20091181</text:p>
          </table:table-cell>
          <table:table-cell office:value-type="float" office:value="31659941" calcext:value-type="float">
            <text:p>31659941</text:p>
          </table:table-cell>
          <table:table-cell table:formula="of:=[.B1991]-[.B1990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0101272" calcext:value-type="float">
            <text:p>20101272</text:p>
          </table:table-cell>
          <table:table-cell office:value-type="float" office:value="31675846" calcext:value-type="float">
            <text:p>31675846</text:p>
          </table:table-cell>
          <table:table-cell table:formula="of:=[.B1992]-[.B199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111363" calcext:value-type="float">
            <text:p>20111363</text:p>
          </table:table-cell>
          <table:table-cell office:value-type="float" office:value="31691734" calcext:value-type="float">
            <text:p>31691734</text:p>
          </table:table-cell>
          <table:table-cell table:formula="of:=[.B1993]-[.B1992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0121454" calcext:value-type="float">
            <text:p>20121454</text:p>
          </table:table-cell>
          <table:table-cell office:value-type="float" office:value="31707623" calcext:value-type="float">
            <text:p>31707623</text:p>
          </table:table-cell>
          <table:table-cell table:formula="of:=[.B1994]-[.B1993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0131545" calcext:value-type="float">
            <text:p>20131545</text:p>
          </table:table-cell>
          <table:table-cell office:value-type="float" office:value="31723525" calcext:value-type="float">
            <text:p>31723525</text:p>
          </table:table-cell>
          <table:table-cell table:formula="of:=[.B1995]-[.B1994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141636" calcext:value-type="float">
            <text:p>20141636</text:p>
          </table:table-cell>
          <table:table-cell office:value-type="float" office:value="31739434" calcext:value-type="float">
            <text:p>31739434</text:p>
          </table:table-cell>
          <table:table-cell table:formula="of:=[.B1996]-[.B199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0151727" calcext:value-type="float">
            <text:p>20151727</text:p>
          </table:table-cell>
          <table:table-cell office:value-type="float" office:value="31755334" calcext:value-type="float">
            <text:p>31755334</text:p>
          </table:table-cell>
          <table:table-cell table:formula="of:=[.B1997]-[.B199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0161818" calcext:value-type="float">
            <text:p>20161818</text:p>
          </table:table-cell>
          <table:table-cell office:value-type="float" office:value="31771248" calcext:value-type="float">
            <text:p>31771248</text:p>
          </table:table-cell>
          <table:table-cell table:formula="of:=[.B1998]-[.B1997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0171909" calcext:value-type="float">
            <text:p>20171909</text:p>
          </table:table-cell>
          <table:table-cell office:value-type="float" office:value="31787150" calcext:value-type="float">
            <text:p>31787150</text:p>
          </table:table-cell>
          <table:table-cell table:formula="of:=[.B1999]-[.B199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182000" calcext:value-type="float">
            <text:p>20182000</text:p>
          </table:table-cell>
          <table:table-cell office:value-type="float" office:value="31803044" calcext:value-type="float">
            <text:p>31803044</text:p>
          </table:table-cell>
          <table:table-cell table:formula="of:=[.B2000]-[.B199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0192091" calcext:value-type="float">
            <text:p>20192091</text:p>
          </table:table-cell>
          <table:table-cell office:value-type="float" office:value="31818958" calcext:value-type="float">
            <text:p>31818958</text:p>
          </table:table-cell>
          <table:table-cell table:formula="of:=[.B2001]-[.B200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0202182" calcext:value-type="float">
            <text:p>20202182</text:p>
          </table:table-cell>
          <table:table-cell office:value-type="float" office:value="31834856" calcext:value-type="float">
            <text:p>31834856</text:p>
          </table:table-cell>
          <table:table-cell table:formula="of:=[.B2002]-[.B200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0212273" calcext:value-type="float">
            <text:p>20212273</text:p>
          </table:table-cell>
          <table:table-cell office:value-type="float" office:value="31850755" calcext:value-type="float">
            <text:p>31850755</text:p>
          </table:table-cell>
          <table:table-cell table:formula="of:=[.B2003]-[.B200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0222364" calcext:value-type="float">
            <text:p>20222364</text:p>
          </table:table-cell>
          <table:table-cell office:value-type="float" office:value="31866654" calcext:value-type="float">
            <text:p>31866654</text:p>
          </table:table-cell>
          <table:table-cell table:formula="of:=[.B2004]-[.B200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0232455" calcext:value-type="float">
            <text:p>20232455</text:p>
          </table:table-cell>
          <table:table-cell office:value-type="float" office:value="31882560" calcext:value-type="float">
            <text:p>31882560</text:p>
          </table:table-cell>
          <table:table-cell table:formula="of:=[.B2005]-[.B2004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0242546" calcext:value-type="float">
            <text:p>20242546</text:p>
          </table:table-cell>
          <table:table-cell office:value-type="float" office:value="31898468" calcext:value-type="float">
            <text:p>31898468</text:p>
          </table:table-cell>
          <table:table-cell table:formula="of:=[.B2006]-[.B200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0252637" calcext:value-type="float">
            <text:p>20252637</text:p>
          </table:table-cell>
          <table:table-cell office:value-type="float" office:value="31914375" calcext:value-type="float">
            <text:p>31914375</text:p>
          </table:table-cell>
          <table:table-cell table:formula="of:=[.B2007]-[.B200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0262728" calcext:value-type="float">
            <text:p>20262728</text:p>
          </table:table-cell>
          <table:table-cell office:value-type="float" office:value="31930278" calcext:value-type="float">
            <text:p>31930278</text:p>
          </table:table-cell>
          <table:table-cell table:formula="of:=[.B2008]-[.B200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0272819" calcext:value-type="float">
            <text:p>20272819</text:p>
          </table:table-cell>
          <table:table-cell office:value-type="float" office:value="31946165" calcext:value-type="float">
            <text:p>31946165</text:p>
          </table:table-cell>
          <table:table-cell table:formula="of:=[.B2009]-[.B2008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20282910" calcext:value-type="float">
            <text:p>20282910</text:p>
          </table:table-cell>
          <table:table-cell office:value-type="float" office:value="31962076" calcext:value-type="float">
            <text:p>31962076</text:p>
          </table:table-cell>
          <table:table-cell table:formula="of:=[.B2010]-[.B2009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0293001" calcext:value-type="float">
            <text:p>20293001</text:p>
          </table:table-cell>
          <table:table-cell office:value-type="float" office:value="31977976" calcext:value-type="float">
            <text:p>31977976</text:p>
          </table:table-cell>
          <table:table-cell table:formula="of:=[.B2011]-[.B201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0303092" calcext:value-type="float">
            <text:p>20303092</text:p>
          </table:table-cell>
          <table:table-cell office:value-type="float" office:value="31993869" calcext:value-type="float">
            <text:p>31993869</text:p>
          </table:table-cell>
          <table:table-cell table:formula="of:=[.B2012]-[.B201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0313183" calcext:value-type="float">
            <text:p>20313183</text:p>
          </table:table-cell>
          <table:table-cell office:value-type="float" office:value="32009766" calcext:value-type="float">
            <text:p>32009766</text:p>
          </table:table-cell>
          <table:table-cell table:formula="of:=[.B2013]-[.B2012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0323274" calcext:value-type="float">
            <text:p>20323274</text:p>
          </table:table-cell>
          <table:table-cell office:value-type="float" office:value="32025671" calcext:value-type="float">
            <text:p>32025671</text:p>
          </table:table-cell>
          <table:table-cell table:formula="of:=[.B2014]-[.B2013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333365" calcext:value-type="float">
            <text:p>20333365</text:p>
          </table:table-cell>
          <table:table-cell office:value-type="float" office:value="32041556" calcext:value-type="float">
            <text:p>32041556</text:p>
          </table:table-cell>
          <table:table-cell table:formula="of:=[.B2015]-[.B2014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20343456" calcext:value-type="float">
            <text:p>20343456</text:p>
          </table:table-cell>
          <table:table-cell office:value-type="float" office:value="32057455" calcext:value-type="float">
            <text:p>32057455</text:p>
          </table:table-cell>
          <table:table-cell table:formula="of:=[.B2016]-[.B201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0353547" calcext:value-type="float">
            <text:p>20353547</text:p>
          </table:table-cell>
          <table:table-cell office:value-type="float" office:value="32073363" calcext:value-type="float">
            <text:p>32073363</text:p>
          </table:table-cell>
          <table:table-cell table:formula="of:=[.B2017]-[.B201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0363638" calcext:value-type="float">
            <text:p>20363638</text:p>
          </table:table-cell>
          <table:table-cell office:value-type="float" office:value="32089265" calcext:value-type="float">
            <text:p>32089265</text:p>
          </table:table-cell>
          <table:table-cell table:formula="of:=[.B2018]-[.B201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373729" calcext:value-type="float">
            <text:p>20373729</text:p>
          </table:table-cell>
          <table:table-cell office:value-type="float" office:value="32105167" calcext:value-type="float">
            <text:p>32105167</text:p>
          </table:table-cell>
          <table:table-cell table:formula="of:=[.B2019]-[.B2018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383820" calcext:value-type="float">
            <text:p>20383820</text:p>
          </table:table-cell>
          <table:table-cell office:value-type="float" office:value="32121081" calcext:value-type="float">
            <text:p>32121081</text:p>
          </table:table-cell>
          <table:table-cell table:formula="of:=[.B2020]-[.B2019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0393911" calcext:value-type="float">
            <text:p>20393911</text:p>
          </table:table-cell>
          <table:table-cell office:value-type="float" office:value="32136982" calcext:value-type="float">
            <text:p>32136982</text:p>
          </table:table-cell>
          <table:table-cell table:formula="of:=[.B2021]-[.B202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404002" calcext:value-type="float">
            <text:p>20404002</text:p>
          </table:table-cell>
          <table:table-cell office:value-type="float" office:value="32152886" calcext:value-type="float">
            <text:p>32152886</text:p>
          </table:table-cell>
          <table:table-cell table:formula="of:=[.B2022]-[.B202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414093" calcext:value-type="float">
            <text:p>20414093</text:p>
          </table:table-cell>
          <table:table-cell office:value-type="float" office:value="32168795" calcext:value-type="float">
            <text:p>32168795</text:p>
          </table:table-cell>
          <table:table-cell table:formula="of:=[.B2023]-[.B202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0424184" calcext:value-type="float">
            <text:p>20424184</text:p>
          </table:table-cell>
          <table:table-cell office:value-type="float" office:value="32184690" calcext:value-type="float">
            <text:p>32184690</text:p>
          </table:table-cell>
          <table:table-cell table:formula="of:=[.B2024]-[.B202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0434275" calcext:value-type="float">
            <text:p>20434275</text:p>
          </table:table-cell>
          <table:table-cell office:value-type="float" office:value="32200584" calcext:value-type="float">
            <text:p>32200584</text:p>
          </table:table-cell>
          <table:table-cell table:formula="of:=[.B2025]-[.B202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0444366" calcext:value-type="float">
            <text:p>20444366</text:p>
          </table:table-cell>
          <table:table-cell office:value-type="float" office:value="32216494" calcext:value-type="float">
            <text:p>32216494</text:p>
          </table:table-cell>
          <table:table-cell table:formula="of:=[.B2026]-[.B2025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0454457" calcext:value-type="float">
            <text:p>20454457</text:p>
          </table:table-cell>
          <table:table-cell office:value-type="float" office:value="32232401" calcext:value-type="float">
            <text:p>32232401</text:p>
          </table:table-cell>
          <table:table-cell table:formula="of:=[.B2027]-[.B202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0464548" calcext:value-type="float">
            <text:p>20464548</text:p>
          </table:table-cell>
          <table:table-cell office:value-type="float" office:value="32248313" calcext:value-type="float">
            <text:p>32248313</text:p>
          </table:table-cell>
          <table:table-cell table:formula="of:=[.B2028]-[.B2027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0474639" calcext:value-type="float">
            <text:p>20474639</text:p>
          </table:table-cell>
          <table:table-cell office:value-type="float" office:value="32264208" calcext:value-type="float">
            <text:p>32264208</text:p>
          </table:table-cell>
          <table:table-cell table:formula="of:=[.B2029]-[.B202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0484730" calcext:value-type="float">
            <text:p>20484730</text:p>
          </table:table-cell>
          <table:table-cell office:value-type="float" office:value="32280097" calcext:value-type="float">
            <text:p>32280097</text:p>
          </table:table-cell>
          <table:table-cell table:formula="of:=[.B2030]-[.B202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0494821" calcext:value-type="float">
            <text:p>20494821</text:p>
          </table:table-cell>
          <table:table-cell office:value-type="float" office:value="32296013" calcext:value-type="float">
            <text:p>32296013</text:p>
          </table:table-cell>
          <table:table-cell table:formula="of:=[.B2031]-[.B2030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20504912" calcext:value-type="float">
            <text:p>20504912</text:p>
          </table:table-cell>
          <table:table-cell office:value-type="float" office:value="32311915" calcext:value-type="float">
            <text:p>32311915</text:p>
          </table:table-cell>
          <table:table-cell table:formula="of:=[.B2032]-[.B203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0515003" calcext:value-type="float">
            <text:p>20515003</text:p>
          </table:table-cell>
          <table:table-cell office:value-type="float" office:value="32327807" calcext:value-type="float">
            <text:p>32327807</text:p>
          </table:table-cell>
          <table:table-cell table:formula="of:=[.B2033]-[.B203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0525094" calcext:value-type="float">
            <text:p>20525094</text:p>
          </table:table-cell>
          <table:table-cell office:value-type="float" office:value="32343711" calcext:value-type="float">
            <text:p>32343711</text:p>
          </table:table-cell>
          <table:table-cell table:formula="of:=[.B2034]-[.B2033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535185" calcext:value-type="float">
            <text:p>20535185</text:p>
          </table:table-cell>
          <table:table-cell office:value-type="float" office:value="32359608" calcext:value-type="float">
            <text:p>32359608</text:p>
          </table:table-cell>
          <table:table-cell table:formula="of:=[.B2035]-[.B203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0545276" calcext:value-type="float">
            <text:p>20545276</text:p>
          </table:table-cell>
          <table:table-cell office:value-type="float" office:value="32375499" calcext:value-type="float">
            <text:p>32375499</text:p>
          </table:table-cell>
          <table:table-cell table:formula="of:=[.B2036]-[.B203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0555367" calcext:value-type="float">
            <text:p>20555367</text:p>
          </table:table-cell>
          <table:table-cell office:value-type="float" office:value="32391387" calcext:value-type="float">
            <text:p>32391387</text:p>
          </table:table-cell>
          <table:table-cell table:formula="of:=[.B2037]-[.B2036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0565458" calcext:value-type="float">
            <text:p>20565458</text:p>
          </table:table-cell>
          <table:table-cell office:value-type="float" office:value="32407293" calcext:value-type="float">
            <text:p>32407293</text:p>
          </table:table-cell>
          <table:table-cell table:formula="of:=[.B2038]-[.B203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0575549" calcext:value-type="float">
            <text:p>20575549</text:p>
          </table:table-cell>
          <table:table-cell office:value-type="float" office:value="32423200" calcext:value-type="float">
            <text:p>32423200</text:p>
          </table:table-cell>
          <table:table-cell table:formula="of:=[.B2039]-[.B203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0585640" calcext:value-type="float">
            <text:p>20585640</text:p>
          </table:table-cell>
          <table:table-cell office:value-type="float" office:value="32439101" calcext:value-type="float">
            <text:p>32439101</text:p>
          </table:table-cell>
          <table:table-cell table:formula="of:=[.B2040]-[.B2039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595731" calcext:value-type="float">
            <text:p>20595731</text:p>
          </table:table-cell>
          <table:table-cell office:value-type="float" office:value="32455010" calcext:value-type="float">
            <text:p>32455010</text:p>
          </table:table-cell>
          <table:table-cell table:formula="of:=[.B2041]-[.B2040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0605822" calcext:value-type="float">
            <text:p>20605822</text:p>
          </table:table-cell>
          <table:table-cell office:value-type="float" office:value="32470914" calcext:value-type="float">
            <text:p>32470914</text:p>
          </table:table-cell>
          <table:table-cell table:formula="of:=[.B2042]-[.B204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615913" calcext:value-type="float">
            <text:p>20615913</text:p>
          </table:table-cell>
          <table:table-cell office:value-type="float" office:value="32486809" calcext:value-type="float">
            <text:p>32486809</text:p>
          </table:table-cell>
          <table:table-cell table:formula="of:=[.B2043]-[.B2042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0626004" calcext:value-type="float">
            <text:p>20626004</text:p>
          </table:table-cell>
          <table:table-cell office:value-type="float" office:value="32502722" calcext:value-type="float">
            <text:p>32502722</text:p>
          </table:table-cell>
          <table:table-cell table:formula="of:=[.B2044]-[.B204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0636095" calcext:value-type="float">
            <text:p>20636095</text:p>
          </table:table-cell>
          <table:table-cell office:value-type="float" office:value="32518618" calcext:value-type="float">
            <text:p>32518618</text:p>
          </table:table-cell>
          <table:table-cell table:formula="of:=[.B2045]-[.B204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0646186" calcext:value-type="float">
            <text:p>20646186</text:p>
          </table:table-cell>
          <table:table-cell office:value-type="float" office:value="32534521" calcext:value-type="float">
            <text:p>32534521</text:p>
          </table:table-cell>
          <table:table-cell table:formula="of:=[.B2046]-[.B2045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0656277" calcext:value-type="float">
            <text:p>20656277</text:p>
          </table:table-cell>
          <table:table-cell office:value-type="float" office:value="32550422" calcext:value-type="float">
            <text:p>32550422</text:p>
          </table:table-cell>
          <table:table-cell table:formula="of:=[.B2047]-[.B204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666368" calcext:value-type="float">
            <text:p>20666368</text:p>
          </table:table-cell>
          <table:table-cell office:value-type="float" office:value="32566330" calcext:value-type="float">
            <text:p>32566330</text:p>
          </table:table-cell>
          <table:table-cell table:formula="of:=[.B2048]-[.B2047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0676459" calcext:value-type="float">
            <text:p>20676459</text:p>
          </table:table-cell>
          <table:table-cell office:value-type="float" office:value="32582233" calcext:value-type="float">
            <text:p>32582233</text:p>
          </table:table-cell>
          <table:table-cell table:formula="of:=[.B2049]-[.B2048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0686550" calcext:value-type="float">
            <text:p>20686550</text:p>
          </table:table-cell>
          <table:table-cell office:value-type="float" office:value="32598139" calcext:value-type="float">
            <text:p>32598139</text:p>
          </table:table-cell>
          <table:table-cell table:formula="of:=[.B2050]-[.B204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0696641" calcext:value-type="float">
            <text:p>20696641</text:p>
          </table:table-cell>
          <table:table-cell office:value-type="float" office:value="32614040" calcext:value-type="float">
            <text:p>32614040</text:p>
          </table:table-cell>
          <table:table-cell table:formula="of:=[.B2051]-[.B2050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0706732" calcext:value-type="float">
            <text:p>20706732</text:p>
          </table:table-cell>
          <table:table-cell office:value-type="float" office:value="32629934" calcext:value-type="float">
            <text:p>32629934</text:p>
          </table:table-cell>
          <table:table-cell table:formula="of:=[.B2052]-[.B205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0716823" calcext:value-type="float">
            <text:p>20716823</text:p>
          </table:table-cell>
          <table:table-cell office:value-type="float" office:value="32645838" calcext:value-type="float">
            <text:p>32645838</text:p>
          </table:table-cell>
          <table:table-cell table:formula="of:=[.B2053]-[.B205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726914" calcext:value-type="float">
            <text:p>20726914</text:p>
          </table:table-cell>
          <table:table-cell office:value-type="float" office:value="32661743" calcext:value-type="float">
            <text:p>32661743</text:p>
          </table:table-cell>
          <table:table-cell table:formula="of:=[.B2054]-[.B2053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737005" calcext:value-type="float">
            <text:p>20737005</text:p>
          </table:table-cell>
          <table:table-cell office:value-type="float" office:value="32677633" calcext:value-type="float">
            <text:p>32677633</text:p>
          </table:table-cell>
          <table:table-cell table:formula="of:=[.B2055]-[.B205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0747096" calcext:value-type="float">
            <text:p>20747096</text:p>
          </table:table-cell>
          <table:table-cell office:value-type="float" office:value="32693531" calcext:value-type="float">
            <text:p>32693531</text:p>
          </table:table-cell>
          <table:table-cell table:formula="of:=[.B2056]-[.B205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0757187" calcext:value-type="float">
            <text:p>20757187</text:p>
          </table:table-cell>
          <table:table-cell office:value-type="float" office:value="32709435" calcext:value-type="float">
            <text:p>32709435</text:p>
          </table:table-cell>
          <table:table-cell table:formula="of:=[.B2057]-[.B2056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0767278" calcext:value-type="float">
            <text:p>20767278</text:p>
          </table:table-cell>
          <table:table-cell office:value-type="float" office:value="32725325" calcext:value-type="float">
            <text:p>32725325</text:p>
          </table:table-cell>
          <table:table-cell table:formula="of:=[.B2058]-[.B2057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0777369" calcext:value-type="float">
            <text:p>20777369</text:p>
          </table:table-cell>
          <table:table-cell office:value-type="float" office:value="32741216" calcext:value-type="float">
            <text:p>32741216</text:p>
          </table:table-cell>
          <table:table-cell table:formula="of:=[.B2059]-[.B2058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0787460" calcext:value-type="float">
            <text:p>20787460</text:p>
          </table:table-cell>
          <table:table-cell office:value-type="float" office:value="32757126" calcext:value-type="float">
            <text:p>32757126</text:p>
          </table:table-cell>
          <table:table-cell table:formula="of:=[.B2060]-[.B205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0797551" calcext:value-type="float">
            <text:p>20797551</text:p>
          </table:table-cell>
          <table:table-cell office:value-type="float" office:value="32773029" calcext:value-type="float">
            <text:p>32773029</text:p>
          </table:table-cell>
          <table:table-cell table:formula="of:=[.B2061]-[.B206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0807642" calcext:value-type="float">
            <text:p>20807642</text:p>
          </table:table-cell>
          <table:table-cell office:value-type="float" office:value="32788934" calcext:value-type="float">
            <text:p>32788934</text:p>
          </table:table-cell>
          <table:table-cell table:formula="of:=[.B2062]-[.B206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817733" calcext:value-type="float">
            <text:p>20817733</text:p>
          </table:table-cell>
          <table:table-cell office:value-type="float" office:value="32804847" calcext:value-type="float">
            <text:p>32804847</text:p>
          </table:table-cell>
          <table:table-cell table:formula="of:=[.B2063]-[.B206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0827824" calcext:value-type="float">
            <text:p>20827824</text:p>
          </table:table-cell>
          <table:table-cell office:value-type="float" office:value="32820745" calcext:value-type="float">
            <text:p>32820745</text:p>
          </table:table-cell>
          <table:table-cell table:formula="of:=[.B2064]-[.B2063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0837915" calcext:value-type="float">
            <text:p>20837915</text:p>
          </table:table-cell>
          <table:table-cell office:value-type="float" office:value="32836650" calcext:value-type="float">
            <text:p>32836650</text:p>
          </table:table-cell>
          <table:table-cell table:formula="of:=[.B2065]-[.B206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848006" calcext:value-type="float">
            <text:p>20848006</text:p>
          </table:table-cell>
          <table:table-cell office:value-type="float" office:value="32852558" calcext:value-type="float">
            <text:p>32852558</text:p>
          </table:table-cell>
          <table:table-cell table:formula="of:=[.B2066]-[.B206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0858097" calcext:value-type="float">
            <text:p>20858097</text:p>
          </table:table-cell>
          <table:table-cell office:value-type="float" office:value="32868458" calcext:value-type="float">
            <text:p>32868458</text:p>
          </table:table-cell>
          <table:table-cell table:formula="of:=[.B2067]-[.B206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0868188" calcext:value-type="float">
            <text:p>20868188</text:p>
          </table:table-cell>
          <table:table-cell office:value-type="float" office:value="32884350" calcext:value-type="float">
            <text:p>32884350</text:p>
          </table:table-cell>
          <table:table-cell table:formula="of:=[.B2068]-[.B2067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0878279" calcext:value-type="float">
            <text:p>20878279</text:p>
          </table:table-cell>
          <table:table-cell office:value-type="float" office:value="32900260" calcext:value-type="float">
            <text:p>32900260</text:p>
          </table:table-cell>
          <table:table-cell table:formula="of:=[.B2069]-[.B206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0888370" calcext:value-type="float">
            <text:p>20888370</text:p>
          </table:table-cell>
          <table:table-cell office:value-type="float" office:value="32916165" calcext:value-type="float">
            <text:p>32916165</text:p>
          </table:table-cell>
          <table:table-cell table:formula="of:=[.B2070]-[.B2069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898461" calcext:value-type="float">
            <text:p>20898461</text:p>
          </table:table-cell>
          <table:table-cell office:value-type="float" office:value="32932079" calcext:value-type="float">
            <text:p>32932079</text:p>
          </table:table-cell>
          <table:table-cell table:formula="of:=[.B2071]-[.B2070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0908552" calcext:value-type="float">
            <text:p>20908552</text:p>
          </table:table-cell>
          <table:table-cell office:value-type="float" office:value="32947973" calcext:value-type="float">
            <text:p>32947973</text:p>
          </table:table-cell>
          <table:table-cell table:formula="of:=[.B2072]-[.B2071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0918643" calcext:value-type="float">
            <text:p>20918643</text:p>
          </table:table-cell>
          <table:table-cell office:value-type="float" office:value="32963865" calcext:value-type="float">
            <text:p>32963865</text:p>
          </table:table-cell>
          <table:table-cell table:formula="of:=[.B2073]-[.B207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0928734" calcext:value-type="float">
            <text:p>20928734</text:p>
          </table:table-cell>
          <table:table-cell office:value-type="float" office:value="32979778" calcext:value-type="float">
            <text:p>32979778</text:p>
          </table:table-cell>
          <table:table-cell table:formula="of:=[.B2074]-[.B207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0938825" calcext:value-type="float">
            <text:p>20938825</text:p>
          </table:table-cell>
          <table:table-cell office:value-type="float" office:value="32995677" calcext:value-type="float">
            <text:p>32995677</text:p>
          </table:table-cell>
          <table:table-cell table:formula="of:=[.B2075]-[.B207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0948916" calcext:value-type="float">
            <text:p>20948916</text:p>
          </table:table-cell>
          <table:table-cell office:value-type="float" office:value="33011569" calcext:value-type="float">
            <text:p>33011569</text:p>
          </table:table-cell>
          <table:table-cell table:formula="of:=[.B2076]-[.B2075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0959007" calcext:value-type="float">
            <text:p>20959007</text:p>
          </table:table-cell>
          <table:table-cell office:value-type="float" office:value="33027474" calcext:value-type="float">
            <text:p>33027474</text:p>
          </table:table-cell>
          <table:table-cell table:formula="of:=[.B2077]-[.B207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0969098" calcext:value-type="float">
            <text:p>20969098</text:p>
          </table:table-cell>
          <table:table-cell office:value-type="float" office:value="33043373" calcext:value-type="float">
            <text:p>33043373</text:p>
          </table:table-cell>
          <table:table-cell table:formula="of:=[.B2078]-[.B207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0979189" calcext:value-type="float">
            <text:p>20979189</text:p>
          </table:table-cell>
          <table:table-cell office:value-type="float" office:value="33059261" calcext:value-type="float">
            <text:p>33059261</text:p>
          </table:table-cell>
          <table:table-cell table:formula="of:=[.B2079]-[.B207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0989280" calcext:value-type="float">
            <text:p>20989280</text:p>
          </table:table-cell>
          <table:table-cell office:value-type="float" office:value="33075148" calcext:value-type="float">
            <text:p>33075148</text:p>
          </table:table-cell>
          <table:table-cell table:formula="of:=[.B2080]-[.B2079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20999371" calcext:value-type="float">
            <text:p>20999371</text:p>
          </table:table-cell>
          <table:table-cell office:value-type="float" office:value="33091056" calcext:value-type="float">
            <text:p>33091056</text:p>
          </table:table-cell>
          <table:table-cell table:formula="of:=[.B2081]-[.B208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009462" calcext:value-type="float">
            <text:p>21009462</text:p>
          </table:table-cell>
          <table:table-cell office:value-type="float" office:value="33106964" calcext:value-type="float">
            <text:p>33106964</text:p>
          </table:table-cell>
          <table:table-cell table:formula="of:=[.B2082]-[.B208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019553" calcext:value-type="float">
            <text:p>21019553</text:p>
          </table:table-cell>
          <table:table-cell office:value-type="float" office:value="33122865" calcext:value-type="float">
            <text:p>33122865</text:p>
          </table:table-cell>
          <table:table-cell table:formula="of:=[.B2083]-[.B208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029644" calcext:value-type="float">
            <text:p>21029644</text:p>
          </table:table-cell>
          <table:table-cell office:value-type="float" office:value="33138771" calcext:value-type="float">
            <text:p>33138771</text:p>
          </table:table-cell>
          <table:table-cell table:formula="of:=[.B2084]-[.B2083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1039735" calcext:value-type="float">
            <text:p>21039735</text:p>
          </table:table-cell>
          <table:table-cell office:value-type="float" office:value="33154680" calcext:value-type="float">
            <text:p>33154680</text:p>
          </table:table-cell>
          <table:table-cell table:formula="of:=[.B2085]-[.B2084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049826" calcext:value-type="float">
            <text:p>21049826</text:p>
          </table:table-cell>
          <table:table-cell office:value-type="float" office:value="33170573" calcext:value-type="float">
            <text:p>33170573</text:p>
          </table:table-cell>
          <table:table-cell table:formula="of:=[.B2086]-[.B208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059917" calcext:value-type="float">
            <text:p>21059917</text:p>
          </table:table-cell>
          <table:table-cell office:value-type="float" office:value="33186490" calcext:value-type="float">
            <text:p>33186490</text:p>
          </table:table-cell>
          <table:table-cell table:formula="of:=[.B2087]-[.B2086]" office:value-type="float" office:value="15917" calcext:value-type="float">
            <text:p>15917</text:p>
          </table:table-cell>
          <table:table-cell table:number-columns-repeated="13"/>
        </table:table-row>
        <table:table-row table:style-name="ro1">
          <table:table-cell office:value-type="float" office:value="21070008" calcext:value-type="float">
            <text:p>21070008</text:p>
          </table:table-cell>
          <table:table-cell office:value-type="float" office:value="33202385" calcext:value-type="float">
            <text:p>33202385</text:p>
          </table:table-cell>
          <table:table-cell table:formula="of:=[.B2088]-[.B208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1080099" calcext:value-type="float">
            <text:p>21080099</text:p>
          </table:table-cell>
          <table:table-cell office:value-type="float" office:value="33218284" calcext:value-type="float">
            <text:p>33218284</text:p>
          </table:table-cell>
          <table:table-cell table:formula="of:=[.B2089]-[.B208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090190" calcext:value-type="float">
            <text:p>21090190</text:p>
          </table:table-cell>
          <table:table-cell office:value-type="float" office:value="33234186" calcext:value-type="float">
            <text:p>33234186</text:p>
          </table:table-cell>
          <table:table-cell table:formula="of:=[.B2090]-[.B2089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1100281" calcext:value-type="float">
            <text:p>21100281</text:p>
          </table:table-cell>
          <table:table-cell office:value-type="float" office:value="33250097" calcext:value-type="float">
            <text:p>33250097</text:p>
          </table:table-cell>
          <table:table-cell table:formula="of:=[.B2091]-[.B209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1110372" calcext:value-type="float">
            <text:p>21110372</text:p>
          </table:table-cell>
          <table:table-cell office:value-type="float" office:value="33265999" calcext:value-type="float">
            <text:p>33265999</text:p>
          </table:table-cell>
          <table:table-cell table:formula="of:=[.B2092]-[.B2091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1120463" calcext:value-type="float">
            <text:p>21120463</text:p>
          </table:table-cell>
          <table:table-cell office:value-type="float" office:value="33281906" calcext:value-type="float">
            <text:p>33281906</text:p>
          </table:table-cell>
          <table:table-cell table:formula="of:=[.B2093]-[.B2092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130554" calcext:value-type="float">
            <text:p>21130554</text:p>
          </table:table-cell>
          <table:table-cell office:value-type="float" office:value="33297799" calcext:value-type="float">
            <text:p>33297799</text:p>
          </table:table-cell>
          <table:table-cell table:formula="of:=[.B2094]-[.B209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140645" calcext:value-type="float">
            <text:p>21140645</text:p>
          </table:table-cell>
          <table:table-cell office:value-type="float" office:value="33313698" calcext:value-type="float">
            <text:p>33313698</text:p>
          </table:table-cell>
          <table:table-cell table:formula="of:=[.B2095]-[.B209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150736" calcext:value-type="float">
            <text:p>21150736</text:p>
          </table:table-cell>
          <table:table-cell office:value-type="float" office:value="33329607" calcext:value-type="float">
            <text:p>33329607</text:p>
          </table:table-cell>
          <table:table-cell table:formula="of:=[.B2096]-[.B209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160827" calcext:value-type="float">
            <text:p>21160827</text:p>
          </table:table-cell>
          <table:table-cell office:value-type="float" office:value="33345508" calcext:value-type="float">
            <text:p>33345508</text:p>
          </table:table-cell>
          <table:table-cell table:formula="of:=[.B2097]-[.B209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170918" calcext:value-type="float">
            <text:p>21170918</text:p>
          </table:table-cell>
          <table:table-cell office:value-type="float" office:value="33361404" calcext:value-type="float">
            <text:p>33361404</text:p>
          </table:table-cell>
          <table:table-cell table:formula="of:=[.B2098]-[.B209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1181009" calcext:value-type="float">
            <text:p>21181009</text:p>
          </table:table-cell>
          <table:table-cell office:value-type="float" office:value="33377300" calcext:value-type="float">
            <text:p>33377300</text:p>
          </table:table-cell>
          <table:table-cell table:formula="of:=[.B2099]-[.B2098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1191100" calcext:value-type="float">
            <text:p>21191100</text:p>
          </table:table-cell>
          <table:table-cell office:value-type="float" office:value="33393196" calcext:value-type="float">
            <text:p>33393196</text:p>
          </table:table-cell>
          <table:table-cell table:formula="of:=[.B2100]-[.B2099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1201191" calcext:value-type="float">
            <text:p>21201191</text:p>
          </table:table-cell>
          <table:table-cell office:value-type="float" office:value="33409085" calcext:value-type="float">
            <text:p>33409085</text:p>
          </table:table-cell>
          <table:table-cell table:formula="of:=[.B2101]-[.B2100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1211282" calcext:value-type="float">
            <text:p>21211282</text:p>
          </table:table-cell>
          <table:table-cell office:value-type="float" office:value="33424984" calcext:value-type="float">
            <text:p>33424984</text:p>
          </table:table-cell>
          <table:table-cell table:formula="of:=[.B2102]-[.B210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221373" calcext:value-type="float">
            <text:p>21221373</text:p>
          </table:table-cell>
          <table:table-cell office:value-type="float" office:value="33440893" calcext:value-type="float">
            <text:p>33440893</text:p>
          </table:table-cell>
          <table:table-cell table:formula="of:=[.B2103]-[.B210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231464" calcext:value-type="float">
            <text:p>21231464</text:p>
          </table:table-cell>
          <table:table-cell office:value-type="float" office:value="33456792" calcext:value-type="float">
            <text:p>33456792</text:p>
          </table:table-cell>
          <table:table-cell table:formula="of:=[.B2104]-[.B2103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241555" calcext:value-type="float">
            <text:p>21241555</text:p>
          </table:table-cell>
          <table:table-cell office:value-type="float" office:value="33472699" calcext:value-type="float">
            <text:p>33472699</text:p>
          </table:table-cell>
          <table:table-cell table:formula="of:=[.B2105]-[.B210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251646" calcext:value-type="float">
            <text:p>21251646</text:p>
          </table:table-cell>
          <table:table-cell office:value-type="float" office:value="33488613" calcext:value-type="float">
            <text:p>33488613</text:p>
          </table:table-cell>
          <table:table-cell table:formula="of:=[.B2106]-[.B210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1261737" calcext:value-type="float">
            <text:p>21261737</text:p>
          </table:table-cell>
          <table:table-cell office:value-type="float" office:value="33504508" calcext:value-type="float">
            <text:p>33504508</text:p>
          </table:table-cell>
          <table:table-cell table:formula="of:=[.B2107]-[.B2106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1271828" calcext:value-type="float">
            <text:p>21271828</text:p>
          </table:table-cell>
          <table:table-cell office:value-type="float" office:value="33520414" calcext:value-type="float">
            <text:p>33520414</text:p>
          </table:table-cell>
          <table:table-cell table:formula="of:=[.B2108]-[.B210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1281919" calcext:value-type="float">
            <text:p>21281919</text:p>
          </table:table-cell>
          <table:table-cell office:value-type="float" office:value="33536318" calcext:value-type="float">
            <text:p>33536318</text:p>
          </table:table-cell>
          <table:table-cell table:formula="of:=[.B2109]-[.B2108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1292010" calcext:value-type="float">
            <text:p>21292010</text:p>
          </table:table-cell>
          <table:table-cell office:value-type="float" office:value="33552221" calcext:value-type="float">
            <text:p>33552221</text:p>
          </table:table-cell>
          <table:table-cell table:formula="of:=[.B2110]-[.B210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302101" calcext:value-type="float">
            <text:p>21302101</text:p>
          </table:table-cell>
          <table:table-cell office:value-type="float" office:value="33568115" calcext:value-type="float">
            <text:p>33568115</text:p>
          </table:table-cell>
          <table:table-cell table:formula="of:=[.B2111]-[.B211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1312192" calcext:value-type="float">
            <text:p>21312192</text:p>
          </table:table-cell>
          <table:table-cell office:value-type="float" office:value="33584025" calcext:value-type="float">
            <text:p>33584025</text:p>
          </table:table-cell>
          <table:table-cell table:formula="of:=[.B2112]-[.B2111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1322283" calcext:value-type="float">
            <text:p>21322283</text:p>
          </table:table-cell>
          <table:table-cell office:value-type="float" office:value="33599929" calcext:value-type="float">
            <text:p>33599929</text:p>
          </table:table-cell>
          <table:table-cell table:formula="of:=[.B2113]-[.B211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1332374" calcext:value-type="float">
            <text:p>21332374</text:p>
          </table:table-cell>
          <table:table-cell office:value-type="float" office:value="33615838" calcext:value-type="float">
            <text:p>33615838</text:p>
          </table:table-cell>
          <table:table-cell table:formula="of:=[.B2114]-[.B211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342465" calcext:value-type="float">
            <text:p>21342465</text:p>
          </table:table-cell>
          <table:table-cell office:value-type="float" office:value="33631735" calcext:value-type="float">
            <text:p>33631735</text:p>
          </table:table-cell>
          <table:table-cell table:formula="of:=[.B2115]-[.B2114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1352556" calcext:value-type="float">
            <text:p>21352556</text:p>
          </table:table-cell>
          <table:table-cell office:value-type="float" office:value="33647628" calcext:value-type="float">
            <text:p>33647628</text:p>
          </table:table-cell>
          <table:table-cell table:formula="of:=[.B2116]-[.B211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362647" calcext:value-type="float">
            <text:p>21362647</text:p>
          </table:table-cell>
          <table:table-cell office:value-type="float" office:value="33663541" calcext:value-type="float">
            <text:p>33663541</text:p>
          </table:table-cell>
          <table:table-cell table:formula="of:=[.B2117]-[.B2116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1372738" calcext:value-type="float">
            <text:p>21372738</text:p>
          </table:table-cell>
          <table:table-cell office:value-type="float" office:value="33679443" calcext:value-type="float">
            <text:p>33679443</text:p>
          </table:table-cell>
          <table:table-cell table:formula="of:=[.B2118]-[.B211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1382829" calcext:value-type="float">
            <text:p>21382829</text:p>
          </table:table-cell>
          <table:table-cell office:value-type="float" office:value="33695335" calcext:value-type="float">
            <text:p>33695335</text:p>
          </table:table-cell>
          <table:table-cell table:formula="of:=[.B2119]-[.B2118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392920" calcext:value-type="float">
            <text:p>21392920</text:p>
          </table:table-cell>
          <table:table-cell office:value-type="float" office:value="33711235" calcext:value-type="float">
            <text:p>33711235</text:p>
          </table:table-cell>
          <table:table-cell table:formula="of:=[.B2120]-[.B211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1403011" calcext:value-type="float">
            <text:p>21403011</text:p>
          </table:table-cell>
          <table:table-cell office:value-type="float" office:value="33727138" calcext:value-type="float">
            <text:p>33727138</text:p>
          </table:table-cell>
          <table:table-cell table:formula="of:=[.B2121]-[.B212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413102" calcext:value-type="float">
            <text:p>21413102</text:p>
          </table:table-cell>
          <table:table-cell office:value-type="float" office:value="33743024" calcext:value-type="float">
            <text:p>33743024</text:p>
          </table:table-cell>
          <table:table-cell table:formula="of:=[.B2122]-[.B2121]" office:value-type="float" office:value="15886" calcext:value-type="float">
            <text:p>15886</text:p>
          </table:table-cell>
          <table:table-cell table:number-columns-repeated="13"/>
        </table:table-row>
        <table:table-row table:style-name="ro1">
          <table:table-cell office:value-type="float" office:value="21423193" calcext:value-type="float">
            <text:p>21423193</text:p>
          </table:table-cell>
          <table:table-cell office:value-type="float" office:value="33758916" calcext:value-type="float">
            <text:p>33758916</text:p>
          </table:table-cell>
          <table:table-cell table:formula="of:=[.B2123]-[.B212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433284" calcext:value-type="float">
            <text:p>21433284</text:p>
          </table:table-cell>
          <table:table-cell office:value-type="float" office:value="33774823" calcext:value-type="float">
            <text:p>33774823</text:p>
          </table:table-cell>
          <table:table-cell table:formula="of:=[.B2124]-[.B2123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443375" calcext:value-type="float">
            <text:p>21443375</text:p>
          </table:table-cell>
          <table:table-cell office:value-type="float" office:value="33790728" calcext:value-type="float">
            <text:p>33790728</text:p>
          </table:table-cell>
          <table:table-cell table:formula="of:=[.B2125]-[.B2124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1453466" calcext:value-type="float">
            <text:p>21453466</text:p>
          </table:table-cell>
          <table:table-cell office:value-type="float" office:value="33806626" calcext:value-type="float">
            <text:p>33806626</text:p>
          </table:table-cell>
          <table:table-cell table:formula="of:=[.B2126]-[.B212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1463557" calcext:value-type="float">
            <text:p>21463557</text:p>
          </table:table-cell>
          <table:table-cell office:value-type="float" office:value="33822538" calcext:value-type="float">
            <text:p>33822538</text:p>
          </table:table-cell>
          <table:table-cell table:formula="of:=[.B2127]-[.B2126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1473648" calcext:value-type="float">
            <text:p>21473648</text:p>
          </table:table-cell>
          <table:table-cell office:value-type="float" office:value="33838442" calcext:value-type="float">
            <text:p>33838442</text:p>
          </table:table-cell>
          <table:table-cell table:formula="of:=[.B2128]-[.B212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1483739" calcext:value-type="float">
            <text:p>21483739</text:p>
          </table:table-cell>
          <table:table-cell office:value-type="float" office:value="33854343" calcext:value-type="float">
            <text:p>33854343</text:p>
          </table:table-cell>
          <table:table-cell table:formula="of:=[.B2129]-[.B2128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493830" calcext:value-type="float">
            <text:p>21493830</text:p>
          </table:table-cell>
          <table:table-cell office:value-type="float" office:value="33870258" calcext:value-type="float">
            <text:p>33870258</text:p>
          </table:table-cell>
          <table:table-cell table:formula="of:=[.B2130]-[.B2129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21503921" calcext:value-type="float">
            <text:p>21503921</text:p>
          </table:table-cell>
          <table:table-cell office:value-type="float" office:value="33886151" calcext:value-type="float">
            <text:p>33886151</text:p>
          </table:table-cell>
          <table:table-cell table:formula="of:=[.B2131]-[.B2130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514012" calcext:value-type="float">
            <text:p>21514012</text:p>
          </table:table-cell>
          <table:table-cell office:value-type="float" office:value="33902047" calcext:value-type="float">
            <text:p>33902047</text:p>
          </table:table-cell>
          <table:table-cell table:formula="of:=[.B2132]-[.B2131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1524103" calcext:value-type="float">
            <text:p>21524103</text:p>
          </table:table-cell>
          <table:table-cell office:value-type="float" office:value="33917955" calcext:value-type="float">
            <text:p>33917955</text:p>
          </table:table-cell>
          <table:table-cell table:formula="of:=[.B2133]-[.B2132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534194" calcext:value-type="float">
            <text:p>21534194</text:p>
          </table:table-cell>
          <table:table-cell office:value-type="float" office:value="33933865" calcext:value-type="float">
            <text:p>33933865</text:p>
          </table:table-cell>
          <table:table-cell table:formula="of:=[.B2134]-[.B213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1544285" calcext:value-type="float">
            <text:p>21544285</text:p>
          </table:table-cell>
          <table:table-cell office:value-type="float" office:value="33949766" calcext:value-type="float">
            <text:p>33949766</text:p>
          </table:table-cell>
          <table:table-cell table:formula="of:=[.B2135]-[.B213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554376" calcext:value-type="float">
            <text:p>21554376</text:p>
          </table:table-cell>
          <table:table-cell office:value-type="float" office:value="33965671" calcext:value-type="float">
            <text:p>33965671</text:p>
          </table:table-cell>
          <table:table-cell table:formula="of:=[.B2136]-[.B2135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1564467" calcext:value-type="float">
            <text:p>21564467</text:p>
          </table:table-cell>
          <table:table-cell office:value-type="float" office:value="33981562" calcext:value-type="float">
            <text:p>33981562</text:p>
          </table:table-cell>
          <table:table-cell table:formula="of:=[.B2137]-[.B2136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1574558" calcext:value-type="float">
            <text:p>21574558</text:p>
          </table:table-cell>
          <table:table-cell office:value-type="float" office:value="33997464" calcext:value-type="float">
            <text:p>33997464</text:p>
          </table:table-cell>
          <table:table-cell table:formula="of:=[.B2138]-[.B213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1584649" calcext:value-type="float">
            <text:p>21584649</text:p>
          </table:table-cell>
          <table:table-cell office:value-type="float" office:value="34013373" calcext:value-type="float">
            <text:p>34013373</text:p>
          </table:table-cell>
          <table:table-cell table:formula="of:=[.B2139]-[.B213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594740" calcext:value-type="float">
            <text:p>21594740</text:p>
          </table:table-cell>
          <table:table-cell office:value-type="float" office:value="34029270" calcext:value-type="float">
            <text:p>34029270</text:p>
          </table:table-cell>
          <table:table-cell table:formula="of:=[.B2140]-[.B213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1604831" calcext:value-type="float">
            <text:p>21604831</text:p>
          </table:table-cell>
          <table:table-cell office:value-type="float" office:value="34045164" calcext:value-type="float">
            <text:p>34045164</text:p>
          </table:table-cell>
          <table:table-cell table:formula="of:=[.B2141]-[.B2140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1614922" calcext:value-type="float">
            <text:p>21614922</text:p>
          </table:table-cell>
          <table:table-cell office:value-type="float" office:value="34061069" calcext:value-type="float">
            <text:p>34061069</text:p>
          </table:table-cell>
          <table:table-cell table:formula="of:=[.B2142]-[.B214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1625013" calcext:value-type="float">
            <text:p>21625013</text:p>
          </table:table-cell>
          <table:table-cell office:value-type="float" office:value="34076961" calcext:value-type="float">
            <text:p>34076961</text:p>
          </table:table-cell>
          <table:table-cell table:formula="of:=[.B2143]-[.B214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635104" calcext:value-type="float">
            <text:p>21635104</text:p>
          </table:table-cell>
          <table:table-cell office:value-type="float" office:value="34092848" calcext:value-type="float">
            <text:p>34092848</text:p>
          </table:table-cell>
          <table:table-cell table:formula="of:=[.B2144]-[.B2143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21645195" calcext:value-type="float">
            <text:p>21645195</text:p>
          </table:table-cell>
          <table:table-cell office:value-type="float" office:value="34108748" calcext:value-type="float">
            <text:p>34108748</text:p>
          </table:table-cell>
          <table:table-cell table:formula="of:=[.B2145]-[.B2144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1655286" calcext:value-type="float">
            <text:p>21655286</text:p>
          </table:table-cell>
          <table:table-cell office:value-type="float" office:value="34124656" calcext:value-type="float">
            <text:p>34124656</text:p>
          </table:table-cell>
          <table:table-cell table:formula="of:=[.B2146]-[.B214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665377" calcext:value-type="float">
            <text:p>21665377</text:p>
          </table:table-cell>
          <table:table-cell office:value-type="float" office:value="34140556" calcext:value-type="float">
            <text:p>34140556</text:p>
          </table:table-cell>
          <table:table-cell table:formula="of:=[.B2147]-[.B2146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1675468" calcext:value-type="float">
            <text:p>21675468</text:p>
          </table:table-cell>
          <table:table-cell office:value-type="float" office:value="34156471" calcext:value-type="float">
            <text:p>34156471</text:p>
          </table:table-cell>
          <table:table-cell table:formula="of:=[.B2148]-[.B2147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21685559" calcext:value-type="float">
            <text:p>21685559</text:p>
          </table:table-cell>
          <table:table-cell office:value-type="float" office:value="34172379" calcext:value-type="float">
            <text:p>34172379</text:p>
          </table:table-cell>
          <table:table-cell table:formula="of:=[.B2149]-[.B214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695650" calcext:value-type="float">
            <text:p>21695650</text:p>
          </table:table-cell>
          <table:table-cell office:value-type="float" office:value="34188272" calcext:value-type="float">
            <text:p>34188272</text:p>
          </table:table-cell>
          <table:table-cell table:formula="of:=[.B2150]-[.B2149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705741" calcext:value-type="float">
            <text:p>21705741</text:p>
          </table:table-cell>
          <table:table-cell office:value-type="float" office:value="34204180" calcext:value-type="float">
            <text:p>34204180</text:p>
          </table:table-cell>
          <table:table-cell table:formula="of:=[.B2151]-[.B215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715832" calcext:value-type="float">
            <text:p>21715832</text:p>
          </table:table-cell>
          <table:table-cell office:value-type="float" office:value="34220084" calcext:value-type="float">
            <text:p>34220084</text:p>
          </table:table-cell>
          <table:table-cell table:formula="of:=[.B2152]-[.B2151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1725923" calcext:value-type="float">
            <text:p>21725923</text:p>
          </table:table-cell>
          <table:table-cell office:value-type="float" office:value="34235987" calcext:value-type="float">
            <text:p>34235987</text:p>
          </table:table-cell>
          <table:table-cell table:formula="of:=[.B2153]-[.B2152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736014" calcext:value-type="float">
            <text:p>21736014</text:p>
          </table:table-cell>
          <table:table-cell office:value-type="float" office:value="34251880" calcext:value-type="float">
            <text:p>34251880</text:p>
          </table:table-cell>
          <table:table-cell table:formula="of:=[.B2154]-[.B2153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1746105" calcext:value-type="float">
            <text:p>21746105</text:p>
          </table:table-cell>
          <table:table-cell office:value-type="float" office:value="34267787" calcext:value-type="float">
            <text:p>34267787</text:p>
          </table:table-cell>
          <table:table-cell table:formula="of:=[.B2155]-[.B2154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756196" calcext:value-type="float">
            <text:p>21756196</text:p>
          </table:table-cell>
          <table:table-cell office:value-type="float" office:value="34283696" calcext:value-type="float">
            <text:p>34283696</text:p>
          </table:table-cell>
          <table:table-cell table:formula="of:=[.B2156]-[.B215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1766287" calcext:value-type="float">
            <text:p>21766287</text:p>
          </table:table-cell>
          <table:table-cell office:value-type="float" office:value="34299602" calcext:value-type="float">
            <text:p>34299602</text:p>
          </table:table-cell>
          <table:table-cell table:formula="of:=[.B2157]-[.B2156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1776378" calcext:value-type="float">
            <text:p>21776378</text:p>
          </table:table-cell>
          <table:table-cell office:value-type="float" office:value="34315505" calcext:value-type="float">
            <text:p>34315505</text:p>
          </table:table-cell>
          <table:table-cell table:formula="of:=[.B2158]-[.B2157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786469" calcext:value-type="float">
            <text:p>21786469</text:p>
          </table:table-cell>
          <table:table-cell office:value-type="float" office:value="34331394" calcext:value-type="float">
            <text:p>34331394</text:p>
          </table:table-cell>
          <table:table-cell table:formula="of:=[.B2159]-[.B2158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1796560" calcext:value-type="float">
            <text:p>21796560</text:p>
          </table:table-cell>
          <table:table-cell office:value-type="float" office:value="34347306" calcext:value-type="float">
            <text:p>34347306</text:p>
          </table:table-cell>
          <table:table-cell table:formula="of:=[.B2160]-[.B215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1806651" calcext:value-type="float">
            <text:p>21806651</text:p>
          </table:table-cell>
          <table:table-cell office:value-type="float" office:value="34363209" calcext:value-type="float">
            <text:p>34363209</text:p>
          </table:table-cell>
          <table:table-cell table:formula="of:=[.B2161]-[.B2160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816742" calcext:value-type="float">
            <text:p>21816742</text:p>
          </table:table-cell>
          <table:table-cell office:value-type="float" office:value="34379101" calcext:value-type="float">
            <text:p>34379101</text:p>
          </table:table-cell>
          <table:table-cell table:formula="of:=[.B2162]-[.B2161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826833" calcext:value-type="float">
            <text:p>21826833</text:p>
          </table:table-cell>
          <table:table-cell office:value-type="float" office:value="34395000" calcext:value-type="float">
            <text:p>34395000</text:p>
          </table:table-cell>
          <table:table-cell table:formula="of:=[.B2163]-[.B2162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836924" calcext:value-type="float">
            <text:p>21836924</text:p>
          </table:table-cell>
          <table:table-cell office:value-type="float" office:value="34410902" calcext:value-type="float">
            <text:p>34410902</text:p>
          </table:table-cell>
          <table:table-cell table:formula="of:=[.B2164]-[.B216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1847015" calcext:value-type="float">
            <text:p>21847015</text:p>
          </table:table-cell>
          <table:table-cell office:value-type="float" office:value="34426784" calcext:value-type="float">
            <text:p>34426784</text:p>
          </table:table-cell>
          <table:table-cell table:formula="of:=[.B2165]-[.B2164]" office:value-type="float" office:value="15882" calcext:value-type="float">
            <text:p>15882</text:p>
          </table:table-cell>
          <table:table-cell table:number-columns-repeated="13"/>
        </table:table-row>
        <table:table-row table:style-name="ro1">
          <table:table-cell office:value-type="float" office:value="21857106" calcext:value-type="float">
            <text:p>21857106</text:p>
          </table:table-cell>
          <table:table-cell office:value-type="float" office:value="34442676" calcext:value-type="float">
            <text:p>34442676</text:p>
          </table:table-cell>
          <table:table-cell table:formula="of:=[.B2166]-[.B2165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1867197" calcext:value-type="float">
            <text:p>21867197</text:p>
          </table:table-cell>
          <table:table-cell office:value-type="float" office:value="34458589" calcext:value-type="float">
            <text:p>34458589</text:p>
          </table:table-cell>
          <table:table-cell table:formula="of:=[.B2167]-[.B2166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1877288" calcext:value-type="float">
            <text:p>21877288</text:p>
          </table:table-cell>
          <table:table-cell office:value-type="float" office:value="34474490" calcext:value-type="float">
            <text:p>34474490</text:p>
          </table:table-cell>
          <table:table-cell table:formula="of:=[.B2168]-[.B216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1887379" calcext:value-type="float">
            <text:p>21887379</text:p>
          </table:table-cell>
          <table:table-cell office:value-type="float" office:value="34490389" calcext:value-type="float">
            <text:p>34490389</text:p>
          </table:table-cell>
          <table:table-cell table:formula="of:=[.B2169]-[.B216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897470" calcext:value-type="float">
            <text:p>21897470</text:p>
          </table:table-cell>
          <table:table-cell office:value-type="float" office:value="34506301" calcext:value-type="float">
            <text:p>34506301</text:p>
          </table:table-cell>
          <table:table-cell table:formula="of:=[.B2170]-[.B216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1907561" calcext:value-type="float">
            <text:p>21907561</text:p>
          </table:table-cell>
          <table:table-cell office:value-type="float" office:value="34522206" calcext:value-type="float">
            <text:p>34522206</text:p>
          </table:table-cell>
          <table:table-cell table:formula="of:=[.B2171]-[.B217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1917652" calcext:value-type="float">
            <text:p>21917652</text:p>
          </table:table-cell>
          <table:table-cell office:value-type="float" office:value="34538109" calcext:value-type="float">
            <text:p>34538109</text:p>
          </table:table-cell>
          <table:table-cell table:formula="of:=[.B2172]-[.B217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1927743" calcext:value-type="float">
            <text:p>21927743</text:p>
          </table:table-cell>
          <table:table-cell office:value-type="float" office:value="34554022" calcext:value-type="float">
            <text:p>34554022</text:p>
          </table:table-cell>
          <table:table-cell table:formula="of:=[.B2173]-[.B2172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1937834" calcext:value-type="float">
            <text:p>21937834</text:p>
          </table:table-cell>
          <table:table-cell office:value-type="float" office:value="34569917" calcext:value-type="float">
            <text:p>34569917</text:p>
          </table:table-cell>
          <table:table-cell table:formula="of:=[.B2174]-[.B217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1947925" calcext:value-type="float">
            <text:p>21947925</text:p>
          </table:table-cell>
          <table:table-cell office:value-type="float" office:value="34585811" calcext:value-type="float">
            <text:p>34585811</text:p>
          </table:table-cell>
          <table:table-cell table:formula="of:=[.B2175]-[.B2174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1958016" calcext:value-type="float">
            <text:p>21958016</text:p>
          </table:table-cell>
          <table:table-cell office:value-type="float" office:value="34601719" calcext:value-type="float">
            <text:p>34601719</text:p>
          </table:table-cell>
          <table:table-cell table:formula="of:=[.B2176]-[.B2175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1968107" calcext:value-type="float">
            <text:p>21968107</text:p>
          </table:table-cell>
          <table:table-cell office:value-type="float" office:value="34617626" calcext:value-type="float">
            <text:p>34617626</text:p>
          </table:table-cell>
          <table:table-cell table:formula="of:=[.B2177]-[.B2176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1978198" calcext:value-type="float">
            <text:p>21978198</text:p>
          </table:table-cell>
          <table:table-cell office:value-type="float" office:value="34633537" calcext:value-type="float">
            <text:p>34633537</text:p>
          </table:table-cell>
          <table:table-cell table:formula="of:=[.B2178]-[.B2177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1988289" calcext:value-type="float">
            <text:p>21988289</text:p>
          </table:table-cell>
          <table:table-cell office:value-type="float" office:value="34649436" calcext:value-type="float">
            <text:p>34649436</text:p>
          </table:table-cell>
          <table:table-cell table:formula="of:=[.B2179]-[.B2178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1998380" calcext:value-type="float">
            <text:p>21998380</text:p>
          </table:table-cell>
          <table:table-cell office:value-type="float" office:value="34665321" calcext:value-type="float">
            <text:p>34665321</text:p>
          </table:table-cell>
          <table:table-cell table:formula="of:=[.B2180]-[.B2179]" office:value-type="float" office:value="15885" calcext:value-type="float">
            <text:p>15885</text:p>
          </table:table-cell>
          <table:table-cell table:number-columns-repeated="13"/>
        </table:table-row>
        <table:table-row table:style-name="ro1">
          <table:table-cell office:value-type="float" office:value="22008471" calcext:value-type="float">
            <text:p>22008471</text:p>
          </table:table-cell>
          <table:table-cell office:value-type="float" office:value="34681231" calcext:value-type="float">
            <text:p>34681231</text:p>
          </table:table-cell>
          <table:table-cell table:formula="of:=[.B2181]-[.B2180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018562" calcext:value-type="float">
            <text:p>22018562</text:p>
          </table:table-cell>
          <table:table-cell office:value-type="float" office:value="34697142" calcext:value-type="float">
            <text:p>34697142</text:p>
          </table:table-cell>
          <table:table-cell table:formula="of:=[.B2182]-[.B218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2028653" calcext:value-type="float">
            <text:p>22028653</text:p>
          </table:table-cell>
          <table:table-cell office:value-type="float" office:value="34713034" calcext:value-type="float">
            <text:p>34713034</text:p>
          </table:table-cell>
          <table:table-cell table:formula="of:=[.B2183]-[.B2182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2038744" calcext:value-type="float">
            <text:p>22038744</text:p>
          </table:table-cell>
          <table:table-cell office:value-type="float" office:value="34728930" calcext:value-type="float">
            <text:p>34728930</text:p>
          </table:table-cell>
          <table:table-cell table:formula="of:=[.B2184]-[.B2183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2048835" calcext:value-type="float">
            <text:p>22048835</text:p>
          </table:table-cell>
          <table:table-cell office:value-type="float" office:value="34744831" calcext:value-type="float">
            <text:p>34744831</text:p>
          </table:table-cell>
          <table:table-cell table:formula="of:=[.B2185]-[.B218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2058926" calcext:value-type="float">
            <text:p>22058926</text:p>
          </table:table-cell>
          <table:table-cell office:value-type="float" office:value="34760724" calcext:value-type="float">
            <text:p>34760724</text:p>
          </table:table-cell>
          <table:table-cell table:formula="of:=[.B2186]-[.B218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2069017" calcext:value-type="float">
            <text:p>22069017</text:p>
          </table:table-cell>
          <table:table-cell office:value-type="float" office:value="34776615" calcext:value-type="float">
            <text:p>34776615</text:p>
          </table:table-cell>
          <table:table-cell table:formula="of:=[.B2187]-[.B2186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2079108" calcext:value-type="float">
            <text:p>22079108</text:p>
          </table:table-cell>
          <table:table-cell office:value-type="float" office:value="34792514" calcext:value-type="float">
            <text:p>34792514</text:p>
          </table:table-cell>
          <table:table-cell table:formula="of:=[.B2188]-[.B218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089199" calcext:value-type="float">
            <text:p>22089199</text:p>
          </table:table-cell>
          <table:table-cell office:value-type="float" office:value="34808424" calcext:value-type="float">
            <text:p>34808424</text:p>
          </table:table-cell>
          <table:table-cell table:formula="of:=[.B2189]-[.B218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099290" calcext:value-type="float">
            <text:p>22099290</text:p>
          </table:table-cell>
          <table:table-cell office:value-type="float" office:value="34824323" calcext:value-type="float">
            <text:p>34824323</text:p>
          </table:table-cell>
          <table:table-cell table:formula="of:=[.B2190]-[.B2189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109381" calcext:value-type="float">
            <text:p>22109381</text:p>
          </table:table-cell>
          <table:table-cell office:value-type="float" office:value="34840235" calcext:value-type="float">
            <text:p>34840235</text:p>
          </table:table-cell>
          <table:table-cell table:formula="of:=[.B2191]-[.B2190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2119472" calcext:value-type="float">
            <text:p>22119472</text:p>
          </table:table-cell>
          <table:table-cell office:value-type="float" office:value="34856146" calcext:value-type="float">
            <text:p>34856146</text:p>
          </table:table-cell>
          <table:table-cell table:formula="of:=[.B2192]-[.B2191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2129563" calcext:value-type="float">
            <text:p>22129563</text:p>
          </table:table-cell>
          <table:table-cell office:value-type="float" office:value="34872039" calcext:value-type="float">
            <text:p>34872039</text:p>
          </table:table-cell>
          <table:table-cell table:formula="of:=[.B2193]-[.B2192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2139654" calcext:value-type="float">
            <text:p>22139654</text:p>
          </table:table-cell>
          <table:table-cell office:value-type="float" office:value="34887948" calcext:value-type="float">
            <text:p>34887948</text:p>
          </table:table-cell>
          <table:table-cell table:formula="of:=[.B2194]-[.B2193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2149745" calcext:value-type="float">
            <text:p>22149745</text:p>
          </table:table-cell>
          <table:table-cell office:value-type="float" office:value="34903847" calcext:value-type="float">
            <text:p>34903847</text:p>
          </table:table-cell>
          <table:table-cell table:formula="of:=[.B2195]-[.B219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159836" calcext:value-type="float">
            <text:p>22159836</text:p>
          </table:table-cell>
          <table:table-cell office:value-type="float" office:value="34919745" calcext:value-type="float">
            <text:p>34919745</text:p>
          </table:table-cell>
          <table:table-cell table:formula="of:=[.B2196]-[.B2195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2169927" calcext:value-type="float">
            <text:p>22169927</text:p>
          </table:table-cell>
          <table:table-cell office:value-type="float" office:value="34935646" calcext:value-type="float">
            <text:p>34935646</text:p>
          </table:table-cell>
          <table:table-cell table:formula="of:=[.B2197]-[.B219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2180018" calcext:value-type="float">
            <text:p>22180018</text:p>
          </table:table-cell>
          <table:table-cell office:value-type="float" office:value="34951551" calcext:value-type="float">
            <text:p>34951551</text:p>
          </table:table-cell>
          <table:table-cell table:formula="of:=[.B2198]-[.B219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2190109" calcext:value-type="float">
            <text:p>22190109</text:p>
          </table:table-cell>
          <table:table-cell office:value-type="float" office:value="34967460" calcext:value-type="float">
            <text:p>34967460</text:p>
          </table:table-cell>
          <table:table-cell table:formula="of:=[.B2199]-[.B2198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2200200" calcext:value-type="float">
            <text:p>22200200</text:p>
          </table:table-cell>
          <table:table-cell office:value-type="float" office:value="34983363" calcext:value-type="float">
            <text:p>34983363</text:p>
          </table:table-cell>
          <table:table-cell table:formula="of:=[.B2200]-[.B2199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2210291" calcext:value-type="float">
            <text:p>22210291</text:p>
          </table:table-cell>
          <table:table-cell office:value-type="float" office:value="34999270" calcext:value-type="float">
            <text:p>34999270</text:p>
          </table:table-cell>
          <table:table-cell table:formula="of:=[.B2201]-[.B220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2220382" calcext:value-type="float">
            <text:p>22220382</text:p>
          </table:table-cell>
          <table:table-cell office:value-type="float" office:value="35015158" calcext:value-type="float">
            <text:p>35015158</text:p>
          </table:table-cell>
          <table:table-cell table:formula="of:=[.B2202]-[.B2201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2230473" calcext:value-type="float">
            <text:p>22230473</text:p>
          </table:table-cell>
          <table:table-cell office:value-type="float" office:value="35031074" calcext:value-type="float">
            <text:p>35031074</text:p>
          </table:table-cell>
          <table:table-cell table:formula="of:=[.B2203]-[.B2202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22240564" calcext:value-type="float">
            <text:p>22240564</text:p>
          </table:table-cell>
          <table:table-cell office:value-type="float" office:value="35046971" calcext:value-type="float">
            <text:p>35046971</text:p>
          </table:table-cell>
          <table:table-cell table:formula="of:=[.B2204]-[.B220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2250655" calcext:value-type="float">
            <text:p>22250655</text:p>
          </table:table-cell>
          <table:table-cell office:value-type="float" office:value="35062861" calcext:value-type="float">
            <text:p>35062861</text:p>
          </table:table-cell>
          <table:table-cell table:formula="of:=[.B2205]-[.B220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2260746" calcext:value-type="float">
            <text:p>22260746</text:p>
          </table:table-cell>
          <table:table-cell office:value-type="float" office:value="35078760" calcext:value-type="float">
            <text:p>35078760</text:p>
          </table:table-cell>
          <table:table-cell table:formula="of:=[.B2206]-[.B2205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270837" calcext:value-type="float">
            <text:p>22270837</text:p>
          </table:table-cell>
          <table:table-cell office:value-type="float" office:value="35094665" calcext:value-type="float">
            <text:p>35094665</text:p>
          </table:table-cell>
          <table:table-cell table:formula="of:=[.B2207]-[.B2206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2280928" calcext:value-type="float">
            <text:p>22280928</text:p>
          </table:table-cell>
          <table:table-cell office:value-type="float" office:value="35110549" calcext:value-type="float">
            <text:p>35110549</text:p>
          </table:table-cell>
          <table:table-cell table:formula="of:=[.B2208]-[.B2207]" office:value-type="float" office:value="15884" calcext:value-type="float">
            <text:p>15884</text:p>
          </table:table-cell>
          <table:table-cell table:number-columns-repeated="13"/>
        </table:table-row>
        <table:table-row table:style-name="ro1">
          <table:table-cell office:value-type="float" office:value="22291019" calcext:value-type="float">
            <text:p>22291019</text:p>
          </table:table-cell>
          <table:table-cell office:value-type="float" office:value="35126442" calcext:value-type="float">
            <text:p>35126442</text:p>
          </table:table-cell>
          <table:table-cell table:formula="of:=[.B2209]-[.B2208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2301110" calcext:value-type="float">
            <text:p>22301110</text:p>
          </table:table-cell>
          <table:table-cell office:value-type="float" office:value="35142352" calcext:value-type="float">
            <text:p>35142352</text:p>
          </table:table-cell>
          <table:table-cell table:formula="of:=[.B2210]-[.B2209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311201" calcext:value-type="float">
            <text:p>22311201</text:p>
          </table:table-cell>
          <table:table-cell office:value-type="float" office:value="35158257" calcext:value-type="float">
            <text:p>35158257</text:p>
          </table:table-cell>
          <table:table-cell table:formula="of:=[.B2211]-[.B221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2321292" calcext:value-type="float">
            <text:p>22321292</text:p>
          </table:table-cell>
          <table:table-cell office:value-type="float" office:value="35174160" calcext:value-type="float">
            <text:p>35174160</text:p>
          </table:table-cell>
          <table:table-cell table:formula="of:=[.B2212]-[.B221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2331383" calcext:value-type="float">
            <text:p>22331383</text:p>
          </table:table-cell>
          <table:table-cell office:value-type="float" office:value="35190070" calcext:value-type="float">
            <text:p>35190070</text:p>
          </table:table-cell>
          <table:table-cell table:formula="of:=[.B2213]-[.B2212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341474" calcext:value-type="float">
            <text:p>22341474</text:p>
          </table:table-cell>
          <table:table-cell office:value-type="float" office:value="35205972" calcext:value-type="float">
            <text:p>35205972</text:p>
          </table:table-cell>
          <table:table-cell table:formula="of:=[.B2214]-[.B221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2351565" calcext:value-type="float">
            <text:p>22351565</text:p>
          </table:table-cell>
          <table:table-cell office:value-type="float" office:value="35221871" calcext:value-type="float">
            <text:p>35221871</text:p>
          </table:table-cell>
          <table:table-cell table:formula="of:=[.B2215]-[.B2214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361656" calcext:value-type="float">
            <text:p>22361656</text:p>
          </table:table-cell>
          <table:table-cell office:value-type="float" office:value="35237785" calcext:value-type="float">
            <text:p>35237785</text:p>
          </table:table-cell>
          <table:table-cell table:formula="of:=[.B2216]-[.B2215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2371747" calcext:value-type="float">
            <text:p>22371747</text:p>
          </table:table-cell>
          <table:table-cell office:value-type="float" office:value="35253683" calcext:value-type="float">
            <text:p>35253683</text:p>
          </table:table-cell>
          <table:table-cell table:formula="of:=[.B2217]-[.B221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2381838" calcext:value-type="float">
            <text:p>22381838</text:p>
          </table:table-cell>
          <table:table-cell office:value-type="float" office:value="35269578" calcext:value-type="float">
            <text:p>35269578</text:p>
          </table:table-cell>
          <table:table-cell table:formula="of:=[.B2218]-[.B2217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2391929" calcext:value-type="float">
            <text:p>22391929</text:p>
          </table:table-cell>
          <table:table-cell office:value-type="float" office:value="35285486" calcext:value-type="float">
            <text:p>35285486</text:p>
          </table:table-cell>
          <table:table-cell table:formula="of:=[.B2219]-[.B2218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2402020" calcext:value-type="float">
            <text:p>22402020</text:p>
          </table:table-cell>
          <table:table-cell office:value-type="float" office:value="35301392" calcext:value-type="float">
            <text:p>35301392</text:p>
          </table:table-cell>
          <table:table-cell table:formula="of:=[.B2220]-[.B2219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412111" calcext:value-type="float">
            <text:p>22412111</text:p>
          </table:table-cell>
          <table:table-cell office:value-type="float" office:value="35317300" calcext:value-type="float">
            <text:p>35317300</text:p>
          </table:table-cell>
          <table:table-cell table:formula="of:=[.B2221]-[.B222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2422202" calcext:value-type="float">
            <text:p>22422202</text:p>
          </table:table-cell>
          <table:table-cell office:value-type="float" office:value="35333200" calcext:value-type="float">
            <text:p>35333200</text:p>
          </table:table-cell>
          <table:table-cell table:formula="of:=[.B2222]-[.B2221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2432293" calcext:value-type="float">
            <text:p>22432293</text:p>
          </table:table-cell>
          <table:table-cell office:value-type="float" office:value="35349089" calcext:value-type="float">
            <text:p>35349089</text:p>
          </table:table-cell>
          <table:table-cell table:formula="of:=[.B2223]-[.B2222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2442384" calcext:value-type="float">
            <text:p>22442384</text:p>
          </table:table-cell>
          <table:table-cell office:value-type="float" office:value="35364999" calcext:value-type="float">
            <text:p>35364999</text:p>
          </table:table-cell>
          <table:table-cell table:formula="of:=[.B2224]-[.B222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452475" calcext:value-type="float">
            <text:p>22452475</text:p>
          </table:table-cell>
          <table:table-cell office:value-type="float" office:value="35380909" calcext:value-type="float">
            <text:p>35380909</text:p>
          </table:table-cell>
          <table:table-cell table:formula="of:=[.B2225]-[.B222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462566" calcext:value-type="float">
            <text:p>22462566</text:p>
          </table:table-cell>
          <table:table-cell office:value-type="float" office:value="35396802" calcext:value-type="float">
            <text:p>35396802</text:p>
          </table:table-cell>
          <table:table-cell table:formula="of:=[.B2226]-[.B2225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2472657" calcext:value-type="float">
            <text:p>22472657</text:p>
          </table:table-cell>
          <table:table-cell office:value-type="float" office:value="35412699" calcext:value-type="float">
            <text:p>35412699</text:p>
          </table:table-cell>
          <table:table-cell table:formula="of:=[.B2227]-[.B2226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2482748" calcext:value-type="float">
            <text:p>22482748</text:p>
          </table:table-cell>
          <table:table-cell office:value-type="float" office:value="35428601" calcext:value-type="float">
            <text:p>35428601</text:p>
          </table:table-cell>
          <table:table-cell table:formula="of:=[.B2228]-[.B2227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2492839" calcext:value-type="float">
            <text:p>22492839</text:p>
          </table:table-cell>
          <table:table-cell office:value-type="float" office:value="35444489" calcext:value-type="float">
            <text:p>35444489</text:p>
          </table:table-cell>
          <table:table-cell table:formula="of:=[.B2229]-[.B222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2502930" calcext:value-type="float">
            <text:p>22502930</text:p>
          </table:table-cell>
          <table:table-cell office:value-type="float" office:value="35460378" calcext:value-type="float">
            <text:p>35460378</text:p>
          </table:table-cell>
          <table:table-cell table:formula="of:=[.B2230]-[.B2229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2513021" calcext:value-type="float">
            <text:p>22513021</text:p>
          </table:table-cell>
          <table:table-cell office:value-type="float" office:value="35476283" calcext:value-type="float">
            <text:p>35476283</text:p>
          </table:table-cell>
          <table:table-cell table:formula="of:=[.B2231]-[.B2230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2523112" calcext:value-type="float">
            <text:p>22523112</text:p>
          </table:table-cell>
          <table:table-cell office:value-type="float" office:value="35492189" calcext:value-type="float">
            <text:p>35492189</text:p>
          </table:table-cell>
          <table:table-cell table:formula="of:=[.B2232]-[.B2231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533203" calcext:value-type="float">
            <text:p>22533203</text:p>
          </table:table-cell>
          <table:table-cell office:value-type="float" office:value="35508090" calcext:value-type="float">
            <text:p>35508090</text:p>
          </table:table-cell>
          <table:table-cell table:formula="of:=[.B2233]-[.B2232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2543294" calcext:value-type="float">
            <text:p>22543294</text:p>
          </table:table-cell>
          <table:table-cell office:value-type="float" office:value="35524003" calcext:value-type="float">
            <text:p>35524003</text:p>
          </table:table-cell>
          <table:table-cell table:formula="of:=[.B2234]-[.B2233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2553385" calcext:value-type="float">
            <text:p>22553385</text:p>
          </table:table-cell>
          <table:table-cell office:value-type="float" office:value="35539906" calcext:value-type="float">
            <text:p>35539906</text:p>
          </table:table-cell>
          <table:table-cell table:formula="of:=[.B2235]-[.B2234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2563476" calcext:value-type="float">
            <text:p>22563476</text:p>
          </table:table-cell>
          <table:table-cell office:value-type="float" office:value="35555801" calcext:value-type="float">
            <text:p>35555801</text:p>
          </table:table-cell>
          <table:table-cell table:formula="of:=[.B2236]-[.B2235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2573567" calcext:value-type="float">
            <text:p>22573567</text:p>
          </table:table-cell>
          <table:table-cell office:value-type="float" office:value="35571714" calcext:value-type="float">
            <text:p>35571714</text:p>
          </table:table-cell>
          <table:table-cell table:formula="of:=[.B2237]-[.B2236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2583658" calcext:value-type="float">
            <text:p>22583658</text:p>
          </table:table-cell>
          <table:table-cell office:value-type="float" office:value="35587613" calcext:value-type="float">
            <text:p>35587613</text:p>
          </table:table-cell>
          <table:table-cell table:formula="of:=[.B2238]-[.B2237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593749" calcext:value-type="float">
            <text:p>22593749</text:p>
          </table:table-cell>
          <table:table-cell office:value-type="float" office:value="35603510" calcext:value-type="float">
            <text:p>35603510</text:p>
          </table:table-cell>
          <table:table-cell table:formula="of:=[.B2239]-[.B2238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2603840" calcext:value-type="float">
            <text:p>22603840</text:p>
          </table:table-cell>
          <table:table-cell office:value-type="float" office:value="35619410" calcext:value-type="float">
            <text:p>35619410</text:p>
          </table:table-cell>
          <table:table-cell table:formula="of:=[.B2240]-[.B2239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2613931" calcext:value-type="float">
            <text:p>22613931</text:p>
          </table:table-cell>
          <table:table-cell office:value-type="float" office:value="35635318" calcext:value-type="float">
            <text:p>35635318</text:p>
          </table:table-cell>
          <table:table-cell table:formula="of:=[.B2241]-[.B2240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2624022" calcext:value-type="float">
            <text:p>22624022</text:p>
          </table:table-cell>
          <table:table-cell office:value-type="float" office:value="35651226" calcext:value-type="float">
            <text:p>35651226</text:p>
          </table:table-cell>
          <table:table-cell table:formula="of:=[.B2242]-[.B2241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2634113" calcext:value-type="float">
            <text:p>22634113</text:p>
          </table:table-cell>
          <table:table-cell office:value-type="float" office:value="35667132" calcext:value-type="float">
            <text:p>35667132</text:p>
          </table:table-cell>
          <table:table-cell table:formula="of:=[.B2243]-[.B224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644204" calcext:value-type="float">
            <text:p>22644204</text:p>
          </table:table-cell>
          <table:table-cell office:value-type="float" office:value="35683033" calcext:value-type="float">
            <text:p>35683033</text:p>
          </table:table-cell>
          <table:table-cell table:formula="of:=[.B2244]-[.B2243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2654295" calcext:value-type="float">
            <text:p>22654295</text:p>
          </table:table-cell>
          <table:table-cell office:value-type="float" office:value="35698921" calcext:value-type="float">
            <text:p>35698921</text:p>
          </table:table-cell>
          <table:table-cell table:formula="of:=[.B2245]-[.B2244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2664386" calcext:value-type="float">
            <text:p>22664386</text:p>
          </table:table-cell>
          <table:table-cell office:value-type="float" office:value="35714834" calcext:value-type="float">
            <text:p>35714834</text:p>
          </table:table-cell>
          <table:table-cell table:formula="of:=[.B2246]-[.B2245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2674477" calcext:value-type="float">
            <text:p>22674477</text:p>
          </table:table-cell>
          <table:table-cell office:value-type="float" office:value="35730732" calcext:value-type="float">
            <text:p>35730732</text:p>
          </table:table-cell>
          <table:table-cell table:formula="of:=[.B2247]-[.B2246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2684568" calcext:value-type="float">
            <text:p>22684568</text:p>
          </table:table-cell>
          <table:table-cell office:value-type="float" office:value="35746628" calcext:value-type="float">
            <text:p>35746628</text:p>
          </table:table-cell>
          <table:table-cell table:formula="of:=[.B2248]-[.B2247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2694659" calcext:value-type="float">
            <text:p>22694659</text:p>
          </table:table-cell>
          <table:table-cell office:value-type="float" office:value="35762523" calcext:value-type="float">
            <text:p>35762523</text:p>
          </table:table-cell>
          <table:table-cell table:formula="of:=[.B2249]-[.B2248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2704750" calcext:value-type="float">
            <text:p>22704750</text:p>
          </table:table-cell>
          <table:table-cell office:value-type="float" office:value="35778427" calcext:value-type="float">
            <text:p>35778427</text:p>
          </table:table-cell>
          <table:table-cell table:formula="of:=[.B2250]-[.B224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714841" calcext:value-type="float">
            <text:p>22714841</text:p>
          </table:table-cell>
          <table:table-cell office:value-type="float" office:value="35794314" calcext:value-type="float">
            <text:p>35794314</text:p>
          </table:table-cell>
          <table:table-cell table:formula="of:=[.B2251]-[.B2250]" office:value-type="float" office:value="15887" calcext:value-type="float">
            <text:p>15887</text:p>
          </table:table-cell>
          <table:table-cell table:number-columns-repeated="13"/>
        </table:table-row>
        <table:table-row table:style-name="ro1">
          <table:table-cell office:value-type="float" office:value="22724932" calcext:value-type="float">
            <text:p>22724932</text:p>
          </table:table-cell>
          <table:table-cell office:value-type="float" office:value="35810213" calcext:value-type="float">
            <text:p>35810213</text:p>
          </table:table-cell>
          <table:table-cell table:formula="of:=[.B2252]-[.B2251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735023" calcext:value-type="float">
            <text:p>22735023</text:p>
          </table:table-cell>
          <table:table-cell office:value-type="float" office:value="35826122" calcext:value-type="float">
            <text:p>35826122</text:p>
          </table:table-cell>
          <table:table-cell table:formula="of:=[.B2253]-[.B2252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2745114" calcext:value-type="float">
            <text:p>22745114</text:p>
          </table:table-cell>
          <table:table-cell office:value-type="float" office:value="35842022" calcext:value-type="float">
            <text:p>35842022</text:p>
          </table:table-cell>
          <table:table-cell table:formula="of:=[.B2254]-[.B2253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2755205" calcext:value-type="float">
            <text:p>22755205</text:p>
          </table:table-cell>
          <table:table-cell office:value-type="float" office:value="35857923" calcext:value-type="float">
            <text:p>35857923</text:p>
          </table:table-cell>
          <table:table-cell table:formula="of:=[.B2255]-[.B225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2765296" calcext:value-type="float">
            <text:p>22765296</text:p>
          </table:table-cell>
          <table:table-cell office:value-type="float" office:value="35873839" calcext:value-type="float">
            <text:p>35873839</text:p>
          </table:table-cell>
          <table:table-cell table:formula="of:=[.B2256]-[.B2255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22775387" calcext:value-type="float">
            <text:p>22775387</text:p>
          </table:table-cell>
          <table:table-cell office:value-type="float" office:value="35889738" calcext:value-type="float">
            <text:p>35889738</text:p>
          </table:table-cell>
          <table:table-cell table:formula="of:=[.B2257]-[.B2256]" office:value-type="float" office:value="15899" calcext:value-type="float">
            <text:p>15899</text:p>
          </table:table-cell>
          <table:table-cell table:number-columns-repeated="13"/>
        </table:table-row>
        <table:table-row table:style-name="ro1">
          <table:table-cell office:value-type="float" office:value="22785478" calcext:value-type="float">
            <text:p>22785478</text:p>
          </table:table-cell>
          <table:table-cell office:value-type="float" office:value="35905642" calcext:value-type="float">
            <text:p>35905642</text:p>
          </table:table-cell>
          <table:table-cell table:formula="of:=[.B2258]-[.B225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795569" calcext:value-type="float">
            <text:p>22795569</text:p>
          </table:table-cell>
          <table:table-cell office:value-type="float" office:value="35921552" calcext:value-type="float">
            <text:p>35921552</text:p>
          </table:table-cell>
          <table:table-cell table:formula="of:=[.B2259]-[.B2258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805660" calcext:value-type="float">
            <text:p>22805660</text:p>
          </table:table-cell>
          <table:table-cell office:value-type="float" office:value="35937446" calcext:value-type="float">
            <text:p>35937446</text:p>
          </table:table-cell>
          <table:table-cell table:formula="of:=[.B2260]-[.B2259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2815751" calcext:value-type="float">
            <text:p>22815751</text:p>
          </table:table-cell>
          <table:table-cell office:value-type="float" office:value="35953342" calcext:value-type="float">
            <text:p>35953342</text:p>
          </table:table-cell>
          <table:table-cell table:formula="of:=[.B2261]-[.B2260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2825842" calcext:value-type="float">
            <text:p>22825842</text:p>
          </table:table-cell>
          <table:table-cell office:value-type="float" office:value="35969251" calcext:value-type="float">
            <text:p>35969251</text:p>
          </table:table-cell>
          <table:table-cell table:formula="of:=[.B2262]-[.B2261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2835933" calcext:value-type="float">
            <text:p>22835933</text:p>
          </table:table-cell>
          <table:table-cell office:value-type="float" office:value="35985157" calcext:value-type="float">
            <text:p>35985157</text:p>
          </table:table-cell>
          <table:table-cell table:formula="of:=[.B2263]-[.B2262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2846024" calcext:value-type="float">
            <text:p>22846024</text:p>
          </table:table-cell>
          <table:table-cell office:value-type="float" office:value="36001068" calcext:value-type="float">
            <text:p>36001068</text:p>
          </table:table-cell>
          <table:table-cell table:formula="of:=[.B2264]-[.B2263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2856115" calcext:value-type="float">
            <text:p>22856115</text:p>
          </table:table-cell>
          <table:table-cell office:value-type="float" office:value="36016964" calcext:value-type="float">
            <text:p>36016964</text:p>
          </table:table-cell>
          <table:table-cell table:formula="of:=[.B2265]-[.B2264]" office:value-type="float" office:value="15896" calcext:value-type="float">
            <text:p>15896</text:p>
          </table:table-cell>
          <table:table-cell table:number-columns-repeated="13"/>
        </table:table-row>
        <table:table-row table:style-name="ro1">
          <table:table-cell office:value-type="float" office:value="22866206" calcext:value-type="float">
            <text:p>22866206</text:p>
          </table:table-cell>
          <table:table-cell office:value-type="float" office:value="36032855" calcext:value-type="float">
            <text:p>36032855</text:p>
          </table:table-cell>
          <table:table-cell table:formula="of:=[.B2266]-[.B2265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2876297" calcext:value-type="float">
            <text:p>22876297</text:p>
          </table:table-cell>
          <table:table-cell office:value-type="float" office:value="36048770" calcext:value-type="float">
            <text:p>36048770</text:p>
          </table:table-cell>
          <table:table-cell table:formula="of:=[.B2267]-[.B2266]" office:value-type="float" office:value="15915" calcext:value-type="float">
            <text:p>15915</text:p>
          </table:table-cell>
          <table:table-cell table:number-columns-repeated="13"/>
        </table:table-row>
        <table:table-row table:style-name="ro1">
          <table:table-cell office:value-type="float" office:value="22886388" calcext:value-type="float">
            <text:p>22886388</text:p>
          </table:table-cell>
          <table:table-cell office:value-type="float" office:value="36064674" calcext:value-type="float">
            <text:p>36064674</text:p>
          </table:table-cell>
          <table:table-cell table:formula="of:=[.B2268]-[.B226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896479" calcext:value-type="float">
            <text:p>22896479</text:p>
          </table:table-cell>
          <table:table-cell office:value-type="float" office:value="36080562" calcext:value-type="float">
            <text:p>36080562</text:p>
          </table:table-cell>
          <table:table-cell table:formula="of:=[.B2269]-[.B2268]" office:value-type="float" office:value="15888" calcext:value-type="float">
            <text:p>15888</text:p>
          </table:table-cell>
          <table:table-cell table:number-columns-repeated="13"/>
        </table:table-row>
        <table:table-row table:style-name="ro1">
          <table:table-cell office:value-type="float" office:value="22906570" calcext:value-type="float">
            <text:p>22906570</text:p>
          </table:table-cell>
          <table:table-cell office:value-type="float" office:value="36096466" calcext:value-type="float">
            <text:p>36096466</text:p>
          </table:table-cell>
          <table:table-cell table:formula="of:=[.B2270]-[.B226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916661" calcext:value-type="float">
            <text:p>22916661</text:p>
          </table:table-cell>
          <table:table-cell office:value-type="float" office:value="36112366" calcext:value-type="float">
            <text:p>36112366</text:p>
          </table:table-cell>
          <table:table-cell table:formula="of:=[.B2271]-[.B2270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2926752" calcext:value-type="float">
            <text:p>22926752</text:p>
          </table:table-cell>
          <table:table-cell office:value-type="float" office:value="36128256" calcext:value-type="float">
            <text:p>36128256</text:p>
          </table:table-cell>
          <table:table-cell table:formula="of:=[.B2272]-[.B2271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2936843" calcext:value-type="float">
            <text:p>22936843</text:p>
          </table:table-cell>
          <table:table-cell office:value-type="float" office:value="36144146" calcext:value-type="float">
            <text:p>36144146</text:p>
          </table:table-cell>
          <table:table-cell table:formula="of:=[.B2273]-[.B2272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2946934" calcext:value-type="float">
            <text:p>22946934</text:p>
          </table:table-cell>
          <table:table-cell office:value-type="float" office:value="36160048" calcext:value-type="float">
            <text:p>36160048</text:p>
          </table:table-cell>
          <table:table-cell table:formula="of:=[.B2274]-[.B2273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2957025" calcext:value-type="float">
            <text:p>22957025</text:p>
          </table:table-cell>
          <table:table-cell office:value-type="float" office:value="36175956" calcext:value-type="float">
            <text:p>36175956</text:p>
          </table:table-cell>
          <table:table-cell table:formula="of:=[.B2275]-[.B2274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2967116" calcext:value-type="float">
            <text:p>22967116</text:p>
          </table:table-cell>
          <table:table-cell office:value-type="float" office:value="36191858" calcext:value-type="float">
            <text:p>36191858</text:p>
          </table:table-cell>
          <table:table-cell table:formula="of:=[.B2276]-[.B2275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2977207" calcext:value-type="float">
            <text:p>22977207</text:p>
          </table:table-cell>
          <table:table-cell office:value-type="float" office:value="36207768" calcext:value-type="float">
            <text:p>36207768</text:p>
          </table:table-cell>
          <table:table-cell table:formula="of:=[.B2277]-[.B2276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2987298" calcext:value-type="float">
            <text:p>22987298</text:p>
          </table:table-cell>
          <table:table-cell office:value-type="float" office:value="36223672" calcext:value-type="float">
            <text:p>36223672</text:p>
          </table:table-cell>
          <table:table-cell table:formula="of:=[.B2278]-[.B2277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2997389" calcext:value-type="float">
            <text:p>22997389</text:p>
          </table:table-cell>
          <table:table-cell office:value-type="float" office:value="36239566" calcext:value-type="float">
            <text:p>36239566</text:p>
          </table:table-cell>
          <table:table-cell table:formula="of:=[.B2279]-[.B2278]" office:value-type="float" office:value="15894" calcext:value-type="float">
            <text:p>15894</text:p>
          </table:table-cell>
          <table:table-cell table:number-columns-repeated="13"/>
        </table:table-row>
        <table:table-row table:style-name="ro1">
          <table:table-cell office:value-type="float" office:value="23007480" calcext:value-type="float">
            <text:p>23007480</text:p>
          </table:table-cell>
          <table:table-cell office:value-type="float" office:value="36255478" calcext:value-type="float">
            <text:p>36255478</text:p>
          </table:table-cell>
          <table:table-cell table:formula="of:=[.B2280]-[.B2279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3017571" calcext:value-type="float">
            <text:p>23017571</text:p>
          </table:table-cell>
          <table:table-cell office:value-type="float" office:value="36271376" calcext:value-type="float">
            <text:p>36271376</text:p>
          </table:table-cell>
          <table:table-cell table:formula="of:=[.B2281]-[.B228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3027662" calcext:value-type="float">
            <text:p>23027662</text:p>
          </table:table-cell>
          <table:table-cell office:value-type="float" office:value="36287279" calcext:value-type="float">
            <text:p>36287279</text:p>
          </table:table-cell>
          <table:table-cell table:formula="of:=[.B2282]-[.B2281]" office:value-type="float" office:value="15903" calcext:value-type="float">
            <text:p>15903</text:p>
          </table:table-cell>
          <table:table-cell table:number-columns-repeated="13"/>
        </table:table-row>
        <table:table-row table:style-name="ro1">
          <table:table-cell office:value-type="float" office:value="23037753" calcext:value-type="float">
            <text:p>23037753</text:p>
          </table:table-cell>
          <table:table-cell office:value-type="float" office:value="36303177" calcext:value-type="float">
            <text:p>36303177</text:p>
          </table:table-cell>
          <table:table-cell table:formula="of:=[.B2283]-[.B2282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3047844" calcext:value-type="float">
            <text:p>23047844</text:p>
          </table:table-cell>
          <table:table-cell office:value-type="float" office:value="36319087" calcext:value-type="float">
            <text:p>36319087</text:p>
          </table:table-cell>
          <table:table-cell table:formula="of:=[.B2284]-[.B2283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3057935" calcext:value-type="float">
            <text:p>23057935</text:p>
          </table:table-cell>
          <table:table-cell office:value-type="float" office:value="36334988" calcext:value-type="float">
            <text:p>36334988</text:p>
          </table:table-cell>
          <table:table-cell table:formula="of:=[.B2285]-[.B2284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3068026" calcext:value-type="float">
            <text:p>23068026</text:p>
          </table:table-cell>
          <table:table-cell office:value-type="float" office:value="36350897" calcext:value-type="float">
            <text:p>36350897</text:p>
          </table:table-cell>
          <table:table-cell table:formula="of:=[.B2286]-[.B2285]" office:value-type="float" office:value="15909" calcext:value-type="float">
            <text:p>15909</text:p>
          </table:table-cell>
          <table:table-cell table:number-columns-repeated="13"/>
        </table:table-row>
        <table:table-row table:style-name="ro1">
          <table:table-cell office:value-type="float" office:value="23078117" calcext:value-type="float">
            <text:p>23078117</text:p>
          </table:table-cell>
          <table:table-cell office:value-type="float" office:value="36366798" calcext:value-type="float">
            <text:p>36366798</text:p>
          </table:table-cell>
          <table:table-cell table:formula="of:=[.B2287]-[.B2286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3088208" calcext:value-type="float">
            <text:p>23088208</text:p>
          </table:table-cell>
          <table:table-cell office:value-type="float" office:value="36382689" calcext:value-type="float">
            <text:p>36382689</text:p>
          </table:table-cell>
          <table:table-cell table:formula="of:=[.B2288]-[.B2287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3098299" calcext:value-type="float">
            <text:p>23098299</text:p>
          </table:table-cell>
          <table:table-cell office:value-type="float" office:value="36398595" calcext:value-type="float">
            <text:p>36398595</text:p>
          </table:table-cell>
          <table:table-cell table:formula="of:=[.B2289]-[.B2288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3108390" calcext:value-type="float">
            <text:p>23108390</text:p>
          </table:table-cell>
          <table:table-cell office:value-type="float" office:value="36414499" calcext:value-type="float">
            <text:p>36414499</text:p>
          </table:table-cell>
          <table:table-cell table:formula="of:=[.B2290]-[.B2289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118481" calcext:value-type="float">
            <text:p>23118481</text:p>
          </table:table-cell>
          <table:table-cell office:value-type="float" office:value="36430390" calcext:value-type="float">
            <text:p>36430390</text:p>
          </table:table-cell>
          <table:table-cell table:formula="of:=[.B2291]-[.B2290]" office:value-type="float" office:value="15891" calcext:value-type="float">
            <text:p>15891</text:p>
          </table:table-cell>
          <table:table-cell table:number-columns-repeated="13"/>
        </table:table-row>
        <table:table-row table:style-name="ro1">
          <table:table-cell office:value-type="float" office:value="23128572" calcext:value-type="float">
            <text:p>23128572</text:p>
          </table:table-cell>
          <table:table-cell office:value-type="float" office:value="36446288" calcext:value-type="float">
            <text:p>36446288</text:p>
          </table:table-cell>
          <table:table-cell table:formula="of:=[.B2292]-[.B2291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3138663" calcext:value-type="float">
            <text:p>23138663</text:p>
          </table:table-cell>
          <table:table-cell office:value-type="float" office:value="36462192" calcext:value-type="float">
            <text:p>36462192</text:p>
          </table:table-cell>
          <table:table-cell table:formula="of:=[.B2293]-[.B229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148754" calcext:value-type="float">
            <text:p>23148754</text:p>
          </table:table-cell>
          <table:table-cell office:value-type="float" office:value="36478082" calcext:value-type="float">
            <text:p>36478082</text:p>
          </table:table-cell>
          <table:table-cell table:formula="of:=[.B2294]-[.B2293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3158845" calcext:value-type="float">
            <text:p>23158845</text:p>
          </table:table-cell>
          <table:table-cell office:value-type="float" office:value="36493972" calcext:value-type="float">
            <text:p>36493972</text:p>
          </table:table-cell>
          <table:table-cell table:formula="of:=[.B2295]-[.B2294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3168936" calcext:value-type="float">
            <text:p>23168936</text:p>
          </table:table-cell>
          <table:table-cell office:value-type="float" office:value="36509884" calcext:value-type="float">
            <text:p>36509884</text:p>
          </table:table-cell>
          <table:table-cell table:formula="of:=[.B2296]-[.B2295]" office:value-type="float" office:value="15912" calcext:value-type="float">
            <text:p>15912</text:p>
          </table:table-cell>
          <table:table-cell table:number-columns-repeated="13"/>
        </table:table-row>
        <table:table-row table:style-name="ro1">
          <table:table-cell office:value-type="float" office:value="23179027" calcext:value-type="float">
            <text:p>23179027</text:p>
          </table:table-cell>
          <table:table-cell office:value-type="float" office:value="36525786" calcext:value-type="float">
            <text:p>36525786</text:p>
          </table:table-cell>
          <table:table-cell table:formula="of:=[.B2297]-[.B2296]" office:value-type="float" office:value="15902" calcext:value-type="float">
            <text:p>15902</text:p>
          </table:table-cell>
          <table:table-cell table:number-columns-repeated="13"/>
        </table:table-row>
        <table:table-row table:style-name="ro1">
          <table:table-cell office:value-type="float" office:value="23189118" calcext:value-type="float">
            <text:p>23189118</text:p>
          </table:table-cell>
          <table:table-cell office:value-type="float" office:value="36541691" calcext:value-type="float">
            <text:p>36541691</text:p>
          </table:table-cell>
          <table:table-cell table:formula="of:=[.B2298]-[.B2297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3199209" calcext:value-type="float">
            <text:p>23199209</text:p>
          </table:table-cell>
          <table:table-cell office:value-type="float" office:value="36557604" calcext:value-type="float">
            <text:p>36557604</text:p>
          </table:table-cell>
          <table:table-cell table:formula="of:=[.B2299]-[.B2298]" office:value-type="float" office:value="15913" calcext:value-type="float">
            <text:p>15913</text:p>
          </table:table-cell>
          <table:table-cell table:number-columns-repeated="13"/>
        </table:table-row>
        <table:table-row table:style-name="ro1">
          <table:table-cell office:value-type="float" office:value="23209300" calcext:value-type="float">
            <text:p>23209300</text:p>
          </table:table-cell>
          <table:table-cell office:value-type="float" office:value="36573501" calcext:value-type="float">
            <text:p>36573501</text:p>
          </table:table-cell>
          <table:table-cell table:formula="of:=[.B2300]-[.B2299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3219391" calcext:value-type="float">
            <text:p>23219391</text:p>
          </table:table-cell>
          <table:table-cell office:value-type="float" office:value="36589408" calcext:value-type="float">
            <text:p>36589408</text:p>
          </table:table-cell>
          <table:table-cell table:formula="of:=[.B2301]-[.B2300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3229482" calcext:value-type="float">
            <text:p>23229482</text:p>
          </table:table-cell>
          <table:table-cell office:value-type="float" office:value="36605313" calcext:value-type="float">
            <text:p>36605313</text:p>
          </table:table-cell>
          <table:table-cell table:formula="of:=[.B2302]-[.B2301]" office:value-type="float" office:value="15905" calcext:value-type="float">
            <text:p>15905</text:p>
          </table:table-cell>
          <table:table-cell table:number-columns-repeated="13"/>
        </table:table-row>
        <table:table-row table:style-name="ro1">
          <table:table-cell office:value-type="float" office:value="23239573" calcext:value-type="float">
            <text:p>23239573</text:p>
          </table:table-cell>
          <table:table-cell office:value-type="float" office:value="36621213" calcext:value-type="float">
            <text:p>36621213</text:p>
          </table:table-cell>
          <table:table-cell table:formula="of:=[.B2303]-[.B2302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3249664" calcext:value-type="float">
            <text:p>23249664</text:p>
          </table:table-cell>
          <table:table-cell office:value-type="float" office:value="36637105" calcext:value-type="float">
            <text:p>36637105</text:p>
          </table:table-cell>
          <table:table-cell table:formula="of:=[.B2304]-[.B2303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3259755" calcext:value-type="float">
            <text:p>23259755</text:p>
          </table:table-cell>
          <table:table-cell office:value-type="float" office:value="36653015" calcext:value-type="float">
            <text:p>36653015</text:p>
          </table:table-cell>
          <table:table-cell table:formula="of:=[.B2305]-[.B2304]" office:value-type="float" office:value="15910" calcext:value-type="float">
            <text:p>15910</text:p>
          </table:table-cell>
          <table:table-cell table:number-columns-repeated="13"/>
        </table:table-row>
        <table:table-row table:style-name="ro1">
          <table:table-cell office:value-type="float" office:value="23269846" calcext:value-type="float">
            <text:p>23269846</text:p>
          </table:table-cell>
          <table:table-cell office:value-type="float" office:value="36668921" calcext:value-type="float">
            <text:p>36668921</text:p>
          </table:table-cell>
          <table:table-cell table:formula="of:=[.B2306]-[.B2305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3279937" calcext:value-type="float">
            <text:p>23279937</text:p>
          </table:table-cell>
          <table:table-cell office:value-type="float" office:value="36684837" calcext:value-type="float">
            <text:p>36684837</text:p>
          </table:table-cell>
          <table:table-cell table:formula="of:=[.B2307]-[.B2306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23290028" calcext:value-type="float">
            <text:p>23290028</text:p>
          </table:table-cell>
          <table:table-cell office:value-type="float" office:value="36700730" calcext:value-type="float">
            <text:p>36700730</text:p>
          </table:table-cell>
          <table:table-cell table:formula="of:=[.B2308]-[.B2307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3300119" calcext:value-type="float">
            <text:p>23300119</text:p>
          </table:table-cell>
          <table:table-cell office:value-type="float" office:value="36716620" calcext:value-type="float">
            <text:p>36716620</text:p>
          </table:table-cell>
          <table:table-cell table:formula="of:=[.B2309]-[.B2308]" office:value-type="float" office:value="15890" calcext:value-type="float">
            <text:p>15890</text:p>
          </table:table-cell>
          <table:table-cell table:number-columns-repeated="13"/>
        </table:table-row>
        <table:table-row table:style-name="ro1">
          <table:table-cell office:value-type="float" office:value="23310210" calcext:value-type="float">
            <text:p>23310210</text:p>
          </table:table-cell>
          <table:table-cell office:value-type="float" office:value="36732534" calcext:value-type="float">
            <text:p>36732534</text:p>
          </table:table-cell>
          <table:table-cell table:formula="of:=[.B2310]-[.B2309]" office:value-type="float" office:value="15914" calcext:value-type="float">
            <text:p>15914</text:p>
          </table:table-cell>
          <table:table-cell table:number-columns-repeated="13"/>
        </table:table-row>
        <table:table-row table:style-name="ro1">
          <table:table-cell office:value-type="float" office:value="23320301" calcext:value-type="float">
            <text:p>23320301</text:p>
          </table:table-cell>
          <table:table-cell office:value-type="float" office:value="36748432" calcext:value-type="float">
            <text:p>36748432</text:p>
          </table:table-cell>
          <table:table-cell table:formula="of:=[.B2311]-[.B2310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3330392" calcext:value-type="float">
            <text:p>23330392</text:p>
          </table:table-cell>
          <table:table-cell office:value-type="float" office:value="36764327" calcext:value-type="float">
            <text:p>36764327</text:p>
          </table:table-cell>
          <table:table-cell table:formula="of:=[.B2312]-[.B2311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3340483" calcext:value-type="float">
            <text:p>23340483</text:p>
          </table:table-cell>
          <table:table-cell office:value-type="float" office:value="36780231" calcext:value-type="float">
            <text:p>36780231</text:p>
          </table:table-cell>
          <table:table-cell table:formula="of:=[.B2313]-[.B2312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350574" calcext:value-type="float">
            <text:p>23350574</text:p>
          </table:table-cell>
          <table:table-cell office:value-type="float" office:value="36796128" calcext:value-type="float">
            <text:p>36796128</text:p>
          </table:table-cell>
          <table:table-cell table:formula="of:=[.B2314]-[.B2313]" office:value-type="float" office:value="15897" calcext:value-type="float">
            <text:p>15897</text:p>
          </table:table-cell>
          <table:table-cell table:number-columns-repeated="13"/>
        </table:table-row>
        <table:table-row table:style-name="ro1">
          <table:table-cell office:value-type="float" office:value="23360665" calcext:value-type="float">
            <text:p>23360665</text:p>
          </table:table-cell>
          <table:table-cell office:value-type="float" office:value="36812017" calcext:value-type="float">
            <text:p>36812017</text:p>
          </table:table-cell>
          <table:table-cell table:formula="of:=[.B2315]-[.B2314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3370756" calcext:value-type="float">
            <text:p>23370756</text:p>
          </table:table-cell>
          <table:table-cell office:value-type="float" office:value="36827906" calcext:value-type="float">
            <text:p>36827906</text:p>
          </table:table-cell>
          <table:table-cell table:formula="of:=[.B2316]-[.B2315]" office:value-type="float" office:value="15889" calcext:value-type="float">
            <text:p>15889</text:p>
          </table:table-cell>
          <table:table-cell table:number-columns-repeated="13"/>
        </table:table-row>
        <table:table-row table:style-name="ro1">
          <table:table-cell office:value-type="float" office:value="23380847" calcext:value-type="float">
            <text:p>23380847</text:p>
          </table:table-cell>
          <table:table-cell office:value-type="float" office:value="36843814" calcext:value-type="float">
            <text:p>36843814</text:p>
          </table:table-cell>
          <table:table-cell table:formula="of:=[.B2317]-[.B2316]" office:value-type="float" office:value="15908" calcext:value-type="float">
            <text:p>15908</text:p>
          </table:table-cell>
          <table:table-cell table:number-columns-repeated="13"/>
        </table:table-row>
        <table:table-row table:style-name="ro1">
          <table:table-cell office:value-type="float" office:value="23390938" calcext:value-type="float">
            <text:p>23390938</text:p>
          </table:table-cell>
          <table:table-cell office:value-type="float" office:value="36859720" calcext:value-type="float">
            <text:p>36859720</text:p>
          </table:table-cell>
          <table:table-cell table:formula="of:=[.B2318]-[.B2317]" office:value-type="float" office:value="15906" calcext:value-type="float">
            <text:p>15906</text:p>
          </table:table-cell>
          <table:table-cell table:number-columns-repeated="13"/>
        </table:table-row>
        <table:table-row table:style-name="ro1">
          <table:table-cell office:value-type="float" office:value="23401029" calcext:value-type="float">
            <text:p>23401029</text:p>
          </table:table-cell>
          <table:table-cell office:value-type="float" office:value="36875620" calcext:value-type="float">
            <text:p>36875620</text:p>
          </table:table-cell>
          <table:table-cell table:formula="of:=[.B2319]-[.B2318]" office:value-type="float" office:value="15900" calcext:value-type="float">
            <text:p>15900</text:p>
          </table:table-cell>
          <table:table-cell table:number-columns-repeated="13"/>
        </table:table-row>
        <table:table-row table:style-name="ro1">
          <table:table-cell office:value-type="float" office:value="23411120" calcext:value-type="float">
            <text:p>23411120</text:p>
          </table:table-cell>
          <table:table-cell office:value-type="float" office:value="36891527" calcext:value-type="float">
            <text:p>36891527</text:p>
          </table:table-cell>
          <table:table-cell table:formula="of:=[.B2320]-[.B2319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3421211" calcext:value-type="float">
            <text:p>23421211</text:p>
          </table:table-cell>
          <table:table-cell office:value-type="float" office:value="36907438" calcext:value-type="float">
            <text:p>36907438</text:p>
          </table:table-cell>
          <table:table-cell table:formula="of:=[.B2321]-[.B2320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3431302" calcext:value-type="float">
            <text:p>23431302</text:p>
          </table:table-cell>
          <table:table-cell office:value-type="float" office:value="36923331" calcext:value-type="float">
            <text:p>36923331</text:p>
          </table:table-cell>
          <table:table-cell table:formula="of:=[.B2322]-[.B2321]" office:value-type="float" office:value="15893" calcext:value-type="float">
            <text:p>15893</text:p>
          </table:table-cell>
          <table:table-cell table:number-columns-repeated="13"/>
        </table:table-row>
        <table:table-row table:style-name="ro1">
          <table:table-cell office:value-type="float" office:value="23441393" calcext:value-type="float">
            <text:p>23441393</text:p>
          </table:table-cell>
          <table:table-cell office:value-type="float" office:value="36939247" calcext:value-type="float">
            <text:p>36939247</text:p>
          </table:table-cell>
          <table:table-cell table:formula="of:=[.B2323]-[.B2322]" office:value-type="float" office:value="15916" calcext:value-type="float">
            <text:p>15916</text:p>
          </table:table-cell>
          <table:table-cell table:number-columns-repeated="13"/>
        </table:table-row>
        <table:table-row table:style-name="ro1">
          <table:table-cell office:value-type="float" office:value="23451484" calcext:value-type="float">
            <text:p>23451484</text:p>
          </table:table-cell>
          <table:table-cell office:value-type="float" office:value="36955142" calcext:value-type="float">
            <text:p>36955142</text:p>
          </table:table-cell>
          <table:table-cell table:formula="of:=[.B2324]-[.B2323]" office:value-type="float" office:value="15895" calcext:value-type="float">
            <text:p>15895</text:p>
          </table:table-cell>
          <table:table-cell table:number-columns-repeated="13"/>
        </table:table-row>
        <table:table-row table:style-name="ro1">
          <table:table-cell office:value-type="float" office:value="23461575" calcext:value-type="float">
            <text:p>23461575</text:p>
          </table:table-cell>
          <table:table-cell office:value-type="float" office:value="36971040" calcext:value-type="float">
            <text:p>36971040</text:p>
          </table:table-cell>
          <table:table-cell table:formula="of:=[.B2325]-[.B2324]" office:value-type="float" office:value="15898" calcext:value-type="float">
            <text:p>15898</text:p>
          </table:table-cell>
          <table:table-cell table:number-columns-repeated="13"/>
        </table:table-row>
        <table:table-row table:style-name="ro1">
          <table:table-cell office:value-type="float" office:value="23471666" calcext:value-type="float">
            <text:p>23471666</text:p>
          </table:table-cell>
          <table:table-cell office:value-type="float" office:value="36986944" calcext:value-type="float">
            <text:p>36986944</text:p>
          </table:table-cell>
          <table:table-cell table:formula="of:=[.B2326]-[.B2325]" office:value-type="float" office:value="15904" calcext:value-type="float">
            <text:p>15904</text:p>
          </table:table-cell>
          <table:table-cell table:number-columns-repeated="13"/>
        </table:table-row>
        <table:table-row table:style-name="ro1">
          <table:table-cell office:value-type="float" office:value="23481757" calcext:value-type="float">
            <text:p>23481757</text:p>
          </table:table-cell>
          <table:table-cell office:value-type="float" office:value="37002855" calcext:value-type="float">
            <text:p>37002855</text:p>
          </table:table-cell>
          <table:table-cell table:formula="of:=[.B2327]-[.B2326]" office:value-type="float" office:value="15911" calcext:value-type="float">
            <text:p>15911</text:p>
          </table:table-cell>
          <table:table-cell table:number-columns-repeated="13"/>
        </table:table-row>
        <table:table-row table:style-name="ro1">
          <table:table-cell office:value-type="float" office:value="23491848" calcext:value-type="float">
            <text:p>23491848</text:p>
          </table:table-cell>
          <table:table-cell office:value-type="float" office:value="37018756" calcext:value-type="float">
            <text:p>37018756</text:p>
          </table:table-cell>
          <table:table-cell table:formula="of:=[.B2328]-[.B2327]" office:value-type="float" office:value="15901" calcext:value-type="float">
            <text:p>15901</text:p>
          </table:table-cell>
          <table:table-cell table:number-columns-repeated="13"/>
        </table:table-row>
        <table:table-row table:style-name="ro1">
          <table:table-cell office:value-type="float" office:value="23501939" calcext:value-type="float">
            <text:p>23501939</text:p>
          </table:table-cell>
          <table:table-cell office:value-type="float" office:value="37034663" calcext:value-type="float">
            <text:p>37034663</text:p>
          </table:table-cell>
          <table:table-cell table:formula="of:=[.B2329]-[.B2328]" office:value-type="float" office:value="15907" calcext:value-type="float">
            <text:p>15907</text:p>
          </table:table-cell>
          <table:table-cell table:number-columns-repeated="13"/>
        </table:table-row>
        <table:table-row table:style-name="ro1">
          <table:table-cell office:value-type="float" office:value="23512030" calcext:value-type="float">
            <text:p>23512030</text:p>
          </table:table-cell>
          <table:table-cell office:value-type="float" office:value="37050555" calcext:value-type="float">
            <text:p>37050555</text:p>
          </table:table-cell>
          <table:table-cell table:formula="of:=[.B2330]-[.B2329]" office:value-type="float" office:value="15892" calcext:value-type="float">
            <text:p>15892</text:p>
          </table:table-cell>
          <table:table-cell table:number-columns-repeated="13"/>
        </table:table-row>
        <table:table-row table:style-name="ro1">
          <table:table-cell office:value-type="float" office:value="23522121" calcext:value-type="float">
            <text:p>23522121</text:p>
          </table:table-cell>
          <table:table-cell office:value-type="float" office:value="37066456" calcext:value-type="float">
            <text:p>37066456</text:p>
          </table:table-cell>
          <table:table-cell table:formula="of:=[.B2331]-[.B2330]" office:value-type="float" office:value="15901" calcext:value-type="float">
            <text:p>15901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2]-[.B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formula="of:=[.B3]-[.B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table:formula="of:=[.B4]-[.B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9" calcext:value-type="float">
            <text:p>249</text:p>
          </table:table-cell>
          <table:table-cell table:formula="of:=[.B5]-[.B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9" calcext:value-type="float">
            <text:p>309</text:p>
          </table:table-cell>
          <table:table-cell table:formula="of:=[.B6]-[.B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9" calcext:value-type="float">
            <text:p>369</text:p>
          </table:table-cell>
          <table:table-cell table:formula="of:=[.B7]-[.B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2" calcext:value-type="float">
            <text:p>432</text:p>
          </table:table-cell>
          <table:table-cell table:formula="of:=[.B8]-[.B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91" calcext:value-type="float">
            <text:p>491</text:p>
          </table:table-cell>
          <table:table-cell table:formula="of:=[.B9]-[.B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table:formula="of:=[.B10]-[.B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9" calcext:value-type="float">
            <text:p>609</text:p>
          </table:table-cell>
          <table:table-cell table:formula="of:=[.B11]-[.B1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73" calcext:value-type="float">
            <text:p>673</text:p>
          </table:table-cell>
          <table:table-cell table:formula="of:=[.B12]-[.B1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33" calcext:value-type="float">
            <text:p>733</text:p>
          </table:table-cell>
          <table:table-cell table:formula="of:=[.B13]-[.B1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93" calcext:value-type="float">
            <text:p>793</text:p>
          </table:table-cell>
          <table:table-cell table:formula="of:=[.B14]-[.B1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56" calcext:value-type="float">
            <text:p>856</text:p>
          </table:table-cell>
          <table:table-cell table:formula="of:=[.B15]-[.B1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5" calcext:value-type="float">
            <text:p>915</text:p>
          </table:table-cell>
          <table:table-cell table:formula="of:=[.B16]-[.B1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4" calcext:value-type="float">
            <text:p>974</text:p>
          </table:table-cell>
          <table:table-cell table:formula="of:=[.B17]-[.B1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33" calcext:value-type="float">
            <text:p>1033</text:p>
          </table:table-cell>
          <table:table-cell table:formula="of:=[.B18]-[.B1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97" calcext:value-type="float">
            <text:p>1097</text:p>
          </table:table-cell>
          <table:table-cell table:formula="of:=[.B19]-[.B1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57" calcext:value-type="float">
            <text:p>1157</text:p>
          </table:table-cell>
          <table:table-cell table:formula="of:=[.B20]-[.B1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17" calcext:value-type="float">
            <text:p>1217</text:p>
          </table:table-cell>
          <table:table-cell table:formula="of:=[.B21]-[.B2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0" calcext:value-type="float">
            <text:p>1280</text:p>
          </table:table-cell>
          <table:table-cell table:formula="of:=[.B22]-[.B2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39" calcext:value-type="float">
            <text:p>1339</text:p>
          </table:table-cell>
          <table:table-cell table:formula="of:=[.B23]-[.B2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98" calcext:value-type="float">
            <text:p>1398</text:p>
          </table:table-cell>
          <table:table-cell table:formula="of:=[.B24]-[.B2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7" calcext:value-type="float">
            <text:p>1457</text:p>
          </table:table-cell>
          <table:table-cell table:formula="of:=[.B25]-[.B2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21" calcext:value-type="float">
            <text:p>1521</text:p>
          </table:table-cell>
          <table:table-cell table:formula="of:=[.B26]-[.B2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81" calcext:value-type="float">
            <text:p>1581</text:p>
          </table:table-cell>
          <table:table-cell table:formula="of:=[.B27]-[.B26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41" calcext:value-type="float">
            <text:p>1641</text:p>
          </table:table-cell>
          <table:table-cell table:formula="of:=[.B28]-[.B2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04" calcext:value-type="float">
            <text:p>1704</text:p>
          </table:table-cell>
          <table:table-cell table:formula="of:=[.B29]-[.B2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763" calcext:value-type="float">
            <text:p>1763</text:p>
          </table:table-cell>
          <table:table-cell table:formula="of:=[.B30]-[.B2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22" calcext:value-type="float">
            <text:p>1822</text:p>
          </table:table-cell>
          <table:table-cell table:formula="of:=[.B31]-[.B3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81" calcext:value-type="float">
            <text:p>1881</text:p>
          </table:table-cell>
          <table:table-cell table:formula="of:=[.B32]-[.B3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45" calcext:value-type="float">
            <text:p>1945</text:p>
          </table:table-cell>
          <table:table-cell table:formula="of:=[.B33]-[.B3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05" calcext:value-type="float">
            <text:p>2005</text:p>
          </table:table-cell>
          <table:table-cell table:formula="of:=[.B34]-[.B3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065" calcext:value-type="float">
            <text:p>2065</text:p>
          </table:table-cell>
          <table:table-cell table:formula="of:=[.B35]-[.B3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28" calcext:value-type="float">
            <text:p>2128</text:p>
          </table:table-cell>
          <table:table-cell table:formula="of:=[.B36]-[.B3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187" calcext:value-type="float">
            <text:p>2187</text:p>
          </table:table-cell>
          <table:table-cell table:formula="of:=[.B37]-[.B3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246" calcext:value-type="float">
            <text:p>2246</text:p>
          </table:table-cell>
          <table:table-cell table:formula="of:=[.B38]-[.B3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305" calcext:value-type="float">
            <text:p>2305</text:p>
          </table:table-cell>
          <table:table-cell table:formula="of:=[.B39]-[.B3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369" calcext:value-type="float">
            <text:p>2369</text:p>
          </table:table-cell>
          <table:table-cell table:formula="of:=[.B40]-[.B3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29" calcext:value-type="float">
            <text:p>2429</text:p>
          </table:table-cell>
          <table:table-cell table:formula="of:=[.B41]-[.B4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489" calcext:value-type="float">
            <text:p>2489</text:p>
          </table:table-cell>
          <table:table-cell table:formula="of:=[.B42]-[.B4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52" calcext:value-type="float">
            <text:p>2552</text:p>
          </table:table-cell>
          <table:table-cell table:formula="of:=[.B43]-[.B4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11" calcext:value-type="float">
            <text:p>2611</text:p>
          </table:table-cell>
          <table:table-cell table:formula="of:=[.B44]-[.B4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70" calcext:value-type="float">
            <text:p>2670</text:p>
          </table:table-cell>
          <table:table-cell table:formula="of:=[.B45]-[.B4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29" calcext:value-type="float">
            <text:p>2729</text:p>
          </table:table-cell>
          <table:table-cell table:formula="of:=[.B46]-[.B4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793" calcext:value-type="float">
            <text:p>2793</text:p>
          </table:table-cell>
          <table:table-cell table:formula="of:=[.B47]-[.B4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853" calcext:value-type="float">
            <text:p>2853</text:p>
          </table:table-cell>
          <table:table-cell table:formula="of:=[.B48]-[.B4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913" calcext:value-type="float">
            <text:p>2913</text:p>
          </table:table-cell>
          <table:table-cell table:formula="of:=[.B49]-[.B4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976" calcext:value-type="float">
            <text:p>2976</text:p>
          </table:table-cell>
          <table:table-cell table:formula="of:=[.B50]-[.B4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35" calcext:value-type="float">
            <text:p>3035</text:p>
          </table:table-cell>
          <table:table-cell table:formula="of:=[.B51]-[.B5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094" calcext:value-type="float">
            <text:p>3094</text:p>
          </table:table-cell>
          <table:table-cell table:formula="of:=[.B52]-[.B5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153" calcext:value-type="float">
            <text:p>3153</text:p>
          </table:table-cell>
          <table:table-cell table:formula="of:=[.B53]-[.B52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17" calcext:value-type="float">
            <text:p>3217</text:p>
          </table:table-cell>
          <table:table-cell table:formula="of:=[.B54]-[.B5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77" calcext:value-type="float">
            <text:p>3277</text:p>
          </table:table-cell>
          <table:table-cell table:formula="of:=[.B55]-[.B5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337" calcext:value-type="float">
            <text:p>3337</text:p>
          </table:table-cell>
          <table:table-cell table:formula="of:=[.B56]-[.B5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400" calcext:value-type="float">
            <text:p>3400</text:p>
          </table:table-cell>
          <table:table-cell table:formula="of:=[.B57]-[.B5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459" calcext:value-type="float">
            <text:p>3459</text:p>
          </table:table-cell>
          <table:table-cell table:formula="of:=[.B58]-[.B57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518" calcext:value-type="float">
            <text:p>3518</text:p>
          </table:table-cell>
          <table:table-cell table:formula="of:=[.B59]-[.B5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577" calcext:value-type="float">
            <text:p>3577</text:p>
          </table:table-cell>
          <table:table-cell table:formula="of:=[.B60]-[.B5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641" calcext:value-type="float">
            <text:p>3641</text:p>
          </table:table-cell>
          <table:table-cell table:formula="of:=[.B61]-[.B6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701" calcext:value-type="float">
            <text:p>3701</text:p>
          </table:table-cell>
          <table:table-cell table:formula="of:=[.B62]-[.B6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761" calcext:value-type="float">
            <text:p>3761</text:p>
          </table:table-cell>
          <table:table-cell table:formula="of:=[.B63]-[.B6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824" calcext:value-type="float">
            <text:p>3824</text:p>
          </table:table-cell>
          <table:table-cell table:formula="of:=[.B64]-[.B6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883" calcext:value-type="float">
            <text:p>3883</text:p>
          </table:table-cell>
          <table:table-cell table:formula="of:=[.B65]-[.B6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942" calcext:value-type="float">
            <text:p>3942</text:p>
          </table:table-cell>
          <table:table-cell table:formula="of:=[.B66]-[.B6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001" calcext:value-type="float">
            <text:p>4001</text:p>
          </table:table-cell>
          <table:table-cell table:formula="of:=[.B67]-[.B6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065" calcext:value-type="float">
            <text:p>4065</text:p>
          </table:table-cell>
          <table:table-cell table:formula="of:=[.B68]-[.B67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125" calcext:value-type="float">
            <text:p>4125</text:p>
          </table:table-cell>
          <table:table-cell table:formula="of:=[.B69]-[.B6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185" calcext:value-type="float">
            <text:p>4185</text:p>
          </table:table-cell>
          <table:table-cell table:formula="of:=[.B70]-[.B6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248" calcext:value-type="float">
            <text:p>4248</text:p>
          </table:table-cell>
          <table:table-cell table:formula="of:=[.B71]-[.B70]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1:25:49.539725818</meta:creation-date>
    <dc:date>2022-12-18T16:36:33.009881367</dc:date>
    <meta:editing-duration>PT8M30S</meta:editing-duration>
    <meta:editing-cycles>1</meta:editing-cycles>
    <meta:document-statistic meta:table-count="2" meta:cell-count="7255" meta:object-count="0"/>
    <meta:generator>LibreOffice/7.0.4.2$Linux_X86_64 LibreOffice_project/00$Build-2</meta:generator>
  </office:meta>
</office:document-meta>
</file>